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ocs-Calibri" svg:font-family="Docs-Calibr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5.613cm"/>
    </style:style>
    <style:style style:name="co2" style:family="table-column">
      <style:table-column-properties fo:break-before="auto" style:column-width="5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07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7.415cm"/>
    </style:style>
    <style:style style:name="co7" style:family="table-column">
      <style:table-column-properties fo:break-before="auto" style:column-width="4.942cm"/>
    </style:style>
    <style:style style:name="co8" style:family="table-column">
      <style:table-column-properties fo:break-before="auto" style:column-width="6.075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4.399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3.769cm"/>
    </style:style>
    <style:style style:name="co13" style:family="table-column">
      <style:table-column-properties fo:break-before="auto" style:column-width="7.571cm"/>
    </style:style>
    <style:style style:name="co14" style:family="table-column">
      <style:table-column-properties fo:break-before="auto" style:column-width="4.337cm"/>
    </style:style>
    <style:style style:name="co15" style:family="table-column">
      <style:table-column-properties fo:break-before="auto" style:column-width="1.73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5.512cm"/>
    </style:style>
    <style:style style:name="co18" style:family="table-column">
      <style:table-column-properties fo:break-before="auto" style:column-width="6.738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2.72cm"/>
    </style:style>
    <style:style style:name="co21" style:family="table-column">
      <style:table-column-properties fo:break-before="auto" style:column-width="3.552cm"/>
    </style:style>
    <style:style style:name="co22" style:family="table-column">
      <style:table-column-properties fo:break-before="auto" style:column-width="8.257cm"/>
    </style:style>
    <style:style style:name="co23" style:family="table-column">
      <style:table-column-properties fo:break-before="auto" style:column-width="4.302cm"/>
    </style:style>
    <style:style style:name="co24" style:family="table-column">
      <style:table-column-properties fo:break-before="auto" style:column-width="7.692cm"/>
    </style:style>
    <style:style style:name="co25" style:family="table-column">
      <style:table-column-properties fo:break-before="auto" style:column-width="4.043cm"/>
    </style:style>
    <style:style style:name="co26" style:family="table-column">
      <style:table-column-properties fo:break-before="auto" style:column-width="5.831cm"/>
    </style:style>
    <style:style style:name="co27" style:family="table-column">
      <style:table-column-properties fo:break-before="auto" style:column-width="3.748cm"/>
    </style:style>
    <style:style style:name="co28" style:family="table-column">
      <style:table-column-properties fo:break-before="auto" style:column-width="4.775cm"/>
    </style:style>
    <style:style style:name="co29" style:family="table-column">
      <style:table-column-properties fo:break-before="auto" style:column-width="8.74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1.157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ro18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DD">
      <style:table-properties table:display="true" style:writing-mode="lr-tb" table:tab-color="#741b47"/>
    </style:style>
    <style:style style:name="ta3" style:family="table" style:master-page-name="PageStyle_5f_Promos">
      <style:table-properties table:display="true" style:writing-mode="lr-tb" table:tab-color="#d83670"/>
    </style:style>
    <style:style style:name="ta4" style:family="table" style:master-page-name="PageStyle_5f_Saint-Cyr">
      <style:table-properties table:display="true" style:writing-mode="lr-tb" table:tab-color="#ff6d01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35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ff6d0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58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vertical-align="middle"/>
    </style:style>
    <style:style style:name="ce366" style:family="table-cell" style:parent-style-name="Default" style:data-style-name="N4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1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38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1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3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39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39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66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4" style:family="table-cell" style:parent-style-name="Default">
      <style:table-cell-properties fo:background-color="#a6f05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5" style:family="table-cell" style:parent-style-name="Default">
      <style:table-cell-properties fo:background-color="#f86c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6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40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2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3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41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&gt;0)" style:apply-style-name="ConditionalStyle_5f_39" style:base-cell-address="Figurants.O1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&gt;0)" style:apply-style-name="ConditionalStyle_5f_39" style:base-cell-address="Figurants.O1"/>
    </style:style>
    <style:style style:name="ce4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8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8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ce8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50565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635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1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11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11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11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11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cell-content()=1" style:apply-style-name="ConditionalStyle_5f_6" style:base-cell-address="Personnages.I1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7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1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2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3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4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5" style:family="table-cell" style:parent-style-name="Default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6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I1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741b4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674ea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bf9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bf9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07376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741b4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741b4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  <style:map style:condition="cell-content()=&quot;Non&quot;" style:apply-style-name="ConditionalStyle_5f_11" style:base-cell-address="Personnages.L1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06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3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30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1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0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2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L1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34a8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none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&gt;0)" style:apply-style-name="ConditionalStyle_5f_39" style:base-cell-address="Personnages.N2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&gt;0)" style:apply-style-name="ConditionalStyle_5f_39" style:base-cell-address="Personnages.N2"/>
    </style:style>
    <style:style style:name="ce2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39" style:base-cell-address="Personnages.N2"/>
    </style:style>
    <style:style style:name="ce611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-bottom="none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-bottom="none" fo:background-color="#b7e1c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fo:background-color="#a6f05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6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7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8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2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order-bottom="none" fo:background-color="#d8367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1" style:family="table-cell" style:parent-style-name="Default" style:data-style-name="N1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5" style:family="table-cell" style:parent-style-name="Default"/>
    <style:style style:name="ce6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cell-content()=&quot;Il&quot;" style:apply-style-name="ConditionalStyle_5f_14" style:base-cell-address="Pronoms.B1"/>
    </style:style>
    <style:style style:name="ce6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0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1" style:family="table-cell" style:parent-style-name="Default">
      <style:table-cell-properties fo:background-color="#f86cc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4" style:family="table-cell" style:parent-style-name="Default">
      <style:table-cell-properties fo:background-color="#f86c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5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6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7" style:family="table-cell" style:parent-style-name="Default">
      <style:table-cell-properties fo:background-color="#f86cc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8" style:family="table-cell" style:parent-style-name="Default">
      <style:table-cell-properties fo:border-bottom="0.74pt solid #000000" fo:background-color="#f86cc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6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ff0000"/>
    </style:style>
    <style:style style:name="ce686" style:family="table-cell" style:parent-style-name="Default">
      <style:table-cell-properties fo:background-color="#ff0000"/>
      <style:text-properties fo:color="#c9211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ffffff"/>
    </style:style>
    <style:style style:name="T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f1c23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urants" table:style-name="ta1">
        <office:forms form:automatic-focus="false" form:apply-design-mode="false"/>
        <table:table-column table:style-name="co1" table:default-cell-style-name="ce365"/>
        <table:table-column table:style-name="co2" table:default-cell-style-name="ce365"/>
        <table:table-column table:style-name="co3" table:number-columns-repeated="2" table:default-cell-style-name="ce365"/>
        <table:table-column table:style-name="co4" table:default-cell-style-name="ce365"/>
        <table:table-column table:style-name="co3" table:default-cell-style-name="ce365"/>
        <table:table-column table:style-name="co5" table:default-cell-style-name="ce365"/>
        <table:table-column table:style-name="co6" table:default-cell-style-name="ce365"/>
        <table:table-column table:style-name="co3" table:default-cell-style-name="ce365"/>
        <table:table-column table:style-name="co7" table:default-cell-style-name="ce365"/>
        <table:table-column table:style-name="co3" table:default-cell-style-name="ce365"/>
        <table:table-column table:style-name="co8" table:default-cell-style-name="ce365"/>
        <table:table-column table:style-name="co9" table:default-cell-style-name="ce365"/>
        <table:table-column table:style-name="co10" table:default-cell-style-name="ce365"/>
        <table:table-column table:style-name="co11" table:default-cell-style-name="ce365"/>
        <table:table-column table:style-name="co3" table:number-columns-repeated="1009" table:default-cell-style-name="ce365"/>
        <table:table-row table:style-name="ro1">
          <table:table-cell table:style-name="ce356" office:value-type="string" calcext:value-type="string">
            <text:p>--</text:p>
          </table:table-cell>
          <table:table-cell table:style-name="ce356"/>
          <table:table-cell table:style-name="ce372"/>
          <table:table-cell table:style-name="ce356" table:number-columns-repeated="2"/>
          <table:table-cell table:style-name="ce380"/>
          <table:table-cell table:style-name="ce356" table:number-columns-repeated="2"/>
          <table:table-cell table:style-name="ce389"/>
          <table:table-cell table:style-name="ce395"/>
          <table:table-cell table:style-name="ce401"/>
          <table:table-cell table:style-name="ce356"/>
          <table:table-cell table:style-name="ce409"/>
          <table:table-cell table:style-name="ce416"/>
          <table:table-cell table:style-name="ce425"/>
          <table:table-cell table:number-columns-repeated="1009"/>
        </table:table-row>
        <table:table-row table:style-name="ro2">
          <table:table-cell table:style-name="ce357" office:value-type="string" calcext:value-type="string">
            <text:p>???</text:p>
          </table:table-cell>
          <table:table-cell table:style-name="ce359"/>
          <table:table-cell table:style-name="ce373"/>
          <table:table-cell table:style-name="ce359" table:number-columns-repeated="2"/>
          <table:table-cell table:style-name="ce381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17" office:value-type="string" calcext:value-type="string">
            <text:p>Proriétaire :</text:p>
          </table:table-cell>
          <table:table-cell table:style-name="ce426"/>
          <table:table-cell table:number-columns-repeated="1009"/>
        </table:table-row>
        <table:table-row table:style-name="ro3">
          <table:table-cell table:style-name="ce358" office:value-type="string" calcext:value-type="string">
            <text:p>Figurants : </text:p>
          </table:table-cell>
          <table:table-cell table:style-name="ce359"/>
          <table:table-cell table:style-name="ce373"/>
          <table:table-cell table:style-name="ce359" table:number-columns-repeated="2"/>
          <table:table-cell table:style-name="ce381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18"/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Scénariste</text:p>
          </table:table-cell>
          <table:table-cell table:style-name="ce359" office:value-type="string" calcext:value-type="string">
            <text:p>2000 (23 Octobre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ouna</text:p>
          </table:table-cell>
          <table:table-cell table:style-name="ce359" office:value-type="string" calcext:value-type="string">
            <text:p>Asin-Orduña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Franco-espagnole</text:p>
          </table:table-cell>
          <table:table-cell table:style-name="ce359" office:value-type="string" calcext:value-type="string">
            <text:p>Français, espagnol et angl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/iel</text:p>
          </table:table-cell>
          <table:table-cell table:style-name="ce359" office:value-type="string" calcext:value-type="string">
            <text:p>Aro ac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Louna</text:p>
          </table:table-cell>
          <table:table-cell table:style-name="ce426" office:value-type="string" calcext:value-type="string">
            <text:p>Agnostic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59" office:value-type="float" office:value="2009" calcext:value-type="float">
            <text:p>2009</text:p>
          </table:table-cell>
          <table:table-cell table:style-name="ce373"/>
          <table:table-cell table:style-name="ce359" office:value-type="string" calcext:value-type="string">
            <text:p>Liam</text:p>
          </table:table-cell>
          <table:table-cell table:style-name="ce359" office:value-type="string" calcext:value-type="string">
            <text:p>Delaporte</text:p>
          </table:table-cell>
          <table:table-cell table:style-name="ce381"/>
          <table:table-cell table:style-name="ce359" office:value-type="string" calcext:value-type="string">
            <text:p>Française</text:p>
          </table:table-cell>
          <table:table-cell table:style-name="ce359"/>
          <table:table-cell table:style-name="ce390"/>
          <table:table-cell table:style-name="ce396" office:value-type="string" calcext:value-type="string">
            <text:p>Genderfluid</text:p>
          </table:table-cell>
          <table:table-cell table:style-name="ce402" office:value-type="string" calcext:value-type="string">
            <text:p>Il/elle/iel</text:p>
          </table:table-cell>
          <table:table-cell table:style-name="ce359"/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Yay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onfiseur</text:p>
          </table:table-cell>
          <table:table-cell table:style-name="ce359"/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Naruhi</text:p>
          </table:table-cell>
          <table:table-cell table:style-name="ce359" office:value-type="string" calcext:value-type="string">
            <text:p>Usui</text:p>
          </table:table-cell>
          <table:table-cell table:style-name="ce383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359"/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Gay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Corneille</text:p>
          </table:table-cell>
          <table:table-cell table:style-name="ce426" office:value-type="string" calcext:value-type="string">
            <text:p>Shintoï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Graffeur</text:p>
          </table:table-cell>
          <table:table-cell table:style-name="ce359" office:value-type="float" office:value="1999" calcext:value-type="float">
            <text:p>1999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cott</text:p>
          </table:table-cell>
          <table:table-cell table:style-name="ce359" office:value-type="string" calcext:value-type="string">
            <text:p>Alexander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Ecossaise</text:p>
          </table:table-cell>
          <table:table-cell table:style-name="ce359" office:value-type="string" calcext:value-type="string">
            <text:p>Anglais, un peu jap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Gay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59" office:value-type="float" office:value="2000" calcext:value-type="float">
            <text:p>2000</text:p>
          </table:table-cell>
          <table:table-cell table:style-name="ce373"/>
          <table:table-cell table:style-name="ce359" office:value-type="string" calcext:value-type="string">
            <text:p>Kyutaro</text:p>
          </table:table-cell>
          <table:table-cell table:style-name="ce359" office:value-type="string" calcext:value-type="string">
            <text:p>Kanada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 </text:p>
          </table:table-cell>
          <table:table-cell table:style-name="ce359" office:value-type="float" office:value="2001" calcext:value-type="float">
            <text:p>2001</text:p>
          </table:table-cell>
          <table:table-cell table:style-name="ce373"/>
          <table:table-cell table:style-name="ce359" office:value-type="string" calcext:value-type="string">
            <text:p>Akumu</text:p>
          </table:table-cell>
          <table:table-cell table:style-name="ce359" office:value-type="string" calcext:value-type="string">
            <text:p>Todachi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, mandarin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Pan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Peintre</text:p>
          </table:table-cell>
          <table:table-cell table:style-name="ce359" office:value-type="float" office:value="1999" calcext:value-type="float">
            <text:p>1999</text:p>
          </table:table-cell>
          <table:table-cell table:style-name="ce373"/>
          <table:table-cell table:style-name="ce359" office:value-type="string" calcext:value-type="string">
            <text:p>Christos</text:p>
          </table:table-cell>
          <table:table-cell table:style-name="ce359" office:value-type="string" calcext:value-type="string">
            <text:p>Okumura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Gréco-nippone</text:p>
          </table:table-cell>
          <table:table-cell table:style-name="ce359" office:value-type="string" calcext:value-type="string">
            <text:p>Japonais, grec et angl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sexuel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ritique de livres</text:p>
          </table:table-cell>
          <table:table-cell table:style-name="ce359" office:value-type="float" office:value="2004" calcext:value-type="float">
            <text:p>2004</text:p>
          </table:table-cell>
          <table:table-cell table:style-name="ce373"/>
          <table:table-cell table:style-name="ce359" office:value-type="string" calcext:value-type="string">
            <text:p>Evdokia</text:p>
          </table:table-cell>
          <table:table-cell table:style-name="ce359" office:value-type="string" calcext:value-type="string">
            <text:p>Okumura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Gréco-nippone</text:p>
          </table:table-cell>
          <table:table-cell table:style-name="ce359" office:value-type="string" calcext:value-type="string">
            <text:p>Japonais, grec, anglais et français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 asexuell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59"/>
          <table:table-cell table:style-name="ce373"/>
          <table:table-cell table:style-name="ce359" office:value-type="string" calcext:value-type="string">
            <text:p>Shira</text:p>
          </table:table-cell>
          <table:table-cell table:style-name="ce359" office:value-type="string" calcext:value-type="string">
            <text:p>Levitch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Israëlienne</text:p>
          </table:table-cell>
          <table:table-cell table:style-name="ce359"/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/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Corneille</text:p>
          </table:table-cell>
          <table:table-cell table:style-name="ce426" office:value-type="string" calcext:value-type="string">
            <text:p>Judaïsme</text:p>
          </table:table-cell>
          <table:table-cell table:number-columns-repeated="1009"/>
        </table:table-row>
        <table:table-row table:style-name="ro1">
          <table:table-cell table:style-name="ce360" office:value-type="string" calcext:value-type="string">
            <text:p>Médiatrice</text:p>
          </table:table-cell>
          <table:table-cell table:style-name="ce366" office:value-type="date" office:date-value="2005-09-21" calcext:value-type="date">
            <text:p>21 sept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Julie</text:p>
          </table:table-cell>
          <table:table-cell table:style-name="ce359" office:value-type="string" calcext:value-type="string">
            <text:p>Shido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Américano-nippone</text:p>
          </table:table-cell>
          <table:table-cell table:style-name="ce359" office:value-type="string" calcext:value-type="string">
            <text:p>Japonais, anglais (américain)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sexuelle Questionning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60" office:value-type="string" calcext:value-type="string">
            <text:p>Vétéran Militaire</text:p>
          </table:table-cell>
          <table:table-cell table:style-name="ce360" office:value-type="string" calcext:value-type="string">
            <text:p>1er novembre 1999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Jacob</text:p>
          </table:table-cell>
          <table:table-cell table:style-name="ce360" office:value-type="string" calcext:value-type="string">
            <text:p>Shido</text:p>
          </table:table-cell>
          <table:table-cell table:style-name="ce384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Américano-nippone</text:p>
          </table:table-cell>
          <table:table-cell table:style-name="ce360" office:value-type="string" calcext:value-type="string">
            <text:p>Japonais, anglais (américain)</text:p>
          </table:table-cell>
          <table:table-cell table:style-name="ce391" office:value-type="float" office:value="1" calcext:value-type="float">
            <text:p>1</text:p>
          </table:table-cell>
          <table:table-cell table:style-name="ce397" office:value-type="string" calcext:value-type="string">
            <text:p>Homme cis</text:p>
          </table:table-cell>
          <table:table-cell table:style-name="ce403" office:value-type="string" calcext:value-type="string">
            <text:p>Il</text:p>
          </table:table-cell>
          <table:table-cell table:style-name="ce360" office:value-type="string" calcext:value-type="string">
            <text:p>Demi-romantique Demi-sexuel</text:p>
          </table:table-cell>
          <table:table-cell table:style-name="ce411" office:value-type="string" calcext:value-type="string">
            <text:p>Non</text:p>
          </table:table-cell>
          <table:table-cell table:style-name="ce418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Orateur</text:p>
          </table:table-cell>
          <table:table-cell table:style-name="ce366" office:value-type="date" office:date-value="2003-08-28" calcext:value-type="date">
            <text:p>28 août 2003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John</text:p>
          </table:table-cell>
          <table:table-cell table:style-name="ce359" office:value-type="string" calcext:value-type="string">
            <text:p>Shido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Américano-nippone</text:p>
          </table:table-cell>
          <table:table-cell table:style-name="ce359" office:value-type="string" calcext:value-type="string">
            <text:p>Japonais, anglais (américain)</text:p>
          </table:table-cell>
          <table:table-cell table:style-name="ce390" office:value-type="float" office:value="3" calcext:value-type="float">
            <text:p>3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Bi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hanceux.se</text:p>
          </table:table-cell>
          <table:table-cell table:style-name="ce359" office:value-type="float" office:value="2004" calcext:value-type="float">
            <text:p>2004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Kananchi </text:p>
          </table:table-cell>
          <table:table-cell table:style-name="ce359" office:value-type="string" calcext:value-type="string">
            <text:p>Musuro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359"/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Tous</text:p>
          </table:table-cell>
          <table:table-cell table:style-name="ce359" office:value-type="string" calcext:value-type="string">
            <text:p>Pansexuel 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Médium</text:p>
          </table:table-cell>
          <table:table-cell table:style-name="ce366" office:value-type="date" office:date-value="2003-11-02" calcext:value-type="date">
            <text:p>2 novembre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ashiro</text:p>
          </table:table-cell>
          <table:table-cell table:style-name="ce359" office:value-type="string" calcext:value-type="string">
            <text:p>Tsukachi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Lesbienne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Gestionnaire</text:p>
          </table:table-cell>
          <table:table-cell table:style-name="ce366" office:value-type="date" office:date-value="2003-12-13" calcext:value-type="date">
            <text:p>13 décembre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Valéry</text:p>
          </table:table-cell>
          <table:table-cell table:style-name="ce359" office:value-type="string" calcext:value-type="string">
            <text:p>Bebout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Homme tran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Pan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hiropracteure</text:p>
          </table:table-cell>
          <table:table-cell table:style-name="ce366" office:value-type="date" office:date-value="2000-04-08" calcext:value-type="date">
            <text:p>8 avril 2000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Amber M.</text:p>
          </table:table-cell>
          <table:table-cell table:style-name="ce359" office:value-type="string" calcext:value-type="string">
            <text:p>Vincent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Britannique</text:p>
          </table:table-cell>
          <table:table-cell table:style-name="ce359" office:value-type="string" calcext:value-type="string">
            <text:p>Anglais</text:p>
          </table:table-cell>
          <table:table-cell table:style-name="ce390" office:value-type="float" office:value="3" calcext:value-type="float">
            <text:p>3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romantique Asexuell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Déléguée de classe</text:p>
          </table:table-cell>
          <table:table-cell table:style-name="ce367" office:value-type="date" office:date-value="2004-05-08" calcext:value-type="date">
            <text:p>8 mai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isa</text:p>
          </table:table-cell>
          <table:table-cell table:style-name="ce359" office:value-type="string" calcext:value-type="string">
            <text:p>Atkinson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Britannique</text:p>
          </table:table-cell>
          <table:table-cell table:style-name="ce359" office:value-type="string" calcext:value-type="string">
            <text:p>Anglais, allemand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omoromantique Demisexuell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5">
          <table:table-cell table:style-name="ce359" office:value-type="string" calcext:value-type="string">
            <text:p>Claveciniste</text:p>
          </table:table-cell>
          <table:table-cell table:style-name="ce366" office:value-type="date" office:date-value="2003-01-25" calcext:value-type="date">
            <text:p>25 janvier 2003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Katja Luisa Emelie</text:p>
          </table:table-cell>
          <table:table-cell table:style-name="ce359" office:value-type="string" calcext:value-type="string">
            <text:p>Manninger-Semmelweis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utrichienne</text:p>
          </table:table-cell>
          <table:table-cell table:style-name="ce359" office:value-type="string" calcext:value-type="string">
            <text:p>Allemand, anglais, français, espagnol, italien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sexuell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Parieur</text:p>
          </table:table-cell>
          <table:table-cell table:style-name="ce366" office:value-type="date" office:date-value="1998-07-01" calcext:value-type="date">
            <text:p>1 juillet 1998</text:p>
          </table:table-cell>
          <table:table-cell table:style-name="ce373" office:value-type="float" office:value="24" calcext:value-type="float">
            <text:p>24</text:p>
          </table:table-cell>
          <table:table-cell table:style-name="ce359" office:value-type="string" calcext:value-type="string">
            <text:p>Masayuki</text:p>
          </table:table-cell>
          <table:table-cell table:style-name="ce359" office:value-type="string" calcext:value-type="string">
            <text:p>Ono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, italien, russe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Bi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Huissier</text:p>
          </table:table-cell>
          <table:table-cell table:style-name="ce367" office:value-type="date" office:date-value="1999-03-28" calcext:value-type="date">
            <text:p>28 mars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Shan</text:p>
          </table:table-cell>
          <table:table-cell table:style-name="ce359" office:value-type="string" calcext:value-type="string">
            <text:p>Yuan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Mandarin, angl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lown</text:p>
          </table:table-cell>
          <table:table-cell table:style-name="ce366" office:value-type="date" office:date-value="2003-12-07" calcext:value-type="date">
            <text:p>7 décembre 2003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Ume</text:p>
          </table:table-cell>
          <table:table-cell table:style-name="ce359" office:value-type="string" calcext:value-type="string">
            <text:p>Fujio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, franç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Nb demigirl</text:p>
          </table:table-cell>
          <table:table-cell table:style-name="ce402" office:value-type="string" calcext:value-type="string">
            <text:p>Elle/Iel</text:p>
          </table:table-cell>
          <table:table-cell table:style-name="ce359" office:value-type="string" calcext:value-type="string">
            <text:p>Pansexuel.le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Secouriste</text:p>
          </table:table-cell>
          <table:table-cell table:style-name="ce366" office:value-type="date" office:date-value="2000-10-23" calcext:value-type="date">
            <text:p>23 octobre 2000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Teiji</text:p>
          </table:table-cell>
          <table:table-cell table:style-name="ce359" office:value-type="string" calcext:value-type="string">
            <text:p>Takaoka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Aromantique Bi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Politologue</text:p>
          </table:table-cell>
          <table:table-cell table:style-name="ce366" office:value-type="date" office:date-value="2003-03-04" calcext:value-type="date">
            <text:p>4 mars 2003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Blue</text:p>
          </table:table-cell>
          <table:table-cell table:style-name="ce359" office:value-type="string" calcext:value-type="string">
            <text:p>Edwards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méricaine</text:p>
          </table:table-cell>
          <table:table-cell table:style-name="ce359" office:value-type="string" calcext:value-type="string">
            <text:p>Anglais, russe, mandarin, espagnol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Femme tran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omosexuell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Technicienne ultrasonique</text:p>
          </table:table-cell>
          <table:table-cell table:style-name="ce366" office:value-type="date" office:date-value="1999-09-02" calcext:value-type="date">
            <text:p>2 septembre 1999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Niji</text:p>
          </table:table-cell>
          <table:table-cell table:style-name="ce359" office:value-type="string" calcext:value-type="string">
            <text:p>Matsushime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Nb demigirl</text:p>
          </table:table-cell>
          <table:table-cell table:style-name="ce402" office:value-type="string" calcext:value-type="string">
            <text:p>Elle/Iel</text:p>
          </table:table-cell>
          <table:table-cell table:style-name="ce359" office:value-type="string" calcext:value-type="string">
            <text:p>Androromantique Pansesexuell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Écologiste</text:p>
          </table:table-cell>
          <table:table-cell table:style-name="ce367" office:value-type="date" office:date-value="2006-06-11" calcext:value-type="date">
            <text:p>11 juin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Janus</text:p>
          </table:table-cell>
          <table:table-cell table:style-name="ce359" office:value-type="string" calcext:value-type="string">
            <text:p>Hoyle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Gréco-nigériane</text:p>
          </table:table-cell>
          <table:table-cell table:style-name="ce359" office:value-type="string" calcext:value-type="string">
            <text:p>Grec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omo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Arachnologue</text:p>
          </table:table-cell>
          <table:table-cell table:style-name="ce366" office:value-type="date" office:date-value="2004-02-03" calcext:value-type="date">
            <text:p>3 février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lex</text:p>
          </table:table-cell>
          <table:table-cell table:style-name="ce359" office:value-type="string" calcext:value-type="string">
            <text:p>Antoniadis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Grecque</text:p>
          </table:table-cell>
          <table:table-cell table:style-name="ce359" office:value-type="string" calcext:value-type="string">
            <text:p>Grec, latin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Iel/Ael</text:p>
          </table:table-cell>
          <table:table-cell table:style-name="ce359" office:value-type="string" calcext:value-type="string">
            <text:p>Pansexuel.l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Championne de saut à la perche</text:p>
          </table:table-cell>
          <table:table-cell table:style-name="ce366" office:value-type="date" office:date-value="2005-11-08" calcext:value-type="date">
            <text:p>8 nov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ehreen</text:p>
          </table:table-cell>
          <table:table-cell table:style-name="ce359" office:value-type="string" calcext:value-type="string">
            <text:p>Wazir</text:p>
          </table:table-cell>
          <table:table-cell table:style-name="ce385" office:value-type="date" office:date-value="2021-04-01" calcext:value-type="date">
            <text:p>avril 2021.</text:p>
          </table:table-cell>
          <table:table-cell table:style-name="ce359" office:value-type="string" calcext:value-type="string">
            <text:p>Pakistanaise</text:p>
          </table:table-cell>
          <table:table-cell table:style-name="ce359" office:value-type="string" calcext:value-type="string">
            <text:p>Ourdou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omosexuell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Joueur.euse de hautbois</text:p>
          </table:table-cell>
          <table:table-cell table:style-name="ce366" office:value-type="date" office:date-value="2007-01-30" calcext:value-type="date">
            <text:p>30 janvier 2007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Loann</text:p>
          </table:table-cell>
          <table:table-cell table:style-name="ce359" office:value-type="string" calcext:value-type="string">
            <text:p>Hoang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Vietnamienne</text:p>
          </table:table-cell>
          <table:table-cell table:style-name="ce359" office:value-type="string" calcext:value-type="string">
            <text:p>Vietnamien, anglais, français, mandarin, japon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Genderfluid</text:p>
          </table:table-cell>
          <table:table-cell table:style-name="ce402" office:value-type="string" calcext:value-type="string">
            <text:p>Il/Elle/Iel</text:p>
          </table:table-cell>
          <table:table-cell table:style-name="ce359" office:value-type="string" calcext:value-type="string">
            <text:p>Bisexuel.l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hanceuse</text:p>
          </table:table-cell>
          <table:table-cell table:style-name="ce366" office:value-type="date" office:date-value="2007-02-28" calcext:value-type="date">
            <text:p>28 février 2007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Airi</text:p>
          </table:table-cell>
          <table:table-cell table:style-name="ce359" office:value-type="string" calcext:value-type="string">
            <text:p>Ayase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sexuelle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Auteur.e de nouvelles</text:p>
          </table:table-cell>
          <table:table-cell table:style-name="ce366" office:value-type="date" office:date-value="2004-04-07" calcext:value-type="date">
            <text:p>7 avril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Cameron Noa</text:p>
          </table:table-cell>
          <table:table-cell table:style-name="ce359" office:value-type="string" calcext:value-type="string">
            <text:p>Constantini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Iel/Il/Elle</text:p>
          </table:table-cell>
          <table:table-cell table:style-name="ce359" office:value-type="string" calcext:value-type="string">
            <text:p>Quoiromantique asexuel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Réserve (puis Mangaka)</text:p>
          </table:table-cell>
          <table:table-cell table:style-name="ce366" office:value-type="date" office:date-value="1999-03-22" calcext:value-type="date">
            <text:p>22 mars 1999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Thal</text:p>
          </table:table-cell>
          <table:table-cell table:style-name="ce359" office:value-type="string" calcext:value-type="string">
            <text:p>Chandra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, un peu de japon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Tous</text:p>
          </table:table-cell>
          <table:table-cell table:style-name="ce359" office:value-type="string" calcext:value-type="string">
            <text:p>Demisexuel.le et romantiqu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Thal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61" office:value-type="string" calcext:value-type="string">
            <text:p>Handsome boy</text:p>
          </table:table-cell>
          <table:table-cell table:style-name="ce368" office:value-type="date" office:date-value="1999-10-20" calcext:value-type="date">
            <text:p>20 octobre 1999</text:p>
          </table:table-cell>
          <table:table-cell table:style-name="ce375" office:value-type="float" office:value="21" calcext:value-type="float">
            <text:p>21</text:p>
          </table:table-cell>
          <table:table-cell table:style-name="ce377" office:value-type="string" calcext:value-type="string">
            <text:p>Grisou</text:p>
          </table:table-cell>
          <table:table-cell table:style-name="ce363" office:value-type="string" calcext:value-type="string">
            <text:p>////</text:p>
          </table:table-cell>
          <table:table-cell table:style-name="ce386" office:value-type="date" office:date-value="2017-04-01" calcext:value-type="date">
            <text:p>avril 2017</text:p>
          </table:table-cell>
          <table:table-cell table:style-name="ce363" office:value-type="string" calcext:value-type="string">
            <text:p>Française</text:p>
          </table:table-cell>
          <table:table-cell table:style-name="ce363" office:value-type="string" calcext:value-type="string">
            <text:p>Français, anglais, espanole, japonais, coréen</text:p>
          </table:table-cell>
          <table:table-cell table:style-name="ce392" office:value-type="float" office:value="2" calcext:value-type="float">
            <text:p>2</text:p>
          </table:table-cell>
          <table:table-cell table:style-name="ce398" office:value-type="string" calcext:value-type="string">
            <text:p>Homme trans/NB</text:p>
          </table:table-cell>
          <table:table-cell table:style-name="ce404" office:value-type="string" calcext:value-type="string">
            <text:p>Il/Iel</text:p>
          </table:table-cell>
          <table:table-cell table:style-name="ce363" office:value-type="string" calcext:value-type="string">
            <text:p>Pansexuel, romantique</text:p>
          </table:table-cell>
          <table:table-cell table:style-name="ce412" office:value-type="string" calcext:value-type="string">
            <text:p>Oui</text:p>
          </table:table-cell>
          <table:table-cell table:style-name="ce418" office:value-type="string" calcext:value-type="string">
            <text:p>Grisou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Actrice de film d'horreur</text:p>
          </table:table-cell>
          <table:table-cell table:style-name="ce366" office:value-type="date" office:date-value="1997-01-08" calcext:value-type="date">
            <text:p>8 janvier 1997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Abigail</text:p>
          </table:table-cell>
          <table:table-cell table:style-name="ce359" office:value-type="string" calcext:value-type="string">
            <text:p>Kanae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Américano-nippone</text:p>
          </table:table-cell>
          <table:table-cell table:style-name="ce359" office:value-type="string" calcext:value-type="string">
            <text:p>Anglais, japonais, italien, chinois, coréen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Lesbienn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Grisou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réatrice de robot</text:p>
          </table:table-cell>
          <table:table-cell table:style-name="ce366" office:value-type="date" office:date-value="2001-11-27" calcext:value-type="date">
            <text:p>27 novembre 2001</text:p>
          </table:table-cell>
          <table:table-cell table:style-name="ce373" office:value-type="float" office:value="16" calcext:value-type="float">
            <text:p>16</text:p>
          </table:table-cell>
          <table:table-cell table:style-name="ce378" office:value-type="string" calcext:value-type="string">
            <text:p>Xian Ahn</text:p>
          </table:table-cell>
          <table:table-cell table:style-name="ce359" office:value-type="string" calcext:value-type="string">
            <text:p>Su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Chinois</text:p>
          </table:table-cell>
          <table:table-cell table:style-name="ce390" office:value-type="float" office:value="3" calcext:value-type="float">
            <text:p>3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 </text:p>
          </table:table-cell>
          <table:table-cell table:style-name="ce410" office:value-type="string" calcext:value-type="string">
            <text:p>Non</text:p>
          </table:table-cell>
          <table:table-cell table:style-name="ce419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Booktubeuse</text:p>
          </table:table-cell>
          <table:table-cell table:style-name="ce366" office:value-type="date" office:date-value="2005-10-21" calcext:value-type="date">
            <text:p>21 octo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areva</text:p>
          </table:table-cell>
          <table:table-cell table:style-name="ce359" office:value-type="string" calcext:value-type="string">
            <text:p>Van Heel</text:p>
          </table:table-cell>
          <table:table-cell table:style-name="ce382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Néerlandaise </text:p>
          </table:table-cell>
          <table:table-cell table:style-name="ce359" office:value-type="string" calcext:value-type="string">
            <text:p>Néerlandais, anglais, espagnol</text:p>
          </table:table-cell>
          <table:table-cell table:style-name="ce390" office:value-type="float" office:value="8" calcext:value-type="float">
            <text:p>8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e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Louna</text:p>
          </table:table-cell>
          <table:table-cell table:style-name="ce426" office:value-type="string" calcext:value-type="string">
            <text:p>Athéi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Vidéaste</text:p>
          </table:table-cell>
          <table:table-cell table:style-name="ce366" office:value-type="date" office:date-value="2005-03-30" calcext:value-type="date">
            <text:p>30 mars 2005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Florian</text:p>
          </table:table-cell>
          <table:table-cell table:style-name="ce359" office:value-type="string" calcext:value-type="string">
            <text:p>Laangbroëk</text:p>
          </table:table-cell>
          <table:table-cell table:style-name="ce382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Belge</text:p>
          </table:table-cell>
          <table:table-cell table:style-name="ce359" office:value-type="string" calcext:value-type="string">
            <text:p>Néerlandais, français, anglais </text:p>
          </table:table-cell>
          <table:table-cell table:style-name="ce390" office:value-type="float" office:value="8" calcext:value-type="float">
            <text:p>8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Panromantique gynesexuel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Louna</text:p>
          </table:table-cell>
          <table:table-cell table:style-name="ce426" office:value-type="string" calcext:value-type="string">
            <text:p>Confession protestant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Réserve</text:p>
          </table:table-cell>
          <table:table-cell table:style-name="ce366" office:value-type="date" office:date-value="1998-01-25" calcext:value-type="date">
            <text:p>25 janvier 1998</text:p>
          </table:table-cell>
          <table:table-cell table:style-name="ce373" office:value-type="float" office:value="24" calcext:value-type="float">
            <text:p>24</text:p>
          </table:table-cell>
          <table:table-cell table:style-name="ce359" office:value-type="string" calcext:value-type="string">
            <text:p>Nikola</text:p>
          </table:table-cell>
          <table:table-cell table:style-name="ce359" office:value-type="string" calcext:value-type="string">
            <text:p>Jagielska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Polonaise</text:p>
          </table:table-cell>
          <table:table-cell table:style-name="ce359" office:value-type="string" calcext:value-type="string">
            <text:p>Polonais, allemand, anglais, danois, suédois, français, japon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Lesbienne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hadoka</text:p>
          </table:table-cell>
          <table:table-cell table:style-name="ce366" office:value-type="date" office:date-value="2003-04-18" calcext:value-type="date">
            <text:p>18 avril 2003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Liu</text:p>
          </table:table-cell>
          <table:table-cell table:style-name="ce359" office:value-type="string" calcext:value-type="string">
            <text:p>Grey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Sino-anglo-nippone</text:p>
          </table:table-cell>
          <table:table-cell table:style-name="ce359" office:value-type="string" calcext:value-type="string">
            <text:p>Japonais, mandarin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omoromantique asexuel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Soupe</text:p>
          </table:table-cell>
          <table:table-cell table:style-name="ce426" office:value-type="string" calcext:value-type="string">
            <text:p>Anglican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0-05-22" calcext:value-type="date">
            <text:p>22 mai 2000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Maylis</text:p>
          </table:table-cell>
          <table:table-cell table:style-name="ce359" office:value-type="string" calcext:value-type="string">
            <text:p>Lenôtre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Belge</text:p>
          </table:table-cell>
          <table:table-cell table:style-name="ce359" office:value-type="string" calcext:value-type="string">
            <text:p>Français, anglais, allemand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Questionning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Louna</text:p>
          </table:table-cell>
          <table:table-cell table:style-name="ce426" office:value-type="string" calcext:value-type="string">
            <text:p>Agnosticisme</text:p>
          </table:table-cell>
          <table:table-cell table:number-columns-repeated="1009"/>
        </table:table-row>
        <table:table-row table:style-name="ro5">
          <table:table-cell table:style-name="ce359" office:value-type="string" calcext:value-type="string">
            <text:p>Vigile</text:p>
          </table:table-cell>
          <table:table-cell table:style-name="ce366" office:value-type="date" office:date-value="1998-03-08" calcext:value-type="date">
            <text:p>8 mars 1998</text:p>
          </table:table-cell>
          <table:table-cell table:style-name="ce373" office:value-type="float" office:value="25" calcext:value-type="float">
            <text:p>25</text:p>
          </table:table-cell>
          <table:table-cell table:style-name="ce359" office:value-type="string" calcext:value-type="string">
            <text:p>Ruth Ayuka "Ruka"</text:p>
          </table:table-cell>
          <table:table-cell table:style-name="ce359" office:value-type="string" calcext:value-type="string">
            <text:p>Nagamine-Vilhelmsen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Dano-nippone</text:p>
          </table:table-cell>
          <table:table-cell table:style-name="ce359" office:value-type="string" calcext:value-type="string">
            <text:p>Japonais, anglais, mandarin, français, danois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sexuelle</text:p>
          </table:table-cell>
          <table:table-cell table:style-name="ce410" office:value-type="string" calcext:value-type="string">
            <text:p>Questionning</text:p>
          </table:table-cell>
          <table:table-cell table:style-name="ce418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Reporter</text:p>
          </table:table-cell>
          <table:table-cell table:style-name="ce366" office:value-type="date" office:date-value="2006-08-28" calcext:value-type="date">
            <text:p>28 août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Inge</text:p>
          </table:table-cell>
          <table:table-cell table:style-name="ce359" office:value-type="string" calcext:value-type="string">
            <text:p>Koelkeberg</text:p>
          </table:table-cell>
          <table:table-cell table:style-name="ce382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Néerlandaise </text:p>
          </table:table-cell>
          <table:table-cell table:style-name="ce359" office:value-type="string" calcext:value-type="string">
            <text:p>Néerlandais, allemand, anglais, japonais</text:p>
          </table:table-cell>
          <table:table-cell table:style-name="ce390" office:value-type="float" office:value="9" calcext:value-type="float">
            <text:p>9</text:p>
          </table:table-cell>
          <table:table-cell table:style-name="ce396" office:value-type="string" calcext:value-type="string">
            <text:p>Questionning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Aromantique Sapiosexuelle (à préférence masculine)</text:p>
          </table:table-cell>
          <table:table-cell table:style-name="ce410" office:value-type="string" calcext:value-type="string">
            <text:p>Non</text:p>
          </table:table-cell>
          <table:table-cell table:style-name="ce418" office:value-type="string" calcext:value-type="string">
            <text:p>Corneille</text:p>
          </table:table-cell>
          <table:table-cell table:style-name="ce426" office:value-type="string" calcext:value-type="string">
            <text:p>Athé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Ingénieur Informatique </text:p>
          </table:table-cell>
          <table:table-cell table:style-name="ce366" office:value-type="date" office:date-value="2002-07-09" calcext:value-type="date">
            <text:p>9 juillet 2002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Hugo</text:p>
          </table:table-cell>
          <table:table-cell table:style-name="ce359" office:value-type="string" calcext:value-type="string">
            <text:p>Baillieux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Française </text:p>
          </table:table-cell>
          <table:table-cell table:style-name="ce359" office:value-type="string" calcext:value-type="string">
            <text:p>Français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/Iel</text:p>
          </table:table-cell>
          <table:table-cell table:style-name="ce359" office:value-type="string" calcext:value-type="string">
            <text:p>Aro Ace</text:p>
          </table:table-cell>
          <table:table-cell table:style-name="ce410" office:value-type="string" calcext:value-type="string">
            <text:p>Oui</text:p>
          </table:table-cell>
          <table:table-cell table:style-name="ce418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62" office:value-type="string" calcext:value-type="string">
            <text:p>Anarchiste</text:p>
          </table:table-cell>
          <table:table-cell table:style-name="ce368" office:value-type="date" office:date-value="1999-08-07" calcext:value-type="date">
            <text:p>7 août 1999</text:p>
          </table:table-cell>
          <table:table-cell table:style-name="ce375" office:value-type="float" office:value="16" calcext:value-type="float">
            <text:p>16</text:p>
          </table:table-cell>
          <table:table-cell table:style-name="ce359" office:value-type="string" calcext:value-type="string">
            <text:p>Naïs</text:p>
          </table:table-cell>
          <table:table-cell table:style-name="ce362" office:value-type="string" calcext:value-type="string">
            <text:p>Fabre-Bouyer</text:p>
          </table:table-cell>
          <table:table-cell table:style-name="ce387" office:value-type="date" office:date-value="2016-04-01" calcext:value-type="date">
            <text:p>avril 2016</text:p>
          </table:table-cell>
          <table:table-cell table:style-name="ce362" office:value-type="string" calcext:value-type="string">
            <text:p>Française</text:p>
          </table:table-cell>
          <table:table-cell table:style-name="ce362"/>
          <table:table-cell table:style-name="ce392" office:value-type="float" office:value="1" calcext:value-type="float">
            <text:p>1</text:p>
          </table:table-cell>
          <table:table-cell table:style-name="ce399" office:value-type="string" calcext:value-type="string">
            <text:p>Femme cis</text:p>
          </table:table-cell>
          <table:table-cell table:style-name="ce405" office:value-type="string" calcext:value-type="string">
            <text:p>Elle</text:p>
          </table:table-cell>
          <table:table-cell table:style-name="ce362" office:value-type="string" calcext:value-type="string">
            <text:p>Lesbienne</text:p>
          </table:table-cell>
          <table:table-cell table:style-name="ce413" office:value-type="string" calcext:value-type="string">
            <text:p>Oui</text:p>
          </table:table-cell>
          <table:table-cell table:style-name="ce420" office:value-type="string" calcext:value-type="string">
            <text:p>Soupe </text:p>
          </table:table-cell>
          <table:table-cell table:style-name="ce426" office:value-type="string" calcext:value-type="string">
            <text:p>Anticléricali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Bibliothécaire</text:p>
          </table:table-cell>
          <table:table-cell table:style-name="ce366" office:value-type="date" office:date-value="2004-09-20" calcext:value-type="date">
            <text:p>20 septembre 2004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Romain</text:p>
          </table:table-cell>
          <table:table-cell table:style-name="ce359" office:value-type="string" calcext:value-type="string">
            <text:p>Reymond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, quelques bases en allemand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Non binaire</text:p>
          </table:table-cell>
          <table:table-cell table:style-name="ce402" office:value-type="string" calcext:value-type="string">
            <text:p>Il/Elle/Iel</text:p>
          </table:table-cell>
          <table:table-cell table:style-name="ce359" office:value-type="string" calcext:value-type="string">
            <text:p>Panromantique Asexuel.l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Romight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Expert en ballistique</text:p>
          </table:table-cell>
          <table:table-cell table:style-name="ce366" office:value-type="date" office:date-value="2007-05-08" calcext:value-type="date">
            <text:p>8 mai 2007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ark</text:p>
          </table:table-cell>
          <table:table-cell table:style-name="ce359" office:value-type="string" calcext:value-type="string">
            <text:p>Steindorf</text:p>
          </table:table-cell>
          <table:table-cell table:style-name="ce382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Américaine</text:p>
          </table:table-cell>
          <table:table-cell table:style-name="ce359" office:value-type="string" calcext:value-type="string">
            <text:p>Homosexuel (bark bark wouf), mais sérieusement l'anglais</text:p>
          </table:table-cell>
          <table:table-cell table:style-name="ce390" office:value-type="float" office:value="9" calcext:value-type="float">
            <text:p>9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omo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Protestant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Policier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32" calcext:value-type="float">
            <text:p>32</text:p>
          </table:table-cell>
          <table:table-cell table:style-name="ce359" office:value-type="string" calcext:value-type="string">
            <text:p>Monocrow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 </text:p>
          </table:table-cell>
          <table:table-cell table:style-name="ce359"/>
          <table:table-cell table:style-name="ce390" office:value-type="string" calcext:value-type="string">
            <text:p>Surveillant</text:p>
          </table:table-cell>
          <table:table-cell table:style-name="ce396" office:value-type="string" calcext:value-type="string">
            <text:p>Agenre</text:p>
          </table:table-cell>
          <table:table-cell table:style-name="ce402" office:value-type="string" calcext:value-type="string">
            <text:p>Il/elle</text:p>
          </table:table-cell>
          <table:table-cell table:style-name="ce359" office:value-type="string" calcext:value-type="string">
            <text:p>Pan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Socio-Esthéticienne</text:p>
          </table:table-cell>
          <table:table-cell table:style-name="ce366" office:value-type="date" office:date-value="2000-11-30" calcext:value-type="date">
            <text:p>30 novembre 2000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Willemien "Willy"</text:p>
          </table:table-cell>
          <table:table-cell table:style-name="ce359" office:value-type="string" calcext:value-type="string">
            <text:p>Van Heel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éerlandaise</text:p>
          </table:table-cell>
          <table:table-cell table:style-name="ce359" office:value-type="string" calcext:value-type="string">
            <text:p>Néerlandais, anglais, français, allemand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Femme trans</text:p>
          </table:table-cell>
          <table:table-cell table:style-name="ce402" office:value-type="string" calcext:value-type="string">
            <text:p>Elle/Iel</text:p>
          </table:table-cell>
          <table:table-cell table:style-name="ce359" office:value-type="string" calcext:value-type="string">
            <text:p>Homoromantique homosexuell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Décathlète</text:p>
          </table:table-cell>
          <table:table-cell table:style-name="ce366" office:value-type="date" office:date-value="1998-11-23" calcext:value-type="date">
            <text:p>23 novembre 1998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lessia</text:p>
          </table:table-cell>
          <table:table-cell table:style-name="ce359" office:value-type="string" calcext:value-type="string">
            <text:p>Scherbakov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Suisse</text:p>
          </table:table-cell>
          <table:table-cell table:style-name="ce359" office:value-type="string" calcext:value-type="string">
            <text:p>Anglais, français, romanche</text:p>
          </table:table-cell>
          <table:table-cell table:style-name="ce390" office:value-type="float" office:value="3" calcext:value-type="float">
            <text:p>3</text:p>
          </table:table-cell>
          <table:table-cell table:style-name="ce396" office:value-type="string" calcext:value-type="string">
            <text:p>Genderqueer</text:p>
          </table:table-cell>
          <table:table-cell table:style-name="ce402" office:value-type="string" calcext:value-type="string">
            <text:p>Il/Iel/Elle/Ael</text:p>
          </table:table-cell>
          <table:table-cell table:style-name="ce359" office:value-type="string" calcext:value-type="string">
            <text:p>Biromantique Questionning (Ace ou Bisexuel.le)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Critique cinématographique</text:p>
          </table:table-cell>
          <table:table-cell table:style-name="ce366" office:value-type="date" office:date-value="2004-04-02" calcext:value-type="date">
            <text:p>2 avril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Anne</text:p>
          </table:table-cell>
          <table:table-cell table:style-name="ce359" office:value-type="string" calcext:value-type="string">
            <text:p>Scherbakov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Suisse</text:p>
          </table:table-cell>
          <table:table-cell table:style-name="ce359" office:value-type="string" calcext:value-type="string">
            <text:p>Anglais, franç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tran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romantique Ac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Sepak Takrawiste</text:p>
          </table:table-cell>
          <table:table-cell table:style-name="ce366" office:value-type="date" office:date-value="2008-12-27" calcext:value-type="date">
            <text:p>27 décembre 2008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Chakriya</text:p>
          </table:table-cell>
          <table:table-cell table:style-name="ce359" office:value-type="string" calcext:value-type="string">
            <text:p>Varman</text:p>
          </table:table-cell>
          <table:table-cell table:style-name="ce382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Cambodgienne</text:p>
          </table:table-cell>
          <table:table-cell table:style-name="ce359" office:value-type="string" calcext:value-type="string">
            <text:p>Khmer, notions d'anglais</text:p>
          </table:table-cell>
          <table:table-cell table:style-name="ce390" office:value-type="float" office:value="8" calcext:value-type="float">
            <text:p>8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romantique Questionning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Therevada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Politicienne</text:p>
          </table:table-cell>
          <table:table-cell table:style-name="ce366" office:value-type="date" office:date-value="2006-02-03" calcext:value-type="date">
            <text:p>3 février 2006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onor</text:p>
          </table:table-cell>
          <table:table-cell table:style-name="ce359" office:value-type="string" calcext:value-type="string">
            <text:p>Pritchart</text:p>
          </table:table-cell>
          <table:table-cell table:style-name="ce382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Apatride</text:p>
          </table:table-cell>
          <table:table-cell table:style-name="ce359" office:value-type="string" calcext:value-type="string">
            <text:p>Anglais, chinois</text:p>
          </table:table-cell>
          <table:table-cell table:style-name="ce390" office:value-type="float" office:value="11" calcext:value-type="float">
            <text:p>1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romantique aego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Agnostic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Maître d'armes</text:p>
          </table:table-cell>
          <table:table-cell table:style-name="ce366" office:value-type="date" office:date-value="1977-01-08" calcext:value-type="date">
            <text:p>8 janvier 1977</text:p>
          </table:table-cell>
          <table:table-cell table:style-name="ce373" office:value-type="float" office:value="37" calcext:value-type="float">
            <text:p>37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 </text:p>
          </table:table-cell>
          <table:table-cell table:style-name="ce390" office:value-type="string" calcext:value-type="string">
            <text:p>Professeur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Il/elle/iel</text:p>
          </table:table-cell>
          <table:table-cell table:style-name="ce359" office:value-type="string" calcext:value-type="string">
            <text:p>???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Shintoï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Mycologue</text:p>
          </table:table-cell>
          <table:table-cell table:style-name="ce366" office:value-type="date" office:date-value="2001-10-17" calcext:value-type="date">
            <text:p>17 octobre 2001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Callista</text:p>
          </table:table-cell>
          <table:table-cell table:style-name="ce359" office:value-type="string" calcext:value-type="string">
            <text:p>Smith 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Belge</text:p>
          </table:table-cell>
          <table:table-cell table:style-name="ce359" office:value-type="string" calcext:value-type="string">
            <text:p>Néerlandais, anglais, français, russe, japonais, norvégien</text:p>
          </table:table-cell>
          <table:table-cell table:style-name="ce390" office:value-type="float" office:value="3" calcext:value-type="float">
            <text:p>3</text:p>
          </table:table-cell>
          <table:table-cell table:style-name="ce400" office:value-type="string" calcext:value-type="string">
            <text:p>NB Demigirl</text:p>
          </table:table-cell>
          <table:table-cell table:style-name="ce406" office:value-type="string" calcext:value-type="string">
            <text:p>elle, ael, il</text:p>
          </table:table-cell>
          <table:table-cell table:style-name="ce359" office:value-type="string" calcext:value-type="string">
            <text:p>asexuel, demisapiopanromantiqu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Lise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Acteur X</text:p>
          </table:table-cell>
          <table:table-cell table:style-name="ce366" office:value-type="date" office:date-value="1998-04-27" calcext:value-type="date">
            <text:p>27 avril 1998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Alexis</text:p>
          </table:table-cell>
          <table:table-cell table:style-name="ce359" office:value-type="string" calcext:value-type="string">
            <text:p>Miralles</text:p>
          </table:table-cell>
          <table:table-cell table:style-name="ce382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, espagnol, portugais 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/iel</text:p>
          </table:table-cell>
          <table:table-cell table:style-name="ce359" office:value-type="string" calcext:value-type="string">
            <text:p>Pan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Louna</text:p>
          </table:table-cell>
          <table:table-cell table:style-name="ce426" office:value-type="string" calcext:value-type="string">
            <text:p>Athé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Ingénieure du Son</text:p>
          </table:table-cell>
          <table:table-cell table:style-name="ce366" office:value-type="date" office:date-value="1998-09-30" calcext:value-type="date">
            <text:p>30 septembre 1998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melia</text:p>
          </table:table-cell>
          <table:table-cell table:style-name="ce359" office:value-type="string" calcext:value-type="string">
            <text:p>Zippert</text:p>
          </table:table-cell>
          <table:table-cell table:style-name="ce382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Britannique</text:p>
          </table:table-cell>
          <table:table-cell table:style-name="ce359" office:value-type="string" calcext:value-type="string">
            <text:p>Anglais, allemand, espagnol</text:p>
          </table:table-cell>
          <table:table-cell table:style-name="ce390" office:value-type="float" office:value="2" calcext:value-type="float">
            <text:p>2</text:p>
          </table:table-cell>
          <table:table-cell table:style-name="ce396" office:value-type="string" calcext:value-type="string">
            <text:p>Femme tran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Aromantique demibi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Louna</text:p>
          </table:table-cell>
          <table:table-cell table:style-name="ce426" office:value-type="string" calcext:value-type="string">
            <text:p>Judaï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Chanceuse</text:p>
          </table:table-cell>
          <table:table-cell table:style-name="ce366" office:value-type="date" office:date-value="2003-03-18" calcext:value-type="date">
            <text:p>18 mars 2003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Adjowa</text:p>
          </table:table-cell>
          <table:table-cell table:style-name="ce359" office:value-type="string" calcext:value-type="string">
            <text:p>////</text:p>
          </table:table-cell>
          <table:table-cell table:style-name="ce382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Togolaise</text:p>
          </table:table-cell>
          <table:table-cell table:style-name="ce359" office:value-type="string" calcext:value-type="string">
            <text:p>Anglais</text:p>
          </table:table-cell>
          <table:table-cell table:style-name="ce390" office:value-type="float" office:value="11" calcext:value-type="float">
            <text:p>1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Agnostici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Comportementaliste félin</text:p>
          </table:table-cell>
          <table:table-cell table:style-name="ce366" office:value-type="date" office:date-value="2000-06-27" calcext:value-type="date">
            <text:p>27 juin 2000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Sven</text:p>
          </table:table-cell>
          <table:table-cell table:style-name="ce359" office:value-type="string" calcext:value-type="string">
            <text:p>Ruoho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Finlandaise</text:p>
          </table:table-cell>
          <table:table-cell table:style-name="ce359" office:value-type="string" calcext:value-type="string">
            <text:p>Anglais, finlandais, français, néerland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Bisexuel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Louna</text:p>
          </table:table-cell>
          <table:table-cell table:style-name="ce426" office:value-type="string" calcext:value-type="string">
            <text:p>Athéi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Entomologue (spécialisée dans les lépidoptères)</text:p>
          </table:table-cell>
          <table:table-cell table:style-name="ce366" office:value-type="date" office:date-value="2012-12-20" calcext:value-type="date">
            <text:p>20 décembre 2012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Yumeko</text:p>
          </table:table-cell>
          <table:table-cell table:style-name="ce359" office:value-type="string" calcext:value-type="string">
            <text:p>Hagane</text:p>
          </table:table-cell>
          <table:table-cell table:style-name="ce382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, un peu d'espagnol</text:p>
          </table:table-cell>
          <table:table-cell table:style-name="ce390" office:value-type="float" office:value="11" calcext:value-type="float">
            <text:p>1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romantique Demisexuell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63" office:value-type="string" calcext:value-type="string">
            <text:p>Wingsuiter</text:p>
          </table:table-cell>
          <table:table-cell table:style-name="ce369" office:value-type="date" office:date-value="2001-11-22" calcext:value-type="date">
            <text:p>22 novembre 2001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Rosalinda</text:p>
          </table:table-cell>
          <table:table-cell table:style-name="ce360" office:value-type="string" calcext:value-type="string">
            <text:p>Sanchez</text:p>
          </table:table-cell>
          <table:table-cell table:style-name="ce384" office:value-type="date" office:date-value="2021-04-08" calcext:value-type="date">
            <text:p>avril 2021</text:p>
          </table:table-cell>
          <table:table-cell table:style-name="ce360" office:value-type="string" calcext:value-type="string">
            <text:p>Péruvienne</text:p>
          </table:table-cell>
          <table:table-cell table:style-name="ce360" office:value-type="string" calcext:value-type="string">
            <text:p>anglais, espagnol, quechua</text:p>
          </table:table-cell>
          <table:table-cell table:style-name="ce391" office:value-type="float" office:value="6" calcext:value-type="float">
            <text:p>6</text:p>
          </table:table-cell>
          <table:table-cell table:style-name="ce397" office:value-type="string" calcext:value-type="string">
            <text:p>Femme cis </text:p>
          </table:table-cell>
          <table:table-cell table:style-name="ce403" office:value-type="string" calcext:value-type="string">
            <text:p>Elle</text:p>
          </table:table-cell>
          <table:table-cell table:style-name="ce360" office:value-type="string" calcext:value-type="string">
            <text:p>Pansexuelle</text:p>
          </table:table-cell>
          <table:table-cell table:style-name="ce414" office:value-type="string" calcext:value-type="string">
            <text:p>Non</text:p>
          </table:table-cell>
          <table:table-cell table:style-name="ce421" office:value-type="string" calcext:value-type="string">
            <text:p>Lis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Speedrunner</text:p>
          </table:table-cell>
          <table:table-cell table:style-name="ce366" office:value-type="date" office:date-value="2002-06-10" calcext:value-type="date">
            <text:p>10 juin 2002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uang</text:p>
          </table:table-cell>
          <table:table-cell table:style-name="ce359" office:value-type="string" calcext:value-type="string">
            <text:p>Lin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Chinois, angl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Homme tran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Aroac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Thal</text:p>
          </table:table-cell>
          <table:table-cell table:style-name="ce426"/>
          <table:table-cell table:number-columns-repeated="1009"/>
        </table:table-row>
        <table:table-row table:style-name="ro5">
          <table:table-cell table:style-name="ce359" office:value-type="string" calcext:value-type="string">
            <text:p>Dramaturge</text:p>
          </table:table-cell>
          <table:table-cell table:style-name="ce359" office:value-type="string" calcext:value-type="string">
            <text:p>"Je suis le mystère."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D'Héluna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Tibétaine</text:p>
          </table:table-cell>
          <table:table-cell table:style-name="ce359" office:value-type="string" calcext:value-type="string">
            <text:p>Anglais, tibétain, mandarin, grec, japonais, français, norvégien, allemand, des bases de latin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NB Agenre</text:p>
          </table:table-cell>
          <table:table-cell table:style-name="ce402" office:value-type="string" calcext:value-type="string">
            <text:p>Elle/il/iel</text:p>
          </table:table-cell>
          <table:table-cell table:style-name="ce359" office:value-type="string" calcext:value-type="string">
            <text:p>Dramasexuelle dramaromantiqu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0-18" calcext:value-type="date">
            <text:p>18 octo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Ingrid</text:p>
          </table:table-cell>
          <table:table-cell table:style-name="ce359" office:value-type="string" calcext:value-type="string">
            <text:p>Hatzenberger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Allemande</text:p>
          </table:table-cell>
          <table:table-cell table:style-name="ce359" office:value-type="string" calcext:value-type="string">
            <text:p>Anglais, allemand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Lesbienn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0-28" calcext:value-type="date">
            <text:p>28 octo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ai Luo</text:p>
          </table:table-cell>
          <table:table-cell table:style-name="ce359" office:value-type="string" calcext:value-type="string">
            <text:p>Zhao</text:p>
          </table:table-cell>
          <table:table-cell table:style-name="ce382" office:value-type="date" office:date-value="2022-04-02" calcext:value-type="date">
            <text:p>avril 2022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Mandarin, japonais, angl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4-26" calcext:value-type="date">
            <text:p>26 avril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arcus</text:p>
          </table:table-cell>
          <table:table-cell table:style-name="ce359" office:value-type="string" calcext:value-type="string">
            <text:p>Degae</text:p>
          </table:table-cell>
          <table:table-cell table:style-name="ce382" office:value-type="date" office:date-value="2022-04-03" calcext:value-type="date">
            <text:p>avril 2022</text:p>
          </table:table-cell>
          <table:table-cell table:style-name="ce359" office:value-type="string" calcext:value-type="string">
            <text:p>Nauruan</text:p>
          </table:table-cell>
          <table:table-cell table:style-name="ce359" office:value-type="string" calcext:value-type="string">
            <text:p>Anglais, nauruan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omo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1-29" calcext:value-type="date">
            <text:p>29 nov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ohammed</text:p>
          </table:table-cell>
          <table:table-cell table:style-name="ce359" office:value-type="string" calcext:value-type="string">
            <text:p>Nasyrov</text:p>
          </table:table-cell>
          <table:table-cell table:style-name="ce382" office:value-type="date" office:date-value="2022-04-04" calcext:value-type="date">
            <text:p>avril 2022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Ouighour, mandarin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7-24" calcext:value-type="date">
            <text:p>24 juillet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ei Ran</text:p>
          </table:table-cell>
          <table:table-cell table:style-name="ce359" office:value-type="string" calcext:value-type="string">
            <text:p>Joseon</text:p>
          </table:table-cell>
          <table:table-cell table:style-name="ce382" office:value-type="date" office:date-value="2022-04-05" calcext:value-type="date">
            <text:p>avril 2022</text:p>
          </table:table-cell>
          <table:table-cell table:style-name="ce359" office:value-type="string" calcext:value-type="string">
            <text:p>Sud-Coréenne</text:p>
          </table:table-cell>
          <table:table-cell table:style-name="ce359" office:value-type="string" calcext:value-type="string">
            <text:p>Coréen, Japonais, Angl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Aromantique pan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0-07" calcext:value-type="date">
            <text:p>7 octo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Yoran</text:p>
          </table:table-cell>
          <table:table-cell table:style-name="ce359" office:value-type="string" calcext:value-type="string">
            <text:p>Mitkova</text:p>
          </table:table-cell>
          <table:table-cell table:style-name="ce382" office:value-type="date" office:date-value="2022-04-06" calcext:value-type="date">
            <text:p>avril 2022</text:p>
          </table:table-cell>
          <table:table-cell table:style-name="ce359" office:value-type="string" calcext:value-type="string">
            <text:p>Bulgare</text:p>
          </table:table-cell>
          <table:table-cell table:style-name="ce359" office:value-type="string" calcext:value-type="string">
            <text:p>Bulgare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tran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romantique a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6-12" calcext:value-type="date">
            <text:p>12 juin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Dušan</text:p>
          </table:table-cell>
          <table:table-cell table:style-name="ce359" office:value-type="string" calcext:value-type="string">
            <text:p>Kovačević</text:p>
          </table:table-cell>
          <table:table-cell table:style-name="ce382" office:value-type="date" office:date-value="2022-04-07" calcext:value-type="date">
            <text:p>avril 2022</text:p>
          </table:table-cell>
          <table:table-cell table:style-name="ce359" office:value-type="string" calcext:value-type="string">
            <text:p>Serbe</text:p>
          </table:table-cell>
          <table:table-cell table:style-name="ce359" office:value-type="string" calcext:value-type="string">
            <text:p>Serbe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omosexuel (hypersexuel)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1-02" calcext:value-type="date">
            <text:p>2 nov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Batisto</text:p>
          </table:table-cell>
          <table:table-cell table:style-name="ce359" office:value-type="string" calcext:value-type="string">
            <text:p>Medioni</text:p>
          </table:table-cell>
          <table:table-cell table:style-name="ce382" office:value-type="date" office:date-value="2022-04-08" calcext:value-type="date">
            <text:p>avril 2022</text:p>
          </table:table-cell>
          <table:table-cell table:style-name="ce359" office:value-type="string" calcext:value-type="string">
            <text:p>Italienne</text:p>
          </table:table-cell>
          <table:table-cell table:style-name="ce359" office:value-type="string" calcext:value-type="string">
            <text:p>Italien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7" office:value-type="string" calcext:value-type="string">
            <text:p>Il</text:p>
          </table:table-cell>
          <table:table-cell table:style-name="ce359" office:value-type="string" calcext:value-type="string">
            <text:p>Bi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8-06" calcext:value-type="date">
            <text:p>6 août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Benazir</text:p>
          </table:table-cell>
          <table:table-cell table:style-name="ce359" office:value-type="string" calcext:value-type="string">
            <text:p>Alvi</text:p>
          </table:table-cell>
          <table:table-cell table:style-name="ce382" office:value-type="date" office:date-value="2022-04-09" calcext:value-type="date">
            <text:p>avril 2022</text:p>
          </table:table-cell>
          <table:table-cell table:style-name="ce359" office:value-type="string" calcext:value-type="string">
            <text:p>Pakistanaise</text:p>
          </table:table-cell>
          <table:table-cell table:style-name="ce359" office:value-type="string" calcext:value-type="string">
            <text:p>pakistanais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romantique a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5-08" calcext:value-type="date">
            <text:p>8 mai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Kubilay</text:p>
          </table:table-cell>
          <table:table-cell table:style-name="ce359" office:value-type="string" calcext:value-type="string">
            <text:p>Kutlay</text:p>
          </table:table-cell>
          <table:table-cell table:style-name="ce382" office:value-type="date" office:date-value="2022-04-10" calcext:value-type="date">
            <text:p>avril 2022</text:p>
          </table:table-cell>
          <table:table-cell table:style-name="ce359" office:value-type="string" calcext:value-type="string">
            <text:p>Turque</text:p>
          </table:table-cell>
          <table:table-cell table:style-name="ce359" office:value-type="string" calcext:value-type="string">
            <text:p>turc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Bigenre Demi-boy/agenre</text:p>
          </table:table-cell>
          <table:table-cell table:style-name="ce402" office:value-type="string" calcext:value-type="string">
            <text:p>Il/Iel</text:p>
          </table:table-cell>
          <table:table-cell table:style-name="ce359" office:value-type="string" calcext:value-type="string">
            <text:p>Mspec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7-22" calcext:value-type="date">
            <text:p>22 juillet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Rojo</text:p>
          </table:table-cell>
          <table:table-cell table:style-name="ce359" office:value-type="string" calcext:value-type="string">
            <text:p>Monja</text:p>
          </table:table-cell>
          <table:table-cell table:style-name="ce382" office:value-type="date" office:date-value="2022-04-11" calcext:value-type="date">
            <text:p>avril 2022</text:p>
          </table:table-cell>
          <table:table-cell table:style-name="ce359" office:value-type="string" calcext:value-type="string">
            <text:p>Malgache</text:p>
          </table:table-cell>
          <table:table-cell table:style-name="ce359" office:value-type="string" calcext:value-type="string">
            <text:p>malgache, français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sexuell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6-30" calcext:value-type="date">
            <text:p>30 juin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Bagrat</text:p>
          </table:table-cell>
          <table:table-cell table:style-name="ce359" office:value-type="string" calcext:value-type="string">
            <text:p>Bagrationi</text:p>
          </table:table-cell>
          <table:table-cell table:style-name="ce382" office:value-type="date" office:date-value="2022-04-12" calcext:value-type="date">
            <text:p>avril 2022</text:p>
          </table:table-cell>
          <table:table-cell table:style-name="ce359" office:value-type="string" calcext:value-type="string">
            <text:p>Arménienne</text:p>
          </table:table-cell>
          <table:table-cell table:style-name="ce359" office:value-type="string" calcext:value-type="string">
            <text:p>arménien, anglais, japonais, latin, grec ancien, russe, 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Pan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09-04" calcext:value-type="date">
            <text:p>4 sept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Kaan</text:p>
          </table:table-cell>
          <table:table-cell table:style-name="ce359" office:value-type="string" calcext:value-type="string">
            <text:p>Demetriades</text:p>
          </table:table-cell>
          <table:table-cell table:style-name="ce382" office:value-type="date" office:date-value="2022-04-13" calcext:value-type="date">
            <text:p>avril 2022</text:p>
          </table:table-cell>
          <table:table-cell table:style-name="ce359" office:value-type="string" calcext:value-type="string">
            <text:p>Chypriote</text:p>
          </table:table-cell>
          <table:table-cell table:style-name="ce359" office:value-type="string" calcext:value-type="string">
            <text:p>grec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biromantique a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1-18" calcext:value-type="date">
            <text:p>18 nov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Luis</text:p>
          </table:table-cell>
          <table:table-cell table:style-name="ce359" office:value-type="string" calcext:value-type="string">
            <text:p>De La Rosa</text:p>
          </table:table-cell>
          <table:table-cell table:style-name="ce382" office:value-type="date" office:date-value="2022-04-14" calcext:value-type="date">
            <text:p>avril 2022</text:p>
          </table:table-cell>
          <table:table-cell table:style-name="ce359" office:value-type="string" calcext:value-type="string">
            <text:p>Dominicaine</text:p>
          </table:table-cell>
          <table:table-cell table:style-name="ce359" office:value-type="string" calcext:value-type="string">
            <text:p>espagnol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Dans le placard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2-19" calcext:value-type="date">
            <text:p>19 déc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François</text:p>
          </table:table-cell>
          <table:table-cell table:style-name="ce359" office:value-type="string" calcext:value-type="string">
            <text:p>Biedermann</text:p>
          </table:table-cell>
          <table:table-cell table:style-name="ce382" office:value-type="date" office:date-value="2022-04-15" calcext:value-type="date">
            <text:p>avril 2022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curieux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Réserve</text:p>
          </table:table-cell>
          <table:table-cell table:style-name="ce366" office:value-type="date" office:date-value="2005-11-21" calcext:value-type="date">
            <text:p>21 nov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Brynhild</text:p>
          </table:table-cell>
          <table:table-cell table:style-name="ce359" office:value-type="string" calcext:value-type="string">
            <text:p>Damsgaard</text:p>
          </table:table-cell>
          <table:table-cell table:style-name="ce382" office:value-type="date" office:date-value="2022-04-16" calcext:value-type="date">
            <text:p>avril 2022</text:p>
          </table:table-cell>
          <table:table-cell table:style-name="ce359" office:value-type="string" calcext:value-type="string">
            <text:p>Danoise</text:p>
          </table:table-cell>
          <table:table-cell table:style-name="ce359" office:value-type="string" calcext:value-type="string">
            <text:p>Danois, anglais, japon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&amp;Corneille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Compositrice</text:p>
          </table:table-cell>
          <table:table-cell table:style-name="ce366" office:value-type="date" office:date-value="2008-07-20" calcext:value-type="date">
            <text:p>20 juillet 200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Ren</text:p>
          </table:table-cell>
          <table:table-cell table:style-name="ce359" office:value-type="string" calcext:value-type="string">
            <text:p>Hanabusa</text:p>
          </table:table-cell>
          <table:table-cell table:style-name="ce382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Nippone</text:p>
          </table:table-cell>
          <table:table-cell table:style-name="ce359" office:value-type="string" calcext:value-type="string">
            <text:p>Japonais, anglais</text:p>
          </table:table-cell>
          <table:table-cell table:style-name="ce390" office:value-type="float" office:value="11" calcext:value-type="float">
            <text:p>1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Gladiateur</text:p>
          </table:table-cell>
          <table:table-cell table:style-name="ce370" office:value-type="date" office:date-value="1997-03-05" calcext:value-type="date">
            <text:p>05 mars 1997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César</text:p>
          </table:table-cell>
          <table:table-cell table:style-name="ce359" office:value-type="string" calcext:value-type="string">
            <text:p>Luka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Italienne</text:p>
          </table:table-cell>
          <table:table-cell table:style-name="ce359" office:value-type="string" calcext:value-type="string">
            <text:p>Anglais, italien, latin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/Ael</text:p>
          </table:table-cell>
          <table:table-cell table:style-name="ce359" office:value-type="string" calcext:value-type="string">
            <text:p>Homosexuel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Thal</text:p>
          </table:table-cell>
          <table:table-cell table:style-name="ce426"/>
          <table:table-cell table:number-columns-repeated="1009"/>
        </table:table-row>
        <table:table-row table:style-name="ro5">
          <table:table-cell table:style-name="ce359" office:value-type="string" calcext:value-type="string">
            <text:p>Gérante de casino</text:p>
          </table:table-cell>
          <table:table-cell table:style-name="ce366" office:value-type="date" office:date-value="1996-12-13" calcext:value-type="date">
            <text:p>13 décembre 1996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Grace Ava Mae "Gamma"</text:p>
          </table:table-cell>
          <table:table-cell table:style-name="ce359" office:value-type="string" calcext:value-type="string">
            <text:p>Allan 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Australienne</text:p>
          </table:table-cell>
          <table:table-cell table:style-name="ce359" office:value-type="string" calcext:value-type="string">
            <text:p>Anglais, japonais 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romantique Quoi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6">
          <table:table-cell table:style-name="ce359" office:value-type="string" calcext:value-type="string">
            <text:p>Conservateur</text:p>
          </table:table-cell>
          <table:table-cell table:style-name="ce366" office:value-type="date" office:date-value="1998-01-21" calcext:value-type="date">
            <text:p>21 janvier 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ouis</text:p>
          </table:table-cell>
          <table:table-cell table:style-name="ce359" office:value-type="string" calcext:value-type="string">
            <text:p>Vanberg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Franco-Britannique</text:p>
          </table:table-cell>
          <table:table-cell table:style-name="ce359" office:value-type="string" calcext:value-type="string">
            <text:p>Anglais, Chinois mandarin, Hindi, Espagnol, Français, Arabe, Bengali, Russe, Portugais, Indonésien, Ourdou, Allemand, Japonais, Grec, Latin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mantique Hétéro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Urgentiste</text:p>
          </table:table-cell>
          <table:table-cell table:style-name="ce366" office:value-type="date" office:date-value="2000-06-27" calcext:value-type="date">
            <text:p>27 juin 2000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Gabriel</text:p>
          </table:table-cell>
          <table:table-cell table:style-name="ce359" office:value-type="string" calcext:value-type="string">
            <text:p>Mercier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Belge</text:p>
          </table:table-cell>
          <table:table-cell table:style-name="ce359" office:value-type="string" calcext:value-type="string">
            <text:p>Anglais, français, italien, néerland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Homme trans</text:p>
          </table:table-cell>
          <table:table-cell table:style-name="ce402" office:value-type="string" calcext:value-type="string">
            <text:p>Il/iel</text:p>
          </table:table-cell>
          <table:table-cell table:style-name="ce359" office:value-type="string" calcext:value-type="string">
            <text:p>Questionning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Loun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Sociologue</text:p>
          </table:table-cell>
          <table:table-cell table:style-name="ce359" office:value-type="string" calcext:value-type="string">
            <text:p>8 aout 1999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mell</text:p>
          </table:table-cell>
          <table:table-cell table:style-name="ce359" office:value-type="string" calcext:value-type="string">
            <text:p>Telmont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lgéro-belge</text:p>
          </table:table-cell>
          <table:table-cell table:style-name="ce359" office:value-type="string" calcext:value-type="string">
            <text:p>Anglais, français, arabe, néerlandais</text:p>
          </table:table-cell>
          <table:table-cell table:style-name="ce390" office:value-type="float" office:value="4" calcext:value-type="float">
            <text:p>4</text:p>
          </table:table-cell>
          <table:table-cell table:style-name="ce396" office:value-type="string" calcext:value-type="string">
            <text:p>NB demigirl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Aro ace, lesbienn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Louna</text:p>
          </table:table-cell>
          <table:table-cell table:style-name="ce426" office:value-type="string" calcext:value-type="string">
            <text:p>Dé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Médecin généraliste</text:p>
          </table:table-cell>
          <table:table-cell table:style-name="ce366" office:value-type="date" office:date-value="1997-03-14" calcext:value-type="date">
            <text:p>14 mars 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leksei</text:p>
          </table:table-cell>
          <table:table-cell table:style-name="ce359" office:value-type="string" calcext:value-type="string">
            <text:p>Steward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Russe</text:p>
          </table:table-cell>
          <table:table-cell table:style-name="ce359" office:value-type="string" calcext:value-type="string">
            <text:p>Russe, anglais, dano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Agnosticisme</text:p>
          </table:table-cell>
          <table:table-cell table:number-columns-repeated="1009"/>
        </table:table-row>
        <table:table-row table:style-name="ro1">
          <table:table-cell table:style-name="ce359" office:value-type="string" calcext:value-type="string">
            <text:p>Chanteuse de métal</text:p>
          </table:table-cell>
          <table:table-cell table:style-name="ce366" office:value-type="date" office:date-value="2002-01-23" calcext:value-type="date">
            <text:p>23 janvier 2002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Teratai</text:p>
          </table:table-cell>
          <table:table-cell table:style-name="ce359" office:value-type="string" calcext:value-type="string">
            <text:p>Kiambang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Malaysienne</text:p>
          </table:table-cell>
          <table:table-cell table:style-name="ce359" office:value-type="string" calcext:value-type="string">
            <text:p>Malay, 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Pansexuell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Corneille</text:p>
          </table:table-cell>
          <table:table-cell table:style-name="ce426" office:value-type="string" calcext:value-type="string">
            <text:p>Orthodoxie</text:p>
          </table:table-cell>
          <table:table-cell table:number-columns-repeated="1009"/>
        </table:table-row>
        <table:table-row table:style-name="ro7">
          <table:table-cell table:style-name="ce359" office:value-type="string" calcext:value-type="string">
            <text:p>Helléniste</text:p>
          </table:table-cell>
          <table:table-cell table:style-name="ce359" office:value-type="string" calcext:value-type="string">
            <text:p>1er mars 2000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ristophane</text:p>
          </table:table-cell>
          <table:table-cell table:style-name="ce359" office:value-type="string" calcext:value-type="string">
            <text:p>Karabias</text:p>
          </table:table-cell>
          <table:table-cell table:style-name="ce382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Grecque</text:p>
          </table:table-cell>
          <table:table-cell table:style-name="ce359" office:value-type="string" calcext:value-type="string">
            <text:p>Grecque, anglais, grec ancien (ionien, attique, dorien, etc), latin, ittite, étrusque et un peu de sanskrit</text:p>
          </table:table-cell>
          <table:table-cell table:style-name="ce390" office:value-type="float" office:value="3" calcext:value-type="float">
            <text:p>3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Gynésexuel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</text:p>
          </table:table-cell>
          <table:table-cell table:style-name="ce426" office:value-type="string" calcext:value-type="string">
            <text:p>Hinduï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Indic</text:p>
          </table:table-cell>
          <table:table-cell table:style-name="ce366" office:value-type="date" office:date-value="2009-04-18" calcext:value-type="date">
            <text:p>18 avril 2009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Mia / Vera</text:p>
          </table:table-cell>
          <table:table-cell table:style-name="ce359" office:value-type="string" calcext:value-type="string">
            <text:p>Suarez / Bravo</text:p>
          </table:table-cell>
          <table:table-cell table:style-name="ce382" office:value-type="date" office:date-value="2025-04-01" calcext:value-type="date">
            <text:p>avril 2025</text:p>
          </table:table-cell>
          <table:table-cell table:style-name="ce359" office:value-type="string" calcext:value-type="string">
            <text:p>Colombienne</text:p>
          </table:table-cell>
          <table:table-cell table:style-name="ce359" office:value-type="string" calcext:value-type="string">
            <text:p>Espagnol, anglais, un peu d'allemand</text:p>
          </table:table-cell>
          <table:table-cell table:style-name="ce390" office:value-type="float" office:value="10" calcext:value-type="float">
            <text:p>10</text:p>
          </table:table-cell>
          <table:table-cell table:style-name="ce396" office:value-type="string" calcext:value-type="string">
            <text:p>NB demigirl</text:p>
          </table:table-cell>
          <table:table-cell table:style-name="ce402" office:value-type="string" calcext:value-type="string">
            <text:p>Elle/aelle/ulle</text:p>
          </table:table-cell>
          <table:table-cell table:style-name="ce359" office:value-type="string" calcext:value-type="string">
            <text:p>Noncismecromantique Pansexuelle (hypersexuelle)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Soupe</text:p>
          </table:table-cell>
          <table:table-cell table:style-name="ce426" office:value-type="string" calcext:value-type="string">
            <text:p>Orthodoxi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Brodeuse</text:p>
          </table:table-cell>
          <table:table-cell table:style-name="ce366" office:value-type="date" office:date-value="2013-08-19" calcext:value-type="date">
            <text:p>19 août 2013</text:p>
          </table:table-cell>
          <table:table-cell table:style-name="ce373" office:value-type="float" office:value="13" calcext:value-type="float">
            <text:p>13</text:p>
          </table:table-cell>
          <table:table-cell table:style-name="ce359" office:value-type="string" calcext:value-type="string">
            <text:p>Carole </text:p>
          </table:table-cell>
          <table:table-cell table:style-name="ce359" office:value-type="string" calcext:value-type="string">
            <text:p>Morrisseau-Dyev de Saint-Martin </text:p>
          </table:table-cell>
          <table:table-cell table:style-name="ce382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Haïtienne</text:p>
          </table:table-cell>
          <table:table-cell table:style-name="ce359" office:value-type="string" calcext:value-type="string">
            <text:p>Français, anglais, grec, latin</text:p>
          </table:table-cell>
          <table:table-cell table:style-name="ce390" office:value-type="float" office:value="11" calcext:value-type="float">
            <text:p>11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Questionning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Noa</text:p>
          </table:table-cell>
          <table:table-cell table:style-name="ce426" office:value-type="string" calcext:value-type="string">
            <text:p>Pastafarisme</text:p>
          </table:table-cell>
          <table:table-cell table:number-columns-repeated="1009"/>
        </table:table-row>
        <table:table-row table:style-name="ro4">
          <table:table-cell table:style-name="ce359" office:value-type="string" calcext:value-type="string">
            <text:p>Pilote de Bateau</text:p>
          </table:table-cell>
          <table:table-cell table:style-name="ce371" office:value-type="date" office:date-value="2003-04-15" calcext:value-type="date">
            <text:p>avril 2003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Manami</text:p>
          </table:table-cell>
          <table:table-cell table:style-name="ce359" office:value-type="string" calcext:value-type="string">
            <text:p>Yokoyama</text:p>
          </table:table-cell>
          <table:table-cell table:style-name="ce382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Japonaise</text:p>
          </table:table-cell>
          <table:table-cell table:style-name="ce359" office:value-type="string" calcext:value-type="string">
            <text:p>Japonais, Anglais, Français, Chinois, Hindi, Espagnol, Allemand</text:p>
          </table:table-cell>
          <table:table-cell table:style-name="ce390" office:value-type="float" office:value="9" calcext:value-type="float">
            <text:p>9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Comédien de Doublage</text:p>
          </table:table-cell>
          <table:table-cell table:style-name="ce366" office:value-type="date" office:date-value="2007-02-05" calcext:value-type="date">
            <text:p>5 février 2007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Tenshi</text:p>
          </table:table-cell>
          <table:table-cell table:style-name="ce359" office:value-type="string" calcext:value-type="string">
            <text:p>Yokoyama</text:p>
          </table:table-cell>
          <table:table-cell table:style-name="ce382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Japonaise</text:p>
          </table:table-cell>
          <table:table-cell table:style-name="ce359" office:value-type="string" calcext:value-type="string">
            <text:p>Japonais, Anglais, Français, Espagnol, Allemand, Chinois</text:p>
          </table:table-cell>
          <table:table-cell table:style-name="ce390" office:value-type="float" office:value="9" calcext:value-type="float">
            <text:p>9</text:p>
          </table:table-cell>
          <table:table-cell table:style-name="ce396" office:value-type="string" calcext:value-type="string">
            <text:p>Non-Binaire</text:p>
          </table:table-cell>
          <table:table-cell table:style-name="ce402" office:value-type="string" calcext:value-type="string">
            <text:p>Il/Iel</text:p>
          </table:table-cell>
          <table:table-cell table:style-name="ce359" office:value-type="string" calcext:value-type="string">
            <text:p>Panromantique Ac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Hugo</text:p>
          </table:table-cell>
          <table:table-cell table:style-name="ce426"/>
          <table:table-cell table:number-columns-repeated="1009"/>
        </table:table-row>
        <table:table-row table:style-name="ro7">
          <table:table-cell table:style-name="ce359" office:value-type="string" calcext:value-type="string">
            <text:p>Analyste financier</text:p>
          </table:table-cell>
          <table:table-cell table:style-name="ce366" office:value-type="date" office:date-value="2008-04-12" calcext:value-type="date">
            <text:p>12 avril 2008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Ludwig Adam Konstantin</text:p>
          </table:table-cell>
          <table:table-cell table:style-name="ce359" office:value-type="string" calcext:value-type="string">
            <text:p>Manninger-Semmelweis</text:p>
          </table:table-cell>
          <table:table-cell table:style-name="ce382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Autrichienne</text:p>
          </table:table-cell>
          <table:table-cell table:style-name="ce359" office:value-type="string" calcext:value-type="string">
            <text:p>Allemand, anglais, français, chinois, espagnol, italien, russe </text:p>
          </table:table-cell>
          <table:table-cell table:style-name="ce390" office:value-type="float" office:value="8" calcext:value-type="float">
            <text:p>8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Asexuel, pas de label romantiqu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5">
          <table:table-cell table:style-name="ce359" office:value-type="string" calcext:value-type="string">
            <text:p>Réserve</text:p>
          </table:table-cell>
          <table:table-cell table:style-name="ce366" office:value-type="date" office:date-value="2010-05-30" calcext:value-type="date">
            <text:p>30 mai 2010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Gloria Leonie Isabel</text:p>
          </table:table-cell>
          <table:table-cell table:style-name="ce359" office:value-type="string" calcext:value-type="string">
            <text:p>Manninger-Semmelweis</text:p>
          </table:table-cell>
          <table:table-cell table:style-name="ce382" office:value-type="date" office:date-value="2025-04-01" calcext:value-type="date">
            <text:p>avril 2025</text:p>
          </table:table-cell>
          <table:table-cell table:style-name="ce359" office:value-type="string" calcext:value-type="string">
            <text:p>Autrichienne</text:p>
          </table:table-cell>
          <table:table-cell table:style-name="ce359" office:value-type="string" calcext:value-type="string">
            <text:p>Allemand, anglais, français, italien</text:p>
          </table:table-cell>
          <table:table-cell table:style-name="ce390" office:value-type="float" office:value="10" calcext:value-type="float">
            <text:p>10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Biromantique quoi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Convoyeuse de fonds</text:p>
          </table:table-cell>
          <table:table-cell table:style-name="ce366" office:value-type="date" office:date-value="2000-12-17" calcext:value-type="date">
            <text:p>17 décembre 2000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ieglinde</text:p>
          </table:table-cell>
          <table:table-cell table:style-name="ce359" office:value-type="string" calcext:value-type="string">
            <text:p>Goetzinger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Luxembourgeoise </text:p>
          </table:table-cell>
          <table:table-cell table:style-name="ce359" office:value-type="string" calcext:value-type="string">
            <text:p>Luxembourgeois, néerlandais, anglais, franç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Hétérosexuell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Corneille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Corbeau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</text:p>
          </table:table-cell>
          <table:table-cell table:style-name="ce359" office:value-type="string" calcext:value-type="string">
            <text:p>"Corbeau"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???</text:p>
          </table:table-cell>
          <table:table-cell table:style-name="ce359" office:value-type="string" calcext:value-type="string">
            <text:p>Anglais, français, mandarin, allemand, espagnol, russe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???</text:p>
          </table:table-cell>
          <table:table-cell table:style-name="ce402" office:value-type="string" calcext:value-type="string">
            <text:p>Tous</text:p>
          </table:table-cell>
          <table:table-cell table:style-name="ce359" office:value-type="string" calcext:value-type="string">
            <text:p>Pansexuel.le</text:p>
          </table:table-cell>
          <table:table-cell table:style-name="ce410" office:value-type="string" calcext:value-type="string">
            <text:p>Questionning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Make-up artist</text:p>
          </table:table-cell>
          <table:table-cell table:style-name="ce366" office:value-type="date" office:date-value="1998-12-24" calcext:value-type="date">
            <text:p>24 décembre 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lexeï</text:p>
          </table:table-cell>
          <table:table-cell table:style-name="ce359" office:value-type="string" calcext:value-type="string">
            <text:p>Karuskaïa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Russe</text:p>
          </table:table-cell>
          <table:table-cell table:style-name="ce359" office:value-type="string" calcext:value-type="string">
            <text:p>Anglais, russe, français, japon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Pan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Iridologue</text:p>
          </table:table-cell>
          <table:table-cell table:style-name="ce366" office:value-type="date" office:date-value="1996-11-03" calcext:value-type="date">
            <text:p>3 novembre 199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Ambroise</text:p>
          </table:table-cell>
          <table:table-cell table:style-name="ce359" office:value-type="string" calcext:value-type="string">
            <text:p>Valmont de l'Église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Française</text:p>
          </table:table-cell>
          <table:table-cell table:style-name="ce359" office:value-type="string" calcext:value-type="string">
            <text:p>Français, anglais, japonais</text:p>
          </table:table-cell>
          <table:table-cell table:style-name="ce390" office:value-type="float" office:value="1" calcext:value-type="float">
            <text:p>1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Hétéro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No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Solutionniste d'énigmes</text:p>
          </table:table-cell>
          <table:table-cell table:style-name="ce359" office:value-type="string" calcext:value-type="string">
            <text:p>20 aout ???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Lucerys </text:p>
          </table:table-cell>
          <table:table-cell table:style-name="ce359" office:value-type="string" calcext:value-type="string">
            <text:p>Jinx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Grecque</text:p>
          </table:table-cell>
          <table:table-cell table:style-name="ce359" office:value-type="string" calcext:value-type="string">
            <text:p>beaucoup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Bi</text:p>
          </table:table-cell>
          <table:table-cell table:style-name="ce410" office:value-type="string" calcext:value-type="string">
            <text:p>Non</text:p>
          </table:table-cell>
          <table:table-cell table:style-name="ce422" office:value-type="string" calcext:value-type="string">
            <text:p>Himawari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Faiseuse d'anges</text:p>
          </table:table-cell>
          <table:table-cell table:style-name="ce366" office:value-type="date" office:date-value="2000-06-11" calcext:value-type="date">
            <text:p>11 juin 2000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Rosaria</text:p>
          </table:table-cell>
          <table:table-cell table:style-name="ce359" office:value-type="string" calcext:value-type="string">
            <text:p>Iglesias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Espagnole</text:p>
          </table:table-cell>
          <table:table-cell table:style-name="ce359" office:value-type="string" calcext:value-type="string">
            <text:p>Espagnol, anglais, italien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408" office:value-type="string" calcext:value-type="string">
            <text:p>Bisexuelle et romantiqu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Artiste de cirque</text:p>
          </table:table-cell>
          <table:table-cell table:style-name="ce366" office:value-type="date" office:date-value="2002-09-08" calcext:value-type="date">
            <text:p>8 septembre 2002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"Bubbles"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???</text:p>
          </table:table-cell>
          <table:table-cell table:style-name="ce359" office:value-type="string" calcext:value-type="string">
            <text:p>Anglais, des bases sur pas mal de langue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Non binaire</text:p>
          </table:table-cell>
          <table:table-cell table:style-name="ce402" office:value-type="string" calcext:value-type="string">
            <text:p>Tous</text:p>
          </table:table-cell>
          <table:table-cell table:style-name="ce408" office:value-type="string" calcext:value-type="string">
            <text:p>Asexuelle et aromantiqu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Marionnettiste</text:p>
          </table:table-cell>
          <table:table-cell table:style-name="ce366" office:value-type="date" office:date-value="2006-02-05" calcext:value-type="date">
            <text:p>5 février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Lee</text:p>
          </table:table-cell>
          <table:table-cell table:style-name="ce359" office:value-type="string" calcext:value-type="string">
            <text:p>Sun</text:p>
          </table:table-cell>
          <table:table-cell table:style-name="ce382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hinoise</text:p>
          </table:table-cell>
          <table:table-cell table:style-name="ce359" office:value-type="string" calcext:value-type="string">
            <text:p>Chinois, coréen, anglais</text:p>
          </table:table-cell>
          <table:table-cell table:style-name="ce390" office:value-type="float" office:value="7" calcext:value-type="float">
            <text:p>7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408" office:value-type="string" calcext:value-type="string">
            <text:p>Asexuelle et aromantique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Psychologue</text:p>
          </table:table-cell>
          <table:table-cell table:style-name="ce366" office:value-type="date" office:date-value="2004-05-29" calcext:value-type="date">
            <text:p>29 mai 2004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June</text:p>
          </table:table-cell>
          <table:table-cell table:style-name="ce359" office:value-type="string" calcext:value-type="string">
            <text:p>Akizumaki</text:p>
          </table:table-cell>
          <table:table-cell table:style-name="ce382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Américano-nippone</text:p>
          </table:table-cell>
          <table:table-cell table:style-name="ce359" office:value-type="string" calcext:value-type="string">
            <text:p>Anglais (américain), Japonais</text:p>
          </table:table-cell>
          <table:table-cell table:style-name="ce390" office:value-type="float" office:value="5" calcext:value-type="float">
            <text:p>5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408" office:value-type="string" calcext:value-type="string">
            <text:p>Asexuel et biromantique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Alycia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Pyromane</text:p>
          </table:table-cell>
          <table:table-cell table:style-name="ce366" office:value-type="date" office:date-value="2001-12-22" calcext:value-type="date">
            <text:p>22 décembre 2001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Favilla</text:p>
          </table:table-cell>
          <table:table-cell table:style-name="ce359" office:value-type="string" calcext:value-type="string">
            <text:p>Hesperos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Grecque</text:p>
          </table:table-cell>
          <table:table-cell table:style-name="ce359" office:value-type="string" calcext:value-type="string">
            <text:p>grec, anglais, japon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genderfluid</text:p>
          </table:table-cell>
          <table:table-cell table:style-name="ce402" office:value-type="string" calcext:value-type="string">
            <text:p>il/elle</text:p>
          </table:table-cell>
          <table:table-cell table:style-name="ce408" office:value-type="string" calcext:value-type="string">
            <text:p>Pansexuel</text:p>
          </table:table-cell>
          <table:table-cell table:style-name="ce410" office:value-type="string" calcext:value-type="string">
            <text:p>oui</text:p>
          </table:table-cell>
          <table:table-cell table:style-name="ce421" office:value-type="string" calcext:value-type="string">
            <text:p>Himawari</text:p>
          </table:table-cell>
          <table:table-cell table:style-name="ce426"/>
          <table:table-cell table:number-columns-repeated="1009"/>
        </table:table-row>
        <table:table-row table:style-name="ro1">
          <table:table-cell table:style-name="ce359" office:value-type="string" calcext:value-type="string">
            <text:p>Hydromancien</text:p>
          </table:table-cell>
          <table:table-cell table:style-name="ce366" office:value-type="date" office:date-value="2004-02-29" calcext:value-type="date">
            <text:p>29 février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79" office:value-type="string" calcext:value-type="string">
            <text:p>Apophis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???</text:p>
          </table:table-cell>
          <table:table-cell table:style-name="ce359" office:value-type="string" calcext:value-type="string">
            <text:p>anglais</text:p>
          </table:table-cell>
          <table:table-cell table:style-name="ce390" office:value-type="float" office:value="6" calcext:value-type="float">
            <text:p>6</text:p>
          </table:table-cell>
          <table:table-cell table:style-name="ce396" office:value-type="string" calcext:value-type="string">
            <text:p>homme cis</text:p>
          </table:table-cell>
          <table:table-cell table:style-name="ce402" office:value-type="string" calcext:value-type="string">
            <text:p>il</text:p>
          </table:table-cell>
          <table:table-cell table:style-name="ce359" office:value-type="string" calcext:value-type="string">
            <text:p>/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Himawari</text:p>
          </table:table-cell>
          <table:table-cell table:style-name="ce426"/>
          <table:table-cell table:number-columns-repeated="1009"/>
        </table:table-row>
        <table:table-row table:style-name="ro4">
          <table:table-cell table:style-name="ce359" office:value-type="string" calcext:value-type="string">
            <text:p>Oratric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29" calcext:value-type="float">
            <text:p>29</text:p>
          </table:table-cell>
          <table:table-cell table:style-name="ce359" office:value-type="string" calcext:value-type="string">
            <text:p>Monokuma</text:p>
          </table:table-cell>
          <table:table-cell table:style-name="ce359" office:value-type="string" calcext:value-type="string">
            <text:p>???</text:p>
          </table:table-cell>
          <table:table-cell table:style-name="ce382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359"/>
          <table:table-cell table:style-name="ce390"/>
          <table:table-cell table:style-name="ce396" office:value-type="string" calcext:value-type="string">
            <text:p>femme cis</text:p>
          </table:table-cell>
          <table:table-cell table:style-name="ce402" office:value-type="string" calcext:value-type="string">
            <text:p>elle</text:p>
          </table:table-cell>
          <table:table-cell table:style-name="ce359" office:value-type="string" calcext:value-type="string">
            <text:p>/</text:p>
          </table:table-cell>
          <table:table-cell table:style-name="ce410" office:value-type="string" calcext:value-type="string">
            <text:p>non</text:p>
          </table:table-cell>
          <table:table-cell table:style-name="ce421" office:value-type="string" calcext:value-type="string">
            <text:p>Himawari</text:p>
          </table:table-cell>
          <table:table-cell table:style-name="ce426"/>
          <table:table-cell table:number-columns-repeated="1009"/>
        </table:table-row>
        <table:table-row table:style-name="ro8" table:number-rows-repeated="2">
          <table:table-cell table:style-name="ce359"/>
          <table:table-cell table:style-name="ce366"/>
          <table:table-cell table:style-name="ce373"/>
          <table:table-cell table:style-name="ce359" table:number-columns-repeated="2"/>
          <table:table-cell table:style-name="ce382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21"/>
          <table:table-cell table:style-name="ce426"/>
          <table:table-cell table:number-columns-repeated="1009"/>
        </table:table-row>
        <table:table-row table:style-name="ro8">
          <table:table-cell table:style-name="ce359" table:number-columns-repeated="2"/>
          <table:table-cell table:style-name="ce373"/>
          <table:table-cell table:style-name="ce359" table:number-columns-repeated="2"/>
          <table:table-cell table:style-name="ce382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21"/>
          <table:table-cell table:style-name="ce426"/>
          <table:table-cell table:number-columns-repeated="1009"/>
        </table:table-row>
        <table:table-row table:style-name="ro8">
          <table:table-cell table:style-name="ce359"/>
          <table:table-cell table:style-name="ce366"/>
          <table:table-cell table:style-name="ce373"/>
          <table:table-cell table:style-name="ce359" table:number-columns-repeated="2"/>
          <table:table-cell table:style-name="ce382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21"/>
          <table:table-cell table:style-name="ce426"/>
          <table:table-cell table:number-columns-repeated="1009"/>
        </table:table-row>
        <table:table-row table:style-name="ro8" table:number-rows-repeated="20">
          <table:table-cell table:style-name="ce359" table:number-columns-repeated="2"/>
          <table:table-cell table:style-name="ce373"/>
          <table:table-cell table:style-name="ce359" table:number-columns-repeated="2"/>
          <table:table-cell table:style-name="ce381"/>
          <table:table-cell table:style-name="ce359" table:number-columns-repeated="2"/>
          <table:table-cell table:style-name="ce390"/>
          <table:table-cell table:style-name="ce396"/>
          <table:table-cell table:style-name="ce402"/>
          <table:table-cell table:style-name="ce359"/>
          <table:table-cell table:style-name="ce410"/>
          <table:table-cell table:style-name="ce421"/>
          <table:table-cell table:style-name="ce426"/>
          <table:table-cell table:number-columns-repeated="1009"/>
        </table:table-row>
        <table:table-row table:style-name="ro8">
          <table:table-cell table:style-name="ce360" table:number-columns-repeated="2"/>
          <table:table-cell table:style-name="ce374"/>
          <table:table-cell table:style-name="ce360" table:number-columns-repeated="2"/>
          <table:table-cell table:style-name="ce388"/>
          <table:table-cell table:style-name="ce360" table:number-columns-repeated="2"/>
          <table:table-cell table:style-name="ce391"/>
          <table:table-cell table:style-name="ce397"/>
          <table:table-cell table:style-name="ce403"/>
          <table:table-cell table:style-name="ce360"/>
          <table:table-cell table:style-name="ce411"/>
          <table:table-cell table:style-name="ce423"/>
          <table:table-cell table:style-name="ce426"/>
          <table:table-cell table:number-columns-repeated="1009"/>
        </table:table-row>
        <table:table-row table:style-name="ro8" table:number-rows-repeated="2">
          <table:table-cell table:style-name="ce360" table:number-columns-repeated="2"/>
          <table:table-cell table:style-name="ce374"/>
          <table:table-cell table:style-name="ce360" table:number-columns-repeated="5"/>
          <table:table-cell table:style-name="ce393"/>
          <table:table-cell table:style-name="ce360" table:number-columns-repeated="3"/>
          <table:table-cell table:style-name="ce411"/>
          <table:table-cell table:style-name="ce423"/>
          <table:table-cell table:style-name="ce426"/>
          <table:table-cell table:number-columns-repeated="1009"/>
        </table:table-row>
        <table:table-row table:style-name="ro8">
          <table:table-cell table:style-name="ce364" table:number-columns-repeated="2"/>
          <table:table-cell table:style-name="ce376"/>
          <table:table-cell table:style-name="ce364" table:number-columns-repeated="5"/>
          <table:table-cell table:style-name="ce394"/>
          <table:table-cell table:style-name="ce364" table:number-columns-repeated="3"/>
          <table:table-cell table:style-name="ce415"/>
          <table:table-cell table:style-name="ce424"/>
          <table:table-cell table:style-name="ce425"/>
          <table:table-cell table:number-columns-repeated="1009"/>
        </table:table-row>
        <table:table-row table:style-name="ro9" table:number-rows-repeated="104844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Figurants.F1:Figurants.F132">
            <calcext:condition calcext:apply-style-name="ConditionalStyle_1" calcext:value="contains-text(&quot;avril 2019&quot;)" calcext:base-cell-address="Figurants.F1"/>
          </calcext:conditional-format>
          <calcext:conditional-format calcext:target-range-address="Figurants.F1:Figurants.F132">
            <calcext:condition calcext:apply-style-name="ConditionalStyle_2" calcext:value="contains-text(&quot;avril 2016&quot;)" calcext:base-cell-address="Figurants.F1"/>
          </calcext:conditional-format>
          <calcext:conditional-format calcext:target-range-address="Figurants.F1:Figurants.F132">
            <calcext:condition calcext:apply-style-name="ConditionalStyle_3" calcext:value="contains-text(&quot;avril 2017&quot;)" calcext:base-cell-address="Figurants.F1"/>
          </calcext:conditional-format>
          <calcext:conditional-format calcext:target-range-address="Figurants.F1:Figurants.F132">
            <calcext:condition calcext:apply-style-name="ConditionalStyle_4" calcext:value="contains-text(&quot;avril 2018&quot;)" calcext:base-cell-address="Figurants.F1"/>
          </calcext:conditional-format>
          <calcext:conditional-format calcext:target-range-address="Figurants.F1:Figurants.F132">
            <calcext:condition calcext:apply-style-name="ConditionalStyle_5" calcext:value="contains-text(&quot;Avril 2020&quot;)" calcext:base-cell-address="Figurants.F1"/>
          </calcext:conditional-format>
          <calcext:conditional-format calcext:target-range-address="Figurants.I1:Figurants.I132">
            <calcext:condition calcext:apply-style-name="ConditionalStyle_6" calcext:value="=1" calcext:base-cell-address="Figurants.I1"/>
          </calcext:conditional-format>
          <calcext:conditional-format calcext:target-range-address="Figurants.I1:Figurants.I132">
            <calcext:condition calcext:apply-style-name="ConditionalStyle_7" calcext:value="=2" calcext:base-cell-address="Figurants.I1"/>
          </calcext:conditional-format>
          <calcext:conditional-format calcext:target-range-address="Figurants.I1:Figurants.I132">
            <calcext:condition calcext:apply-style-name="ConditionalStyle_8" calcext:value="=3" calcext:base-cell-address="Figurants.I1"/>
          </calcext:conditional-format>
          <calcext:conditional-format calcext:target-range-address="Figurants.I1:Figurants.I132">
            <calcext:condition calcext:apply-style-name="ConditionalStyle_9" calcext:value="=4" calcext:base-cell-address="Figurants.I1"/>
          </calcext:conditional-format>
          <calcext:conditional-format calcext:target-range-address="Figurants.I1:Figurants.I132">
            <calcext:condition calcext:apply-style-name="ConditionalStyle_10" calcext:value="=5" calcext:base-cell-address="Figurants.I1"/>
          </calcext:conditional-format>
          <calcext:conditional-format calcext:target-range-address="Figurants.M1:Figurants.M135">
            <calcext:condition calcext:apply-style-name="ConditionalStyle_11" calcext:value="=&quot;Non&quot;" calcext:base-cell-address="Figurants.M1"/>
          </calcext:conditional-format>
          <calcext:conditional-format calcext:target-range-address="Figurants.M1:Figurants.M135">
            <calcext:condition calcext:apply-style-name="ConditionalStyle_12" calcext:value="=&quot;Oui&quot;" calcext:base-cell-address="Figurants.M1"/>
          </calcext:conditional-format>
          <calcext:conditional-format calcext:target-range-address="Figurants.M1:Figurants.M135">
            <calcext:condition calcext:apply-style-name="ConditionalStyle_13" calcext:value="=&quot;Questionning&quot;" calcext:base-cell-address="Figurants.M1"/>
          </calcext:conditional-format>
          <calcext:conditional-format calcext:target-range-address="Figurants.K1:Figurants.K132">
            <calcext:condition calcext:apply-style-name="ConditionalStyle_14" calcext:value="=&quot;Il&quot;" calcext:base-cell-address="Figurants.K1"/>
          </calcext:conditional-format>
          <calcext:conditional-format calcext:target-range-address="Figurants.K1:Figurants.K132">
            <calcext:condition calcext:apply-style-name="ConditionalStyle_15" calcext:value="=&quot;Elle&quot;" calcext:base-cell-address="Figurants.K1"/>
          </calcext:conditional-format>
          <calcext:conditional-format calcext:target-range-address="Figurants.K1:Figurants.K132">
            <calcext:condition calcext:apply-style-name="ConditionalStyle_10" calcext:value="contains-text(&quot;iel&quot;)" calcext:base-cell-address="Figurants.K1"/>
          </calcext:conditional-format>
          <calcext:conditional-format calcext:target-range-address="Figurants.K1:Figurants.K132">
            <calcext:condition calcext:apply-style-name="ConditionalStyle_16" calcext:value="contains-text(&quot;Tous&quot;)" calcext:base-cell-address="Figurants.K1"/>
          </calcext:conditional-format>
          <calcext:conditional-format calcext:target-range-address="Figurants.F1:Figurants.F132">
            <calcext:condition calcext:apply-style-name="ConditionalStyle_17" calcext:value="contains-text(&quot;avril 2022&quot;)" calcext:base-cell-address="Figurants.F1"/>
          </calcext:conditional-format>
          <calcext:conditional-format calcext:target-range-address="Figurants.F1:Figurants.F132">
            <calcext:condition calcext:apply-style-name="ConditionalStyle_18" calcext:value="contains-text(&quot;avril 2021&quot;)" calcext:base-cell-address="Figurants.F1"/>
          </calcext:conditional-format>
          <calcext:conditional-format calcext:target-range-address="Figurants.F1:Figurants.F132">
            <calcext:condition calcext:apply-style-name="ConditionalStyle_13" calcext:value="contains-text(&quot;avril 2023&quot;)" calcext:base-cell-address="Figurants.F1"/>
          </calcext:conditional-format>
          <calcext:conditional-format calcext:target-range-address="Figurants.F1:Figurants.F132">
            <calcext:condition calcext:apply-style-name="ConditionalStyle_19" calcext:value="contains-text(&quot;avril 2024&quot;)" calcext:base-cell-address="Figurants.F1"/>
          </calcext:conditional-format>
          <calcext:conditional-format calcext:target-range-address="Figurants.I1:Figurants.I132">
            <calcext:condition calcext:apply-style-name="ConditionalStyle_18" calcext:value="=6" calcext:base-cell-address="Figurants.I1"/>
          </calcext:conditional-format>
          <calcext:conditional-format calcext:target-range-address="Figurants.I1:Figurants.I132">
            <calcext:condition calcext:apply-style-name="ConditionalStyle_17" calcext:value="=7" calcext:base-cell-address="Figurants.I1"/>
          </calcext:conditional-format>
          <calcext:conditional-format calcext:target-range-address="Figurants.I1:Figurants.I132">
            <calcext:condition calcext:apply-style-name="ConditionalStyle_13" calcext:value="=8" calcext:base-cell-address="Figurants.I1"/>
          </calcext:conditional-format>
          <calcext:conditional-format calcext:target-range-address="Figurants.I1:Figurants.I132">
            <calcext:condition calcext:apply-style-name="ConditionalStyle_19" calcext:value="=9" calcext:base-cell-address="Figurants.I1"/>
          </calcext:conditional-format>
          <calcext:conditional-format calcext:target-range-address="Figurants.J1:Figurants.J132">
            <calcext:condition calcext:apply-style-name="ConditionalStyle_20" calcext:value="begins-with(&quot;Homme cis&quot;)" calcext:base-cell-address="Figurants.J1"/>
          </calcext:conditional-format>
          <calcext:conditional-format calcext:target-range-address="Figurants.J1:Figurants.J132">
            <calcext:condition calcext:apply-style-name="ConditionalStyle_21" calcext:value="=&quot;Homme trans&quot;" calcext:base-cell-address="Figurants.J1"/>
          </calcext:conditional-format>
          <calcext:conditional-format calcext:target-range-address="Figurants.J1:Figurants.J132">
            <calcext:condition calcext:apply-style-name="ConditionalStyle_22" calcext:value="begins-with(&quot;Femme cis&quot;)" calcext:base-cell-address="Figurants.J1"/>
          </calcext:conditional-format>
          <calcext:conditional-format calcext:target-range-address="Figurants.J1:Figurants.J132">
            <calcext:condition calcext:apply-style-name="ConditionalStyle_4" calcext:value="=&quot;Femme trans&quot;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B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Genderqueer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e reconnaît pas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Agenré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on binai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Genderfluid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Bigen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on-binai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Questionning&quot;)" calcext:base-cell-address="Figurants.J1"/>
          </calcext:conditional-format>
          <calcext:conditional-format calcext:target-range-address="Figurants.K1:Figurants.K132">
            <calcext:condition calcext:apply-style-name="ConditionalStyle_24" calcext:value="=&quot;Il/elle&quot;" calcext:base-cell-address="Figurants.K1"/>
          </calcext:conditional-format>
          <calcext:conditional-format calcext:target-range-address="Figurants.F1:Figurants.F132">
            <calcext:condition calcext:apply-style-name="ConditionalStyle_25" calcext:value="contains-text(&quot;2025&quot;)" calcext:base-cell-address="Figurants.F1"/>
          </calcext:conditional-format>
          <calcext:conditional-format calcext:target-range-address="Figurants.F1:Figurants.F132">
            <calcext:condition calcext:apply-style-name="ConditionalStyle_26" calcext:value="contains-text(&quot;2024&quot;)" calcext:base-cell-address="Figurants.F1"/>
          </calcext:conditional-format>
          <calcext:conditional-format calcext:target-range-address="Figurants.I1:Figurants.I132">
            <calcext:condition calcext:apply-style-name="ConditionalStyle_25" calcext:value="contains-text(&quot;10&quot;)" calcext:base-cell-address="Figurants.I1"/>
          </calcext:conditional-format>
          <calcext:conditional-format calcext:target-range-address="Figurants.N1:Figurants.N46">
            <calcext:condition calcext:apply-style-name="ConditionalStyle_2" calcext:value="contains-text(&quot;/&quot;)" calcext:base-cell-address="Figurants.N1"/>
          </calcext:conditional-format>
          <calcext:conditional-format calcext:target-range-address="Figurants.F1:Figurants.F132">
            <calcext:condition calcext:apply-style-name="ConditionalStyle_27" calcext:value="contains-text(&quot;avril 2026&quot;)" calcext:base-cell-address="Figurants.F1"/>
          </calcext:conditional-format>
          <calcext:conditional-format calcext:target-range-address="Figurants.N1:Figurants.N45 Figurants.N47:Figurants.N135">
            <calcext:condition calcext:apply-style-name="ConditionalStyle_12" calcext:value="contains-text(&quot;Oui&quot;)" calcext:base-cell-address="Figurants.N1"/>
          </calcext:conditional-format>
          <calcext:conditional-format calcext:target-range-address="Figurants.N1:Figurants.N45 Figurants.N47:Figurants.N135">
            <calcext:condition calcext:apply-style-name="ConditionalStyle_11" calcext:value="contains-text(&quot;Non&quot;)" calcext:base-cell-address="Figurants.N1"/>
          </calcext:conditional-format>
          <calcext:conditional-format calcext:target-range-address="Figurants.I1:Figurants.I135">
            <calcext:condition calcext:apply-style-name="ConditionalStyle_27" calcext:value="contains-text(&quot;11&quot;)" calcext:base-cell-address="Figurants.I1"/>
          </calcext:conditional-format>
          <calcext:conditional-format calcext:target-range-address="Figurants.I1:Figurants.I135">
            <calcext:condition calcext:apply-style-name="ConditionalStyle_28" calcext:value="contains-text(&quot;Professeur&quot;)" calcext:base-cell-address="Figurants.I1"/>
          </calcext:conditional-format>
          <calcext:conditional-format calcext:target-range-address="Figurants.I1:Figurants.I135">
            <calcext:condition calcext:apply-style-name="ConditionalStyle_29" calcext:value="contains-text(&quot;Surveillant&quot;)" calcext:base-cell-address="Figurants.I1"/>
          </calcext:conditional-format>
          <calcext:conditional-format calcext:target-range-address="Figurants.K1:Figurants.K132">
            <calcext:condition calcext:apply-style-name="ConditionalStyle_10" calcext:value="contains-text(&quot;Ael&quot;)" calcext:base-cell-address="Figurants.K1"/>
          </calcext:conditional-format>
          <calcext:conditional-format calcext:target-range-address="Figurants.N1:Figurants.N135">
            <calcext:condition calcext:apply-style-name="ConditionalStyle_30" calcext:value="contains-text(&quot;Noa&quot;)" calcext:base-cell-address="Figurants.N1"/>
          </calcext:conditional-format>
          <calcext:conditional-format calcext:target-range-address="Figurants.N1:Figurants.N135">
            <calcext:condition calcext:apply-style-name="ConditionalStyle_31" calcext:value="contains-text(&quot;Corneille&quot;)" calcext:base-cell-address="Figurants.N1"/>
          </calcext:conditional-format>
          <calcext:conditional-format calcext:target-range-address="Figurants.N1:Figurants.N135">
            <calcext:condition calcext:apply-style-name="ConditionalStyle_32" calcext:value="contains-text(&quot;Louna&quot;)" calcext:base-cell-address="Figurants.N1"/>
          </calcext:conditional-format>
          <calcext:conditional-format calcext:target-range-address="Figurants.N1:Figurants.N135">
            <calcext:condition calcext:apply-style-name="ConditionalStyle_33" calcext:value="contains-text(&quot;Romight&quot;)" calcext:base-cell-address="Figurants.N1"/>
          </calcext:conditional-format>
          <calcext:conditional-format calcext:target-range-address="Figurants.N1:Figurants.N135">
            <calcext:condition calcext:apply-style-name="ConditionalStyle_34" calcext:value="contains-text(&quot;Hugo&quot;)" calcext:base-cell-address="Figurants.N1"/>
          </calcext:conditional-format>
          <calcext:conditional-format calcext:target-range-address="Figurants.N1:Figurants.N135">
            <calcext:condition calcext:apply-style-name="ConditionalStyle_35" calcext:value="contains-text(&quot;Soupe&quot;)" calcext:base-cell-address="Figurants.N1"/>
          </calcext:conditional-format>
          <calcext:conditional-format calcext:target-range-address="Figurants.N1:Figurants.N135">
            <calcext:condition calcext:apply-style-name="ConditionalStyle_36" calcext:value="contains-text(&quot;Grisou&quot;)" calcext:base-cell-address="Figurants.N1"/>
          </calcext:conditional-format>
          <calcext:conditional-format calcext:target-range-address="Figurants.N1:Figurants.N135">
            <calcext:condition calcext:apply-style-name="ConditionalStyle_37" calcext:value="contains-text(&quot;Alycia&quot;)" calcext:base-cell-address="Figurants.N1"/>
          </calcext:conditional-format>
          <calcext:conditional-format calcext:target-range-address="Figurants.N1:Figurants.N135">
            <calcext:condition calcext:apply-style-name="ConditionalStyle_38" calcext:value="formula-is(LEN(TRIM(#REF!))&gt;0)" calcext:base-cell-address="Figurants.N1"/>
          </calcext:conditional-format>
          <calcext:conditional-format calcext:target-range-address="Figurants.O1:Figurants.O135">
            <calcext:condition calcext:apply-style-name="ConditionalStyle_39" calcext:value="formula-is(LEN(TRIM(#REF!))&gt;0)" calcext:base-cell-address="Figurants.O1"/>
          </calcext:conditional-format>
        </calcext:conditional-formats>
      </table:table>
      <table:table table:name="Personnag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number-columns-repeated="1005" table:default-cell-style-name="Default"/>
        <table:table-row table:style-name="ro10">
          <table:table-cell office:value-type="string" calcext:value-type="string">
            <text:p>ID</text:p>
          </table:table-cell>
          <table:table-cell table:style-name="ce427" office:value-type="string" calcext:value-type="string">
            <text:p>Ultime</text:p>
          </table:table-cell>
          <table:table-cell table:style-name="ce427" office:value-type="string" calcext:value-type="string">
            <text:p>Date de naissance</text:p>
          </table:table-cell>
          <table:table-cell table:style-name="ce64" office:value-type="string" calcext:value-type="string">
            <text:p>Age</text:p>
          </table:table-cell>
          <table:table-cell table:style-name="ce427" office:value-type="string" calcext:value-type="string">
            <text:p>Prénom</text:p>
          </table:table-cell>
          <table:table-cell table:style-name="ce427" office:value-type="string" calcext:value-type="string">
            <text:p>Nom</text:p>
          </table:table-cell>
          <table:table-cell table:style-name="ce89" office:value-type="string" calcext:value-type="string">
            <text:p>Année d'entrée à Hope's Peak</text:p>
          </table:table-cell>
          <table:table-cell table:style-name="ce427" office:value-type="string" calcext:value-type="string">
            <text:p>Nationalité</text:p>
          </table:table-cell>
          <table:table-cell table:style-name="ce123" office:value-type="string" calcext:value-type="string">
            <text:p>Promotion</text:p>
          </table:table-cell>
          <table:table-cell table:style-name="ce156" office:value-type="string" calcext:value-type="string">
            <text:p>Genre</text:p>
          </table:table-cell>
          <table:table-cell table:style-name="ce427" office:value-type="string" calcext:value-type="string">
            <text:p>Orientation sexuelle et romantique</text:p>
          </table:table-cell>
          <table:table-cell table:style-name="ce201" office:value-type="string" calcext:value-type="string">
            <text:p>POLYA</text:p>
          </table:table-cell>
          <table:table-cell table:style-name="ce234" office:value-type="string" calcext:value-type="string">
            <text:p>Manual</text:p>
          </table:table-cell>
          <table:table-cell table:style-name="ce268" office:value-type="string" calcext:value-type="string">
            <text:p>Religion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9" office:value-type="string" calcext:value-type="string">
            <text:p>Juge</text:p>
          </table:table-cell>
          <table:table-cell table:style-name="ce41" office:value-type="date" office:date-value="1995-02-05" calcext:value-type="date">
            <text:p>05/02/1995</text:p>
          </table:table-cell>
          <table:table-cell table:style-name="ce373" office:value-type="float" office:value="21" calcext:value-type="float">
            <text:p>21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359" office:value-type="string" calcext:value-type="string">
            <text:p>Aro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59" office:value-type="string" calcext:value-type="string">
            <text:p>Chevalier</text:p>
          </table:table-cell>
          <table:table-cell table:style-name="ce41" office:value-type="date" office:date-value="1997-04-24" calcext:value-type="date">
            <text:p>24/04/199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Eugène</text:p>
          </table:table-cell>
          <table:table-cell table:style-name="ce359" office:value-type="string" calcext:value-type="string">
            <text:p>Joslin de Pisseloup de Noray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Français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59" office:value-type="string" calcext:value-type="string">
            <text:p>Publicitaire</text:p>
          </table:table-cell>
          <table:table-cell table:style-name="ce41" office:value-type="date" office:date-value="2000-03-14" calcext:value-type="date">
            <text:p>14/03/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Anthony</text:p>
          </table:table-cell>
          <table:table-cell table:style-name="ce359" office:value-type="string" calcext:value-type="string">
            <text:p>Huggues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359" office:value-type="string" calcext:value-type="string">
            <text:p>Américaine</text:p>
          </table:table-cell>
          <table:table-cell table:style-name="ce127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59" office:value-type="string" calcext:value-type="string">
            <text:p>Historien</text:p>
          </table:table-cell>
          <table:table-cell table:style-name="ce41" office:value-type="date" office:date-value="1998-05-05" calcext:value-type="date">
            <text:p>05/05/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Cheng Hui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359" office:value-type="string" calcext:value-type="string">
            <text:p>Chinois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59" office:value-type="string" calcext:value-type="string">
            <text:p>Philosophe</text:p>
          </table:table-cell>
          <table:table-cell table:style-name="ce41" office:value-type="date" office:date-value="2000-01-02" calcext:value-type="date">
            <text:p>02/01/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Fusae</text:p>
          </table:table-cell>
          <table:table-cell table:style-name="ce359" office:value-type="string" calcext:value-type="string">
            <text:p>Amane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omoromantique asexuel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Scénariste</text:p>
          </table:table-cell>
          <table:table-cell table:style-name="ce41" office:value-type="date" office:date-value="1999-03-28" calcext:value-type="date">
            <text:p>28/03/1999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Wen Xiang</text:p>
          </table:table-cell>
          <table:table-cell table:style-name="ce359" office:value-type="string" calcext:value-type="string">
            <text:p>Monogatari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359" office:value-type="string" calcext:value-type="string">
            <text:p>Sino-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Oui</text:p>
          </table:table-cell>
          <table:table-cell table:style-name="ce238"/>
          <table:table-cell table:style-name="ce271" office:value-type="string" calcext:value-type="string">
            <text:p>Confession shintoïste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59" office:value-type="string" calcext:value-type="string">
            <text:p>Organiste</text:p>
          </table:table-cell>
          <table:table-cell table:style-name="ce42" office:value-type="date" office:date-value="2000-11-10" calcext:value-type="date">
            <text:p>10/11/2000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Ambre</text:p>
          </table:table-cell>
          <table:table-cell table:style-name="ce359" office:value-type="string" calcext:value-type="string">
            <text:p>Stahlkörper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359" office:value-type="string" calcext:value-type="string">
            <text:p>Allemand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59" office:value-type="string" calcext:value-type="string">
            <text:p>Archiviste</text:p>
          </table:table-cell>
          <table:table-cell table:style-name="ce41" office:value-type="date" office:date-value="1998-02-08" calcext:value-type="date">
            <text:p>08/02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Yuzuha</text:p>
          </table:table-cell>
          <table:table-cell table:style-name="ce359" office:value-type="string" calcext:value-type="string">
            <text:p>Ohno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Sapioromantique pansexuelle</text:p>
          </table:table-cell>
          <table:table-cell table:style-name="ce205" office:value-type="string" calcext:value-type="string">
            <text:p>Questionning</text:p>
          </table:table-cell>
          <table:table-cell table:style-name="ce239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59" office:value-type="string" calcext:value-type="string">
            <text:p>Missionnaire</text:p>
          </table:table-cell>
          <table:table-cell table:style-name="ce42" office:value-type="date" office:date-value="1998-10-10" calcext:value-type="date">
            <text:p>10/10/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Jésus</text:p>
          </table:table-cell>
          <table:table-cell table:style-name="ce359" office:value-type="string" calcext:value-type="string">
            <text:p>Lopèz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359" office:value-type="string" calcext:value-type="string">
            <text:p>Brésilien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 ac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9" office:value-type="string" calcext:value-type="string">
            <text:p>Portraitiste</text:p>
          </table:table-cell>
          <table:table-cell table:style-name="ce41" office:value-type="date" office:date-value="1998-08-19" calcext:value-type="date">
            <text:p>19/08/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ikage</text:p>
          </table:table-cell>
          <table:table-cell table:style-name="ce359" office:value-type="string" calcext:value-type="string">
            <text:p>Aoki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 ac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59" office:value-type="string" calcext:value-type="string">
            <text:p>Croque Mort</text:p>
          </table:table-cell>
          <table:table-cell table:style-name="ce42" office:value-type="date" office:date-value="2001-10-31" calcext:value-type="date">
            <text:p>31/10/2001</text:p>
          </table:table-cell>
          <table:table-cell table:style-name="ce373" table:formula="of:=14" office:value-type="float" office:value="14" calcext:value-type="float">
            <text:p>14</text:p>
          </table:table-cell>
          <table:table-cell table:style-name="ce359" office:value-type="string" calcext:value-type="string">
            <text:p>Kezelyu</text:p>
          </table:table-cell>
          <table:table-cell table:style-name="ce359" office:value-type="string" calcext:value-type="string">
            <text:p>az Erdély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359" office:value-type="string" calcext:value-type="string">
            <text:p>Hongrois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Toutes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9" office:value-type="string" calcext:value-type="string">
            <text:p>Architecte/Génie</text:p>
          </table:table-cell>
          <table:table-cell table:style-name="ce41" office:value-type="date" office:date-value="2000-09-11" calcext:value-type="date">
            <text:p>11/09/2000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Kagari</text:p>
          </table:table-cell>
          <table:table-cell table:style-name="ce359" office:value-type="string" calcext:value-type="string">
            <text:p>Goto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Neiaromantique hétérosexuel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59" office:value-type="string" calcext:value-type="string">
            <text:p>PDG</text:p>
          </table:table-cell>
          <table:table-cell table:style-name="ce42" office:value-type="date" office:date-value="1998-12-29" calcext:value-type="date">
            <text:p>29/12/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Raraka</text:p>
          </table:table-cell>
          <table:table-cell table:style-name="ce359" office:value-type="string" calcext:value-type="string">
            <text:p>Son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59" office:value-type="string" calcext:value-type="string">
            <text:p>Trésorier</text:p>
          </table:table-cell>
          <table:table-cell table:style-name="ce359" office:value-type="string" calcext:value-type="string">
            <text:p>29/02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enri</text:p>
          </table:table-cell>
          <table:table-cell table:style-name="ce359" office:value-type="string" calcext:value-type="string">
            <text:p>Kizoku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59" office:value-type="string" calcext:value-type="string">
            <text:p>Ornithologue</text:p>
          </table:table-cell>
          <table:table-cell table:style-name="ce41" office:value-type="date" office:date-value="1999-12-02" calcext:value-type="date">
            <text:p>02/12/1999</text:p>
          </table:table-cell>
          <table:table-cell table:style-name="ce373" table:formula="of:=16" office:value-type="float" office:value="16" calcext:value-type="float">
            <text:p>16</text:p>
          </table:table-cell>
          <table:table-cell table:style-name="ce359" office:value-type="string" calcext:value-type="string">
            <text:p>Sukina</text:p>
          </table:table-cell>
          <table:table-cell table:style-name="ce359" office:value-type="string" calcext:value-type="string">
            <text:p>Karasu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9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06" office:value-type="string" calcext:value-type="string">
            <text:p>LE CHAOS</text:p>
          </table:table-cell>
          <table:table-cell table:style-name="ce238"/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59" office:value-type="string" calcext:value-type="string">
            <text:p>Œnologue</text:p>
          </table:table-cell>
          <table:table-cell table:style-name="ce41" office:value-type="date" office:date-value="1998-08-13" calcext:value-type="date">
            <text:p>13/08/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our</text:p>
          </table:table-cell>
          <table:table-cell table:style-name="ce359" office:value-type="string" calcext:value-type="string">
            <text:p>Asyna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359" office:value-type="string" calcext:value-type="string">
            <text:p>Sud-Africai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59" office:value-type="string" calcext:value-type="string">
            <text:p>DJ</text:p>
          </table:table-cell>
          <table:table-cell table:style-name="ce41" office:value-type="date" office:date-value="1998-07-07" calcext:value-type="date">
            <text:p>07/07/1998</text:p>
          </table:table-cell>
          <table:table-cell table:style-name="ce373" table:formula="of:=17" office:value-type="float" office:value="17" calcext:value-type="float">
            <text:p>17</text:p>
          </table:table-cell>
          <table:table-cell table:style-name="ce359" office:value-type="string" calcext:value-type="string">
            <text:p>Veikko</text:p>
          </table:table-cell>
          <table:table-cell table:style-name="ce359" office:value-type="string" calcext:value-type="string">
            <text:p>Lajunen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359" office:value-type="string" calcext:value-type="string">
            <text:p>Finlandaise</text:p>
          </table:table-cell>
          <table:table-cell table:style-name="ce130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0" office:value-type="string" calcext:value-type="string">
            <text:p>Cyclop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359" office:value-type="string" calcext:value-type="string">
            <text:p>???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Luthier</text:p>
          </table:table-cell>
          <table:table-cell table:style-name="ce41" office:value-type="date" office:date-value="1997-08-18" calcext:value-type="date">
            <text:p>18/08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Lyslas</text:p>
          </table:table-cell>
          <table:table-cell table:style-name="ce359" office:value-type="string" calcext:value-type="string">
            <text:p>Bloom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eo-Zélandaise-frança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et pan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59" office:value-type="string" calcext:value-type="string">
            <text:p>Acrobate</text:p>
          </table:table-cell>
          <table:table-cell table:style-name="ce41" office:value-type="date" office:date-value="1998-03-07" calcext:value-type="date">
            <text:p>07/03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njali</text:p>
          </table:table-cell>
          <table:table-cell table:style-name="ce359" office:value-type="string" calcext:value-type="string">
            <text:p>Singh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359" office:value-type="string" calcext:value-type="string">
            <text:p>Indien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sexuelle et bi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59" office:value-type="string" calcext:value-type="string">
            <text:p>Ramoneur</text:p>
          </table:table-cell>
          <table:table-cell table:style-name="ce42" office:value-type="date" office:date-value="1998-12-31" calcext:value-type="date">
            <text:p>31/12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noushka</text:p>
          </table:table-cell>
          <table:table-cell table:style-name="ce359" office:value-type="string" calcext:value-type="string">
            <text:p>Tomczyk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359" office:value-type="string" calcext:value-type="string">
            <text:p>Polona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59" office:value-type="string" calcext:value-type="string">
            <text:p>Break-danceur</text:p>
          </table:table-cell>
          <table:table-cell table:style-name="ce41" office:value-type="date" office:date-value="1998-08-04" calcext:value-type="date">
            <text:p>04/08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in-Ho</text:p>
          </table:table-cell>
          <table:table-cell table:style-name="ce359" office:value-type="string" calcext:value-type="string">
            <text:p>Kim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359" office:value-type="string" calcext:value-type="string">
            <text:p>Sud-Coréen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yno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59" office:value-type="string" calcext:value-type="string">
            <text:p>Démineur</text:p>
          </table:table-cell>
          <table:table-cell table:style-name="ce41" office:value-type="date" office:date-value="1997-05-23" calcext:value-type="date">
            <text:p>23/05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Mizuki</text:p>
          </table:table-cell>
          <table:table-cell table:style-name="ce359" office:value-type="string" calcext:value-type="string">
            <text:p>Tomoda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59" office:value-type="string" calcext:value-type="string">
            <text:p>Bûcheron</text:p>
          </table:table-cell>
          <table:table-cell table:style-name="ce41" office:value-type="date" office:date-value="1996-08-18" calcext:value-type="date">
            <text:p>18/08/199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Nikolaï</text:p>
          </table:table-cell>
          <table:table-cell table:style-name="ce359" office:value-type="string" calcext:value-type="string">
            <text:p>Vorken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359" office:value-type="string" calcext:value-type="string">
            <text:p>Ukrainien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 et romantique 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59" office:value-type="string" calcext:value-type="string">
            <text:p>Géographe</text:p>
          </table:table-cell>
          <table:table-cell table:style-name="ce41" office:value-type="date" office:date-value="1998-04-06" calcext:value-type="date">
            <text:p>06/04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éo</text:p>
          </table:table-cell>
          <table:table-cell table:style-name="ce359" office:value-type="string" calcext:value-type="string">
            <text:p>Vallée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359" office:value-type="string" calcext:value-type="string">
            <text:p>França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 et romantique 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59" office:value-type="string" calcext:value-type="string">
            <text:p>Calligraphe</text:p>
          </table:table-cell>
          <table:table-cell table:style-name="ce42" office:value-type="date" office:date-value="1998-11-27" calcext:value-type="date">
            <text:p>27/11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élanie</text:p>
          </table:table-cell>
          <table:table-cell table:style-name="ce359" office:value-type="string" calcext:value-type="string">
            <text:p>Duchamps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359" office:value-type="string" calcext:value-type="string">
            <text:p>Franco-allemand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59" office:value-type="string" calcext:value-type="string">
            <text:p>Volcanologue</text:p>
          </table:table-cell>
          <table:table-cell table:style-name="ce41" office:value-type="date" office:date-value="1997-07-19" calcext:value-type="date">
            <text:p>19/07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imana</text:p>
          </table:table-cell>
          <table:table-cell table:style-name="ce359" office:value-type="string" calcext:value-type="string">
            <text:p>Blake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359" office:value-type="string" calcext:value-type="string">
            <text:p>Tahïtien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ynosexuel et romantique 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59" office:value-type="string" calcext:value-type="string">
            <text:p>Tatoueur</text:p>
          </table:table-cell>
          <table:table-cell table:style-name="ce41" office:value-type="date" office:date-value="1996-02-01" calcext:value-type="date">
            <text:p>01/02/199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Violaine</text:p>
          </table:table-cell>
          <table:table-cell table:style-name="ce359" office:value-type="string" calcext:value-type="string">
            <text:p>Klein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359" office:value-type="string" calcext:value-type="string">
            <text:p>Allemand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 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59" office:value-type="string" calcext:value-type="string">
            <text:p>Garçon de café</text:p>
          </table:table-cell>
          <table:table-cell table:style-name="ce41" office:value-type="date" office:date-value="1998-06-21" calcext:value-type="date">
            <text:p>21/06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Randall</text:p>
          </table:table-cell>
          <table:table-cell table:style-name="ce359" office:value-type="string" calcext:value-type="string">
            <text:p>Cooper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359" office:value-type="string" calcext:value-type="string">
            <text:p>Britannico-Américai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 et a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59" office:value-type="string" calcext:value-type="string">
            <text:p>Croupier</text:p>
          </table:table-cell>
          <table:table-cell table:style-name="ce41" office:value-type="date" office:date-value="1998-08-08" calcext:value-type="date">
            <text:p>08/08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Royale</text:p>
          </table:table-cell>
          <table:table-cell table:style-name="ce359" office:value-type="string" calcext:value-type="string">
            <text:p>Flush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359" office:value-type="string" calcext:value-type="string">
            <text:p>Française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Agenrée</text:p>
          </table:table-cell>
          <table:table-cell table:style-name="ce359" office:value-type="string" calcext:value-type="string">
            <text:p>demi-pansexuelle et 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59" office:value-type="string" calcext:value-type="string">
            <text:p>Serrurier</text:p>
          </table:table-cell>
          <table:table-cell table:style-name="ce41" office:value-type="date" office:date-value="1997-09-14" calcext:value-type="date">
            <text:p>14/09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Remington</text:p>
          </table:table-cell>
          <table:table-cell table:style-name="ce359" office:value-type="string" calcext:value-type="string">
            <text:p>Miller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359" office:value-type="string" calcext:value-type="string">
            <text:p>Canadien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et romantique 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59" office:value-type="string" calcext:value-type="string">
            <text:p>Coiffeur</text:p>
          </table:table-cell>
          <table:table-cell table:style-name="ce41" office:value-type="date" office:date-value="1997-09-29" calcext:value-type="date">
            <text:p>29/09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Cassiopée</text:p>
          </table:table-cell>
          <table:table-cell table:style-name="ce359" office:value-type="string" calcext:value-type="string">
            <text:p>Bélange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359" office:value-type="string" calcext:value-type="string">
            <text:p>Franco-dano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 et romantique </text:p>
          </table:table-cell>
          <table:table-cell table:style-name="ce292" office:value-type="string" calcext:value-type="string">
            <text:p>Non</text:p>
          </table:table-cell>
          <table:table-cell table:style-name="ce24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59" office:value-type="string" calcext:value-type="string">
            <text:p>Opticien</text:p>
          </table:table-cell>
          <table:table-cell table:style-name="ce42" office:value-type="date" office:date-value="1998-11-16" calcext:value-type="date">
            <text:p>16/11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xel</text:p>
          </table:table-cell>
          <table:table-cell table:style-name="ce359" office:value-type="string" calcext:value-type="string">
            <text:p>Smith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359" office:value-type="string" calcext:value-type="string">
            <text:p>Belge</text:p>
          </table:table-cell>
          <table:table-cell table:style-name="ce133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étérosexuel et romantique 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359" office:value-type="string" calcext:value-type="string">
            <text:p>Pilote de chasse</text:p>
          </table:table-cell>
          <table:table-cell table:style-name="ce41" office:value-type="date" office:date-value="1996-03-15" calcext:value-type="date">
            <text:p>15/03/199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Mike</text:p>
          </table:table-cell>
          <table:table-cell table:style-name="ce359" office:value-type="string" calcext:value-type="string">
            <text:p>Walker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359" office:value-type="string" calcext:value-type="string">
            <text:p>Américai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et romantique, mais pas outé et homophobe 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60" office:value-type="string" calcext:value-type="string">
            <text:p>MonoRobot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359" office:value-type="string" calcext:value-type="string">
            <text:p>Asexuel, Aromantiqu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Soigneuse animalière</text:p>
          </table:table-cell>
          <table:table-cell table:style-name="ce366" office:value-type="date" office:date-value="1996-10-20" calcext:value-type="date">
            <text:p>20 octobre 1996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Neia</text:p>
          </table:table-cell>
          <table:table-cell table:style-name="ce359" office:value-type="string" calcext:value-type="string">
            <text:p>Hiristel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-Suédo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, Kagari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59" office:value-type="string" calcext:value-type="string">
            <text:p>Styliste</text:p>
          </table:table-cell>
          <table:table-cell table:style-name="ce366" office:value-type="date" office:date-value="1997-06-07" calcext:value-type="date">
            <text:p>7 juin 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lice</text:p>
          </table:table-cell>
          <table:table-cell table:style-name="ce359" office:value-type="string" calcext:value-type="string">
            <text:p>Devigne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359" office:value-type="string" calcext:value-type="string">
            <text:p>França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, 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59" office:value-type="string" calcext:value-type="string">
            <text:p>Chocolatière</text:p>
          </table:table-cell>
          <table:table-cell table:style-name="ce366" office:value-type="date" office:date-value="1997-09-24" calcext:value-type="date">
            <text:p>24 septembre 199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iko</text:p>
          </table:table-cell>
          <table:table-cell table:style-name="ce359" office:value-type="string" calcext:value-type="string">
            <text:p>Shuu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359" office:value-type="string" calcext:value-type="string">
            <text:p>Nippone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ndrosexuel,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59" office:value-type="string" calcext:value-type="string">
            <text:p>Chasseuse de Yokaï</text:p>
          </table:table-cell>
          <table:table-cell table:style-name="ce366" office:value-type="date" office:date-value="1998-04-18" calcext:value-type="date">
            <text:p>18 avril 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iyako</text:p>
          </table:table-cell>
          <table:table-cell table:style-name="ce359" office:value-type="string" calcext:value-type="string">
            <text:p>Nishimura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Demisexuel, demi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59" office:value-type="string" calcext:value-type="string">
            <text:p>Progameuse </text:p>
          </table:table-cell>
          <table:table-cell table:style-name="ce359" office:value-type="string" calcext:value-type="string">
            <text:p>10 aout 2000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Ran</text:p>
          </table:table-cell>
          <table:table-cell table:style-name="ce359" office:value-type="string" calcext:value-type="string">
            <text:p>Saito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59" office:value-type="string" calcext:value-type="string">
            <text:p>Déesse de temple </text:p>
          </table:table-cell>
          <table:table-cell table:style-name="ce366" office:value-type="date" office:date-value="1999-05-13" calcext:value-type="date">
            <text:p>13 mai 1999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egumi</text:p>
          </table:table-cell>
          <table:table-cell table:style-name="ce359" office:value-type="string" calcext:value-type="string">
            <text:p>Hasegawa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sexuel, A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59" office:value-type="string" calcext:value-type="string">
            <text:p>Partenaire de danse swing </text:p>
          </table:table-cell>
          <table:table-cell table:style-name="ce366" office:value-type="date" office:date-value="1998-07-03" calcext:value-type="date">
            <text:p>3 juillet 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ayu</text:p>
          </table:table-cell>
          <table:table-cell table:style-name="ce359" office:value-type="string" calcext:value-type="string">
            <text:p>Imaï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, demi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59" office:value-type="string" calcext:value-type="string">
            <text:p>Coureur de marathon </text:p>
          </table:table-cell>
          <table:table-cell table:style-name="ce359" office:value-type="string" calcext:value-type="string">
            <text:p>18 decembre 2000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Eri</text:p>
          </table:table-cell>
          <table:table-cell table:style-name="ce359" office:value-type="string" calcext:value-type="string">
            <text:p>Ideka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Gynesexuel, hétéro ?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59" office:value-type="string" calcext:value-type="string">
            <text:p>Utaite </text:p>
          </table:table-cell>
          <table:table-cell table:style-name="ce359" office:value-type="string" calcext:value-type="string">
            <text:p>1 fevrier 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Issey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flexible, 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359" office:value-type="string" calcext:value-type="string">
            <text:p>Omnyoji </text:p>
          </table:table-cell>
          <table:table-cell table:style-name="ce366" office:value-type="date" office:date-value="1996-10-31" calcext:value-type="date">
            <text:p>31 octobre 1996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Takahiro</text:p>
          </table:table-cell>
          <table:table-cell table:style-name="ce359" office:value-type="string" calcext:value-type="string">
            <text:p>Sakanoe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flexible, demisexuel, demi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359" office:value-type="string" calcext:value-type="string">
            <text:p>Athlète de saut en longueur </text:p>
          </table:table-cell>
          <table:table-cell table:style-name="ce366" office:value-type="date" office:date-value="1997-03-31" calcext:value-type="date">
            <text:p>31 mars 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Kai</text:p>
          </table:table-cell>
          <table:table-cell table:style-name="ce359" office:value-type="string" calcext:value-type="string">
            <text:p>Okabe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359" office:value-type="string" calcext:value-type="string">
            <text:p>Camerouna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ynesexuel, hétéroflexible,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59" office:value-type="string" calcext:value-type="string">
            <text:p>Chanceux </text:p>
          </table:table-cell>
          <table:table-cell table:style-name="ce366" office:value-type="date" office:date-value="1998-02-28" calcext:value-type="date">
            <text:p>28 février 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inoru</text:p>
          </table:table-cell>
          <table:table-cell table:style-name="ce359" office:value-type="string" calcext:value-type="string">
            <text:p>Adashi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, 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59" office:value-type="string" calcext:value-type="string">
            <text:p>??? </text:p>
          </table:table-cell>
          <table:table-cell table:style-name="ce366" office:value-type="date" office:date-value="1999-11-03" calcext:value-type="date">
            <text:p>3 novembre 1999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Akio</text:p>
          </table:table-cell>
          <table:table-cell table:style-name="ce359" office:value-type="string" calcext:value-type="string">
            <text:p>Uesugi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59" office:value-type="string" calcext:value-type="string">
            <text:p>Poupée vivante </text:p>
          </table:table-cell>
          <table:table-cell table:style-name="ce366" office:value-type="date" office:date-value="2015-08-28" calcext:value-type="date">
            <text:p>28 août 2015</text:p>
          </table:table-cell>
          <table:table-cell table:style-name="ce373" office:value-type="string" calcext:value-type="string">
            <text:p>8 mois</text:p>
          </table:table-cell>
          <table:table-cell table:style-name="ce359" office:value-type="string" calcext:value-type="string">
            <text:p>Kaori 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359" office:value-type="string" calcext:value-type="string">
            <text:p>Chinoi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NB/Femme trans</text:p>
          </table:table-cell>
          <table:table-cell table:style-name="ce359" office:value-type="string" calcext:value-type="string">
            <text:p>Pansexuel, demi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59" office:value-type="string" calcext:value-type="string">
            <text:p>Partenaire de danse swing </text:p>
          </table:table-cell>
          <table:table-cell table:style-name="ce366" office:value-type="date" office:date-value="1998-07-03" calcext:value-type="date">
            <text:p>3 juillet 1998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akutaro</text:p>
          </table:table-cell>
          <table:table-cell table:style-name="ce359" office:value-type="string" calcext:value-type="string">
            <text:p>Imaï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3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? demiromantique</text:p>
          </table:table-cell>
          <table:table-cell table:style-name="ce292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59" office:value-type="string" calcext:value-type="string">
            <text:p>Stripteaseur </text:p>
          </table:table-cell>
          <table:table-cell table:style-name="ce359" office:value-type="string" calcext:value-type="string">
            <text:p>1er janvier 199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Aloïs</text:p>
          </table:table-cell>
          <table:table-cell table:style-name="ce359" office:value-type="string" calcext:value-type="string">
            <text:p>Sakaï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359" office:value-type="string" calcext:value-type="string">
            <text:p>Britannico-nippo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Genderqueer</text:p>
          </table:table-cell>
          <table:table-cell table:style-name="ce359" office:value-type="string" calcext:value-type="string">
            <text:p>Pansexuel.le, demiromantique</text:p>
          </table:table-cell>
          <table:table-cell table:style-name="ce292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59" office:value-type="string" calcext:value-type="string">
            <text:p>Gardien des Secrets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???</text:p>
          </table:table-cell>
          <table:table-cell table:style-name="ce292" office:value-type="string" calcext:value-type="string">
            <text:p>???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59" office:value-type="string" calcext:value-type="string">
            <text:p>Mathématicienne</text:p>
          </table:table-cell>
          <table:table-cell table:style-name="ce41" office:value-type="date" office:date-value="1998-06-02" calcext:value-type="date">
            <text:p>02/06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Tomiju</text:p>
          </table:table-cell>
          <table:table-cell table:style-name="ce359" office:value-type="string" calcext:value-type="string">
            <text:p>Takaha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59" office:value-type="string" calcext:value-type="string">
            <text:p>Psychiatre</text:p>
          </table:table-cell>
          <table:table-cell table:style-name="ce41" office:value-type="date" office:date-value="1999-02-07" calcext:value-type="date">
            <text:p>07/02/1999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anae</text:p>
          </table:table-cell>
          <table:table-cell table:style-name="ce359" office:value-type="string" calcext:value-type="string">
            <text:p>Takeda</text:p>
          </table:table-cell>
          <table:table-cell table:style-name="ce635" office:value-type="date" office:date-value="2017-04-02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7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Questionning</text:p>
          </table:table-cell>
          <table:table-cell table:style-name="ce235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4" office:value-type="string" calcext:value-type="string">
            <text:p>Trompettiste</text:p>
          </table:table-cell>
          <table:table-cell table:style-name="ce42" office:value-type="date" office:date-value="1999-10-25" calcext:value-type="date">
            <text:p>25/10/1999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Clayton "Bill"</text:p>
          </table:table-cell>
          <table:table-cell table:style-name="ce359" office:value-type="string" calcext:value-type="string">
            <text:p>Sanders</text:p>
          </table:table-cell>
          <table:table-cell table:style-name="ce635" office:value-type="date" office:date-value="2017-04-03" calcext:value-type="date">
            <text:p>avril 2017</text:p>
          </table:table-cell>
          <table:table-cell table:style-name="ce359" office:value-type="string" calcext:value-type="string">
            <text:p>Américai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Asexuel</text:p>
          </table:table-cell>
          <table:table-cell table:style-name="ce292" office:value-type="string" calcext:value-type="string">
            <text:p>Oui</text:p>
          </table:table-cell>
          <table:table-cell table:style-name="ce235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59" office:value-type="string" calcext:value-type="string">
            <text:p>Artificière</text:p>
          </table:table-cell>
          <table:table-cell table:style-name="ce41" office:value-type="date" office:date-value="2000-09-21" calcext:value-type="date">
            <text:p>21/09/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Ahn</text:p>
          </table:table-cell>
          <table:table-cell table:style-name="ce359" office:value-type="string" calcext:value-type="string">
            <text:p>Zhe</text:p>
          </table:table-cell>
          <table:table-cell table:style-name="ce635" office:value-type="date" office:date-value="2017-04-04" calcext:value-type="date">
            <text:p>avril 2017</text:p>
          </table:table-cell>
          <table:table-cell table:style-name="ce359" office:value-type="string" calcext:value-type="string">
            <text:p>Chinois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</text:p>
          </table:table-cell>
          <table:table-cell table:style-name="ce292" office:value-type="string" calcext:value-type="string">
            <text:p>Oui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59" office:value-type="string" calcext:value-type="string">
            <text:p>Géologue</text:p>
          </table:table-cell>
          <table:table-cell table:style-name="ce41" office:value-type="date" office:date-value="2001-01-31" calcext:value-type="date">
            <text:p>31/01/2001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aruko</text:p>
          </table:table-cell>
          <table:table-cell table:style-name="ce359" office:value-type="string" calcext:value-type="string">
            <text:p>Ashina</text:p>
          </table:table-cell>
          <table:table-cell table:style-name="ce635" office:value-type="date" office:date-value="2017-04-05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59" office:value-type="string" calcext:value-type="string">
            <text:p>Fermier</text:p>
          </table:table-cell>
          <table:table-cell table:style-name="ce41" office:value-type="date" office:date-value="1998-06-10" calcext:value-type="date">
            <text:p>10/06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Hiromasa</text:p>
          </table:table-cell>
          <table:table-cell table:style-name="ce359" office:value-type="string" calcext:value-type="string">
            <text:p>Namashi</text:p>
          </table:table-cell>
          <table:table-cell table:style-name="ce635" office:value-type="date" office:date-value="2017-04-06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59" office:value-type="string" calcext:value-type="string">
            <text:p>Patissier</text:p>
          </table:table-cell>
          <table:table-cell table:style-name="ce41" office:value-type="date" office:date-value="2000-08-07" calcext:value-type="date">
            <text:p>07/08/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Yuji</text:p>
          </table:table-cell>
          <table:table-cell table:style-name="ce359" office:value-type="string" calcext:value-type="string">
            <text:p>Monokochi</text:p>
          </table:table-cell>
          <table:table-cell table:style-name="ce635" office:value-type="date" office:date-value="2017-04-07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59" office:value-type="string" calcext:value-type="string">
            <text:p>Pêcheur.e</text:p>
          </table:table-cell>
          <table:table-cell table:style-name="ce41" office:value-type="date" office:date-value="2000-03-15" calcext:value-type="date">
            <text:p>15/03/2000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arumi</text:p>
          </table:table-cell>
          <table:table-cell table:style-name="ce359" office:value-type="string" calcext:value-type="string">
            <text:p>Toben</text:p>
          </table:table-cell>
          <table:table-cell table:style-name="ce635" office:value-type="date" office:date-value="2017-04-08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Asexuel.e Biromantique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59" office:value-type="string" calcext:value-type="string">
            <text:p>Footballeur</text:p>
          </table:table-cell>
          <table:table-cell table:style-name="ce41" office:value-type="date" office:date-value="2000-11-06" calcext:value-type="date">
            <text:p>06/11/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Steven</text:p>
          </table:table-cell>
          <table:table-cell table:style-name="ce359" office:value-type="string" calcext:value-type="string">
            <text:p>Huggues</text:p>
          </table:table-cell>
          <table:table-cell table:style-name="ce635" office:value-type="date" office:date-value="2017-04-09" calcext:value-type="date">
            <text:p>avril 2017</text:p>
          </table:table-cell>
          <table:table-cell table:style-name="ce359" office:value-type="string" calcext:value-type="string">
            <text:p>Américai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Oui</text:p>
          </table:table-cell>
          <table:table-cell table:style-name="ce24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59" office:value-type="string" calcext:value-type="string">
            <text:p>Zoologue</text:p>
          </table:table-cell>
          <table:table-cell table:style-name="ce41" office:value-type="date" office:date-value="2002-02-28" calcext:value-type="date">
            <text:p>28/02/2002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Elisabeth</text:p>
          </table:table-cell>
          <table:table-cell table:style-name="ce359" office:value-type="string" calcext:value-type="string">
            <text:p>Tofield</text:p>
          </table:table-cell>
          <table:table-cell table:style-name="ce635" office:value-type="date" office:date-value="2017-04-10" calcext:value-type="date">
            <text:p>avril 2017</text:p>
          </table:table-cell>
          <table:table-cell table:style-name="ce359" office:value-type="string" calcext:value-type="string">
            <text:p>Britanniqu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59" office:value-type="string" calcext:value-type="string">
            <text:p>Blagueur</text:p>
          </table:table-cell>
          <table:table-cell table:style-name="ce41" office:value-type="date" office:date-value="2002-04-30" calcext:value-type="date">
            <text:p>30/04/2002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Ishvara</text:p>
          </table:table-cell>
          <table:table-cell table:style-name="ce359" office:value-type="string" calcext:value-type="string">
            <text:p>Gupta</text:p>
          </table:table-cell>
          <table:table-cell table:style-name="ce635" office:value-type="date" office:date-value="2017-04-11" calcext:value-type="date">
            <text:p>avril 2017</text:p>
          </table:table-cell>
          <table:table-cell table:style-name="ce359" office:value-type="string" calcext:value-type="string">
            <text:p>Indien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Questionning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59" office:value-type="string" calcext:value-type="string">
            <text:p>Electricien</text:p>
          </table:table-cell>
          <table:table-cell table:style-name="ce42" office:value-type="date" office:date-value="1997-12-22" calcext:value-type="date">
            <text:p>22/12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Vlad</text:p>
          </table:table-cell>
          <table:table-cell table:style-name="ce359" office:value-type="string" calcext:value-type="string">
            <text:p>Koltchak</text:p>
          </table:table-cell>
          <table:table-cell table:style-name="ce635" office:value-type="date" office:date-value="2017-04-12" calcext:value-type="date">
            <text:p>avril 2017</text:p>
          </table:table-cell>
          <table:table-cell table:style-name="ce359" office:value-type="string" calcext:value-type="string">
            <text:p>Ukrainien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59" office:value-type="string" calcext:value-type="string">
            <text:p>Poète</text:p>
          </table:table-cell>
          <table:table-cell table:style-name="ce41" office:value-type="date" office:date-value="1999-07-01" calcext:value-type="date">
            <text:p>01/07/1999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Guillaume</text:p>
          </table:table-cell>
          <table:table-cell table:style-name="ce359" office:value-type="string" calcext:value-type="string">
            <text:p>de Contarvilliers</text:p>
          </table:table-cell>
          <table:table-cell table:style-name="ce635" office:value-type="date" office:date-value="2017-04-13" calcext:value-type="date">
            <text:p>avril 2017</text:p>
          </table:table-cell>
          <table:table-cell table:style-name="ce359" office:value-type="string" calcext:value-type="string">
            <text:p>Français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Asexuel.e Sapioromantique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59" office:value-type="string" calcext:value-type="string">
            <text:p>Grimpeuse</text:p>
          </table:table-cell>
          <table:table-cell table:style-name="ce41" office:value-type="date" office:date-value="1998-08-08" calcext:value-type="date">
            <text:p>08/08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Rocio</text:p>
          </table:table-cell>
          <table:table-cell table:style-name="ce359" office:value-type="string" calcext:value-type="string">
            <text:p>Morales</text:p>
          </table:table-cell>
          <table:table-cell table:style-name="ce635" office:value-type="date" office:date-value="2017-04-14" calcext:value-type="date">
            <text:p>avril 2017</text:p>
          </table:table-cell>
          <table:table-cell table:style-name="ce359" office:value-type="string" calcext:value-type="string">
            <text:p>Argenti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59" office:value-type="string" calcext:value-type="string">
            <text:p>Aviatrice</text:p>
          </table:table-cell>
          <table:table-cell table:style-name="ce41" office:value-type="date" office:date-value="1998-05-03" calcext:value-type="date">
            <text:p>03/05/1998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tele</text:p>
          </table:table-cell>
          <table:table-cell table:style-name="ce359" office:value-type="string" calcext:value-type="string">
            <text:p>Asyna</text:p>
          </table:table-cell>
          <table:table-cell table:style-name="ce635" office:value-type="date" office:date-value="2017-04-15" calcext:value-type="date">
            <text:p>avril 2017</text:p>
          </table:table-cell>
          <table:table-cell table:style-name="ce359" office:value-type="string" calcext:value-type="string">
            <text:p>Sud-Africai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Gay, aromantique</text:p>
          </table:table-cell>
          <table:table-cell table:style-name="ce292" office:value-type="string" calcext:value-type="string">
            <text:p>Questionning</text:p>
          </table:table-cell>
          <table:table-cell table:style-name="ce24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59" office:value-type="string" calcext:value-type="string">
            <text:p>Archer</text:p>
          </table:table-cell>
          <table:table-cell table:style-name="ce42" office:value-type="date" office:date-value="1997-10-22" calcext:value-type="date">
            <text:p>22/10/199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Jules</text:p>
          </table:table-cell>
          <table:table-cell table:style-name="ce359" office:value-type="string" calcext:value-type="string">
            <text:p>Halt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Suiss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</text:p>
          </table:table-cell>
          <table:table-cell table:style-name="ce292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0" office:value-type="string" calcext:value-type="string">
            <text:p>Fabricante de poupées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style-name="ce360" office:value-type="string" calcext:value-type="string">
            <text:p>Monokuma</text:p>
          </table:table-cell>
          <table:table-cell table:style-name="ce360"/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Vous voulez pas savoir</text:p>
          </table:table-cell>
          <table:table-cell table:style-name="ce29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???</text:p>
          </table:table-cell>
          <table:table-cell table:style-name="ce366" office:value-type="date" office:date-value="1999-01-20" calcext:value-type="date">
            <text:p>20 janvier 1999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Fabiola</text:p>
          </table:table-cell>
          <table:table-cell table:style-name="ce359" office:value-type="string" calcext:value-type="string">
            <text:p>Drachenberg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Allemand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</text:p>
          </table:table-cell>
          <table:table-cell table:style-name="ce292" office:value-type="string" calcext:value-type="string">
            <text:p>Questionning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0" office:value-type="string" calcext:value-type="string">
            <text:p>Mascotte</text:p>
          </table:table-cell>
          <table:table-cell table:style-name="ce369" office:value-type="date" office:date-value="2001-07-31" calcext:value-type="date">
            <text:p>31 juillet 2001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Orihime</text:p>
          </table:table-cell>
          <table:table-cell table:style-name="ce360" office:value-type="string" calcext:value-type="string">
            <text:p>Fujiwara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Questionning</text:p>
          </table:table-cell>
          <table:table-cell table:style-name="ce295" office:value-type="string" calcext:value-type="string">
            <text:p>Non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Shntoïsme</text:p>
          </table:table-cell>
          <table:table-cell table:number-columns-repeated="1005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360" office:value-type="string" calcext:value-type="string">
            <text:p>Auteur de romans historiques</text:p>
          </table:table-cell>
          <table:table-cell table:style-name="ce46" office:value-type="date" office:date-value="1999-10-15" calcext:value-type="date">
            <text:p>15 octobre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Ambroise</text:p>
          </table:table-cell>
          <table:table-cell table:style-name="ce360" office:value-type="string" calcext:value-type="string">
            <text:p>Henrion Staal de Magnoncourt de Tracy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Français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Non</text:p>
          </table:table-cell>
          <table:table-cell table:style-name="ce245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60" office:value-type="string" calcext:value-type="string">
            <text:p>Experte en héraldique</text:p>
          </table:table-cell>
          <table:table-cell table:style-name="ce369" office:value-type="date" office:date-value="1998-06-05" calcext:value-type="date">
            <text:p>5 juin 1998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Jasmine</text:p>
          </table:table-cell>
          <table:table-cell table:style-name="ce360" office:value-type="string" calcext:value-type="string">
            <text:p>Jovanovic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Autrichien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trans</text:p>
          </table:table-cell>
          <table:table-cell table:style-name="ce360" office:value-type="string" calcext:value-type="string">
            <text:p>Aromantique Asexuelle</text:p>
          </table:table-cell>
          <table:table-cell table:style-name="ce295" office:value-type="string" calcext:value-type="string">
            <text:p>Non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Toutes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0" office:value-type="string" calcext:value-type="string">
            <text:p>Théologue</text:p>
          </table:table-cell>
          <table:table-cell table:style-name="ce369" office:value-type="date" office:date-value="2000-12-25" calcext:value-type="date">
            <text:p>25 décembre 2000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Pandora</text:p>
          </table:table-cell>
          <table:table-cell table:style-name="ce360" office:value-type="string" calcext:value-type="string">
            <text:p>Mylonas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Grecqu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Sapioromantique asexuelle</text:p>
          </table:table-cell>
          <table:table-cell table:style-name="ce295" office:value-type="string" calcext:value-type="string">
            <text:p>Non</text:p>
          </table:table-cell>
          <table:table-cell table:style-name="ce245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0" office:value-type="string" calcext:value-type="string">
            <text:p>Esthéticienne</text:p>
          </table:table-cell>
          <table:table-cell table:style-name="ce47" office:value-type="date" office:date-value="1999-03-15" calcext:value-type="date">
            <text:p>15/03/1999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Aileas </text:p>
          </table:table-cell>
          <table:table-cell table:style-name="ce360" office:value-type="string" calcext:value-type="string">
            <text:p>Bloxham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Ecossais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Greyromantique bi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59" office:value-type="string" calcext:value-type="string">
            <text:p>Analyste financière</text:p>
          </table:table-cell>
          <table:table-cell table:style-name="ce366" office:value-type="date" office:date-value="2000-07-13" calcext:value-type="date">
            <text:p>13 juillet 200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Hadena</text:p>
          </table:table-cell>
          <table:table-cell table:style-name="ce359" office:value-type="string" calcext:value-type="string">
            <text:p>Īguruai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0" office:value-type="string" calcext:value-type="string">
            <text:p>Virologue</text:p>
          </table:table-cell>
          <table:table-cell table:style-name="ce47" office:value-type="date" office:date-value="1998-01-25" calcext:value-type="date">
            <text:p>25/01/1998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Freïr</text:p>
          </table:table-cell>
          <table:table-cell table:style-name="ce360" office:value-type="string" calcext:value-type="string">
            <text:p>Andersen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Norvégienn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Pan demiromantiqu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0" office:value-type="string" calcext:value-type="string">
            <text:p>Parkouriste</text:p>
          </table:table-cell>
          <table:table-cell table:style-name="ce47" office:value-type="date" office:date-value="2001-02-02" calcext:value-type="date">
            <text:p>02/02/2001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Sasha</text:p>
          </table:table-cell>
          <table:table-cell table:style-name="ce360" office:value-type="string" calcext:value-type="string">
            <text:p>Sokolov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Russ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Bi-Demiromantique sapio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60" office:value-type="string" calcext:value-type="string">
            <text:p>Logisticienne</text:p>
          </table:table-cell>
          <table:table-cell table:style-name="ce369" office:value-type="date" office:date-value="1999-07-05" calcext:value-type="date">
            <text:p>5 juillet 1999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Shayla</text:p>
          </table:table-cell>
          <table:table-cell table:style-name="ce360" office:value-type="string" calcext:value-type="string">
            <text:p>Edridge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True Lesbian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359" office:value-type="string" calcext:value-type="string">
            <text:p>Photographe érotique</text:p>
          </table:table-cell>
          <table:table-cell table:style-name="ce366" office:value-type="date" office:date-value="1997-01-04" calcext:value-type="date">
            <text:p>4 janvier 1997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Layla</text:p>
          </table:table-cell>
          <table:table-cell table:style-name="ce359" office:value-type="string" calcext:value-type="string">
            <text:p>Bake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Franco-étasunien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 asexuelle</text:p>
          </table:table-cell>
          <table:table-cell table:style-name="ce292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30" office:value-type="string" calcext:value-type="string">
            <text:p>Pharmacien</text:p>
          </table:table-cell>
          <table:table-cell table:style-name="ce369" office:value-type="date" office:date-value="1994-02-23" calcext:value-type="date">
            <text:p>23 février 1994</text:p>
          </table:table-cell>
          <table:table-cell table:style-name="ce374" office:value-type="float" office:value="23" calcext:value-type="float">
            <text:p>23</text:p>
          </table:table-cell>
          <table:table-cell table:style-name="ce360" office:value-type="string" calcext:value-type="string">
            <text:p>Armand</text:p>
          </table:table-cell>
          <table:table-cell table:style-name="ce85" office:value-type="string" calcext:value-type="string">
            <text:p>Asin-Orduña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Franco-espagnol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0" office:value-type="string" calcext:value-type="string">
            <text:p>Physicien nucléaire</text:p>
          </table:table-cell>
          <table:table-cell table:style-name="ce360" office:value-type="string" calcext:value-type="string">
            <text:p>1er mars 1999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Matteo</text:p>
          </table:table-cell>
          <table:table-cell table:style-name="ce360" office:value-type="string" calcext:value-type="string">
            <text:p>Benvenuti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Italien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Questionning</text:p>
          </table:table-cell>
          <table:table-cell table:style-name="ce360" office:value-type="string" calcext:value-type="string">
            <text:p>Bicurieux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359" office:value-type="string" calcext:value-type="string">
            <text:p>Diplomate</text:p>
          </table:table-cell>
          <table:table-cell table:style-name="ce366" office:value-type="date" office:date-value="2001-12-21" calcext:value-type="date">
            <text:p>21 décembre 2001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Shiori</text:p>
          </table:table-cell>
          <table:table-cell table:style-name="ce359" office:value-type="string" calcext:value-type="string">
            <text:p>Iked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-coréen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Questionning (se présente comme aroace)</text:p>
          </table:table-cell>
          <table:table-cell table:style-name="ce292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7" office:value-type="string" calcext:value-type="string">
            <text:p>???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string" calcext:value-type="string">
            <text:p>???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???</text:p>
          </table:table-cell>
          <table:table-cell table:style-name="ce295" office:value-type="string" calcext:value-type="string">
            <text:p>???</text:p>
          </table:table-cell>
          <table:table-cell table:style-name="ce246" office:value-type="string" calcext:value-type="string">
            <text:p>???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7" office:value-type="string" calcext:value-type="string">
            <text:p>???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string" calcext:value-type="string">
            <text:p>???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???</text:p>
          </table:table-cell>
          <table:table-cell table:style-name="ce295" office:value-type="string" calcext:value-type="string">
            <text:p>???</text:p>
          </table:table-cell>
          <table:table-cell table:style-name="ce246" office:value-type="string" calcext:value-type="string">
            <text:p>???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86" calcext:value-type="float">
            <text:p>86</text:p>
          </table:table-cell>
          <table:table-cell table:style-name="ce359" office:value-type="string" calcext:value-type="string">
            <text:p>Impératric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string" calcext:value-type="string">
            <text:p>Professeure</text:p>
          </table:table-cell>
          <table:table-cell table:style-name="ce159" office:value-type="string" calcext:value-type="string">
            <text:p>Femme cis (a tendance à ne pas se genrer)</text:p>
          </table:table-cell>
          <table:table-cell table:style-name="ce359" office:value-type="string" calcext:value-type="string">
            <text:p>Lesbienn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59" office:value-type="string" calcext:value-type="string">
            <text:p>Chroniqueur</text:p>
          </table:table-cell>
          <table:table-cell table:style-name="ce359" office:value-type="string" calcext:value-type="string">
            <text:p>1999 (16 décembre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kihito</text:p>
          </table:table-cell>
          <table:table-cell table:style-name="ce359" office:value-type="string" calcext:value-type="string">
            <text:p>Kand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Aromantique bi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59" office:value-type="string" calcext:value-type="string">
            <text:p>Révolutionnaire</text:p>
          </table:table-cell>
          <table:table-cell table:style-name="ce359" office:value-type="string" calcext:value-type="string">
            <text:p>1998 (7 juillet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Daisuke</text:p>
          </table:table-cell>
          <table:table-cell table:style-name="ce359" office:value-type="string" calcext:value-type="string">
            <text:p>Nakano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-laosien</text:p>
          </table:table-cell>
          <table:table-cell table:style-name="ce131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romantique homodemisexuel</text:p>
          </table:table-cell>
          <table:table-cell table:style-name="ce292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Confession sunnite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59" office:value-type="string" calcext:value-type="string">
            <text:p>Journaliste</text:p>
          </table:table-cell>
          <table:table-cell table:style-name="ce359" office:value-type="string" calcext:value-type="string">
            <text:p>2001 (14 Mars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aruko</text:p>
          </table:table-cell>
          <table:table-cell table:style-name="ce359" office:value-type="string" calcext:value-type="string">
            <text:p>Kit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Danois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59" office:value-type="string" calcext:value-type="string">
            <text:p>Organisatrice de Mariages</text:p>
          </table:table-cell>
          <table:table-cell table:style-name="ce359" office:value-type="string" calcext:value-type="string">
            <text:p>2000 (30 juin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ina</text:p>
          </table:table-cell>
          <table:table-cell table:style-name="ce359" office:value-type="string" calcext:value-type="string">
            <text:p>Kawasak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59" office:value-type="string" calcext:value-type="string">
            <text:p>Espionne</text:p>
          </table:table-cell>
          <table:table-cell table:style-name="ce359" office:value-type="string" calcext:value-type="string">
            <text:p>2001 (2 Septembre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Junko</text:p>
          </table:table-cell>
          <table:table-cell table:style-name="ce359" office:value-type="string" calcext:value-type="string">
            <text:p>Matsuok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Américaine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59" office:value-type="string" calcext:value-type="string">
            <text:p>Ambassadeur</text:p>
          </table:table-cell>
          <table:table-cell table:style-name="ce359" office:value-type="string" calcext:value-type="string">
            <text:p>2000 (23 Janvier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Kichiro</text:p>
          </table:table-cell>
          <table:table-cell table:style-name="ce359" office:value-type="string" calcext:value-type="string">
            <text:p>Tamur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59" office:value-type="string" calcext:value-type="string">
            <text:p>Judoka</text:p>
          </table:table-cell>
          <table:table-cell table:style-name="ce359" office:value-type="string" calcext:value-type="string">
            <text:p>1999 (17 février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Michi</text:p>
          </table:table-cell>
          <table:table-cell table:style-name="ce359" office:value-type="string" calcext:value-type="string">
            <text:p>S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-marocaine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4" office:value-type="string" calcext:value-type="string">
            <text:p>Gynécologue</text:p>
          </table:table-cell>
          <table:table-cell table:style-name="ce359" office:value-type="string" calcext:value-type="string">
            <text:p>1999 (19 décembre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Reina</text:p>
          </table:table-cell>
          <table:table-cell table:style-name="ce359" office:value-type="string" calcext:value-type="string">
            <text:p>Satou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59" office:value-type="string" calcext:value-type="string">
            <text:p>Batteur</text:p>
          </table:table-cell>
          <table:table-cell table:style-name="ce359" office:value-type="string" calcext:value-type="string">
            <text:p>2002 (18 octobre)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Ryo</text:p>
          </table:table-cell>
          <table:table-cell table:style-name="ce359" office:value-type="string" calcext:value-type="string">
            <text:p>S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59" office:value-type="string" calcext:value-type="string">
            <text:p>Stratège</text:p>
          </table:table-cell>
          <table:table-cell table:style-name="ce359" office:value-type="string" calcext:value-type="string">
            <text:p>2000 (23 Janvier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aki</text:p>
          </table:table-cell>
          <table:table-cell table:style-name="ce359" office:value-type="string" calcext:value-type="string">
            <text:p>Tamu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464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romantique a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97" calcext:value-type="float">
            <text:p>97</text:p>
          </table:table-cell>
          <table:table-cell table:style-name="ce359" office:value-type="string" calcext:value-type="string">
            <text:p>Généticien.ne</text:p>
          </table:table-cell>
          <table:table-cell table:style-name="ce359" office:value-type="string" calcext:value-type="string">
            <text:p>2000 (20 Juillet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hizuka</text:p>
          </table:table-cell>
          <table:table-cell table:style-name="ce359" office:value-type="string" calcext:value-type="string">
            <text:p>Mizutan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NB (genre non </text:p>
            <text:p>spécifié)</text:p>
          </table:table-cell>
          <table:table-cell table:style-name="ce359" office:value-type="string" calcext:value-type="string">
            <text:p>Bisexuel.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59" office:value-type="string" calcext:value-type="string">
            <text:p>Chimiste</text:p>
          </table:table-cell>
          <table:table-cell table:style-name="ce359" office:value-type="string" calcext:value-type="string">
            <text:p>2001 (11 Mars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hô</text:p>
          </table:table-cell>
          <table:table-cell table:style-name="ce359" office:value-type="string" calcext:value-type="string">
            <text:p>Watanabe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Genderqueer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59" office:value-type="string" calcext:value-type="string">
            <text:p>Illustrateur</text:p>
          </table:table-cell>
          <table:table-cell table:style-name="ce359" office:value-type="string" calcext:value-type="string">
            <text:p>2001 (2 avril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oma</text:p>
          </table:table-cell>
          <table:table-cell table:style-name="ce359" office:value-type="string" calcext:value-type="string">
            <text:p>Nishijim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romantique ac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59" office:value-type="string" calcext:value-type="string">
            <text:p>Ecrivain Fantasy</text:p>
          </table:table-cell>
          <table:table-cell table:style-name="ce359" office:value-type="string" calcext:value-type="string">
            <text:p>2001 (12 mai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Sora</text:p>
          </table:table-cell>
          <table:table-cell table:style-name="ce359" office:value-type="string" calcext:value-type="string">
            <text:p>Yam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ne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59" office:value-type="string" calcext:value-type="string">
            <text:p>Prêtre</text:p>
          </table:table-cell>
          <table:table-cell table:style-name="ce359" office:value-type="string" calcext:value-type="string">
            <text:p>2001 (18 Avril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Taichi</text:p>
          </table:table-cell>
          <table:table-cell table:style-name="ce359" office:value-type="string" calcext:value-type="string">
            <text:p>Okumur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Gréco-nippo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ccessionnisme</text:p>
          </table:table-cell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59" office:value-type="string" calcext:value-type="string">
            <text:p>Gamer</text:p>
          </table:table-cell>
          <table:table-cell table:style-name="ce359" office:value-type="string" calcext:value-type="string">
            <text:p>2004 (26 Janvier)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Yuuki</text:p>
          </table:table-cell>
          <table:table-cell table:style-name="ce359" office:value-type="string" calcext:value-type="string">
            <text:p>Maed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romantique omnisexuell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59" office:value-type="string" calcext:value-type="string">
            <text:p>Créateur d'énigmes</text:p>
          </table:table-cell>
          <table:table-cell table:style-name="ce28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Aromantique ac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359" office:value-type="string" calcext:value-type="string">
            <text:p>Intelligence artificielle </text:p>
          </table:table-cell>
          <table:table-cell table:style-name="ce28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Monohesperia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Assistante</text:p>
          </table:table-cell>
          <table:table-cell table:style-name="ce159" office:value-type="string" calcext:value-type="string">
            <text:p>Robot</text:p>
          </table:table-cell>
          <table:table-cell table:style-name="ce359" office:value-type="string" calcext:value-type="string">
            <text:p>robot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31" office:value-type="string" calcext:value-type="string">
            <text:p>Danseur de corde</text:p>
          </table:table-cell>
          <table:table-cell table:style-name="ce49" office:value-type="date" office:date-value="2001-06-20" calcext:value-type="date">
            <text:p>20 juin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Alisha</text:p>
          </table:table-cell>
          <table:table-cell table:style-name="ce431" office:value-type="string" calcext:value-type="string">
            <text:p>Balbi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Indienne</text:p>
          </table:table-cell>
          <table:table-cell table:style-name="ce126" office:value-type="float" office:value="3" calcext:value-type="float">
            <text:p>3</text:p>
          </table:table-cell>
          <table:table-cell table:style-name="ce163" office:value-type="string" calcext:value-type="string">
            <text:p>Homme cis</text:p>
          </table:table-cell>
          <table:table-cell table:style-name="ce431" office:value-type="string" calcext:value-type="string">
            <text:p>Aroace</text:p>
          </table:table-cell>
          <table:table-cell table:style-name="ce210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31" office:value-type="string" calcext:value-type="string">
            <text:p>Sculptrice</text:p>
          </table:table-cell>
          <table:table-cell table:style-name="ce49" office:value-type="date" office:date-value="1993-12-13" calcext:value-type="date">
            <text:p>13 décembre 1993</text:p>
          </table:table-cell>
          <table:table-cell table:style-name="ce71" office:value-type="float" office:value="25" calcext:value-type="float">
            <text:p>25</text:p>
          </table:table-cell>
          <table:table-cell table:style-name="ce78" office:value-type="string" calcext:value-type="string">
            <text:p>Althea</text:p>
          </table:table-cell>
          <table:table-cell table:style-name="ce431" office:value-type="string" calcext:value-type="string">
            <text:p>Nefertari 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Egyptienne</text:p>
          </table:table-cell>
          <table:table-cell table:style-name="ce126" office:value-type="float" office:value="3" calcext:value-type="float">
            <text:p>3</text:p>
          </table:table-cell>
          <table:table-cell table:style-name="ce163" office:value-type="string" calcext:value-type="string">
            <text:p>Femme cis</text:p>
          </table:table-cell>
          <table:table-cell table:style-name="ce431" office:value-type="string" calcext:value-type="string">
            <text:p>Aromantique Homosexuelle</text:p>
          </table:table-cell>
          <table:table-cell table:style-name="ce210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31" office:value-type="string" calcext:value-type="string">
            <text:p>Messagère</text:p>
          </table:table-cell>
          <table:table-cell table:style-name="ce49" office:value-type="date" office:date-value="2002-12-20" calcext:value-type="date">
            <text:p>20 décembre 2002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string" calcext:value-type="string">
            <text:p>Elizabeth</text:p>
          </table:table-cell>
          <table:table-cell table:style-name="ce431" office:value-type="string" calcext:value-type="string">
            <text:p>Menschl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Autrichien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31" office:value-type="string" calcext:value-type="string">
            <text:p>Graveur de pierre</text:p>
          </table:table-cell>
          <table:table-cell table:style-name="ce49" office:value-type="date" office:date-value="2001-01-05" calcext:value-type="date">
            <text:p>5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Jung Hee</text:p>
          </table:table-cell>
          <table:table-cell table:style-name="ce431" office:value-type="string" calcext:value-type="string">
            <text:p>???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Sud-coréen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31" office:value-type="string" calcext:value-type="string">
            <text:p>Fleuriste</text:p>
          </table:table-cell>
          <table:table-cell table:style-name="ce49" office:value-type="date" office:date-value="2002-04-01" calcext:value-type="date">
            <text:p>1 avril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Kaelan</text:p>
          </table:table-cell>
          <table:table-cell table:style-name="ce431" office:value-type="string" calcext:value-type="string">
            <text:p>Tremblay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Canadien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31" office:value-type="string" calcext:value-type="string">
            <text:p>Miko</text:p>
          </table:table-cell>
          <table:table-cell table:style-name="ce49" office:value-type="date" office:date-value="1997-12-31" calcext:value-type="date">
            <text:p>31 décembre 1997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Kazuha</text:p>
          </table:table-cell>
          <table:table-cell table:style-name="ce431" office:value-type="string" calcext:value-type="string">
            <text:p>Chib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431" office:value-type="string" calcext:value-type="string">
            <text:p>Nippo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31" office:value-type="string" calcext:value-type="string">
            <text:p>Militaire </text:p>
          </table:table-cell>
          <table:table-cell table:style-name="ce49" office:value-type="date" office:date-value="1997-04-02" calcext:value-type="date">
            <text:p>2 avril 1997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string" calcext:value-type="string">
            <text:p>Kiana</text:p>
          </table:table-cell>
          <table:table-cell table:style-name="ce431" office:value-type="string" calcext:value-type="string">
            <text:p>Mohammad Sarahang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Afgha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aroace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31" office:value-type="string" calcext:value-type="string">
            <text:p>Danseur de rue</text:p>
          </table:table-cell>
          <table:table-cell table:style-name="ce28" office:value-type="string" calcext:value-type="string">
            <text:p>10 aout 1999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Kogo</text:p>
          </table:table-cell>
          <table:table-cell table:style-name="ce431" office:value-type="string" calcext:value-type="string">
            <text:p>Abdelhadi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431" office:value-type="string" calcext:value-type="string">
            <text:p>Arab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31" office:value-type="string" calcext:value-type="string">
            <text:p>Chanteuse d'opéra chinois </text:p>
          </table:table-cell>
          <table:table-cell table:style-name="ce28" office:value-type="string" calcext:value-type="string">
            <text:p>1er octobre 1996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string" calcext:value-type="string">
            <text:p>Lan</text:p>
          </table:table-cell>
          <table:table-cell table:style-name="ce431" office:value-type="string" calcext:value-type="string">
            <text:p>Han-Xi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Chinoise 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31" office:value-type="string" calcext:value-type="string">
            <text:p>Faucheuse</text:p>
          </table:table-cell>
          <table:table-cell table:style-name="ce49" office:value-type="date" office:date-value="2002-03-19" calcext:value-type="date">
            <text:p>19 mars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Madeleine</text:p>
          </table:table-cell>
          <table:table-cell table:style-name="ce431" office:value-type="string" calcext:value-type="string">
            <text:p>Vauthie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Français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Pansexuelle</text:p>
          </table:table-cell>
          <table:table-cell table:style-name="ce292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31" office:value-type="string" calcext:value-type="string">
            <text:p>Intelligence artificielle</text:p>
          </table:table-cell>
          <table:table-cell table:style-name="ce28" office:value-type="string" calcext:value-type="string">
            <text:p>///</text:p>
          </table:table-cell>
          <table:table-cell table:style-name="ce71" office:value-type="string" calcext:value-type="string">
            <text:p>///</text:p>
          </table:table-cell>
          <table:table-cell table:style-name="ce78" office:value-type="string" calcext:value-type="string">
            <text:p>Ming Yue</text:p>
          </table:table-cell>
          <table:table-cell table:style-name="ce431" office:value-type="string" calcext:value-type="string">
            <text:p>///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Chinoise</text:p>
          </table:table-cell>
          <table:table-cell table:style-name="ce126" office:value-type="float" office:value="3" calcext:value-type="float">
            <text:p>3</text:p>
          </table:table-cell>
          <table:table-cell table:style-name="ce164" office:value-type="string" calcext:value-type="string">
            <text:p>Robot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/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31" office:value-type="string" calcext:value-type="string">
            <text:p>Danseur de ballet</text:p>
          </table:table-cell>
          <table:table-cell table:style-name="ce49" office:value-type="date" office:date-value="2001-01-29" calcext:value-type="date">
            <text:p>29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Nathan</text:p>
          </table:table-cell>
          <table:table-cell table:style-name="ce431" office:value-type="string" calcext:value-type="string">
            <text:p>Deshusses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Suiss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31" office:value-type="string" calcext:value-type="string">
            <text:p>Scientifique</text:p>
          </table:table-cell>
          <table:table-cell table:style-name="ce28" office:value-type="string" calcext:value-type="string">
            <text:p>29 février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Nebula</text:p>
          </table:table-cell>
          <table:table-cell table:style-name="ce431" office:value-type="string" calcext:value-type="string">
            <text:p>Shroud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Canadien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31" office:value-type="string" calcext:value-type="string">
            <text:p>Médecin légiste</text:p>
          </table:table-cell>
          <table:table-cell table:style-name="ce49" office:value-type="date" office:date-value="1998-01-01" calcext:value-type="date">
            <text:p>1 janvier 1998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Noboru</text:p>
          </table:table-cell>
          <table:table-cell table:style-name="ce431" office:value-type="string" calcext:value-type="string">
            <text:p>Chib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431" office:value-type="string" calcext:value-type="string">
            <text:p>Niponne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31" office:value-type="string" calcext:value-type="string">
            <text:p>Rugbyman</text:p>
          </table:table-cell>
          <table:table-cell table:style-name="ce49" office:value-type="date" office:date-value="1999-11-17" calcext:value-type="date">
            <text:p>17 novembre 1999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Sean</text:p>
          </table:table-cell>
          <table:table-cell table:style-name="ce431" office:value-type="string" calcext:value-type="string">
            <text:p>Taylo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Americain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31" office:value-type="string" calcext:value-type="string">
            <text:p>???</text:p>
          </table:table-cell>
          <table:table-cell table:style-name="ce49" office:value-type="date" office:date-value="2001-11-16" calcext:value-type="date">
            <text:p>16 novembre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Shan</text:p>
          </table:table-cell>
          <table:table-cell table:style-name="ce431" office:value-type="string" calcext:value-type="string">
            <text:p>Yu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Nippo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31" office:value-type="string" calcext:value-type="string">
            <text:p>Patineur artistique</text:p>
          </table:table-cell>
          <table:table-cell table:style-name="ce49" office:value-type="date" office:date-value="2001-01-03" calcext:value-type="date">
            <text:p>3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Titania</text:p>
          </table:table-cell>
          <table:table-cell table:style-name="ce431" office:value-type="string" calcext:value-type="string">
            <text:p>Kirs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Britanniqu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Biromantique Bisexuel</text:p>
          </table:table-cell>
          <table:table-cell table:style-name="ce292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31" office:value-type="string" calcext:value-type="string">
            <text:p>Onirologue</text:p>
          </table:table-cell>
          <table:table-cell table:style-name="ce49" office:value-type="date" office:date-value="2002-12-19" calcext:value-type="date">
            <text:p>19 décembre 2002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string" calcext:value-type="string">
            <text:p>Ume</text:p>
          </table:table-cell>
          <table:table-cell table:style-name="ce431" office:value-type="string" calcext:value-type="string">
            <text:p>Amami</text:p>
          </table:table-cell>
          <table:table-cell table:style-name="ce98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Nippone</text:p>
          </table:table-cell>
          <table:table-cell table:style-name="ce137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Oui</text:p>
          </table:table-cell>
          <table:table-cell table:style-name="ce250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5" office:value-type="string" calcext:value-type="string">
            <text:p>Championne olympique</text:p>
          </table:table-cell>
          <table:table-cell table:style-name="ce49" office:value-type="date" office:date-value="2001-07-27" calcext:value-type="date">
            <text:p>27 juillet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Xania</text:p>
          </table:table-cell>
          <table:table-cell table:style-name="ce431" office:value-type="string" calcext:value-type="string">
            <text:p>Martinez</text:p>
          </table:table-cell>
          <table:table-cell table:style-name="ce98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Grecque</text:p>
          </table:table-cell>
          <table:table-cell table:style-name="ce137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Pan</text:p>
          </table:table-cell>
          <table:table-cell table:style-name="ce292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31" office:value-type="string" calcext:value-type="string">
            <text:p>Marinette</text:p>
          </table:table-cell>
          <table:table-cell table:style-name="ce49" office:value-type="date" office:date-value="2000-04-14" calcext:value-type="date">
            <text:p>14 avril 2000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Yumiko</text:p>
          </table:table-cell>
          <table:table-cell table:style-name="ce431" office:value-type="string" calcext:value-type="string">
            <text:p>Hamasaki</text:p>
          </table:table-cell>
          <table:table-cell table:style-name="ce99" office:value-type="date" office:date-value="2016-06-01" calcext:value-type="date">
            <text:p>juin 2016</text:p>
          </table:table-cell>
          <table:table-cell table:style-name="ce359" office:value-type="string" calcext:value-type="string">
            <text:p>Nippone</text:p>
          </table:table-cell>
          <table:table-cell table:style-name="ce13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31" office:value-type="string" calcext:value-type="string">
            <text:p>Internet idol</text:p>
          </table:table-cell>
          <table:table-cell table:style-name="ce49" office:value-type="date" office:date-value="2000-06-23" calcext:value-type="date">
            <text:p>23 juin 2000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Yuri</text:p>
          </table:table-cell>
          <table:table-cell table:style-name="ce431" office:value-type="string" calcext:value-type="string">
            <text:p>Fuyuji</text:p>
          </table:table-cell>
          <table:table-cell table:style-name="ce100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431" office:value-type="string" calcext:value-type="string">
            <text:p>/</text:p>
          </table:table-cell>
          <table:table-cell table:style-name="ce292" office:value-type="string" calcext:value-type="string">
            <text:p>Questionning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59" office:value-type="string" calcext:value-type="string">
            <text:p>Artist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l'Art</text:p>
          </table:table-cell>
          <table:table-cell table:number-columns-repeated="1005"/>
        </table:table-row>
        <table:table-row table:style-name="ro11">
          <table:table-cell office:value-type="float" office:value="127" calcext:value-type="float">
            <text:p>127</text:p>
          </table:table-cell>
          <table:table-cell table:style-name="ce359" office:value-type="string" calcext:value-type="string">
            <text:p>Archéologue</text:p>
          </table:table-cell>
          <table:table-cell table:style-name="ce359" office:value-type="string" calcext:value-type="string">
            <text:p>2003 (1er Mai)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Ade</text:p>
          </table:table-cell>
          <table:table-cell table:style-name="ce359" office:value-type="string" calcext:value-type="string">
            <text:p>Okafor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Malien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Ne reconnaît pas</text:p>
            <text:p> l'existence de la </text:p>
            <text:p>binarité de genre</text:p>
          </table:table-cell>
          <table:table-cell table:style-name="ce359" office:value-type="string" calcext:value-type="string">
            <text:p>Bi graysexuel.l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59" office:value-type="string" calcext:value-type="string">
            <text:p>Ingénieure en robotique</text:p>
          </table:table-cell>
          <table:table-cell table:style-name="ce359" office:value-type="string" calcext:value-type="string">
            <text:p>2001 (10 Octobre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Alannah</text:p>
          </table:table-cell>
          <table:table-cell table:style-name="ce359" office:value-type="string" calcext:value-type="string">
            <text:p>Hayes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Irlandaise</text:p>
          </table:table-cell>
          <table:table-cell table:style-name="ce127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59" office:value-type="string" calcext:value-type="string">
            <text:p>Couturier</text:p>
          </table:table-cell>
          <table:table-cell table:style-name="ce359" office:value-type="string" calcext:value-type="string">
            <text:p>2004 (31 Janvier)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Aldéric</text:p>
          </table:table-cell>
          <table:table-cell table:style-name="ce359" office:value-type="string" calcext:value-type="string">
            <text:p>Lapointe-Chauvi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Français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étéro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</text:p>
          </table:table-cell>
          <table:table-cell table:number-columns-repeated="1005"/>
        </table:table-row>
        <table:table-row table:style-name="ro13">
          <table:table-cell office:value-type="float" office:value="130" calcext:value-type="float">
            <text:p>130</text:p>
          </table:table-cell>
          <table:table-cell table:style-name="ce359" office:value-type="string" calcext:value-type="string">
            <text:p>Dictateurice</text:p>
          </table:table-cell>
          <table:table-cell table:style-name="ce359" office:value-type="string" calcext:value-type="string">
            <text:p>1997 (14 Juillet)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Ansgar</text:p>
          </table:table-cell>
          <table:table-cell table:style-name="ce359" office:value-type="string" calcext:value-type="string">
            <text:p>Kasjasdotti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Suédoise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Genderfluid (entre </text:p>
            <text:p>agenre, femme et </text:p>
            <text:p>neutrois le plus </text:p>
            <text:p>souvent)</text:p>
          </table:table-cell>
          <table:table-cell table:style-name="ce359" office:value-type="string" calcext:value-type="string">
            <text:p>Lesbien.n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59" office:value-type="string" calcext:value-type="string">
            <text:p>Écrivain de romance</text:p>
          </table:table-cell>
          <table:table-cell table:style-name="ce359" office:value-type="string" calcext:value-type="string">
            <text:p>2000 (14 février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Emerens</text:p>
          </table:table-cell>
          <table:table-cell table:style-name="ce359" office:value-type="string" calcext:value-type="string">
            <text:p>Van Heel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éerlandais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 pan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359" office:value-type="string" calcext:value-type="string">
            <text:p>Dentiste</text:p>
          </table:table-cell>
          <table:table-cell table:style-name="ce359" office:value-type="string" calcext:value-type="string">
            <text:p>1999 (30 Décembre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Ester</text:p>
          </table:table-cell>
          <table:table-cell table:style-name="ce359" office:value-type="string" calcext:value-type="string">
            <text:p>Koppel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Eston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 demi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</text:p>
          </table:table-cell>
          <table:table-cell table:number-columns-repeated="1005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359" office:value-type="string" calcext:value-type="string">
            <text:p>Forgeron</text:p>
          </table:table-cell>
          <table:table-cell table:style-name="ce359" office:value-type="string" calcext:value-type="string">
            <text:p>2001 (16 Aout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Flor </text:p>
          </table:table-cell>
          <table:table-cell table:style-name="ce359" office:value-type="string" calcext:value-type="string">
            <text:p>Fernandez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Péruv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Aromantique hétéro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359" office:value-type="string" calcext:value-type="string">
            <text:p>Danseur</text:p>
          </table:table-cell>
          <table:table-cell table:style-name="ce359" office:value-type="string" calcext:value-type="string">
            <text:p>1998 (28 juin)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Houshang</text:p>
          </table:table-cell>
          <table:table-cell table:style-name="ce359" office:value-type="string" calcext:value-type="string">
            <text:p>bint Sassa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Iran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, confession chiite</text:p>
          </table:table-cell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59" office:value-type="string" calcext:value-type="string">
            <text:p>Soldat</text:p>
          </table:table-cell>
          <table:table-cell table:style-name="ce359" office:value-type="string" calcext:value-type="string">
            <text:p>2000 (15 Février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Ibrahim</text:p>
          </table:table-cell>
          <table:table-cell table:style-name="ce359" office:value-type="string" calcext:value-type="string">
            <text:p>Nassaou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Syrien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 graysexuel</text:p>
          </table:table-cell>
          <table:table-cell table:style-name="ce292" office:value-type="string" calcext:value-type="string">
            <text:p>Oui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Confession sunnite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59" office:value-type="string" calcext:value-type="string">
            <text:p>Capitaine</text:p>
          </table:table-cell>
          <table:table-cell table:style-name="ce359" office:value-type="string" calcext:value-type="string">
            <text:p>2002 (28 Juillet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oanaura</text:p>
          </table:table-cell>
          <table:table-cell table:style-name="ce359" office:value-type="string" calcext:value-type="string">
            <text:p>X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Tahit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 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59" office:value-type="string" calcext:value-type="string">
            <text:p>Game designer</text:p>
          </table:table-cell>
          <table:table-cell table:style-name="ce359" office:value-type="string" calcext:value-type="string">
            <text:p>2000 (18 Juillet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Nako</text:p>
          </table:table-cell>
          <table:table-cell table:style-name="ce359" office:value-type="string" calcext:value-type="string">
            <text:p>Moriyam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 ac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ccessionnisme</text:p>
          </table:table-cell>
          <table:table-cell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59" office:value-type="string" calcext:value-type="string">
            <text:p>Joaillier</text:p>
          </table:table-cell>
          <table:table-cell table:style-name="ce359" office:value-type="string" calcext:value-type="string">
            <text:p>2003 (1er Janvier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Ruben</text:p>
          </table:table-cell>
          <table:table-cell table:style-name="ce359" office:value-type="string" calcext:value-type="string">
            <text:p>Anderse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orvég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Protestant</text:p>
          </table:table-cell>
          <table:table-cell table:number-columns-repeated="1005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359" office:value-type="string" calcext:value-type="string">
            <text:p>Chanceuse</text:p>
          </table:table-cell>
          <table:table-cell table:style-name="ce359" office:value-type="string" calcext:value-type="string">
            <text:p>2000 (28 Avril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achiko</text:p>
          </table:table-cell>
          <table:table-cell table:style-name="ce359" office:value-type="string" calcext:value-type="string">
            <text:p>Kimur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romantique ac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... Compliqué. </text:p>
          </table:table-cell>
          <table:table-cell table:style-name="ce271" office:value-type="string" calcext:value-type="string">
            <text:p>Elle-même/Athéisme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59" office:value-type="string" calcext:value-type="string">
            <text:p>Garde du Corps</text:p>
          </table:table-cell>
          <table:table-cell table:style-name="ce359" office:value-type="string" calcext:value-type="string">
            <text:p>2000 (2 Mars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eo-jun</text:p>
          </table:table-cell>
          <table:table-cell table:style-name="ce359" office:value-type="string" calcext:value-type="string">
            <text:p>Yoon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Sud-Coréen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359" office:value-type="string" calcext:value-type="string">
            <text:p>Vétérinaire</text:p>
          </table:table-cell>
          <table:table-cell table:style-name="ce359" office:value-type="string" calcext:value-type="string">
            <text:p>1999 (7 Septembre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parrow</text:p>
          </table:table-cell>
          <table:table-cell table:style-name="ce359" office:value-type="string" calcext:value-type="string">
            <text:p>Davies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Canadienne</text:p>
          </table:table-cell>
          <table:table-cell table:style-name="ce129" office:value-type="float" office:value="4" calcext:value-type="float">
            <text:p>4</text:p>
          </table:table-cell>
          <table:table-cell table:style-name="ce159" office:value-type="string" calcext:value-type="string">
            <text:p>Bigenre (homme </text:p>
            <text:p>et femme)</text:p>
          </table:table-cell>
          <table:table-cell table:style-name="ce359" office:value-type="string" calcext:value-type="string">
            <text:p>Andro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4" office:value-type="string" calcext:value-type="string">
            <text:p>Théoricien</text:p>
          </table:table-cell>
          <table:table-cell table:style-name="ce359" office:value-type="string" calcext:value-type="string">
            <text:p>2000 (14 Mars)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Thibault</text:p>
          </table:table-cell>
          <table:table-cell table:style-name="ce359" office:value-type="string" calcext:value-type="string">
            <text:p>Laangbroek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Belg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59" office:value-type="string" calcext:value-type="string">
            <text:p>Sherpa</text:p>
          </table:table-cell>
          <table:table-cell table:style-name="ce359"/>
          <table:table-cell table:style-name="ce373"/>
          <table:table-cell table:style-name="ce359" table:number-columns-repeated="2"/>
          <table:table-cell table:style-name="ce635" office:value-type="date" office:date-value="2016-04-01" calcext:value-type="date">
            <text:p>avril 2016</text:p>
          </table:table-cell>
          <table:table-cell table:style-name="ce359"/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omosexuel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59" office:value-type="string" calcext:value-type="string">
            <text:p>Chanteur d’Opéra</text:p>
          </table:table-cell>
          <table:table-cell table:style-name="ce359" office:value-type="string" calcext:value-type="string">
            <text:p>2000 (2 avril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Clemente</text:p>
          </table:table-cell>
          <table:table-cell table:style-name="ce359" office:value-type="string" calcext:value-type="string">
            <text:p>Luccini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Italien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Demiromantique A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60" office:value-type="string" calcext:value-type="string">
            <text:p>Evadée</text:p>
          </table:table-cell>
          <table:table-cell table:style-name="ce359" office:value-type="string" calcext:value-type="string">
            <text:p>2002 (6 juin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Hiko</text:p>
          </table:table-cell>
          <table:table-cell table:style-name="ce359" office:value-type="string" calcext:value-type="string">
            <text:p>Rokku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'en fiche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59" office:value-type="string" calcext:value-type="string">
            <text:p>Astronome</text:p>
          </table:table-cell>
          <table:table-cell table:style-name="ce359" office:value-type="string" calcext:value-type="string">
            <text:p>2001 (12 janvier)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Viclean</text:p>
          </table:table-cell>
          <table:table-cell table:style-name="ce359" office:value-type="string" calcext:value-type="string">
            <text:p>Floa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Roumai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Questionning asexuel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59" office:value-type="string" calcext:value-type="string">
            <text:p>Ethymologue</text:p>
          </table:table-cell>
          <table:table-cell table:style-name="ce359" office:value-type="string" calcext:value-type="string">
            <text:p>2002 (7 mai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Feng Hui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Chinois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59" office:value-type="string" calcext:value-type="string">
            <text:p>Rêveur</text:p>
          </table:table-cell>
          <table:table-cell table:style-name="ce359" office:value-type="string" calcext:value-type="string">
            <text:p>2003 (31 mars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Imiji</text:p>
          </table:table-cell>
          <table:table-cell table:style-name="ce359" office:value-type="string" calcext:value-type="string">
            <text:p>Ânôkae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auruan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59" office:value-type="string" calcext:value-type="string">
            <text:p>Herboriste</text:p>
          </table:table-cell>
          <table:table-cell table:style-name="ce359" office:value-type="string" calcext:value-type="string">
            <text:p>2002 (8 novembre)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Lindsay</text:p>
          </table:table-cell>
          <table:table-cell table:style-name="ce359" office:value-type="string" calcext:value-type="string">
            <text:p>Skojtrake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Danois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59" office:value-type="string" calcext:value-type="string">
            <text:p>Amirale</text:p>
          </table:table-cell>
          <table:table-cell table:style-name="ce359" office:value-type="string" calcext:value-type="string">
            <text:p>1998 (3 juillet)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Buhjah</text:p>
          </table:table-cell>
          <table:table-cell table:style-name="ce359" office:value-type="string" calcext:value-type="string">
            <text:p>Habar Hawal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Somalien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4">
          <table:table-cell office:value-type="float" office:value="151" calcext:value-type="float">
            <text:p>151</text:p>
          </table:table-cell>
          <table:table-cell table:style-name="ce359" office:value-type="string" calcext:value-type="string">
            <text:p>Détective Privé</text:p>
          </table:table-cell>
          <table:table-cell table:style-name="ce359" office:value-type="string" calcext:value-type="string">
            <text:p>2001 (25 décembre)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Ran</text:p>
          </table:table-cell>
          <table:table-cell table:style-name="ce359" office:value-type="string" calcext:value-type="string">
            <text:p>Kaguya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59" office:value-type="string" calcext:value-type="string">
            <text:p>Ethicien</text:p>
          </table:table-cell>
          <table:table-cell table:style-name="ce359" office:value-type="string" calcext:value-type="string">
            <text:p>1er octobre 1999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Nicomaque</text:p>
          </table:table-cell>
          <table:table-cell table:style-name="ce359" office:value-type="string" calcext:value-type="string">
            <text:p>Papoulos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Grecqu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6" office:value-type="string" calcext:value-type="string">
            <text:p>Peintre surréaliste</text:p>
          </table:table-cell>
          <table:table-cell table:style-name="ce362" office:value-type="string" calcext:value-type="string">
            <text:p>???</text:p>
          </table:table-cell>
          <table:table-cell table:style-name="ce375" office:value-type="string" calcext:value-type="string">
            <text:p>???</text:p>
          </table:table-cell>
          <table:table-cell table:style-name="ce377" office:value-type="string" calcext:value-type="string">
            <text:p>Leokadia</text:p>
          </table:table-cell>
          <table:table-cell table:style-name="ce363" office:value-type="string" calcext:value-type="string">
            <text:p>Osiecimski-Hutten-Czapski</text:p>
          </table:table-cell>
          <table:table-cell table:style-name="ce641" office:value-type="date" office:date-value="2019-04-01" calcext:value-type="date">
            <text:p>avril 2019</text:p>
          </table:table-cell>
          <table:table-cell table:style-name="ce363" office:value-type="string" calcext:value-type="string">
            <text:p>Polonaise</text:p>
          </table:table-cell>
          <table:table-cell table:style-name="ce139" office:value-type="float" office:value="4" calcext:value-type="float">
            <text:p>4</text:p>
          </table:table-cell>
          <table:table-cell table:style-name="ce165" office:value-type="string" calcext:value-type="string">
            <text:p>Femme cis</text:p>
          </table:table-cell>
          <table:table-cell table:style-name="ce363" office:value-type="string" calcext:value-type="string">
            <text:p>Questionning</text:p>
          </table:table-cell>
          <table:table-cell table:style-name="ce211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2" office:value-type="string" calcext:value-type="string">
            <text:p>trop chéeper pour ça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31" office:value-type="string" calcext:value-type="string">
            <text:p>Vendeur de Tapis</text:p>
          </table:table-cell>
          <table:table-cell table:style-name="ce49" office:value-type="date" office:date-value="2001-08-15" calcext:value-type="date">
            <text:p>15 août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Lysandru</text:p>
          </table:table-cell>
          <table:table-cell table:style-name="ce431" office:value-type="string" calcext:value-type="string">
            <text:p>Dominici</text:p>
          </table:table-cell>
          <table:table-cell table:style-name="ce102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Française</text:p>
          </table:table-cell>
          <table:table-cell table:style-name="ce140" office:value-type="float" office:value="3" calcext:value-type="float">
            <text:p>3</text:p>
          </table:table-cell>
          <table:table-cell table:style-name="ce166" office:value-type="string" calcext:value-type="string">
            <text:p>Homme trans</text:p>
          </table:table-cell>
          <table:table-cell table:style-name="ce431" office:value-type="string" calcext:value-type="string">
            <text:p>Homosexuel comme un phoque</text:p>
          </table:table-cell>
          <table:table-cell table:style-name="ce212" office:value-type="string" calcext:value-type="string">
            <text:p>Oui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59" office:value-type="string" calcext:value-type="string">
            <text:p>Philosophe gastronome</text:p>
          </table:table-cell>
          <table:table-cell table:style-name="ce366" office:value-type="date" office:date-value="2000-05-08" calcext:value-type="date">
            <text:p>8 mai 2000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Hernan</text:p>
          </table:table-cell>
          <table:table-cell table:style-name="ce359" office:value-type="string" calcext:value-type="string">
            <text:p>Velasquez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Cubain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mantique A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31" office:value-type="string" calcext:value-type="string">
            <text:p>Dessinatrice érotique</text:p>
          </table:table-cell>
          <table:table-cell table:style-name="ce28" office:value-type="string" calcext:value-type="string">
            <text:p>1er avril 2001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Zoraya</text:p>
          </table:table-cell>
          <table:table-cell table:style-name="ce431" office:value-type="string" calcext:value-type="string">
            <text:p>Makavejev</text:p>
          </table:table-cell>
          <table:table-cell table:style-name="ce102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Serbe</text:p>
          </table:table-cell>
          <table:table-cell table:style-name="ce140" office:value-type="float" office:value="2" calcext:value-type="float">
            <text:p>2</text:p>
          </table:table-cell>
          <table:table-cell table:style-name="ce166" office:value-type="string" calcext:value-type="string">
            <text:p>Femme trans</text:p>
          </table:table-cell>
          <table:table-cell table:style-name="ce431" office:value-type="string" calcext:value-type="string">
            <text:p>Panromantique asexuelle</text:p>
          </table:table-cell>
          <table:table-cell table:style-name="ce21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31" office:value-type="string" calcext:value-type="string">
            <text:p>Horticulteur.ice</text:p>
          </table:table-cell>
          <table:table-cell table:style-name="ce51" office:value-type="date" office:date-value="1999-04-06" calcext:value-type="date">
            <text:p>6 avril 1999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string" calcext:value-type="string">
            <text:p>Bahar</text:p>
          </table:table-cell>
          <table:table-cell table:style-name="ce431" office:value-type="string" calcext:value-type="string">
            <text:p>Mehtap</text:p>
          </table:table-cell>
          <table:table-cell table:style-name="ce102" office:value-type="date" office:date-value="2016-04-01" calcext:value-type="date">
            <text:p>avril 2016</text:p>
          </table:table-cell>
          <table:table-cell table:style-name="ce431" office:value-type="string" calcext:value-type="string">
            <text:p>Turque</text:p>
          </table:table-cell>
          <table:table-cell table:style-name="ce140" office:value-type="float" office:value="1" calcext:value-type="float">
            <text:p>1</text:p>
          </table:table-cell>
          <table:table-cell table:style-name="ce166" office:value-type="string" calcext:value-type="string">
            <text:p>Genderqueer</text:p>
          </table:table-cell>
          <table:table-cell table:style-name="ce431" office:value-type="string" calcext:value-type="string">
            <text:p>Panromantique Homosexuel</text:p>
          </table:table-cell>
          <table:table-cell table:style-name="ce212" office:value-type="string" calcext:value-type="string">
            <text:p>Non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Soufisme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59" office:value-type="string" calcext:value-type="string">
            <text:p>Prêtre Orthodoxe</text:p>
          </table:table-cell>
          <table:table-cell table:style-name="ce366" office:value-type="date" office:date-value="1997-04-07" calcext:value-type="date">
            <text:p>7 avril 1997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Vassili</text:p>
          </table:table-cell>
          <table:table-cell table:style-name="ce359" office:value-type="string" calcext:value-type="string">
            <text:p>Gavril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Lituanien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31" office:value-type="string" calcext:value-type="string">
            <text:p>Passeuse</text:p>
          </table:table-cell>
          <table:table-cell table:style-name="ce49" office:value-type="date" office:date-value="1999-08-25" calcext:value-type="date">
            <text:p>25 août 1999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Nour</text:p>
          </table:table-cell>
          <table:table-cell table:style-name="ce431" office:value-type="string" calcext:value-type="string">
            <text:p>Khin</text:p>
          </table:table-cell>
          <table:table-cell table:style-name="ce102" office:value-type="date" office:date-value="2019-04-01" calcext:value-type="date">
            <text:p>avril 2019</text:p>
          </table:table-cell>
          <table:table-cell table:style-name="ce431" office:value-type="string" calcext:value-type="string">
            <text:p>Apatride</text:p>
          </table:table-cell>
          <table:table-cell table:style-name="ce140" office:value-type="float" office:value="4" calcext:value-type="float">
            <text:p>4</text:p>
          </table:table-cell>
          <table:table-cell table:style-name="ce166" office:value-type="string" calcext:value-type="string">
            <text:p>Femme cis</text:p>
          </table:table-cell>
          <table:table-cell table:style-name="ce431" office:value-type="string" calcext:value-type="string">
            <text:p>Aromantique Bisexuelle</text:p>
          </table:table-cell>
          <table:table-cell table:style-name="ce21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60" office:value-type="string" calcext:value-type="string">
            <text:p>Illustratrice de livres pour enfants</text:p>
          </table:table-cell>
          <table:table-cell table:style-name="ce360"/>
          <table:table-cell table:style-name="ce374"/>
          <table:table-cell table:style-name="ce360" table:number-columns-repeated="2"/>
          <table:table-cell table:style-name="ce636" office:value-type="date" office:date-value="2016-04-01" calcext:value-type="date">
            <text:p>avril 2016</text:p>
          </table:table-cell>
          <table:table-cell table:style-name="ce360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360"/>
          <table:table-cell table:style-name="ce295"/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59" office:value-type="string" calcext:value-type="string">
            <text:p>Historienne philosophique</text:p>
          </table:table-cell>
          <table:table-cell table:style-name="ce366" office:value-type="date" office:date-value="2000-02-06" calcext:value-type="date">
            <text:p>6 février 2000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Lisa</text:p>
          </table:table-cell>
          <table:table-cell table:style-name="ce359" office:value-type="string" calcext:value-type="string">
            <text:p>Abrahamid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Kazakh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True Lesbian</text:p>
          </table:table-cell>
          <table:table-cell table:style-name="ce292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60" office:value-type="string" calcext:value-type="string">
            <text:p>Etudiante</text:p>
          </table:table-cell>
          <table:table-cell table:style-name="ce369" office:value-type="date" office:date-value="2000-08-27" calcext:value-type="date">
            <text:p>27 août 2000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haron "Elijah"</text:p>
          </table:table-cell>
          <table:table-cell table:style-name="ce360" office:value-type="string" calcext:value-type="string">
            <text:p>Al-Rashid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Ougandais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 (travestie)</text:p>
          </table:table-cell>
          <table:table-cell table:style-name="ce360" office:value-type="string" calcext:value-type="string">
            <text:p>Panromantique abrosexuel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En questionnement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60" office:value-type="string" calcext:value-type="string">
            <text:p>Travailleuse du Sexe</text:p>
          </table:table-cell>
          <table:table-cell table:style-name="ce369" office:value-type="date" office:date-value="1998-06-02" calcext:value-type="date">
            <text:p>2 juin 1998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Augusta</text:p>
          </table:table-cell>
          <table:table-cell table:style-name="ce360" office:value-type="string" calcext:value-type="string">
            <text:p>Menezes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Argenti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trans</text:p>
          </table:table-cell>
          <table:table-cell table:style-name="ce360" office:value-type="string" calcext:value-type="string">
            <text:p>Bisexuel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360" office:value-type="string" calcext:value-type="string">
            <text:p>Missionnaire</text:p>
          </table:table-cell>
          <table:table-cell table:style-name="ce369" office:value-type="date" office:date-value="2003-08-17" calcext:value-type="date">
            <text:p>17 août 2003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Eulalie</text:p>
          </table:table-cell>
          <table:table-cell table:style-name="ce360" office:value-type="string" calcext:value-type="string">
            <text:p>Morrisseau-Dyev de Saint-Martin 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Haïtien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Questionning</text:p>
          </table:table-cell>
          <table:table-cell table:style-name="ce213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60" office:value-type="string" calcext:value-type="string">
            <text:p>Ostériculteur.ice</text:p>
          </table:table-cell>
          <table:table-cell table:style-name="ce46" office:value-type="date" office:date-value="1997-05-13" calcext:value-type="date">
            <text:p>13 mai</text:p>
          </table:table-cell>
          <table:table-cell table:style-name="ce374" office:value-type="float" office:value="21" calcext:value-type="float">
            <text:p>21</text:p>
          </table:table-cell>
          <table:table-cell table:style-name="ce360" office:value-type="string" calcext:value-type="string">
            <text:p>Shanleigh</text:p>
          </table:table-cell>
          <table:table-cell table:style-name="ce360" office:value-type="string" calcext:value-type="string">
            <text:p>O'Sullivan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Irlandais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Non binaire</text:p>
          </table:table-cell>
          <table:table-cell table:style-name="ce360" office:value-type="string" calcext:value-type="string">
            <text:p>Panromantique Asexuel.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60" office:value-type="string" calcext:value-type="string">
            <text:p>Sushi master</text:p>
          </table:table-cell>
          <table:table-cell table:style-name="ce369" office:value-type="date" office:date-value="2002-09-20" calcext:value-type="date">
            <text:p>20 septembre 2002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Subaru</text:p>
          </table:table-cell>
          <table:table-cell table:style-name="ce360" office:value-type="string" calcext:value-type="string">
            <text:p>Matsushim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60" office:value-type="string" calcext:value-type="string">
            <text:p>Mythologue</text:p>
          </table:table-cell>
          <table:table-cell table:style-name="ce369" office:value-type="date" office:date-value="2000-01-08" calcext:value-type="date">
            <text:p>8 janvier 2000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Marekiura</text:p>
          </table:table-cell>
          <table:table-cell table:style-name="ce360" office:value-type="string" calcext:value-type="string">
            <text:p>Raharuhi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360" office:value-type="string" calcext:value-type="string">
            <text:p>Néo-zélandais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Genderfluid</text:p>
          </table:table-cell>
          <table:table-cell table:style-name="ce360" office:value-type="string" calcext:value-type="string">
            <text:p>Aromantique bisexuel.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nimisme (maori)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60" office:value-type="string" calcext:value-type="string">
            <text:p>Harpiste</text:p>
          </table:table-cell>
          <table:table-cell table:style-name="ce369" office:value-type="date" office:date-value="2001-07-17" calcext:value-type="date">
            <text:p>17 juillet 2001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Jashiel "J"</text:p>
          </table:table-cell>
          <table:table-cell table:style-name="ce360" office:value-type="string" calcext:value-type="string">
            <text:p>Rodriguez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Vénézuelien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Défenseur.e des droits de la femme</text:p>
          </table:table-cell>
          <table:table-cell table:style-name="ce369" office:value-type="date" office:date-value="2000-07-08" calcext:value-type="date">
            <text:p>8 juillet 2000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alimeh</text:p>
          </table:table-cell>
          <table:table-cell table:style-name="ce360" office:value-type="string" calcext:value-type="string">
            <text:p>Alizadeh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Afgha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Genderqueer</text:p>
          </table:table-cell>
          <table:table-cell table:style-name="ce360" office:value-type="string" calcext:value-type="string">
            <text:p>Questionning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Musulmane</text:p>
          </table:table-cell>
          <table:table-cell table:number-columns-repeated="1005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360" office:value-type="string" calcext:value-type="string">
            <text:p>Rhéteuse</text:p>
          </table:table-cell>
          <table:table-cell table:style-name="ce369" office:value-type="date" office:date-value="2001-01-03" calcext:value-type="date">
            <text:p>3 janvier 2001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Georgia</text:p>
          </table:table-cell>
          <table:table-cell table:style-name="ce360" office:value-type="string" calcext:value-type="string">
            <text:p>Schott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Allemand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romantique hétéro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Judaïsme orthodoxe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60" office:value-type="string" calcext:value-type="string">
            <text:p>Théoricienne du complot</text:p>
          </table:table-cell>
          <table:table-cell table:style-name="ce369" office:value-type="date" office:date-value="2002-09-10" calcext:value-type="date">
            <text:p>10 septembre 2002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Harpa</text:p>
          </table:table-cell>
          <table:table-cell table:style-name="ce360" office:value-type="string" calcext:value-type="string">
            <text:p>Stefansdottir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Finlandaise</text:p>
          </table:table-cell>
          <table:table-cell table:style-name="ce135" office:value-type="float" office:value="4" calcext:value-type="float">
            <text:p>4</text:p>
          </table:table-cell>
          <table:table-cell table:style-name="ce167" office:value-type="string" calcext:value-type="string">
            <text:p>Demigirl</text:p>
          </table:table-cell>
          <table:table-cell table:style-name="ce360" office:value-type="string" calcext:value-type="string">
            <text:p>Questionning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Néopaganisme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60" office:value-type="string" calcext:value-type="string">
            <text:p>Cavalièr.e</text:p>
          </table:table-cell>
          <table:table-cell table:style-name="ce369" office:value-type="date" office:date-value="2003-03-26" calcext:value-type="date">
            <text:p>26 mars 2003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Bakyt</text:p>
          </table:table-cell>
          <table:table-cell table:style-name="ce360" office:value-type="string" calcext:value-type="string">
            <text:p>Alibekev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Kazakh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Non-binaire</text:p>
          </table:table-cell>
          <table:table-cell table:style-name="ce360" office:value-type="string" calcext:value-type="string">
            <text:p>Trixic</text:p>
          </table:table-cell>
          <table:table-cell table:style-name="ce295" office:value-type="string" calcext:value-type="string">
            <text:p>Non</text:p>
          </table:table-cell>
          <table:table-cell table:style-name="ce252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60" office:value-type="string" calcext:value-type="string">
            <text:p>Chasseuse</text:p>
          </table:table-cell>
          <table:table-cell table:style-name="ce369" office:value-type="date" office:date-value="1999-07-17" calcext:value-type="date">
            <text:p>17 juillet 1999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Anastasia</text:p>
          </table:table-cell>
          <table:table-cell table:style-name="ce360" office:value-type="string" calcext:value-type="string">
            <text:p>Brejnev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Estonien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trans</text:p>
          </table:table-cell>
          <table:table-cell table:style-name="ce360" office:value-type="string" calcext:value-type="string">
            <text:p>Biromantique demi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60" office:value-type="string" calcext:value-type="string">
            <text:p>Doublure</text:p>
          </table:table-cell>
          <table:table-cell table:style-name="ce369" office:value-type="date" office:date-value="2001-08-02" calcext:value-type="date">
            <text:p>2 août 2001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Virginie</text:p>
          </table:table-cell>
          <table:table-cell table:style-name="ce360" office:value-type="string" calcext:value-type="string">
            <text:p>Himekawa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Franco-nippo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9" office:value-type="string" calcext:value-type="string">
            <text:p>Chevaleresse</text:p>
          </table:table-cell>
          <table:table-cell table:style-name="ce369" office:value-type="date" office:date-value="2000-04-23" calcext:value-type="date">
            <text:p>23 avril 2000</text:p>
          </table:table-cell>
          <table:table-cell table:style-name="ce374" office:value-type="string" calcext:value-type="string">
            <text:p>18-19</text:p>
          </table:table-cell>
          <table:table-cell table:style-name="ce360" office:value-type="string" calcext:value-type="string">
            <text:p>Tomyris</text:p>
          </table:table-cell>
          <table:table-cell table:style-name="ce360" office:value-type="string" calcext:value-type="string">
            <text:p>Puget de Cabassole du Réal de Berbentan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Français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300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60" office:value-type="string" calcext:value-type="string">
            <text:p>Enfant Star</text:p>
          </table:table-cell>
          <table:table-cell table:style-name="ce369" office:value-type="date" office:date-value="2003-12-25" calcext:value-type="date">
            <text:p>25 décembre 2003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Jennifer</text:p>
          </table:table-cell>
          <table:table-cell table:style-name="ce360" office:value-type="string" calcext:value-type="string">
            <text:p>Madison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Questionning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60" office:value-type="string" calcext:value-type="string">
            <text:p>Shérif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float" office:value="39" calcext:value-type="float">
            <text:p>39</text:p>
          </table:table-cell>
          <table:table-cell table:style-name="ce360" office:value-type="string" calcext:value-type="string">
            <text:p>Monokuma</text:p>
          </table:table-cell>
          <table:table-cell table:style-name="ce360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string" calcext:value-type="string">
            <text:p>Surveillant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omoromantique Homosexuel</text:p>
          </table:table-cell>
          <table:table-cell table:style-name="ce29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60" office:value-type="string" calcext:value-type="string">
            <text:p>Contrôleur de Train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float" office:value="29" calcext:value-type="float">
            <text:p>29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Française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???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60" office:value-type="string" calcext:value-type="string">
            <text:p>Éleveur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Monoboy</text:p>
          </table:table-cell>
          <table:table-cell table:style-name="ce360" office:value-type="string" calcext:value-type="string">
            <text:p>???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Non-binaire</text:p>
          </table:table-cell>
          <table:table-cell table:style-name="ce360" office:value-type="string" calcext:value-type="string">
            <text:p>Aromantique Asexuel</text:p>
          </table:table-cell>
          <table:table-cell table:style-name="ce29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Popstar</text:p>
          </table:table-cell>
          <table:table-cell table:style-name="ce28" office:value-type="string" calcext:value-type="string">
            <text:p>29 aout 1997</text:p>
          </table:table-cell>
          <table:table-cell table:style-name="ce71" office:value-type="float" office:value="22" calcext:value-type="float">
            <text:p>22</text:p>
          </table:table-cell>
          <table:table-cell table:style-name="ce80" office:value-type="string" calcext:value-type="string">
            <text:p>Michael Uriel</text:p>
          </table:table-cell>
          <table:table-cell table:style-name="ce28" office:value-type="string" calcext:value-type="string">
            <text:p>Zealhariah Anderson Nichols</text:p>
          </table:table-cell>
          <table:table-cell table:style-name="ce103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Américano-nippone</text:p>
          </table:table-cell>
          <table:table-cell table:style-name="ce141" office:value-type="float" office:value="3" calcext:value-type="float">
            <text:p>3</text:p>
          </table:table-cell>
          <table:table-cell table:style-name="ce168" office:value-type="string" calcext:value-type="string">
            <text:p>Genderfluid</text:p>
          </table:table-cell>
          <table:table-cell table:style-name="ce28" office:value-type="string" calcext:value-type="string">
            <text:p>Demi-Panromantique Ace (se prétend aro)</text:p>
          </table:table-cell>
          <table:table-cell table:style-name="ce215" office:value-type="string" calcext:value-type="string">
            <text:p>Oui</text:p>
          </table:table-cell>
          <table:table-cell table:style-name="ce25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9" office:value-type="string" calcext:value-type="string">
            <text:p>Chasseur.se de Trésors</text:p>
          </table:table-cell>
          <table:table-cell table:style-name="ce49" office:value-type="date" office:date-value="2001-07-27" calcext:value-type="date">
            <text:p>27 juillet 2001</text:p>
          </table:table-cell>
          <table:table-cell table:style-name="ce71" office:value-type="float" office:value="18" calcext:value-type="float">
            <text:p>18</text:p>
          </table:table-cell>
          <table:table-cell table:style-name="ce80" office:value-type="string" calcext:value-type="string">
            <text:p>Rigieta</text:p>
          </table:table-cell>
          <table:table-cell table:style-name="ce28" office:value-type="string" calcext:value-type="string">
            <text:p>Farerohi</text:p>
          </table:table-cell>
          <table:table-cell table:style-name="ce104" office:value-type="date" office:date-value="2019-04-01" calcext:value-type="date">
            <text:p>avril 2019</text:p>
          </table:table-cell>
          <table:table-cell table:style-name="ce431" office:value-type="string" calcext:value-type="string">
            <text:p>Fidjienne</text:p>
          </table:table-cell>
          <table:table-cell table:style-name="ce142" office:value-type="float" office:value="4" calcext:value-type="float">
            <text:p>4</text:p>
          </table:table-cell>
          <table:table-cell table:style-name="ce168" office:value-type="string" calcext:value-type="string">
            <text:p>Non-binaire</text:p>
          </table:table-cell>
          <table:table-cell table:style-name="ce28" office:value-type="string" calcext:value-type="string">
            <text:p>Pan</text:p>
          </table:table-cell>
          <table:table-cell table:style-name="ce215" office:value-type="string" calcext:value-type="string">
            <text:p>Oui</text:p>
          </table:table-cell>
          <table:table-cell table:style-name="ce254" office:value-type="string" calcext:value-type="string">
            <text:p>Oui</text:p>
          </table:table-cell>
          <table:table-cell table:style-name="ce271" office:value-type="string" calcext:value-type="string">
            <text:p>Déiste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Thanatologue</text:p>
          </table:table-cell>
          <table:table-cell table:style-name="ce49" office:value-type="date" office:date-value="1996-09-13" calcext:value-type="date">
            <text:p>13 septembre 1996</text:p>
          </table:table-cell>
          <table:table-cell table:style-name="ce71" office:value-type="float" office:value="23" calcext:value-type="float">
            <text:p>23</text:p>
          </table:table-cell>
          <table:table-cell table:style-name="ce80" office:value-type="string" calcext:value-type="string">
            <text:p>Albedo</text:p>
          </table:table-cell>
          <table:table-cell table:style-name="ce28" office:value-type="string" calcext:value-type="string">
            <text:p>Dousmanis</text:p>
          </table:table-cell>
          <table:table-cell table:style-name="ce105" office:value-type="date" office:date-value="2016-04-01" calcext:value-type="date">
            <text:p>avril 2016</text:p>
          </table:table-cell>
          <table:table-cell table:style-name="ce431" office:value-type="string" calcext:value-type="string">
            <text:p>Grecque</text:p>
          </table:table-cell>
          <table:table-cell table:style-name="ce143" office:value-type="float" office:value="1" calcext:value-type="float">
            <text:p>1</text:p>
          </table:table-cell>
          <table:table-cell table:style-name="ce169" office:value-type="string" calcext:value-type="string">
            <text:p>Homme cis</text:p>
          </table:table-cell>
          <table:table-cell table:style-name="ce362" office:value-type="string" calcext:value-type="string">
            <text:p>Bi</text:p>
          </table:table-cell>
          <table:table-cell table:style-name="ce216" office:value-type="string" calcext:value-type="string">
            <text:p>Questionning</text:p>
          </table:table-cell>
          <table:table-cell table:style-name="ce255" office:value-type="string" calcext:value-type="string">
            <text:p>Oui</text:p>
          </table:table-cell>
          <table:table-cell table:style-name="ce272" office:value-type="string" calcext:value-type="string">
            <text:p>Helléniste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Explorateur Nocturne</text:p>
          </table:table-cell>
          <table:table-cell table:style-name="ce49" office:value-type="date" office:date-value="2001-02-28" calcext:value-type="date">
            <text:p>28 février 2001</text:p>
          </table:table-cell>
          <table:table-cell table:style-name="ce71" office:value-type="float" office:value="19" calcext:value-type="float">
            <text:p>19</text:p>
          </table:table-cell>
          <table:table-cell table:style-name="ce80" office:value-type="string" calcext:value-type="string">
            <text:p>Noroi</text:p>
          </table:table-cell>
          <table:table-cell table:style-name="ce28" office:value-type="string" calcext:value-type="string">
            <text:p>Motteiru</text:p>
          </table:table-cell>
          <table:table-cell table:style-name="ce103" office:value-type="date" office:date-value="2018-04-01" calcext:value-type="date">
            <text:p>avril 2018</text:p>
          </table:table-cell>
          <table:table-cell table:style-name="ce431" office:value-type="string" calcext:value-type="string">
            <text:p>Nippone</text:p>
          </table:table-cell>
          <table:table-cell table:style-name="ce141" office:value-type="float" office:value="3" calcext:value-type="float">
            <text:p>3</text:p>
          </table:table-cell>
          <table:table-cell table:style-name="ce169" office:value-type="string" calcext:value-type="string">
            <text:p>Homme cis</text:p>
          </table:table-cell>
          <table:table-cell table:style-name="ce28" office:value-type="string" calcext:value-type="string">
            <text:p>Bi</text:p>
          </table:table-cell>
          <table:table-cell table:style-name="ce217" office:value-type="string" calcext:value-type="string">
            <text:p>Questionning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Mineur</text:p>
          </table:table-cell>
          <table:table-cell table:style-name="ce49" office:value-type="date" office:date-value="2005-03-17" calcext:value-type="date">
            <text:p>17 mars 2005</text:p>
          </table:table-cell>
          <table:table-cell table:style-name="ce71" office:value-type="float" office:value="15" calcext:value-type="float">
            <text:p>15</text:p>
          </table:table-cell>
          <table:table-cell table:style-name="ce80" office:value-type="string" calcext:value-type="string">
            <text:p>Patrick</text:p>
          </table:table-cell>
          <table:table-cell table:style-name="ce28" office:value-type="string" calcext:value-type="string">
            <text:p>Lennon</text:p>
          </table:table-cell>
          <table:table-cell table:style-name="ce106" office:value-type="date" office:date-value="2020-04-01" calcext:value-type="date">
            <text:p>avril 2020</text:p>
          </table:table-cell>
          <table:table-cell table:style-name="ce431" office:value-type="string" calcext:value-type="string">
            <text:p>Irlando-écossaise</text:p>
          </table:table-cell>
          <table:table-cell table:style-name="ce144" office:value-type="float" office:value="5" calcext:value-type="float">
            <text:p>5</text:p>
          </table:table-cell>
          <table:table-cell table:style-name="ce169" office:value-type="string" calcext:value-type="string">
            <text:p>Homme cis</text:p>
          </table:table-cell>
          <table:table-cell table:style-name="ce28" office:value-type="string" calcext:value-type="string">
            <text:p>Homo</text:p>
          </table:table-cell>
          <table:table-cell table:style-name="ce215" office:value-type="string" calcext:value-type="string">
            <text:p>Non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Ásatrú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Bricoleuse</text:p>
          </table:table-cell>
          <table:table-cell table:style-name="ce49" office:value-type="date" office:date-value="2001-05-24" calcext:value-type="date">
            <text:p>24 mai 2001</text:p>
          </table:table-cell>
          <table:table-cell table:style-name="ce71" office:value-type="float" office:value="18" calcext:value-type="float">
            <text:p>18</text:p>
          </table:table-cell>
          <table:table-cell table:style-name="ce80" office:value-type="string" calcext:value-type="string">
            <text:p>Freja</text:p>
          </table:table-cell>
          <table:table-cell table:style-name="ce28" office:value-type="string" calcext:value-type="string">
            <text:p>Blomstedt</text:p>
          </table:table-cell>
          <table:table-cell table:style-name="ce103" office:value-type="date" office:date-value="2019-04-01" calcext:value-type="date">
            <text:p>avril 2019</text:p>
          </table:table-cell>
          <table:table-cell table:style-name="ce118" office:value-type="string" calcext:value-type="string">
            <text:p>Suédoise</text:p>
          </table:table-cell>
          <table:table-cell table:style-name="ce141" office:value-type="float" office:value="4" calcext:value-type="float">
            <text:p>4</text:p>
          </table:table-cell>
          <table:table-cell table:style-name="ce170" office:value-type="string" calcext:value-type="string">
            <text:p>Femme cis</text:p>
          </table:table-cell>
          <table:table-cell table:style-name="ce28" office:value-type="string" calcext:value-type="string">
            <text:p>Bi</text:p>
          </table:table-cell>
          <table:table-cell table:style-name="ce215" office:value-type="string" calcext:value-type="string">
            <text:p>Non</text:p>
          </table:table-cell>
          <table:table-cell table:style-name="ce25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Joueuse de biwa</text:p>
          </table:table-cell>
          <table:table-cell table:style-name="ce49" office:value-type="date" office:date-value="1999-06-21" calcext:value-type="date">
            <text:p>21 juin 1999</text:p>
          </table:table-cell>
          <table:table-cell table:style-name="ce71" office:value-type="float" office:value="20" calcext:value-type="float">
            <text:p>20</text:p>
          </table:table-cell>
          <table:table-cell table:style-name="ce80" office:value-type="string" calcext:value-type="string">
            <text:p>Yu</text:p>
          </table:table-cell>
          <table:table-cell table:style-name="ce28" office:value-type="string" calcext:value-type="string">
            <text:p>Ishiguro</text:p>
          </table:table-cell>
          <table:table-cell table:style-name="ce107" office:value-type="date" office:date-value="2017-04-01" calcext:value-type="date">
            <text:p>avril 2017</text:p>
          </table:table-cell>
          <table:table-cell table:style-name="ce431" office:value-type="string" calcext:value-type="string">
            <text:p>Nippone</text:p>
          </table:table-cell>
          <table:table-cell table:style-name="ce145" office:value-type="float" office:value="2" calcext:value-type="float">
            <text:p>2</text:p>
          </table:table-cell>
          <table:table-cell table:style-name="ce170" office:value-type="string" calcext:value-type="string">
            <text:p>Femme cis</text:p>
          </table:table-cell>
          <table:table-cell table:style-name="ce28" office:value-type="string" calcext:value-type="string">
            <text:p>Aro Ace</text:p>
          </table:table-cell>
          <table:table-cell table:style-name="ce215" office:value-type="string" calcext:value-type="string">
            <text:p>Questionning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31" office:value-type="string" calcext:value-type="string">
            <text:p>Charcutière</text:p>
          </table:table-cell>
          <table:table-cell table:style-name="ce53" office:value-type="date" office:date-value="2000-12-13" calcext:value-type="date">
            <text:p>13 décembre 2000</text:p>
          </table:table-cell>
          <table:table-cell table:style-name="ce73" office:value-type="float" office:value="19" calcext:value-type="float">
            <text:p>19</text:p>
          </table:table-cell>
          <table:table-cell table:style-name="ce81" office:value-type="string" calcext:value-type="string">
            <text:p>Viktoria</text:p>
          </table:table-cell>
          <table:table-cell table:style-name="ce87" office:value-type="string" calcext:value-type="string">
            <text:p>Dorsch</text:p>
          </table:table-cell>
          <table:table-cell table:style-name="ce108" office:value-type="date" office:date-value="2017-04-01" calcext:value-type="date">
            <text:p>avril 2017</text:p>
          </table:table-cell>
          <table:table-cell table:style-name="ce87" office:value-type="string" calcext:value-type="string">
            <text:p>Allemande</text:p>
          </table:table-cell>
          <table:table-cell table:style-name="ce146" office:value-type="float" office:value="2" calcext:value-type="float">
            <text:p>2</text:p>
          </table:table-cell>
          <table:table-cell table:style-name="ce171" office:value-type="string" calcext:value-type="string">
            <text:p>Femme cis</text:p>
          </table:table-cell>
          <table:table-cell table:style-name="ce87" office:value-type="string" calcext:value-type="string">
            <text:p>Lesbienne</text:p>
          </table:table-cell>
          <table:table-cell table:style-name="ce218" office:value-type="string" calcext:value-type="string">
            <text:p>Non</text:p>
          </table:table-cell>
          <table:table-cell table:style-name="ce256" office:value-type="string" calcext:value-type="string">
            <text:p>Non</text:p>
          </table:table-cell>
          <table:table-cell table:style-name="ce273"/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0" office:value-type="string" calcext:value-type="string">
            <text:p>Voix Off</text:p>
          </table:table-cell>
          <table:table-cell table:style-name="ce54" office:value-type="date" office:date-value="2001-10-14" calcext:value-type="date">
            <text:p>14/10/2001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Natalia</text:p>
          </table:table-cell>
          <table:table-cell table:style-name="ce360" office:value-type="string" calcext:value-type="string">
            <text:p>Tavares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Brésilien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romantique demi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Lanceuse d'Alerte</text:p>
          </table:table-cell>
          <table:table-cell table:style-name="ce47" office:value-type="date" office:date-value="2002-04-20" calcext:value-type="date">
            <text:p>20/04/2002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Yu Jin</text:p>
          </table:table-cell>
          <table:table-cell table:style-name="ce360" office:value-type="string" calcext:value-type="string">
            <text:p>Ri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Nord-Coréen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Guitariste</text:p>
          </table:table-cell>
          <table:table-cell table:style-name="ce54" office:value-type="date" office:date-value="2002-11-26" calcext:value-type="date">
            <text:p>26/11/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Cathy Lin</text:p>
          </table:table-cell>
          <table:table-cell table:style-name="ce360" office:value-type="string" calcext:value-type="string">
            <text:p>Xin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Taïwanais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Questionning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2" office:value-type="string" calcext:value-type="string">
            <text:p>Antiquaire</text:p>
          </table:table-cell>
          <table:table-cell table:style-name="ce47" office:value-type="date" office:date-value="2002-01-27" calcext:value-type="date">
            <text:p>27/01/2002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appho</text:p>
          </table:table-cell>
          <table:table-cell table:style-name="ce360" office:value-type="string" calcext:value-type="string">
            <text:p>Lascaris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Turqu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trans</text:p>
          </table:table-cell>
          <table:table-cell table:style-name="ce360" office:value-type="string" calcext:value-type="string">
            <text:p>Lesbienn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Banquière</text:p>
          </table:table-cell>
          <table:table-cell table:style-name="ce54" office:value-type="date" office:date-value="1997-12-13" calcext:value-type="date">
            <text:p>13/12/1997</text:p>
          </table:table-cell>
          <table:table-cell table:style-name="ce374" office:value-type="float" office:value="22" calcext:value-type="float">
            <text:p>22</text:p>
          </table:table-cell>
          <table:table-cell table:style-name="ce360" office:value-type="string" calcext:value-type="string">
            <text:p>Takara</text:p>
          </table:table-cell>
          <table:table-cell table:style-name="ce360" office:value-type="string" calcext:value-type="string">
            <text:p>Son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sexuelle refoulé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Madame Loyale</text:p>
          </table:table-cell>
          <table:table-cell table:style-name="ce47" office:value-type="date" office:date-value="2002-06-04" calcext:value-type="date">
            <text:p>04/06/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Zhaoyanfang</text:p>
          </table:table-cell>
          <table:table-cell table:style-name="ce360" office:value-type="string" calcext:value-type="string">
            <text:p>Salazar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Chilien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 a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Joueur de go</text:p>
          </table:table-cell>
          <table:table-cell table:style-name="ce47" office:value-type="date" office:date-value="2005-02-18" calcext:value-type="date">
            <text:p>18/02/2005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Ming-Jiang</text:p>
          </table:table-cell>
          <table:table-cell table:style-name="ce360" office:value-type="string" calcext:value-type="string">
            <text:p>Qing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Chinois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Chorégraphe</text:p>
          </table:table-cell>
          <table:table-cell table:style-name="ce54" office:value-type="date" office:date-value="1998-11-12" calcext:value-type="date">
            <text:p>12/11/1998</text:p>
          </table:table-cell>
          <table:table-cell table:style-name="ce374" office:value-type="float" office:value="21" calcext:value-type="float">
            <text:p>21</text:p>
          </table:table-cell>
          <table:table-cell table:style-name="ce360" office:value-type="string" calcext:value-type="string">
            <text:p>Kaeya</text:p>
          </table:table-cell>
          <table:table-cell table:style-name="ce360" office:value-type="string" calcext:value-type="string">
            <text:p>Nayak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Indienne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Pan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60" office:value-type="string" calcext:value-type="string">
            <text:p>Gérant d'hôtel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???</text:p>
          </table:table-cell>
          <table:table-cell table:style-name="ce360" office:value-type="string" calcext:value-type="string">
            <text:p>???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 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60" office:value-type="string" calcext:value-type="string">
            <text:p>Golfeuse</text:p>
          </table:table-cell>
          <table:table-cell table:style-name="ce369" office:value-type="date" office:date-value="2002-03-08" calcext:value-type="date">
            <text:p>8 mars 2002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Chao</text:p>
          </table:table-cell>
          <table:table-cell table:style-name="ce360" office:value-type="string" calcext:value-type="string">
            <text:p>Hang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360" office:value-type="string" calcext:value-type="string">
            <text:p>Chinois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éterosexuelle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Juriste</text:p>
          </table:table-cell>
          <table:table-cell table:style-name="ce369" office:value-type="date" office:date-value="2001-07-11" calcext:value-type="date">
            <text:p>11 juillet 2001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eigi</text:p>
          </table:table-cell>
          <table:table-cell table:style-name="ce360" office:value-type="string" calcext:value-type="string">
            <text:p>Yamazaki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aromantique ac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Traductrice de romans</text:p>
          </table:table-cell>
          <table:table-cell table:style-name="ce369" office:value-type="date" office:date-value="2001-02-25" calcext:value-type="date">
            <text:p>25 février 2001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Sakari</text:p>
          </table:table-cell>
          <table:table-cell table:style-name="ce360" office:value-type="string" calcext:value-type="string">
            <text:p>Uguen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360" office:value-type="string" calcext:value-type="string">
            <text:p>Bolivienn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étérosexuelle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Traiteur</text:p>
          </table:table-cell>
          <table:table-cell table:style-name="ce369" office:value-type="date" office:date-value="2003-01-13" calcext:value-type="date">
            <text:p>13 janvier 2003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Garry</text:p>
          </table:table-cell>
          <table:table-cell table:style-name="ce360" office:value-type="string" calcext:value-type="string">
            <text:p>Vinsmok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Canadien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bisexuel et romantiqu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0" office:value-type="string" calcext:value-type="string">
            <text:p>Aventurière</text:p>
          </table:table-cell>
          <table:table-cell table:style-name="ce369" office:value-type="date" office:date-value="2003-03-23" calcext:value-type="date">
            <text:p>23 mars 2003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Joe</text:p>
          </table:table-cell>
          <table:table-cell table:style-name="ce360" office:value-type="string" calcext:value-type="string">
            <text:p>Lekawe</text:p>
          </table:table-cell>
          <table:table-cell table:style-name="ce110" office:value-type="string" calcext:value-type="string">
            <text:p>/</text:p>
          </table:table-cell>
          <table:table-cell table:style-name="ce360" office:value-type="string" calcext:value-type="string">
            <text:p>Australienne 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sexuelle et romantique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office:value-type="string" calcext:value-type="string">
            <text:p>Conductrice de trains</text:p>
          </table:table-cell>
          <table:table-cell table:style-name="ce369" office:value-type="date" office:date-value="2001-06-29" calcext:value-type="date">
            <text:p>29 juin 2001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Frida</text:p>
          </table:table-cell>
          <table:table-cell table:style-name="ce360" office:value-type="string" calcext:value-type="string">
            <text:p>Scopoli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360" office:value-type="string" calcext:value-type="string">
            <text:p>Italienn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sexuelle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office:value-type="string" calcext:value-type="string">
            <text:p>Danseuse classique</text:p>
          </table:table-cell>
          <table:table-cell table:style-name="ce369" office:value-type="date" office:date-value="2002-08-04" calcext:value-type="date">
            <text:p>4 août 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Odette</text:p>
          </table:table-cell>
          <table:table-cell table:style-name="ce360" office:value-type="string" calcext:value-type="string">
            <text:p>Béjart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Français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Pickpocket</text:p>
          </table:table-cell>
          <table:table-cell table:style-name="ce369" office:value-type="date" office:date-value="2002-11-15" calcext:value-type="date">
            <text:p>15 novembre 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Jung Hwa</text:p>
          </table:table-cell>
          <table:table-cell table:style-name="ce360" office:value-type="string" calcext:value-type="string">
            <text:p>Kim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Sud-Coréen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pan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Violoncelliste</text:p>
          </table:table-cell>
          <table:table-cell table:style-name="ce369" office:value-type="date" office:date-value="2004-04-01" calcext:value-type="date">
            <text:p>1 avril 2004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Awena</text:p>
          </table:table-cell>
          <table:table-cell table:style-name="ce360" office:value-type="string" calcext:value-type="string">
            <text:p>Lynch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Irlandais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questioning (plutôt lesbienne)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Magicienne</text:p>
          </table:table-cell>
          <table:table-cell table:style-name="ce369" office:value-type="date" office:date-value="2004-12-31" calcext:value-type="date">
            <text:p>31 décembre 2004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Katharina</text:p>
          </table:table-cell>
          <table:table-cell table:style-name="ce360" office:value-type="string" calcext:value-type="string">
            <text:p>Auer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Autrichien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sexuelle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Triathlète</text:p>
          </table:table-cell>
          <table:table-cell table:style-name="ce369" office:value-type="date" office:date-value="2002-05-07" calcext:value-type="date">
            <text:p>7 mai 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Yousey</text:p>
          </table:table-cell>
          <table:table-cell table:style-name="ce360" office:value-type="string" calcext:value-type="string">
            <text:p>Naidoo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Sud-Africain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Contortionniste</text:p>
          </table:table-cell>
          <table:table-cell table:style-name="ce369" office:value-type="date" office:date-value="2004-01-11" calcext:value-type="date">
            <text:p>11 janvier 2004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Cosmin</text:p>
          </table:table-cell>
          <table:table-cell table:style-name="ce360" office:value-type="string" calcext:value-type="string">
            <text:p>Sturdza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Roumai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omo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Joueur de tarot</text:p>
          </table:table-cell>
          <table:table-cell table:style-name="ce369" office:value-type="date" office:date-value="2002-09-09" calcext:value-type="date">
            <text:p>9 septembre 2002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Yvan</text:p>
          </table:table-cell>
          <table:table-cell table:style-name="ce360" office:value-type="string" calcext:value-type="string">
            <text:p>Blassthlanusvky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Russ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Chapelier</text:p>
          </table:table-cell>
          <table:table-cell table:style-name="ce369" office:value-type="date" office:date-value="2001-02-17" calcext:value-type="date">
            <text:p>17 février 2001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Walter</text:p>
          </table:table-cell>
          <table:table-cell table:style-name="ce360" office:value-type="string" calcext:value-type="string">
            <text:p>Thompson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360" office:value-type="string" calcext:value-type="string">
            <text:p>Britannique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omo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Présentateur sportif</text:p>
          </table:table-cell>
          <table:table-cell table:style-name="ce369" office:value-type="date" office:date-value="2001-10-18" calcext:value-type="date">
            <text:p>18 octobre 2001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elim</text:p>
          </table:table-cell>
          <table:table-cell table:style-name="ce360" office:value-type="string" calcext:value-type="string">
            <text:p>Asfour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Égyptien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pansexuel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Agronome</text:p>
          </table:table-cell>
          <table:table-cell table:style-name="ce369" office:value-type="date" office:date-value="2003-06-13" calcext:value-type="date">
            <text:p>13 juin 2003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Divya</text:p>
          </table:table-cell>
          <table:table-cell table:style-name="ce360" office:value-type="string" calcext:value-type="string">
            <text:p>Singh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360" office:value-type="string" calcext:value-type="string">
            <text:p>Indienn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étérosexuelle et 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59" office:value-type="string" calcext:value-type="string">
            <text:p>Prince</text:p>
          </table:table-cell>
          <table:table-cell table:style-name="ce366" office:value-type="date" office:date-value="2005-01-18" calcext:value-type="date">
            <text:p>18 janvier 2005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onokuma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sexuel et aromantiqu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59" office:value-type="string" calcext:value-type="string">
            <text:p>Danseuse de tango</text:p>
          </table:table-cell>
          <table:table-cell table:style-name="ce366" office:value-type="date" office:date-value="1998-11-17" calcext:value-type="date">
            <text:p>17 novembre 1998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Monowari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59" office:value-type="string" calcext:value-type="string">
            <text:p>Tutrice</text:p>
          </table:table-cell>
          <table:table-cell table:style-name="ce366" office:value-type="date" office:date-value="1988-02-29" calcext:value-type="date">
            <text:p>29 février 1988</text:p>
          </table:table-cell>
          <table:table-cell table:style-name="ce373" office:value-type="float" office:value="33" calcext:value-type="float">
            <text:p>33</text:p>
          </table:table-cell>
          <table:table-cell table:style-name="ce359" office:value-type="string" calcext:value-type="string">
            <text:p>Monoascian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/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Lesbienne</text:p>
          </table:table-cell>
          <table:table-cell table:style-name="ce292" office:value-type="string" calcext:value-type="string">
            <text:p>Non</text:p>
          </table:table-cell>
          <table:table-cell table:style-name="ce257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359" office:value-type="string" calcext:value-type="string">
            <text:p>Échanson </text:p>
          </table:table-cell>
          <table:table-cell table:style-name="ce366" office:value-type="date" office:date-value="2003-12-26" calcext:value-type="date">
            <text:p>26 décembre 2003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onodolent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Agenre </text:p>
          </table:table-cell>
          <table:table-cell table:style-name="ce359" office:value-type="string" calcext:value-type="string">
            <text:p>Asexuel et aromantique</text:p>
          </table:table-cell>
          <table:table-cell table:style-name="ce292" office:value-type="string" calcext:value-type="string">
            <text:p>Non</text:p>
          </table:table-cell>
          <table:table-cell table:style-name="ce257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59" office:value-type="string" calcext:value-type="string">
            <text:p>Escrimeur </text:p>
          </table:table-cell>
          <table:table-cell table:style-name="ce366" office:value-type="date" office:date-value="2000-11-14" calcext:value-type="date">
            <text:p>14 novembre 2000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Agami</text:p>
          </table:table-cell>
          <table:table-cell table:style-name="ce359" office:value-type="string" calcext:value-type="string">
            <text:p>Ito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59"/>
          <table:table-cell table:style-name="ce271"/>
          <table:table-cell table:number-columns-repeated="1005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59" office:value-type="string" calcext:value-type="string">
            <text:p>Exorciste</text:p>
          </table:table-cell>
          <table:table-cell table:style-name="ce366" office:value-type="date" office:date-value="2004-04-04" calcext:value-type="date">
            <text:p>4 avril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Cora</text:p>
          </table:table-cell>
          <table:table-cell table:style-name="ce359" office:value-type="string" calcext:value-type="string">
            <text:p>Fushaaki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59" office:value-type="string" calcext:value-type="string">
            <text:p>Tueuse à gage </text:p>
          </table:table-cell>
          <table:table-cell table:style-name="ce366" office:value-type="date" office:date-value="2006-03-24" calcext:value-type="date">
            <text:p>24 mars 2006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Elichéva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Mexicai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59" office:value-type="string" calcext:value-type="string">
            <text:p>Restaurateur d'antiquités</text:p>
          </table:table-cell>
          <table:table-cell table:style-name="ce366" office:value-type="date" office:date-value="2005-08-17" calcext:value-type="date">
            <text:p>17 août 2005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Inu</text:p>
          </table:table-cell>
          <table:table-cell table:style-name="ce359" office:value-type="string" calcext:value-type="string">
            <text:p>Uuch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59" office:value-type="string" calcext:value-type="string">
            <text:p>Tireuse d'élite </text:p>
          </table:table-cell>
          <table:table-cell table:style-name="ce366" office:value-type="date" office:date-value="2003-09-18" calcext:value-type="date">
            <text:p>18 septembre 2003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Jun</text:p>
          </table:table-cell>
          <table:table-cell table:style-name="ce359" office:value-type="string" calcext:value-type="string">
            <text:p>Kyoshi</text:p>
          </table:table-cell>
          <table:table-cell table:style-name="ce635" office:value-type="date" office:date-value="2020-04-04" calcext:value-type="date">
            <text:p>avril 2020</text:p>
          </table:table-cell>
          <table:table-cell table:style-name="ce359" office:value-type="string" calcext:value-type="string">
            <text:p>Espagno-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59" office:value-type="string" calcext:value-type="string">
            <text:p>Apothicaire </text:p>
          </table:table-cell>
          <table:table-cell table:style-name="ce366" office:value-type="date" office:date-value="2004-05-29" calcext:value-type="date">
            <text:p>29 mai 2004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Kinfusa</text:p>
          </table:table-cell>
          <table:table-cell table:style-name="ce359" office:value-type="string" calcext:value-type="string">
            <text:p>Akizumak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Américano-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et romantique 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59" office:value-type="string" calcext:value-type="string">
            <text:p>Maid </text:p>
          </table:table-cell>
          <table:table-cell table:style-name="ce366" office:value-type="date" office:date-value="2000-06-27" calcext:value-type="date">
            <text:p>27 juin 2000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Miruku </text:p>
          </table:table-cell>
          <table:table-cell table:style-name="ce359" office:value-type="string" calcext:value-type="string">
            <text:p>Koch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Italienn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4" office:value-type="string" calcext:value-type="string">
            <text:p>Criminologue</text:p>
          </table:table-cell>
          <table:table-cell table:style-name="ce366" office:value-type="date" office:date-value="2003-12-24" calcext:value-type="date">
            <text:p>24 décembre 2003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iyukki</text:p>
          </table:table-cell>
          <table:table-cell table:style-name="ce359" office:value-type="string" calcext:value-type="string">
            <text:p>Shiro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Oui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59" office:value-type="string" calcext:value-type="string">
            <text:p>Chanteuse</text:p>
          </table:table-cell>
          <table:table-cell table:style-name="ce366" office:value-type="date" office:date-value="2004-03-28" calcext:value-type="date">
            <text:p>28 mars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umble</text:p>
          </table:table-cell>
          <table:table-cell table:style-name="ce359" office:value-type="string" calcext:value-type="string">
            <text:p>Rin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Britannico-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359" office:value-type="string" calcext:value-type="string">
            <text:p>Aquariophile</text:p>
          </table:table-cell>
          <table:table-cell table:style-name="ce366" office:value-type="date" office:date-value="2002-04-14" calcext:value-type="date">
            <text:p>14 avril 2002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Neptune Eldoris</text:p>
          </table:table-cell>
          <table:table-cell table:style-name="ce359" office:value-type="string" calcext:value-type="string">
            <text:p>Mor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Micronésien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mantique et horny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59" office:value-type="string" calcext:value-type="string">
            <text:p>Astrologue</text:p>
          </table:table-cell>
          <table:table-cell table:style-name="ce366" office:value-type="date" office:date-value="2002-08-12" calcext:value-type="date">
            <text:p>12 août 2002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Nova</text:p>
          </table:table-cell>
          <table:table-cell table:style-name="ce359" office:value-type="string" calcext:value-type="string">
            <text:p>Von Liechtenstein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Liechtensteinois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///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59" office:value-type="string" calcext:value-type="string">
            <text:p>Conteuse </text:p>
          </table:table-cell>
          <table:table-cell table:style-name="ce366" office:value-type="date" office:date-value="2003-12-21" calcext:value-type="date">
            <text:p>21 décembre 2003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Rosalee</text:p>
          </table:table-cell>
          <table:table-cell table:style-name="ce359" office:value-type="string" calcext:value-type="string">
            <text:p>Rimbaud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59" office:value-type="string" calcext:value-type="string">
            <text:p>Cascadeur</text:p>
          </table:table-cell>
          <table:table-cell table:style-name="ce366" office:value-type="date" office:date-value="2002-04-01" calcext:value-type="date">
            <text:p>1 avril 2002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Ryuko</text:p>
          </table:table-cell>
          <table:table-cell table:style-name="ce359" office:value-type="string" calcext:value-type="string">
            <text:p>Matsushime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Russo-nippo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Bi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59" office:value-type="string" calcext:value-type="string">
            <text:p>Comédien</text:p>
          </table:table-cell>
          <table:table-cell table:style-name="ce366" office:value-type="date" office:date-value="2006-05-16" calcext:value-type="date">
            <text:p>16 mai 2006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Skyler</text:p>
          </table:table-cell>
          <table:table-cell table:style-name="ce359" office:value-type="string" calcext:value-type="string">
            <text:p>Eich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 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31" calcext:value-type="float">
            <text:p>231</text:p>
          </table:table-cell>
          <table:table-cell table:style-name="ce359" office:value-type="string" calcext:value-type="string">
            <text:p>Furrus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X/Xanthia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 sûrement</text:p>
          </table:table-cell>
          <table:table-cell table:style-name="ce359" office:value-type="string" calcext:value-type="string">
            <text:p>Bisexuel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59" office:value-type="string" calcext:value-type="string">
            <text:p>Infirmière</text:p>
          </table:table-cell>
          <table:table-cell table:style-name="ce366" office:value-type="date" office:date-value="2002-07-17" calcext:value-type="date">
            <text:p>17 juillet 2002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Yoko</text:p>
          </table:table-cell>
          <table:table-cell table:style-name="ce359" office:value-type="string" calcext:value-type="string">
            <text:p>Kaymono</text:p>
          </table:table-cell>
          <table:table-cell table:style-name="ce635" office:value-type="date" office:date-value="2020-04-03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Homosexuelle et romantique</text:p>
          </table:table-cell>
          <table:table-cell table:style-name="ce292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60" office:value-type="string" calcext:value-type="string">
            <text:p>Chef d'Orchestre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Demipanromantique demipansexuelle</text:p>
          </table:table-cell>
          <table:table-cell table:style-name="ce29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439" table:number-columns-repeated="2"/>
          <table:table-cell table:style-name="ce68"/>
          <table:table-cell table:style-name="ce439" table:number-columns-repeated="2"/>
          <table:table-cell table:style-name="ce94"/>
          <table:table-cell table:style-name="ce439"/>
          <table:table-cell table:style-name="ce134"/>
          <table:table-cell table:style-name="ce160"/>
          <table:table-cell table:style-name="ce439"/>
          <table:table-cell table:style-name="ce207"/>
          <table:table-cell table:style-name="ce243"/>
          <table:table-cell table:style-name="ce271"/>
          <table:table-cell table:number-columns-repeated="1005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5" office:value-type="string" calcext:value-type="string">
            <text:p>Pizzaïolo</text:p>
          </table:table-cell>
          <table:table-cell table:style-name="ce369" office:value-type="date" office:date-value="2003-05-12" calcext:value-type="date">
            <text:p>12 mai 2003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Kiara</text:p>
          </table:table-cell>
          <table:table-cell table:style-name="ce360" office:value-type="string" calcext:value-type="string">
            <text:p>Palazzolo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360" office:value-type="string" calcext:value-type="string">
            <text:p>Angl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romantique asexuelle 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31" office:value-type="string" calcext:value-type="string">
            <text:p>???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float" office:value="23" calcext:value-type="float">
            <text:p>23</text:p>
          </table:table-cell>
          <table:table-cell table:style-name="ce360" office:value-type="string" calcext:value-type="string">
            <text:p>Lazare</text:p>
          </table:table-cell>
          <table:table-cell table:style-name="ce360" office:value-type="string" calcext:value-type="string">
            <text:p>Hasard</text:p>
          </table:table-cell>
          <table:table-cell table:style-name="ce636" office:value-type="date" office:date-value="2021-04-02" calcext:value-type="date">
            <text:p>avril 2021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Demipansexuel Demiromantiqu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31" office:value-type="string" calcext:value-type="string">
            <text:p>Nonne</text:p>
          </table:table-cell>
          <table:table-cell table:style-name="ce369" office:value-type="date" office:date-value="2003-12-07" calcext:value-type="date">
            <text:p>7 décembre 2003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Sophie</text:p>
          </table:table-cell>
          <table:table-cell table:style-name="ce360" office:value-type="string" calcext:value-type="string">
            <text:p>Esperandieu</text:p>
          </table:table-cell>
          <table:table-cell table:style-name="ce636" office:value-type="date" office:date-value="2021-04-03" calcext:value-type="date">
            <text:p>avril 2021</text:p>
          </table:table-cell>
          <table:table-cell table:style-name="ce360" office:value-type="string" calcext:value-type="string">
            <text:p>Irland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romantique asexuel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31" office:value-type="string" calcext:value-type="string">
            <text:p>Sexologue</text:p>
          </table:table-cell>
          <table:table-cell table:style-name="ce369" office:value-type="date" office:date-value="2004-07-12" calcext:value-type="date">
            <text:p>12 juillet 2004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Fyona</text:p>
          </table:table-cell>
          <table:table-cell table:style-name="ce360" office:value-type="string" calcext:value-type="string">
            <text:p>Camilleri</text:p>
          </table:table-cell>
          <table:table-cell table:style-name="ce636" office:value-type="date" office:date-value="2021-04-04" calcext:value-type="date">
            <text:p>avril 2021</text:p>
          </table:table-cell>
          <table:table-cell table:style-name="ce360" office:value-type="string" calcext:value-type="string">
            <text:p>Malt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31" office:value-type="string" calcext:value-type="string">
            <text:p>Combattant MMA</text:p>
          </table:table-cell>
          <table:table-cell table:style-name="ce369" office:value-type="date" office:date-value="2002-09-20" calcext:value-type="date">
            <text:p>20 septembre 2002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Cameron</text:p>
          </table:table-cell>
          <table:table-cell table:style-name="ce360" office:value-type="string" calcext:value-type="string">
            <text:p>King</text:p>
          </table:table-cell>
          <table:table-cell table:style-name="ce636" office:value-type="date" office:date-value="2021-04-05" calcext:value-type="date">
            <text:p>avril 2021</text:p>
          </table:table-cell>
          <table:table-cell table:style-name="ce360" office:value-type="string" calcext:value-type="string">
            <text:p>Australienn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Abro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31" office:value-type="string" calcext:value-type="string">
            <text:p>Berger</text:p>
          </table:table-cell>
          <table:table-cell table:style-name="ce369" office:value-type="date" office:date-value="2003-02-09" calcext:value-type="date">
            <text:p>9 février 2003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Fayed</text:p>
          </table:table-cell>
          <table:table-cell table:style-name="ce360" office:value-type="string" calcext:value-type="string">
            <text:p>Djebar</text:p>
          </table:table-cell>
          <table:table-cell table:style-name="ce636" office:value-type="date" office:date-value="2021-04-06" calcext:value-type="date">
            <text:p>avril 2021</text:p>
          </table:table-cell>
          <table:table-cell table:style-name="ce360" office:value-type="string" calcext:value-type="string">
            <text:p>Marocaine 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mantique a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31" office:value-type="string" calcext:value-type="string">
            <text:p>Taxidermiste</text:p>
          </table:table-cell>
          <table:table-cell table:style-name="ce369" office:value-type="date" office:date-value="2004-01-29" calcext:value-type="date">
            <text:p>29 janvier 2004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Pavel</text:p>
          </table:table-cell>
          <table:table-cell table:style-name="ce360" office:value-type="string" calcext:value-type="string">
            <text:p>Ignatov</text:p>
          </table:table-cell>
          <table:table-cell table:style-name="ce636" office:value-type="date" office:date-value="2021-04-07" calcext:value-type="date">
            <text:p>avril 2021</text:p>
          </table:table-cell>
          <table:table-cell table:style-name="ce360" office:value-type="string" calcext:value-type="string">
            <text:p>Bulgar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Non-binaire</text:p>
          </table:table-cell>
          <table:table-cell table:style-name="ce360" office:value-type="string" calcext:value-type="string">
            <text:p>Panromantique asexuel.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59" office:value-type="string" calcext:value-type="string">
            <text:p>Chauffeuse de taxi</text:p>
          </table:table-cell>
          <table:table-cell table:style-name="ce366" office:value-type="date" office:date-value="1998-05-29" calcext:value-type="date">
            <text:p>29 mai 1998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Jedi</text:p>
          </table:table-cell>
          <table:table-cell table:style-name="ce359" office:value-type="string" calcext:value-type="string">
            <text:p>Mäkine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Finlandais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broromantique ace</text:p>
          </table:table-cell>
          <table:table-cell table:style-name="ce292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431" office:value-type="string" calcext:value-type="string">
            <text:p>Dresseuse de cigognes</text:p>
          </table:table-cell>
          <table:table-cell table:style-name="ce369" office:value-type="date" office:date-value="2005-08-08" calcext:value-type="date">
            <text:p>8 août 2005</text:p>
          </table:table-cell>
          <table:table-cell table:style-name="ce374" office:value-type="float" office:value="16" calcext:value-type="float">
            <text:p>16</text:p>
          </table:table-cell>
          <table:table-cell table:style-name="ce360" office:value-type="string" calcext:value-type="string">
            <text:p>Terpsichore</text:p>
          </table:table-cell>
          <table:table-cell table:style-name="ce360" office:value-type="string" calcext:value-type="string">
            <text:p>Xanthopoulos</text:p>
          </table:table-cell>
          <table:table-cell table:style-name="ce636" office:value-type="date" office:date-value="2021-04-09" calcext:value-type="date">
            <text:p>avril 2021</text:p>
          </table:table-cell>
          <table:table-cell table:style-name="ce360" office:value-type="string" calcext:value-type="string">
            <text:p>Grecqu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omoromantique Greysexuelle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31" office:value-type="string" calcext:value-type="string">
            <text:p>Nez</text:p>
          </table:table-cell>
          <table:table-cell table:style-name="ce369" office:value-type="date" office:date-value="2003-11-11" calcext:value-type="date">
            <text:p>11 novembre 2003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Eldey</text:p>
          </table:table-cell>
          <table:table-cell table:style-name="ce360" office:value-type="string" calcext:value-type="string">
            <text:p>Arnarsson</text:p>
          </table:table-cell>
          <table:table-cell table:style-name="ce636" office:value-type="date" office:date-value="2021-04-10" calcext:value-type="date">
            <text:p>avril 2021</text:p>
          </table:table-cell>
          <table:table-cell table:style-name="ce360" office:value-type="string" calcext:value-type="string">
            <text:p>Island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Bigenre</text:p>
          </table:table-cell>
          <table:table-cell table:style-name="ce360" office:value-type="string" calcext:value-type="string">
            <text:p>Acesexuel.le Panromantique</text:p>
          </table:table-cell>
          <table:table-cell table:style-name="ce300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31" office:value-type="string" calcext:value-type="string">
            <text:p>Prothésiste</text:p>
          </table:table-cell>
          <table:table-cell table:style-name="ce360" office:value-type="string" calcext:value-type="string">
            <text:p>1er juin 2004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Sao Mai </text:p>
          </table:table-cell>
          <table:table-cell table:style-name="ce360" office:value-type="string" calcext:value-type="string">
            <text:p>Pham</text:p>
          </table:table-cell>
          <table:table-cell table:style-name="ce636" office:value-type="date" office:date-value="2021-04-11" calcext:value-type="date">
            <text:p>avril 2021</text:p>
          </table:table-cell>
          <table:table-cell table:style-name="ce360" office:value-type="string" calcext:value-type="string">
            <text:p>Vietnamienn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Agenré</text:p>
          </table:table-cell>
          <table:table-cell table:style-name="ce360" office:value-type="string" calcext:value-type="string">
            <text:p>Biromantique Asexuel.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31" office:value-type="string" calcext:value-type="string">
            <text:p>Bénévole</text:p>
          </table:table-cell>
          <table:table-cell table:style-name="ce369" office:value-type="date" office:date-value="2003-08-27" calcext:value-type="date">
            <text:p>27 août 2003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Amanita</text:p>
          </table:table-cell>
          <table:table-cell table:style-name="ce360" office:value-type="string" calcext:value-type="string">
            <text:p>Diégane</text:p>
          </table:table-cell>
          <table:table-cell table:style-name="ce636" office:value-type="date" office:date-value="2021-04-12" calcext:value-type="date">
            <text:p>avril 2021</text:p>
          </table:table-cell>
          <table:table-cell table:style-name="ce360" office:value-type="string" calcext:value-type="string">
            <text:p>Sénégal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omoromantique Asexuelle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31" office:value-type="string" calcext:value-type="string">
            <text:p>Catcheur </text:p>
          </table:table-cell>
          <table:table-cell table:style-name="ce360" office:value-type="string" calcext:value-type="string">
            <text:p>1er février 1996</text:p>
          </table:table-cell>
          <table:table-cell table:style-name="ce374" office:value-type="float" office:value="25" calcext:value-type="float">
            <text:p>25</text:p>
          </table:table-cell>
          <table:table-cell table:style-name="ce360" office:value-type="string" calcext:value-type="string">
            <text:p>Otto</text:p>
          </table:table-cell>
          <table:table-cell table:style-name="ce360" office:value-type="string" calcext:value-type="string">
            <text:p>Klein</text:p>
          </table:table-cell>
          <table:table-cell table:style-name="ce636" office:value-type="date" office:date-value="2021-04-13" calcext:value-type="date">
            <text:p>avril 2021</text:p>
          </table:table-cell>
          <table:table-cell table:style-name="ce360" office:value-type="string" calcext:value-type="string">
            <text:p>Franco-allemand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Panromantique Pan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30" office:value-type="string" calcext:value-type="string">
            <text:p>Iron Man</text:p>
          </table:table-cell>
          <table:table-cell table:style-name="ce369" office:value-type="date" office:date-value="2002-12-28" calcext:value-type="date">
            <text:p>28 décembre 2002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Lucien</text:p>
          </table:table-cell>
          <table:table-cell table:style-name="ce360" office:value-type="string" calcext:value-type="string">
            <text:p>Mpeya</text:p>
          </table:table-cell>
          <table:table-cell table:style-name="ce636" office:value-type="date" office:date-value="2021-04-14" calcext:value-type="date">
            <text:p>avril 2021</text:p>
          </table:table-cell>
          <table:table-cell table:style-name="ce360" office:value-type="string" calcext:value-type="string">
            <text:p>Camerounais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Bi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31" office:value-type="string" calcext:value-type="string">
            <text:p>Rappeur</text:p>
          </table:table-cell>
          <table:table-cell table:style-name="ce369" office:value-type="date" office:date-value="2004-02-06" calcext:value-type="date">
            <text:p>6 février 2004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Tao</text:p>
          </table:table-cell>
          <table:table-cell table:style-name="ce360" office:value-type="string" calcext:value-type="string">
            <text:p>Toa</text:p>
          </table:table-cell>
          <table:table-cell table:style-name="ce636" office:value-type="date" office:date-value="2021-04-15" calcext:value-type="date">
            <text:p>avril 2021</text:p>
          </table:table-cell>
          <table:table-cell table:style-name="ce360" office:value-type="string" calcext:value-type="string">
            <text:p>Vanuat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60" office:value-type="string" calcext:value-type="string">
            <text:p>Inspecteur d'égoût</text:p>
          </table:table-cell>
          <table:table-cell table:style-name="ce369" office:value-type="date" office:date-value="2004-04-02" calcext:value-type="date">
            <text:p>2 avril 2004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Keith</text:p>
          </table:table-cell>
          <table:table-cell table:style-name="ce360" office:value-type="string" calcext:value-type="string">
            <text:p>Sullivan</text:p>
          </table:table-cell>
          <table:table-cell table:style-name="ce636" office:value-type="date" office:date-value="2021-04-16" calcext:value-type="date">
            <text:p>avril 2021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Demibiromantique Demisexuel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60" office:value-type="string" calcext:value-type="string">
            <text:p>Créatrice de maison hantée</text:p>
          </table:table-cell>
          <table:table-cell table:style-name="ce369" office:value-type="date" office:date-value="2000-10-31" calcext:value-type="date">
            <text:p>31 octobre 2000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Moses</text:p>
          </table:table-cell>
          <table:table-cell table:style-name="ce360" office:value-type="string" calcext:value-type="string">
            <text:p>Ortega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360" office:value-type="string" calcext:value-type="string">
            <text:p>Bahamienn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sexuelle</text:p>
          </table:table-cell>
          <table:table-cell table:style-name="ce295" office:value-type="string" calcext:value-type="string">
            <text:p>Oui</text:p>
          </table:table-cell>
          <table:table-cell table:style-name="ce24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359" office:value-type="string" calcext:value-type="string">
            <text:p>Fan</text:p>
          </table:table-cell>
          <table:table-cell table:style-name="ce366" office:value-type="date" office:date-value="1992-03-15" calcext:value-type="date">
            <text:p>15 mars 1992</text:p>
          </table:table-cell>
          <table:table-cell table:style-name="ce373" office:value-type="float" office:value="30" calcext:value-type="float">
            <text:p>30</text:p>
          </table:table-cell>
          <table:table-cell table:style-name="ce359" office:value-type="string" calcext:value-type="string">
            <text:p>???</text:p>
          </table:table-cell>
          <table:table-cell table:style-name="ce359"/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Russ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Ultimoromantique Ace (avec préférence pour Chesu et Fusae)</text:p>
          </table:table-cell>
          <table:table-cell table:style-name="ce292" office:value-type="string" calcext:value-type="string">
            <text:p>Oui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4" office:value-type="string" calcext:value-type="string">
            <text:p>Échéphile</text:p>
          </table:table-cell>
          <table:table-cell table:style-name="ce366" office:value-type="date" office:date-value="2005-05-25" calcext:value-type="date">
            <text:p>25 mai 2005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Chesu</text:p>
          </table:table-cell>
          <table:table-cell table:style-name="ce359" office:value-type="string" calcext:value-type="string">
            <text:p>Shirokuro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Nippo-Russ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Panromantique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59" office:value-type="string" calcext:value-type="string">
            <text:p>Humanitaire</text:p>
          </table:table-cell>
          <table:table-cell table:style-name="ce366" office:value-type="date" office:date-value="2001-06-18" calcext:value-type="date">
            <text:p>18 juin 2001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Daniel</text:p>
          </table:table-cell>
          <table:table-cell table:style-name="ce359" office:value-type="string" calcext:value-type="string">
            <text:p>Scherbakov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Suisse</text:p>
          </table:table-cell>
          <table:table-cell table:style-name="ce127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Panromantiqu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59" office:value-type="string" calcext:value-type="string">
            <text:p>Prêcheur</text:p>
          </table:table-cell>
          <table:table-cell table:style-name="ce366" office:value-type="date" office:date-value="1999-12-25" calcext:value-type="date">
            <text:p>25 décembre 1999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Joseph</text:p>
          </table:table-cell>
          <table:table-cell table:style-name="ce359" office:value-type="string" calcext:value-type="string">
            <text:p>Shido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Américano-nippone</text:p>
          </table:table-cell>
          <table:table-cell table:style-name="ce128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sexuel A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59" office:value-type="string" calcext:value-type="string">
            <text:p>Serveur</text:p>
          </table:table-cell>
          <table:table-cell table:style-name="ce366" office:value-type="date" office:date-value="2004-03-21" calcext:value-type="date">
            <text:p>21 mars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Nadim</text:p>
          </table:table-cell>
          <table:table-cell table:style-name="ce359" office:value-type="string" calcext:value-type="string">
            <text:p>Fortin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Marocaine</text:p>
          </table:table-cell>
          <table:table-cell table:style-name="ce147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 Hété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59" office:value-type="string" calcext:value-type="string">
            <text:p>Costumier</text:p>
          </table:table-cell>
          <table:table-cell table:style-name="ce366" office:value-type="date" office:date-value="2000-10-31" calcext:value-type="date">
            <text:p>31 octobre 2000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Humberto</text:p>
          </table:table-cell>
          <table:table-cell table:style-name="ce359" office:value-type="string" calcext:value-type="string">
            <text:p>Flores</text:p>
          </table:table-cell>
          <table:table-cell table:style-name="ce651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Mexicaine</text:p>
          </table:table-cell>
          <table:table-cell table:style-name="ce147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Panromantique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59" office:value-type="string" calcext:value-type="string">
            <text:p>Garde d'enfants</text:p>
          </table:table-cell>
          <table:table-cell table:style-name="ce366" office:value-type="date" office:date-value="2004-08-15" calcext:value-type="date">
            <text:p>15 août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Kinsue</text:p>
          </table:table-cell>
          <table:table-cell table:style-name="ce359" office:value-type="string" calcext:value-type="string">
            <text:p>Kikuchi</text:p>
          </table:table-cell>
          <table:table-cell table:style-name="ce651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47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Biromantiqu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59" office:value-type="string" calcext:value-type="string">
            <text:p>Monteur Vidéo</text:p>
          </table:table-cell>
          <table:table-cell table:style-name="ce366" office:value-type="date" office:date-value="2003-05-01" calcext:value-type="date">
            <text:p>1 mai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Tadeshi</text:p>
          </table:table-cell>
          <table:table-cell table:style-name="ce359" office:value-type="string" calcext:value-type="string">
            <text:p>Hasegawa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 Homoromantiqu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e</text:p>
          </table:table-cell>
          <table:table-cell table:number-columns-repeated="1005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59" office:value-type="string" calcext:value-type="string">
            <text:p>Bédéiste</text:p>
          </table:table-cell>
          <table:table-cell table:style-name="ce366" office:value-type="date" office:date-value="2005-02-23" calcext:value-type="date">
            <text:p>23 février 2005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René</text:p>
          </table:table-cell>
          <table:table-cell table:style-name="ce359" office:value-type="string" calcext:value-type="string">
            <text:p>Gomaert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Belge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 Hété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359" office:value-type="string" calcext:value-type="string">
            <text:p>Conservatrice du patrimoine</text:p>
          </table:table-cell>
          <table:table-cell table:style-name="ce366" office:value-type="date" office:date-value="2002-07-14" calcext:value-type="date">
            <text:p>14 juillet 2002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Lucie</text:p>
          </table:table-cell>
          <table:table-cell table:style-name="ce359" office:value-type="string" calcext:value-type="string">
            <text:p>Vanberg</text:p>
          </table:table-cell>
          <table:table-cell table:style-name="ce651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Franco-britannique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Demi-homosexuelle Demi-homoromantique</text:p>
          </table:table-cell>
          <table:table-cell table:style-name="ce205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59" office:value-type="string" calcext:value-type="string">
            <text:p>Mafieuse</text:p>
          </table:table-cell>
          <table:table-cell table:style-name="ce366" office:value-type="date" office:date-value="2006-11-20" calcext:value-type="date">
            <text:p>20 novembre 2006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Giula</text:p>
          </table:table-cell>
          <table:table-cell table:style-name="ce359" office:value-type="string" calcext:value-type="string">
            <text:p>Shiobana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Italiano-nippone</text:p>
          </table:table-cell>
          <table:table-cell table:style-name="ce147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ce Homo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59" office:value-type="string" calcext:value-type="string">
            <text:p>Taekwondoïste</text:p>
          </table:table-cell>
          <table:table-cell table:style-name="ce366" office:value-type="date" office:date-value="2004-03-08" calcext:value-type="date">
            <text:p>8 mars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Ritsuko</text:p>
          </table:table-cell>
          <table:table-cell table:style-name="ce359" office:value-type="string" calcext:value-type="string">
            <text:p>Suzuki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47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 Panromantique</text:p>
          </table:table-cell>
          <table:table-cell table:style-name="ce292" office:value-type="string" calcext:value-type="string">
            <text:p>Questionning</text:p>
          </table:table-cell>
          <table:table-cell table:style-name="ce248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59" office:value-type="string" calcext:value-type="string">
            <text:p>Avocate</text:p>
          </table:table-cell>
          <table:table-cell table:style-name="ce366" office:value-type="date" office:date-value="2001-09-21" calcext:value-type="date">
            <text:p>21 septembre 2001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Baihya</text:p>
          </table:table-cell>
          <table:table-cell table:style-name="ce359" office:value-type="string" calcext:value-type="string">
            <text:p>Njoya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lgérienne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 Demi-biromantiqu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59" office:value-type="string" calcext:value-type="string">
            <text:p>Ventriloque</text:p>
          </table:table-cell>
          <table:table-cell table:style-name="ce366" office:value-type="date" office:date-value="2007-09-09" calcext:value-type="date">
            <text:p>9 septembre 2007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Shirley</text:p>
          </table:table-cell>
          <table:table-cell table:style-name="ce359" office:value-type="string" calcext:value-type="string">
            <text:p>Jenkins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Américaine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 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59" office:value-type="string" calcext:value-type="string">
            <text:p>Parkouriste</text:p>
          </table:table-cell>
          <table:table-cell table:style-name="ce366" office:value-type="date" office:date-value="2006-04-29" calcext:value-type="date">
            <text:p>29 avril 2006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Marie</text:p>
          </table:table-cell>
          <table:table-cell table:style-name="ce359" office:value-type="string" calcext:value-type="string">
            <text:p>Caron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anadienne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sexuel Demi-Hété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59" office:value-type="string" calcext:value-type="string">
            <text:p>Collectioneuse</text:p>
          </table:table-cell>
          <table:table-cell table:style-name="ce366" office:value-type="date" office:date-value="2004-05-10" calcext:value-type="date">
            <text:p>10 mai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Naoko</text:p>
          </table:table-cell>
          <table:table-cell table:style-name="ce359" office:value-type="string" calcext:value-type="string">
            <text:p>Shizuku</text:p>
          </table:table-cell>
          <table:table-cell table:style-name="ce651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8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 Hétéromantiqu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59" office:value-type="string" calcext:value-type="string">
            <text:p><text:s/>???</text:p>
          </table:table-cell>
          <table:table-cell table:style-name="ce359" office:value-type="string" calcext:value-type="string">
            <text:p>1er Janvier 1999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Afsaneh</text:p>
          </table:table-cell>
          <table:table-cell table:style-name="ce359" office:value-type="string" calcext:value-type="string">
            <text:p>Al-Hadin</text:p>
          </table:table-cell>
          <table:table-cell table:style-name="ce651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Iranienn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Trixic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359" office:value-type="string" calcext:value-type="string">
            <text:p>Chirurgienn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30" calcext:value-type="float">
            <text:p>30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Allemande et polonais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romantique Asexuell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59" office:value-type="string" calcext:value-type="string">
            <text:p>Inquisiteur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18" calcext:value-type="float">
            <text:p>18</text:p>
          </table:table-cell>
          <table:table-cell table:style-name="ce377" office:value-type="string" calcext:value-type="string">
            <text:p>???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Espagnole</text:p>
          </table:table-cell>
          <table:table-cell table:style-name="ce126" office:value-type="string" calcext:value-type="string">
            <text:p>Surveillant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T-Pos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4" office:value-type="string" calcext:value-type="string">
            <text:p>Interprète</text:p>
          </table:table-cell>
          <table:table-cell table:style-name="ce366" office:value-type="date" office:date-value="2004-09-26" calcext:value-type="date">
            <text:p>26 septembre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ika</text:p>
          </table:table-cell>
          <table:table-cell table:style-name="ce359" office:value-type="string" calcext:value-type="string">
            <text:p>Callagha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Portoricai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 agenre</text:p>
          </table:table-cell>
          <table:table-cell table:style-name="ce359" office:value-type="string" calcext:value-type="string">
            <text:p>Bisexuel.le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359" office:value-type="string" calcext:value-type="string">
            <text:p>Chef Cuisinier</text:p>
          </table:table-cell>
          <table:table-cell table:style-name="ce366" office:value-type="date" office:date-value="2004-10-16" calcext:value-type="date">
            <text:p>16 octobre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ora</text:p>
          </table:table-cell>
          <table:table-cell table:style-name="ce359" office:value-type="string" calcext:value-type="string">
            <text:p>Seo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Franco-sudo-coréen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Pansexuel.le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59" office:value-type="string" calcext:value-type="string">
            <text:p>Tatoueuse </text:p>
          </table:table-cell>
          <table:table-cell table:style-name="ce366" office:value-type="date" office:date-value="2004-03-21" calcext:value-type="date">
            <text:p>21 mars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Hibiki</text:p>
          </table:table-cell>
          <table:table-cell table:style-name="ce359" office:value-type="string" calcext:value-type="string">
            <text:p>Hibikaze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Tuniso-nippo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59" office:value-type="string" calcext:value-type="string">
            <text:p>Pilote de drone</text:p>
          </table:table-cell>
          <table:table-cell table:style-name="ce366" office:value-type="date" office:date-value="2004-09-05" calcext:value-type="date">
            <text:p>5 septembre 2004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??? "Tritri"</text:p>
          </table:table-cell>
          <table:table-cell table:style-name="ce359" office:value-type="string" calcext:value-type="string">
            <text:p>???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Queer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Musulmane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59" office:value-type="string" calcext:value-type="string">
            <text:p>Neuroscientifique</text:p>
          </table:table-cell>
          <table:table-cell table:style-name="ce366" office:value-type="date" office:date-value="2003-08-13" calcext:value-type="date">
            <text:p>13 août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Noelle J.</text:p>
          </table:table-cell>
          <table:table-cell table:style-name="ce359" office:value-type="string" calcext:value-type="string">
            <text:p>Vincent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Britanniqu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Lesbienne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59" office:value-type="string" calcext:value-type="string">
            <text:p>Imitateur de Sons</text:p>
          </table:table-cell>
          <table:table-cell table:style-name="ce366" office:value-type="date" office:date-value="2008-04-18" calcext:value-type="date">
            <text:p>18 avril 2008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Mao</text:p>
          </table:table-cell>
          <table:table-cell table:style-name="ce359" office:value-type="string" calcext:value-type="string">
            <text:p>Aozo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romantique A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59" office:value-type="string" calcext:value-type="string">
            <text:p>Mime</text:p>
          </table:table-cell>
          <table:table-cell table:style-name="ce366" office:value-type="date" office:date-value="2008-04-18" calcext:value-type="date">
            <text:p>18 avril 2008</text:p>
          </table:table-cell>
          <table:table-cell table:style-name="ce373" office:value-type="float" office:value="14" calcext:value-type="float">
            <text:p>14</text:p>
          </table:table-cell>
          <table:table-cell table:style-name="ce359" office:value-type="string" calcext:value-type="string">
            <text:p>Ema</text:p>
          </table:table-cell>
          <table:table-cell table:style-name="ce359" office:value-type="string" calcext:value-type="string">
            <text:p>Aozo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Homo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59" office:value-type="string" calcext:value-type="string">
            <text:p>Kinésithérapeute </text:p>
          </table:table-cell>
          <table:table-cell table:style-name="ce366" office:value-type="date" office:date-value="2002-06-21" calcext:value-type="date">
            <text:p>21 juin 2002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Theodosia</text:p>
          </table:table-cell>
          <table:table-cell table:style-name="ce359" office:value-type="string" calcext:value-type="string">
            <text:p>Hoyle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Greco-nigerian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359" office:value-type="string" calcext:value-type="string">
            <text:p>Onirologue </text:p>
          </table:table-cell>
          <table:table-cell table:style-name="ce366" office:value-type="date" office:date-value="2003-05-06" calcext:value-type="date">
            <text:p>6 mai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Altaïr</text:p>
          </table:table-cell>
          <table:table-cell table:style-name="ce359" office:value-type="string" calcext:value-type="string">
            <text:p>Calliope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Grecque</text:p>
          </table:table-cell>
          <table:table-cell table:style-name="ce126" office:value-type="float" office:value="5" calcext:value-type="float">
            <text:p>5</text:p>
          </table:table-cell>
          <table:table-cell table:style-name="ce172" office:value-type="string" calcext:value-type="string">
            <text:p>Homme intersexe</text:p>
          </table:table-cell>
          <table:table-cell table:style-name="ce359" office:value-type="string" calcext:value-type="string">
            <text:p>Gay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Juive polythéisme-hellénisme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59" office:value-type="string" calcext:value-type="string">
            <text:p><text:s/>Biathlète</text:p>
          </table:table-cell>
          <table:table-cell table:style-name="ce366" office:value-type="date" office:date-value="2006-01-24" calcext:value-type="date">
            <text:p>24 janvier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Kiseki</text:p>
          </table:table-cell>
          <table:table-cell table:style-name="ce359" office:value-type="string" calcext:value-type="string">
            <text:p>Ayas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romantique Demisexuell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59" office:value-type="string" calcext:value-type="string">
            <text:p>Activiste LGBT </text:p>
          </table:table-cell>
          <table:table-cell table:style-name="ce366" office:value-type="date" office:date-value="2005-05-17" calcext:value-type="date">
            <text:p>17 mai 2005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Judicaël</text:p>
          </table:table-cell>
          <table:table-cell table:style-name="ce359" office:value-type="string" calcext:value-type="string">
            <text:p>Levav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Suiss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Bisexuel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ive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59" office:value-type="string" calcext:value-type="string">
            <text:p>Toxicologue </text:p>
          </table:table-cell>
          <table:table-cell table:style-name="ce366" office:value-type="date" office:date-value="2000-11-26" calcext:value-type="date">
            <text:p>26 novembre 2000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Michiru</text:p>
          </table:table-cell>
          <table:table-cell table:style-name="ce359" office:value-type="string" calcext:value-type="string">
            <text:p>Uemu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A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59" office:value-type="string" calcext:value-type="string">
            <text:p>Croupier</text:p>
          </table:table-cell>
          <table:table-cell table:style-name="ce366" office:value-type="date" office:date-value="2003-05-31" calcext:value-type="date">
            <text:p>31 mai 2003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Hibari</text:p>
          </table:table-cell>
          <table:table-cell table:style-name="ce359" office:value-type="string" calcext:value-type="string">
            <text:p>Hagan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romantique Homosexuel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284" calcext:value-type="float">
            <text:p>284</text:p>
          </table:table-cell>
          <table:table-cell table:style-name="ce359" office:value-type="string" calcext:value-type="string">
            <text:p>Technicien de surface</text:p>
          </table:table-cell>
          <table:table-cell table:style-name="ce366" office:value-type="date" office:date-value="2006-09-19" calcext:value-type="date">
            <text:p>19 septembre 2006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Shun</text:p>
          </table:table-cell>
          <table:table-cell table:style-name="ce359" office:value-type="string" calcext:value-type="string">
            <text:p>Furusaw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Non-binaire Demiboy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5">
          <table:table-cell office:value-type="float" office:value="285" calcext:value-type="float">
            <text:p>285</text:p>
          </table:table-cell>
          <table:table-cell table:style-name="ce359" office:value-type="string" calcext:value-type="string">
            <text:p>Tailleur de pierre</text:p>
          </table:table-cell>
          <table:table-cell table:style-name="ce366" office:value-type="date" office:date-value="2005-02-13" calcext:value-type="date">
            <text:p>13 février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Benedikt Oliver Emilio</text:p>
          </table:table-cell>
          <table:table-cell table:style-name="ce359" office:value-type="string" calcext:value-type="string">
            <text:p>Manninger-Semmelweis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Autrichien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59" office:value-type="string" calcext:value-type="string">
            <text:p>Pole dancer</text:p>
          </table:table-cell>
          <table:table-cell table:style-name="ce366" office:value-type="date" office:date-value="2002-04-29" calcext:value-type="date">
            <text:p>29 avril 2002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Lan Yue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Chinois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Genderqueer</text:p>
          </table:table-cell>
          <table:table-cell table:style-name="ce359" office:value-type="string" calcext:value-type="string">
            <text:p>Polysexuel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59" office:value-type="string" calcext:value-type="string">
            <text:p>???</text:p>
          </table:table-cell>
          <table:table-cell table:style-name="ce366" office:value-type="date" office:date-value="2005-08-08" calcext:value-type="date">
            <text:p>8 août 2005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Eiji</text:p>
          </table:table-cell>
          <table:table-cell table:style-name="ce359" office:value-type="string" calcext:value-type="string">
            <text:p>Maekawa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A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59" office:value-type="string" calcext:value-type="string">
            <text:p>Survivalist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</text:p>
          </table:table-cell>
          <table:table-cell table:style-name="ce359" office:value-type="string" calcext:value-type="string">
            <text:p>Tonton</text:p>
          </table:table-cell>
          <table:table-cell table:style-name="ce359" office:value-type="string" calcext:value-type="string">
            <text:p>Quechu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Américain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 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dventisme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59" office:value-type="string" calcext:value-type="string">
            <text:p>Polyglotte</text:p>
          </table:table-cell>
          <table:table-cell table:style-name="ce366" office:value-type="date" office:date-value="2005-05-25" calcext:value-type="date">
            <text:p>25 mai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Hayat</text:p>
          </table:table-cell>
          <table:table-cell table:style-name="ce359" office:value-type="string" calcext:value-type="string">
            <text:p>Al-Sherif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359" office:value-type="string" calcext:value-type="string">
            <text:p>Syr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ruzisme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59" office:value-type="string" calcext:value-type="string">
            <text:p>Primatologue</text:p>
          </table:table-cell>
          <table:table-cell table:style-name="ce366" office:value-type="date" office:date-value="2007-01-04" calcext:value-type="date">
            <text:p>4 janvier 2007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Akissi</text:p>
          </table:table-cell>
          <table:table-cell table:style-name="ce359" office:value-type="string" calcext:value-type="string">
            <text:p>Baoulé</text:p>
          </table:table-cell>
          <table:table-cell table:style-name="ce635" office:value-type="date" office:date-value="2023-04-02" calcext:value-type="date">
            <text:p>avril 2023</text:p>
          </table:table-cell>
          <table:table-cell table:style-name="ce359" office:value-type="string" calcext:value-type="string">
            <text:p>Ivoir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59" office:value-type="string" calcext:value-type="string">
            <text:p>Technicienne</text:p>
          </table:table-cell>
          <table:table-cell table:style-name="ce366" office:value-type="date" office:date-value="2006-12-24" calcext:value-type="date">
            <text:p>24 décembre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Tahel</text:p>
          </table:table-cell>
          <table:table-cell table:style-name="ce359" office:value-type="string" calcext:value-type="string">
            <text:p>Bensoussan</text:p>
          </table:table-cell>
          <table:table-cell table:style-name="ce635" office:value-type="date" office:date-value="2023-04-03" calcext:value-type="date">
            <text:p>avril 2023</text:p>
          </table:table-cell>
          <table:table-cell table:style-name="ce359" office:value-type="string" calcext:value-type="string">
            <text:p>Israél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romantique hétéro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Judaïsme libéral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59" office:value-type="string" calcext:value-type="string">
            <text:p>???</text:p>
          </table:table-cell>
          <table:table-cell table:style-name="ce366" office:value-type="date" office:date-value="2005-07-25" calcext:value-type="date">
            <text:p>25 juillet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Eugénie</text:p>
          </table:table-cell>
          <table:table-cell table:style-name="ce359" office:value-type="string" calcext:value-type="string">
            <text:p>Collange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359" office:value-type="string" calcext:value-type="string">
            <text:p>Français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bi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59" office:value-type="string" calcext:value-type="string">
            <text:p>Animatrice radio</text:p>
          </table:table-cell>
          <table:table-cell table:style-name="ce366" office:value-type="date" office:date-value="2008-02-03" calcext:value-type="date">
            <text:p>3 février 2008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LaToya</text:p>
          </table:table-cell>
          <table:table-cell table:style-name="ce359" office:value-type="string" calcext:value-type="string">
            <text:p>Freeman</text:p>
          </table:table-cell>
          <table:table-cell table:style-name="ce635" office:value-type="date" office:date-value="2023-04-05" calcext:value-type="date">
            <text:p>avril 2023</text:p>
          </table:table-cell>
          <table:table-cell table:style-name="ce359" office:value-type="string" calcext:value-type="string">
            <text:p>Américai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Lesbienn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Pentecôtisme</text:p>
          </table:table-cell>
          <table:table-cell table:number-columns-repeated="1005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4" office:value-type="string" calcext:value-type="string">
            <text:p>Miniaturiste</text:p>
          </table:table-cell>
          <table:table-cell table:style-name="ce366" office:value-type="date" office:date-value="2006-02-14" calcext:value-type="date">
            <text:p>14 février 2006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Nhan</text:p>
          </table:table-cell>
          <table:table-cell table:style-name="ce359" office:value-type="string" calcext:value-type="string">
            <text:p>Glessner-Tran</text:p>
          </table:table-cell>
          <table:table-cell table:style-name="ce635" office:value-type="date" office:date-value="2023-04-06" calcext:value-type="date">
            <text:p>avril 2023</text:p>
          </table:table-cell>
          <table:table-cell table:style-name="ce359" office:value-type="string" calcext:value-type="string">
            <text:p>Américano-vietnam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 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Elle le lit en cours de route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59" office:value-type="string" calcext:value-type="string">
            <text:p>Jardinier</text:p>
          </table:table-cell>
          <table:table-cell table:style-name="ce366" office:value-type="date" office:date-value="2006-12-17" calcext:value-type="date">
            <text:p>17 décembre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Jiraïr</text:p>
          </table:table-cell>
          <table:table-cell table:style-name="ce359" office:value-type="string" calcext:value-type="string">
            <text:p>Hagopian</text:p>
          </table:table-cell>
          <table:table-cell table:style-name="ce635" office:value-type="date" office:date-value="2023-04-07" calcext:value-type="date">
            <text:p>avril 2023</text:p>
          </table:table-cell>
          <table:table-cell table:style-name="ce359" office:value-type="string" calcext:value-type="string">
            <text:p>Armén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Gay (potentiellement panromantique)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59" office:value-type="string" calcext:value-type="string">
            <text:p>Joueur</text:p>
          </table:table-cell>
          <table:table-cell table:style-name="ce366" office:value-type="date" office:date-value="2005-06-02" calcext:value-type="date">
            <text:p>2 juin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tefan</text:p>
          </table:table-cell>
          <table:table-cell table:style-name="ce359" office:value-type="string" calcext:value-type="string">
            <text:p>Holgersson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359" office:value-type="string" calcext:value-type="string">
            <text:p>Danois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 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59" office:value-type="string" calcext:value-type="string">
            <text:p>Chimiste</text:p>
          </table:table-cell>
          <table:table-cell table:style-name="ce366" office:value-type="date" office:date-value="2005-06-17" calcext:value-type="date">
            <text:p>17 juin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endel</text:p>
          </table:table-cell>
          <table:table-cell table:style-name="ce359" office:value-type="string" calcext:value-type="string">
            <text:p>Markov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359" office:value-type="string" calcext:value-type="string">
            <text:p>Ukrain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NB Neutrois</text:p>
          </table:table-cell>
          <table:table-cell table:style-name="ce359" office:value-type="string" calcext:value-type="string">
            <text:p>Panromantique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59" office:value-type="string" calcext:value-type="string">
            <text:p>Chanceux</text:p>
          </table:table-cell>
          <table:table-cell table:style-name="ce366" office:value-type="date" office:date-value="2007-10-05" calcext:value-type="date">
            <text:p>5 octobre 2007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Hotaru</text:p>
          </table:table-cell>
          <table:table-cell table:style-name="ce359" office:value-type="string" calcext:value-type="string">
            <text:p>Nakamoto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359" office:value-type="string" calcext:value-type="string">
            <text:p>Nippo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Questionning asexuel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59" office:value-type="string" calcext:value-type="string">
            <text:p>Cinéaste</text:p>
          </table:table-cell>
          <table:table-cell table:style-name="ce366" office:value-type="date" office:date-value="2006-03-26" calcext:value-type="date">
            <text:p>26 mars 2006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Seung-Il</text:p>
          </table:table-cell>
          <table:table-cell table:style-name="ce359" office:value-type="string" calcext:value-type="string">
            <text:p>Pak</text:p>
          </table:table-cell>
          <table:table-cell table:style-name="ce635" office:value-type="date" office:date-value="2023-04-11" calcext:value-type="date">
            <text:p>avril 2023</text:p>
          </table:table-cell>
          <table:table-cell table:style-name="ce359" office:value-type="string" calcext:value-type="string">
            <text:p>Sud-Coré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Omni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59" office:value-type="string" calcext:value-type="string">
            <text:p>Horloger</text:p>
          </table:table-cell>
          <table:table-cell table:style-name="ce366" office:value-type="date" office:date-value="2004-09-05" calcext:value-type="date">
            <text:p>5 septembre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utz</text:p>
          </table:table-cell>
          <table:table-cell table:style-name="ce359" office:value-type="string" calcext:value-type="string">
            <text:p>Schneider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Suiss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 libéral</text:p>
          </table:table-cell>
          <table:table-cell table:number-columns-repeated="1005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359" office:value-type="string" calcext:value-type="string">
            <text:p>Femme au Foyer</text:p>
          </table:table-cell>
          <table:table-cell table:style-name="ce359" office:value-type="string" calcext:value-type="string">
            <text:p>1er avril 2004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rsinoé</text:p>
          </table:table-cell>
          <table:table-cell table:style-name="ce359" office:value-type="string" calcext:value-type="string">
            <text:p>Shonar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Canado-bangladais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romantique bi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59" office:value-type="string" calcext:value-type="string">
            <text:p>Artificier</text:p>
          </table:table-cell>
          <table:table-cell table:style-name="ce366" office:value-type="date" office:date-value="2005-10-18" calcext:value-type="date">
            <text:p>18 octo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Akimune</text:p>
          </table:table-cell>
          <table:table-cell table:style-name="ce359" office:value-type="string" calcext:value-type="string">
            <text:p>So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Nippo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59" office:value-type="string" calcext:value-type="string">
            <text:p>Journaliste</text:p>
          </table:table-cell>
          <table:table-cell table:style-name="ce359" office:value-type="string" calcext:value-type="string">
            <text:p>1er mars 2005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Ernesto</text:p>
          </table:table-cell>
          <table:table-cell table:style-name="ce359" office:value-type="string" calcext:value-type="string">
            <text:p>Suarez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Colombienn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59" office:value-type="string" calcext:value-type="string">
            <text:p>Observateur 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 Binaire</text:p>
          </table:table-cell>
          <table:table-cell table:style-name="ce359"/>
          <table:table-cell table:style-name="ce292"/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59" office:value-type="string" calcext:value-type="string">
            <text:p>Cosplayeur</text:p>
          </table:table-cell>
          <table:table-cell table:style-name="ce366" office:value-type="date" office:date-value="2000-11-14" calcext:value-type="date">
            <text:p>14 novembre 2000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Ringo</text:p>
          </table:table-cell>
          <table:table-cell table:style-name="ce359" office:value-type="string" calcext:value-type="string">
            <text:p>Momoko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59" office:value-type="string" calcext:value-type="string">
            <text:p>Maquilleuse FX</text:p>
          </table:table-cell>
          <table:table-cell table:style-name="ce366" office:value-type="date" office:date-value="2005-03-11" calcext:value-type="date">
            <text:p>11 mars 2005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Eleanor</text:p>
          </table:table-cell>
          <table:table-cell table:style-name="ce359" office:value-type="string" calcext:value-type="string">
            <text:p>SanField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Écossais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sexuelle Panromantique</text:p>
          </table:table-cell>
          <table:table-cell table:style-name="ce205" office:value-type="string" calcext:value-type="string">
            <text:p>Oui</text:p>
          </table:table-cell>
          <table:table-cell table:style-name="ce248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59" office:value-type="string" calcext:value-type="string">
            <text:p>Imitateur voix</text:p>
          </table:table-cell>
          <table:table-cell table:style-name="ce366" office:value-type="date" office:date-value="2007-06-15" calcext:value-type="date">
            <text:p>15 juin 2007</text:p>
          </table:table-cell>
          <table:table-cell table:style-name="ce373" office:value-type="float" office:value="15" calcext:value-type="float">
            <text:p>15</text:p>
          </table:table-cell>
          <table:table-cell table:style-name="ce359" office:value-type="string" calcext:value-type="string">
            <text:p>Emile</text:p>
          </table:table-cell>
          <table:table-cell table:style-name="ce359" office:value-type="string" calcext:value-type="string">
            <text:p>Vehlman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Français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Sapi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359" office:value-type="string" calcext:value-type="string">
            <text:p>Maître du jeu</text:p>
          </table:table-cell>
          <table:table-cell table:style-name="ce366" office:value-type="date" office:date-value="2003-01-02" calcext:value-type="date">
            <text:p>2 janvier 2003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Héloïse</text:p>
          </table:table-cell>
          <table:table-cell table:style-name="ce359" office:value-type="string" calcext:value-type="string">
            <text:p>Delaporte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359" office:value-type="string" calcext:value-type="string">
            <text:p>Française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Gynoromantique Asexuelle (utilise Lesbienne pour simplifier)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59" office:value-type="string" calcext:value-type="string">
            <text:p>Joueureuse de Hockey</text:p>
          </table:table-cell>
          <table:table-cell table:style-name="ce366" office:value-type="date" office:date-value="2004-05-21" calcext:value-type="date">
            <text:p>21 mai 2004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organ</text:p>
          </table:table-cell>
          <table:table-cell table:style-name="ce359" office:value-type="string" calcext:value-type="string">
            <text:p>Grant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anadien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lesbienne Asexuel.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359" office:value-type="string" calcext:value-type="string">
            <text:p>Pratiquant de nage synchronisée</text:p>
          </table:table-cell>
          <table:table-cell table:style-name="ce366" office:value-type="date" office:date-value="2002-09-24" calcext:value-type="date">
            <text:p>24 septembre 2002</text:p>
          </table:table-cell>
          <table:table-cell table:style-name="ce374" office:value-type="float" office:value="20" calcext:value-type="float">
            <text:p>20</text:p>
          </table:table-cell>
          <table:table-cell table:style-name="ce82" office:value-type="string" calcext:value-type="string">
            <text:p>Văn Kim</text:p>
          </table:table-cell>
          <table:table-cell table:style-name="ce359" office:value-type="string" calcext:value-type="string">
            <text:p>Phan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Vietnamienne et mongolie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étér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59" office:value-type="string" calcext:value-type="string">
            <text:p>Fantôme</text:p>
          </table:table-cell>
          <table:table-cell table:style-name="ce359" office:value-type="string" calcext:value-type="string">
            <text:p><text:span text:style-name="T1">15 Juillet ??? </text:span><text:span text:style-name="T2">2000</text:span></text:p>
          </table:table-cell>
          <table:table-cell table:style-name="ce373" office:value-type="string" calcext:value-type="string">
            <text:p><text:span text:style-name="T3">??? </text:span><text:span text:style-name="T2">22</text:span></text:p>
          </table:table-cell>
          <table:table-cell table:style-name="ce359" office:value-type="string" calcext:value-type="string">
            <text:p><text:span text:style-name="T1">??? </text:span><text:span text:style-name="T2">Noam</text:span></text:p>
          </table:table-cell>
          <table:table-cell table:style-name="ce359" office:value-type="string" calcext:value-type="string">
            <text:p><text:span text:style-name="T1">??? </text:span><text:span text:style-name="T2">Doe</text:span>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<text:span text:style-name="T1">??? </text:span><text:span text:style-name="T2">Américaine</text:span>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<text:span text:style-name="T1">???</text:span><text:span text:style-name="T4"> l'a oublié</text:span>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12" calcext:value-type="float">
            <text:p>312</text:p>
          </table:table-cell>
          <table:table-cell table:style-name="ce359" office:value-type="string" calcext:value-type="string">
            <text:p>Apicultrice</text:p>
          </table:table-cell>
          <table:table-cell table:style-name="ce366" office:value-type="date" office:date-value="2001-02-14" calcext:value-type="date">
            <text:p>14 février 2001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Mélissa</text:p>
          </table:table-cell>
          <table:table-cell table:style-name="ce359" office:value-type="string" calcext:value-type="string">
            <text:p>Mouli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Français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Questionning, femme cis pour le moment</text:p>
          </table:table-cell>
          <table:table-cell table:style-name="ce359" office:value-type="string" calcext:value-type="string">
            <text:p>Questionning</text:p>
          </table:table-cell>
          <table:table-cell table:style-name="ce205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359" office:value-type="string" calcext:value-type="string">
            <text:p>Portraitiste</text:p>
          </table:table-cell>
          <table:table-cell table:style-name="ce366" office:value-type="date" office:date-value="1999-10-05" calcext:value-type="date">
            <text:p>5 octobre 1999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Achroma</text:p>
          </table:table-cell>
          <table:table-cell table:style-name="ce359" office:value-type="string" calcext:value-type="string">
            <text:p>Kahananu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359" office:value-type="string" calcext:value-type="string">
            <text:p>Américaino-haïtienne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A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59" office:value-type="string" calcext:value-type="string">
            <text:p>Critique culinaire</text:p>
          </table:table-cell>
          <table:table-cell table:style-name="ce366" office:value-type="date" office:date-value="2005-04-10" calcext:value-type="date">
            <text:p>10 avril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Abel</text:p>
          </table:table-cell>
          <table:table-cell table:style-name="ce359" office:value-type="string" calcext:value-type="string">
            <text:p>Tul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Ethiopien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mantique A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359" office:value-type="string" calcext:value-type="string">
            <text:p>Pianiste</text:p>
          </table:table-cell>
          <table:table-cell table:style-name="ce366" office:value-type="date" office:date-value="2000-03-25" calcext:value-type="date">
            <text:p>25 mars 2000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Génesis</text:p>
          </table:table-cell>
          <table:table-cell table:style-name="ce359" office:value-type="string" calcext:value-type="string">
            <text:p>Saez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hilien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Aegosexuel demi-homoromantique (hommes)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8" office:value-type="string" calcext:value-type="string">
            <text:p>Cryptozoologue</text:p>
          </table:table-cell>
          <table:table-cell table:style-name="ce359" office:value-type="string" calcext:value-type="string">
            <text:p>16 Aout 2003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amuel</text:p>
          </table:table-cell>
          <table:table-cell table:style-name="ce359" office:value-type="string" calcext:value-type="string">
            <text:p>Carter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méricaine</text:p>
          </table:table-cell>
          <table:table-cell table:style-name="ce149" office:value-type="float" office:value="4" calcext:value-type="float">
            <text:p>4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Sans label autre que Sapio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59" office:value-type="string" calcext:value-type="string">
            <text:p>Surfeuse</text:p>
          </table:table-cell>
          <table:table-cell table:style-name="ce366" office:value-type="date" office:date-value="2006-06-20" calcext:value-type="date">
            <text:p>20 juin 2006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Isla</text:p>
          </table:table-cell>
          <table:table-cell table:style-name="ce359" office:value-type="string" calcext:value-type="string">
            <text:p>King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Néo-zélandais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59" office:value-type="string" calcext:value-type="string">
            <text:p>Egyptologue</text:p>
          </table:table-cell>
          <table:table-cell table:style-name="ce366" office:value-type="date" office:date-value="1998-04-13" calcext:value-type="date">
            <text:p>13 avril 1998</text:p>
          </table:table-cell>
          <table:table-cell table:style-name="ce373" office:value-type="float" office:value="25" calcext:value-type="float">
            <text:p>25</text:p>
          </table:table-cell>
          <table:table-cell table:style-name="ce359" office:value-type="string" calcext:value-type="string">
            <text:p>Ife</text:p>
          </table:table-cell>
          <table:table-cell table:style-name="ce359" office:value-type="string" calcext:value-type="string">
            <text:p>Waleed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Egyptien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59" office:value-type="string" calcext:value-type="string">
            <text:p>Confiseur</text:p>
          </table:table-cell>
          <table:table-cell table:style-name="ce366" office:value-type="date" office:date-value="2005-12-09" calcext:value-type="date">
            <text:p>9 décembre 2005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Kozma</text:p>
          </table:table-cell>
          <table:table-cell table:style-name="ce359" office:value-type="string" calcext:value-type="string">
            <text:p>Demopoulos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Grecqu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359" office:value-type="string" calcext:value-type="string">
            <text:p>Sans lab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59" office:value-type="string" calcext:value-type="string">
            <text:p>Souffleur de verre</text:p>
          </table:table-cell>
          <table:table-cell table:style-name="ce366" office:value-type="date" office:date-value="2001-02-05" calcext:value-type="date">
            <text:p>5 février 2001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Ismail</text:p>
          </table:table-cell>
          <table:table-cell table:style-name="ce359" office:value-type="string" calcext:value-type="string">
            <text:p>Aidy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Turqu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464" office:value-type="string" calcext:value-type="string">
            <text:p>Asexuel homo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59" office:value-type="string" calcext:value-type="string">
            <text:p>Héritier</text:p>
          </table:table-cell>
          <table:table-cell table:style-name="ce366" office:value-type="date" office:date-value="1996-07-05" calcext:value-type="date">
            <text:p>5 juillet 1996</text:p>
          </table:table-cell>
          <table:table-cell table:style-name="ce373" office:value-type="float" office:value="28" calcext:value-type="float">
            <text:p>28</text:p>
          </table:table-cell>
          <table:table-cell table:style-name="ce359" office:value-type="string" calcext:value-type="string">
            <text:p>Monokuma</text:p>
          </table:table-cell>
          <table:table-cell table:style-name="ce359"/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 bicurieux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59" office:value-type="string" calcext:value-type="string">
            <text:p>Barista</text:p>
          </table:table-cell>
          <table:table-cell table:style-name="ce366" office:value-type="date" office:date-value="2005-01-23" calcext:value-type="date">
            <text:p>23 janvier 2005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Naru</text:p>
          </table:table-cell>
          <table:table-cell table:style-name="ce359" office:value-type="string" calcext:value-type="string">
            <text:p>Nirob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Coréano-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om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59" office:value-type="string" calcext:value-type="string">
            <text:p>Hépetologue</text:p>
          </table:table-cell>
          <table:table-cell table:style-name="ce359" office:value-type="string" calcext:value-type="string">
            <text:p>25 decembre 2006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Leif</text:p>
          </table:table-cell>
          <table:table-cell table:style-name="ce359" office:value-type="string" calcext:value-type="string">
            <text:p>Jense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Ecossais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59" office:value-type="string" calcext:value-type="string">
            <text:p>Artiste ASMR</text:p>
          </table:table-cell>
          <table:table-cell table:style-name="ce366" office:value-type="date" office:date-value="2008-11-06" calcext:value-type="date">
            <text:p>6 novembre 2008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Donia</text:p>
          </table:table-cell>
          <table:table-cell table:style-name="ce359" office:value-type="string" calcext:value-type="string">
            <text:p>Rabinovitch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Tchétchè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359" office:value-type="string" calcext:value-type="string">
            <text:p>Idole de k-pop</text:p>
          </table:table-cell>
          <table:table-cell table:style-name="ce366" office:value-type="date" office:date-value="2006-10-17" calcext:value-type="date">
            <text:p>17 octobre 2006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(Hiro)YoungJae</text:p>
          </table:table-cell>
          <table:table-cell table:style-name="ce359" office:value-type="string" calcext:value-type="string">
            <text:p>Byu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Sud-Coréen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 refoulé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59" office:value-type="string" calcext:value-type="string">
            <text:p>Wedding planner</text:p>
          </table:table-cell>
          <table:table-cell table:style-name="ce366" office:value-type="date" office:date-value="2004-07-15" calcext:value-type="date">
            <text:p>15 juillet 2004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Ayuka</text:p>
          </table:table-cell>
          <table:table-cell table:style-name="ce359" office:value-type="string" calcext:value-type="string">
            <text:p>Hiraki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59" office:value-type="string" calcext:value-type="string">
            <text:p>Mannequin lolita</text:p>
          </table:table-cell>
          <table:table-cell table:style-name="ce366" office:value-type="date" office:date-value="2008-03-19" calcext:value-type="date">
            <text:p>19 mars 2008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Momo</text:p>
          </table:table-cell>
          <table:table-cell table:style-name="ce359" office:value-type="string" calcext:value-type="string">
            <text:p>Nagak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Questionning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59" office:value-type="string" calcext:value-type="string">
            <text:p>Restaurateur de livres</text:p>
          </table:table-cell>
          <table:table-cell table:style-name="ce359" office:value-type="string" calcext:value-type="string">
            <text:p>17 fevrier 2009</text:p>
          </table:table-cell>
          <table:table-cell table:style-name="ce373" office:value-type="float" office:value="15" calcext:value-type="float">
            <text:p>15</text:p>
          </table:table-cell>
          <table:table-cell table:style-name="ce83" office:value-type="string" calcext:value-type="string">
            <text:p>Nicola</text:p>
          </table:table-cell>
          <table:table-cell table:style-name="ce464" office:value-type="string" calcext:value-type="string">
            <text:p>Baglioni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Italien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flexible a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4" office:value-type="string" calcext:value-type="string">
            <text:p>Détective animalier</text:p>
          </table:table-cell>
          <table:table-cell table:style-name="ce366" office:value-type="date" office:date-value="2009-10-03" calcext:value-type="date">
            <text:p>3 octobre 2009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Kana</text:p>
          </table:table-cell>
          <table:table-cell table:style-name="ce359" office:value-type="string" calcext:value-type="string">
            <text:p>Got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59" office:value-type="string" calcext:value-type="string">
            <text:p>Kunoichi</text:p>
          </table:table-cell>
          <table:table-cell table:style-name="ce57" office:value-type="date" office:date-value="2008-06-06" calcext:value-type="date">
            <text:p>6 juin 2008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Yui</text:p>
          </table:table-cell>
          <table:table-cell table:style-name="ce359" office:value-type="string" calcext:value-type="string">
            <text:p>Hinok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59" office:value-type="string" calcext:value-type="string">
            <text:p>Diabètoblogue</text:p>
          </table:table-cell>
          <table:table-cell table:style-name="ce359" office:value-type="string" calcext:value-type="string">
            <text:p>1 aout 2004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Isaac</text:p>
          </table:table-cell>
          <table:table-cell table:style-name="ce359" office:value-type="string" calcext:value-type="string">
            <text:p>Akin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Turqu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flexible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359" office:value-type="string" calcext:value-type="string">
            <text:p>Développeur de jeu</text:p>
          </table:table-cell>
          <table:table-cell table:style-name="ce366" office:value-type="date" office:date-value="2006-05-31" calcext:value-type="date">
            <text:p>31 mai 2006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Mia</text:p>
          </table:table-cell>
          <table:table-cell table:style-name="ce359" office:value-type="string" calcext:value-type="string">
            <text:p>Nagako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 Agenre</text:p>
          </table:table-cell>
          <table:table-cell table:style-name="ce359" office:value-type="string" calcext:value-type="string">
            <text:p>Aro ac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Thérapeute en traumatologie</text:p>
          </table:table-cell>
          <table:table-cell table:style-name="ce366" office:value-type="date" office:date-value="2007-09-05" calcext:value-type="date">
            <text:p>5 septembre 200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Jiwon</text:p>
          </table:table-cell>
          <table:table-cell table:style-name="ce359" office:value-type="string" calcext:value-type="string">
            <text:p>Got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Sud-Coréenn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, romantiqu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59" office:value-type="string" calcext:value-type="string">
            <text:p>Occultiste </text:p>
          </table:table-cell>
          <table:table-cell table:style-name="ce366" office:value-type="date" office:date-value="2007-11-10" calcext:value-type="date">
            <text:p>10 novembre 2007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Alistair</text:p>
          </table:table-cell>
          <table:table-cell table:style-name="ce359" office:value-type="string" calcext:value-type="string">
            <text:p>Riddle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Britanniqu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 demi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59" office:value-type="string" calcext:value-type="string">
            <text:p>Magical Girl</text:p>
          </table:table-cell>
          <table:table-cell table:style-name="ce366" office:value-type="date" office:date-value="2005-10-25" calcext:value-type="date">
            <text:p>25 octobre 2005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Midori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ubai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Fluide (Midori lesbienne)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/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78" office:value-type="string" calcext:value-type="string">
            <text:p>Immortel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Yi-Xiao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Chinoi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59" office:value-type="string" calcext:value-type="string">
            <text:p>Matchmaker</text:p>
          </table:table-cell>
          <table:table-cell table:style-name="ce366" office:value-type="date" office:date-value="2005-04-29" calcext:value-type="date">
            <text:p>29 avril 2005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Catherine</text:p>
          </table:table-cell>
          <table:table-cell table:style-name="ce359" office:value-type="string" calcext:value-type="string">
            <text:p>Traor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60" office:value-type="string" calcext:value-type="string">
            <text:p>Tanzanien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Hétérosexuel, aromantique, asexuel 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59" office:value-type="string" calcext:value-type="string">
            <text:p>Directrice Radio 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37" calcext:value-type="float">
            <text:p>37</text:p>
          </table:table-cell>
          <table:table-cell table:style-name="ce359" office:value-type="string" calcext:value-type="string">
            <text:p>Alastor</text:p>
          </table:table-cell>
          <table:table-cell table:style-name="ce359" office:value-type="string" calcext:value-type="string">
            <text:p>Monokum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Américain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</text:p>
          </table:table-cell>
          <table:table-cell table:style-name="ce359" office:value-type="string" calcext:value-type="string">
            <text:p>Aromantique Sapiosexuelle</text:p>
          </table:table-cell>
          <table:table-cell table:style-name="ce292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59" office:value-type="string" calcext:value-type="string">
            <text:p>Botaniste</text:p>
          </table:table-cell>
          <table:table-cell table:style-name="ce366" office:value-type="date" office:date-value="2002-03-21" calcext:value-type="date">
            <text:p>21 mars 2002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Atshi</text:p>
          </table:table-cell>
          <table:table-cell table:style-name="ce359" office:value-type="string" calcext:value-type="string">
            <text:p>Curt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59" office:value-type="string" calcext:value-type="string">
            <text:p>Explorateur sous-marin</text:p>
          </table:table-cell>
          <table:table-cell table:style-name="ce359" office:value-type="string" calcext:value-type="string">
            <text:p>25 aout 2004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Sander</text:p>
          </table:table-cell>
          <table:table-cell table:style-name="ce359" office:value-type="string" calcext:value-type="string">
            <text:p>Westgaard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Norvégienn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9" office:value-type="string" calcext:value-type="string">
            <text:p>Décorateur de crânes</text:p>
          </table:table-cell>
          <table:table-cell table:style-name="ce366" office:value-type="date" office:date-value="2006-12-23" calcext:value-type="date">
            <text:p>23 décembre 2006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Yucca</text:p>
          </table:table-cell>
          <table:table-cell table:style-name="ce359" office:value-type="string" calcext:value-type="string">
            <text:p>Huangdi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Britannico-chinoi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Bi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59" office:value-type="string" calcext:value-type="string">
            <text:p>Paléontologue</text:p>
          </table:table-cell>
          <table:table-cell table:style-name="ce366" office:value-type="date" office:date-value="2004-02-16" calcext:value-type="date">
            <text:p>16 février 2004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Zélia</text:p>
          </table:table-cell>
          <table:table-cell table:style-name="ce359" office:value-type="string" calcext:value-type="string">
            <text:p>Arnaud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Français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59" office:value-type="string" calcext:value-type="string">
            <text:p>Éleveur de rapaces </text:p>
          </table:table-cell>
          <table:table-cell table:style-name="ce366" office:value-type="date" office:date-value="2004-06-08" calcext:value-type="date">
            <text:p>8 juin 2004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Hedwig</text:p>
          </table:table-cell>
          <table:table-cell table:style-name="ce359" office:value-type="string" calcext:value-type="string">
            <text:p>Nachtvögel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Allemand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Pansexuelle aromantiqu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59" office:value-type="string" calcext:value-type="string">
            <text:p>Vigneron</text:p>
          </table:table-cell>
          <table:table-cell table:style-name="ce366" office:value-type="date" office:date-value="2004-09-06" calcext:value-type="date">
            <text:p>6 septembre 2004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Ethan</text:p>
          </table:table-cell>
          <table:table-cell table:style-name="ce359" office:value-type="string" calcext:value-type="string">
            <text:p>Asyna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Sud-Africain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59" office:value-type="string" calcext:value-type="string">
            <text:p>Peintre abstrait</text:p>
          </table:table-cell>
          <table:table-cell table:style-name="ce366" office:value-type="date" office:date-value="2008-01-13" calcext:value-type="date">
            <text:p>13 janvier 2008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Harsha</text:p>
          </table:table-cell>
          <table:table-cell table:style-name="ce359" office:value-type="string" calcext:value-type="string">
            <text:p>Zahr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Indien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Bisexuel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59" office:value-type="string" calcext:value-type="string">
            <text:p>Bactériologue</text:p>
          </table:table-cell>
          <table:table-cell table:style-name="ce366" office:value-type="date" office:date-value="2001-10-20" calcext:value-type="date">
            <text:p>20 octobre 2001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Xiao Wei</text:p>
          </table:table-cell>
          <table:table-cell table:style-name="ce359" office:value-type="string" calcext:value-type="string">
            <text:p>Qing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359" office:value-type="string" calcext:value-type="string">
            <text:p>Chinoise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Non binaire</text:p>
          </table:table-cell>
          <table:table-cell table:style-name="ce359" office:value-type="string" calcext:value-type="string">
            <text:p>Bi curieux.s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59" office:value-type="string" calcext:value-type="string">
            <text:p>Magicien vaudou</text:p>
          </table:table-cell>
          <table:table-cell table:style-name="ce359" office:value-type="string" calcext:value-type="string">
            <text:p>11 mai ????</text:p>
          </table:table-cell>
          <table:table-cell table:style-name="ce373" office:value-type="string" calcext:value-type="string">
            <text:p>???</text:p>
          </table:table-cell>
          <table:table-cell table:style-name="ce359" office:value-type="string" calcext:value-type="string">
            <text:p>Mahuntin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Béninoi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Panromantique, a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59" office:value-type="string" calcext:value-type="string">
            <text:p>Animateur</text:p>
          </table:table-cell>
          <table:table-cell table:style-name="ce366" office:value-type="date" office:date-value="2002-07-14" calcext:value-type="date">
            <text:p>14 juillet 2002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Ena</text:p>
          </table:table-cell>
          <table:table-cell table:style-name="ce359" office:value-type="string" calcext:value-type="string">
            <text:p>Sugawa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Non Binaire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59" office:value-type="string" calcext:value-type="string">
            <text:p>Cardiologue</text:p>
          </table:table-cell>
          <table:table-cell table:style-name="ce366" office:value-type="date" office:date-value="2000-11-03" calcext:value-type="date">
            <text:p>3 novembre 2000</text:p>
          </table:table-cell>
          <table:table-cell table:style-name="ce373" office:value-type="float" office:value="23" calcext:value-type="float">
            <text:p>23</text:p>
          </table:table-cell>
          <table:table-cell table:style-name="ce359" office:value-type="string" calcext:value-type="string">
            <text:p>Rebecca</text:p>
          </table:table-cell>
          <table:table-cell table:style-name="ce359" office:value-type="string" calcext:value-type="string">
            <text:p>Chapma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359" office:value-type="string" calcext:value-type="string">
            <text:p>Américain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romantique bisexuell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59" office:value-type="string" calcext:value-type="string">
            <text:p>Duelliste</text:p>
          </table:table-cell>
          <table:table-cell table:style-name="ce359" office:value-type="string" calcext:value-type="string">
            <text:p>1er avril 2006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Kate</text:p>
          </table:table-cell>
          <table:table-cell table:style-name="ce359" office:value-type="string" calcext:value-type="string">
            <text:p>St-Arnaud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359" office:value-type="string" calcext:value-type="string">
            <text:p>Canadienn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359" office:value-type="string" calcext:value-type="string">
            <text:p>Fabricant de peluches</text:p>
          </table:table-cell>
          <table:table-cell table:style-name="ce366" office:value-type="date" office:date-value="2007-07-28" calcext:value-type="date">
            <text:p>28 juillet 2007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Casey</text:p>
          </table:table-cell>
          <table:table-cell table:style-name="ce359" office:value-type="string" calcext:value-type="string">
            <text:p>Ataniatiu Taingakawa</text:p>
            <text:p>Te Waharo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Néo-zélandai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Non-Binaire</text:p>
          </table:table-cell>
          <table:table-cell table:style-name="ce359" office:value-type="string" calcext:value-type="string">
            <text:p>Homosexuel.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59" office:value-type="string" calcext:value-type="string">
            <text:p>Écrivain d'horreur</text:p>
          </table:table-cell>
          <table:table-cell table:style-name="ce366" office:value-type="date" office:date-value="2006-10-23" calcext:value-type="date">
            <text:p>23 octobre 2006</text:p>
          </table:table-cell>
          <table:table-cell table:style-name="ce373" office:value-type="float" office:value="17" calcext:value-type="float">
            <text:p>17</text:p>
          </table:table-cell>
          <table:table-cell table:style-name="ce359" office:value-type="string" calcext:value-type="string">
            <text:p>Miranda</text:p>
          </table:table-cell>
          <table:table-cell table:style-name="ce359" office:value-type="string" calcext:value-type="string">
            <text:p>Lovecraft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359" office:value-type="string" calcext:value-type="string">
            <text:p>Britannique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59" office:value-type="string" calcext:value-type="string">
            <text:p>Boulanger</text:p>
          </table:table-cell>
          <table:table-cell table:style-name="ce366" office:value-type="date" office:date-value="2005-02-22" calcext:value-type="date">
            <text:p>22 février 2005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aron</text:p>
          </table:table-cell>
          <table:table-cell table:style-name="ce359" office:value-type="string" calcext:value-type="string">
            <text:p>Cabre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359" office:value-type="string" calcext:value-type="string">
            <text:p>Argentin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Aro ac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59" office:value-type="string" calcext:value-type="string">
            <text:p>Streameur</text:p>
          </table:table-cell>
          <table:table-cell table:style-name="ce366" office:value-type="date" office:date-value="2007-04-15" calcext:value-type="date">
            <text:p>15 avril 2007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Teresa</text:p>
          </table:table-cell>
          <table:table-cell table:style-name="ce359" office:value-type="string" calcext:value-type="string">
            <text:p>Miguel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359" office:value-type="string" calcext:value-type="string">
            <text:p>Mexicain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Questionning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60" office:value-type="string" calcext:value-type="string">
            <text:p>Danseuse de ballet</text:p>
          </table:table-cell>
          <table:table-cell table:style-name="ce369" office:value-type="date" office:date-value="2000-11-25" calcext:value-type="date">
            <text:p>25 novembre 2000</text:p>
          </table:table-cell>
          <table:table-cell table:style-name="ce374" office:value-type="float" office:value="25" calcext:value-type="float">
            <text:p>25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???</text:p>
          </table:table-cell>
          <table:table-cell table:style-name="ce29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439" table:number-columns-repeated="2"/>
          <table:table-cell table:style-name="ce68"/>
          <table:table-cell table:style-name="ce439" table:number-columns-repeated="2"/>
          <table:table-cell table:style-name="ce94"/>
          <table:table-cell table:style-name="ce439"/>
          <table:table-cell table:style-name="ce134"/>
          <table:table-cell table:style-name="ce160"/>
          <table:table-cell table:style-name="ce439"/>
          <table:table-cell table:style-name="ce207"/>
          <table:table-cell table:style-name="ce243"/>
          <table:table-cell table:style-name="ce271"/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60" office:value-type="string" calcext:value-type="string">
            <text:p>Sculpteur de Résine</text:p>
          </table:table-cell>
          <table:table-cell table:style-name="ce369" office:value-type="date" office:date-value="2007-12-14" calcext:value-type="date">
            <text:p>14 décembre 2007</text:p>
          </table:table-cell>
          <table:table-cell table:style-name="ce75" office:value-type="float" office:value="18" calcext:value-type="float">
            <text:p>18</text:p>
          </table:table-cell>
          <table:table-cell table:style-name="ce360" office:value-type="string" calcext:value-type="string">
            <text:p>Alkham</text:p>
          </table:table-cell>
          <table:table-cell table:style-name="ce360" office:value-type="string" calcext:value-type="string">
            <text:p>Nefertar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Egyptienn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60" office:value-type="string" calcext:value-type="string">
            <text:p>Vampire</text:p>
          </table:table-cell>
          <table:table-cell table:style-name="ce46" office:value-type="date" office:date-value="2021-01-06" calcext:value-type="date">
            <text:p>6 janvier</text:p>
          </table:table-cell>
          <table:table-cell table:style-name="ce374" office:value-type="string" calcext:value-type="string">
            <text:p>???</text:p>
          </table:table-cell>
          <table:table-cell table:style-name="ce360" office:value-type="string" calcext:value-type="string">
            <text:p>Cynthia</text:p>
          </table:table-cell>
          <table:table-cell table:style-name="ce360" office:value-type="string" calcext:value-type="string">
            <text:p>von Leonhardt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60" office:value-type="string" calcext:value-type="string">
            <text:p>Mangaka</text:p>
          </table:table-cell>
          <table:table-cell table:style-name="ce369" office:value-type="date" office:date-value="2006-07-11" calcext:value-type="date">
            <text:p>11 juillet 2006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Homura</text:p>
          </table:table-cell>
          <table:table-cell table:style-name="ce360" office:value-type="string" calcext:value-type="string">
            <text:p>Ayanam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Aro Ac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60" office:value-type="string" calcext:value-type="string">
            <text:p>Imposteur</text:p>
          </table:table-cell>
          <table:table-cell table:style-name="ce360" office:value-type="string" calcext:value-type="string">
            <text:p>???</text:p>
          </table:table-cell>
          <table:table-cell table:style-name="ce374" office:value-type="string" calcext:value-type="string">
            <text:p>???</text:p>
          </table:table-cell>
          <table:table-cell table:number-columns-repeated="2" table:style-name="ce360" office:value-type="string" calcext:value-type="string">
            <text:p>???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Genderfluid</text:p>
          </table:table-cell>
          <table:table-cell table:style-name="ce360" office:value-type="string" calcext:value-type="string">
            <text:p>Pan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360" office:value-type="string" calcext:value-type="string">
            <text:p>Samurai</text:p>
          </table:table-cell>
          <table:table-cell table:style-name="ce369" office:value-type="date" office:date-value="2007-10-31" calcext:value-type="date">
            <text:p>31 octobre 2007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Iolanthee "Io"</text:p>
          </table:table-cell>
          <table:table-cell table:style-name="ce360" office:value-type="string" calcext:value-type="string">
            <text:p>Fushaaki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Biromantique, hétérosexuel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360" office:value-type="string" calcext:value-type="string">
            <text:p>Toxicoloque</text:p>
          </table:table-cell>
          <table:table-cell table:style-name="ce369" office:value-type="date" office:date-value="2007-07-15" calcext:value-type="date">
            <text:p>15 juillet 2007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Klee Meina</text:p>
          </table:table-cell>
          <table:table-cell table:style-name="ce360" office:value-type="string" calcext:value-type="string">
            <text:p>Vish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Lesbienn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60" office:value-type="string" calcext:value-type="string">
            <text:p>Détective</text:p>
          </table:table-cell>
          <table:table-cell table:style-name="ce360" office:value-type="string" calcext:value-type="string">
            <text:p>1 Aout 2008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Koven</text:p>
          </table:table-cell>
          <table:table-cell table:style-name="ce360" office:value-type="string" calcext:value-type="string">
            <text:p>Romanov</text:p>
          </table:table-cell>
          <table:table-cell table:style-name="ce636" office:value-type="date" office:date-value="2023-04-01" calcext:value-type="date">
            <text:p>avril 2023</text:p>
          </table:table-cell>
          <table:table-cell table:style-name="ce360" office:value-type="string" calcext:value-type="string">
            <text:p>Russe</text:p>
          </table:table-cell>
          <table:table-cell table:style-name="ce135" office:value-type="float" office:value="0" calcext:value-type="float">
            <text:p>0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Bisexuel</text:p>
          </table:table-cell>
          <table:table-cell table:style-name="ce295" office:value-type="string" calcext:value-type="string">
            <text:p>Oui</text:p>
          </table:table-cell>
          <table:table-cell table:style-name="ce25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9" office:value-type="string" calcext:value-type="string">
            <text:p>Astrophysicien</text:p>
          </table:table-cell>
          <table:table-cell table:style-name="ce369" office:value-type="date" office:date-value="2006-04-10" calcext:value-type="date">
            <text:p>10 avril 2006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Orion</text:p>
          </table:table-cell>
          <table:table-cell table:style-name="ce360" office:value-type="string" calcext:value-type="string">
            <text:p>Amami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Britannico-nippon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Biromantique, asexuel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60" office:value-type="string" calcext:value-type="string">
            <text:p>Lanceuse de couteaux</text:p>
          </table:table-cell>
          <table:table-cell table:style-name="ce369" office:value-type="date" office:date-value="2006-04-10" calcext:value-type="date">
            <text:p>10 avril 2006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Reina</text:p>
          </table:table-cell>
          <table:table-cell table:style-name="ce360" office:value-type="string" calcext:value-type="string">
            <text:p>Amam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Britannico-nippone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Pansexuelle</text:p>
          </table:table-cell>
          <table:table-cell table:style-name="ce22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360" office:value-type="string" calcext:value-type="string">
            <text:p>Curieux</text:p>
          </table:table-cell>
          <table:table-cell table:style-name="ce369" office:value-type="date" office:date-value="2010-09-03" calcext:value-type="date">
            <text:p>3 septembre 2010</text:p>
          </table:table-cell>
          <table:table-cell table:style-name="ce374" office:value-type="float" office:value="15" calcext:value-type="float">
            <text:p>15</text:p>
          </table:table-cell>
          <table:table-cell table:style-name="ce360" office:value-type="string" calcext:value-type="string">
            <text:p>Touko</text:p>
          </table:table-cell>
          <table:table-cell table:style-name="ce360" office:value-type="string" calcext:value-type="string">
            <text:p>Kōsetsu 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/</text:p>
          </table:table-cell>
          <table:table-cell table:style-name="ce300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360" office:value-type="string" calcext:value-type="string">
            <text:p>Guerilleros</text:p>
          </table:table-cell>
          <table:table-cell table:style-name="ce369" office:value-type="date" office:date-value="2007-03-30" calcext:value-type="date">
            <text:p>30 mars 2007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Violet</text:p>
          </table:table-cell>
          <table:table-cell table:style-name="ce360" office:value-type="string" calcext:value-type="string">
            <text:p>Lovecraft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Franco-hispaniqu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/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360" office:value-type="string" calcext:value-type="string">
            <text:p>Parieur</text:p>
          </table:table-cell>
          <table:table-cell table:style-name="ce369" office:value-type="date" office:date-value="2008-09-11" calcext:value-type="date">
            <text:p>11 septembre 2008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Yui</text:p>
          </table:table-cell>
          <table:table-cell table:style-name="ce360" office:value-type="string" calcext:value-type="string">
            <text:p>Akatsuki</text:p>
          </table:table-cell>
          <table:table-cell table:style-name="ce113" office:value-type="date" office:date-value="2023-04-01" calcext:value-type="date">
            <text:p>avril 2023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CHAOTIQUE</text:p>
          </table:table-cell>
          <table:table-cell table:style-name="ce213" office:value-type="string" calcext:value-type="string">
            <text:p>LE CHAOS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360" office:value-type="string" calcext:value-type="string">
            <text:p>Maître chien</text:p>
          </table:table-cell>
          <table:table-cell table:style-name="ce360"/>
          <table:table-cell table:style-name="ce374"/>
          <table:table-cell table:style-name="ce360" table:number-columns-repeated="2"/>
          <table:table-cell table:style-name="ce637"/>
          <table:table-cell table:style-name="ce360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295"/>
          <table:table-cell table:style-name="ce246"/>
          <table:table-cell table:style-name="ce271"/>
          <table:table-cell table:number-columns-repeated="1005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9" office:value-type="string" calcext:value-type="string">
            <text:p>Expert.e en Apocalypse zombie</text:p>
          </table:table-cell>
          <table:table-cell table:style-name="ce369" office:value-type="date" office:date-value="2007-10-29" calcext:value-type="date">
            <text:p>29 octobre 2007</text:p>
          </table:table-cell>
          <table:table-cell table:style-name="ce374" office:value-type="float" office:value="17" calcext:value-type="float">
            <text:p>17</text:p>
          </table:table-cell>
          <table:table-cell table:style-name="ce360" office:value-type="string" calcext:value-type="string">
            <text:p>Tachi</text:p>
          </table:table-cell>
          <table:table-cell table:style-name="ce360" office:value-type="string" calcext:value-type="string">
            <text:p>Sanchèz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Américano-mexicain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Genderfluid</text:p>
          </table:table-cell>
          <table:table-cell table:style-name="ce360" office:value-type="string" calcext:value-type="string">
            <text:p>Aegoromantique bi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60" office:value-type="string" calcext:value-type="string">
            <text:p>Voleur Fantôme</text:p>
          </table:table-cell>
          <table:table-cell table:style-name="ce360" office:value-type="string" calcext:value-type="string">
            <text:p>??? </text:p>
          </table:table-cell>
          <table:table-cell table:style-name="ce374" office:value-type="string" calcext:value-type="string">
            <text:p>???</text:p>
          </table:table-cell>
          <table:table-cell table:style-name="ce360" office:value-type="string" calcext:value-type="string">
            <text:p>??? "Bijunya"</text:p>
          </table:table-cell>
          <table:table-cell table:style-name="ce360" office:value-type="string" calcext:value-type="string">
            <text:p>???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???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???</text:p>
          </table:table-cell>
          <table:table-cell table:style-name="ce360" office:value-type="string" calcext:value-type="string">
            <text:p>"Essayez donc pour voir"</text:p>
          </table:table-cell>
          <table:table-cell table:style-name="ce295" office:value-type="string" calcext:value-type="string">
            <text:p>???</text:p>
          </table:table-cell>
          <table:table-cell table:style-name="ce246" office:value-type="string" calcext:value-type="string">
            <text:p>Impossible à dire...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360" office:value-type="string" calcext:value-type="string">
            <text:p>Rugbyman</text:p>
          </table:table-cell>
          <table:table-cell table:style-name="ce369" office:value-type="date" office:date-value="2006-06-20" calcext:value-type="date">
            <text:p>20 juin 2006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Matiu</text:p>
          </table:table-cell>
          <table:table-cell table:style-name="ce360" office:value-type="string" calcext:value-type="string">
            <text:p>King</text:p>
          </table:table-cell>
          <table:table-cell table:style-name="ce636" office:value-type="date" office:date-value="2023-04-01" calcext:value-type="date">
            <text:p>avril 2023</text:p>
          </table:table-cell>
          <table:table-cell table:style-name="ce360" office:value-type="string" calcext:value-type="string">
            <text:p>Neo-Zélandaise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Gay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360" office:value-type="string" calcext:value-type="string">
            <text:p>Chasseur de vampires</text:p>
          </table:table-cell>
          <table:table-cell table:style-name="ce369" office:value-type="date" office:date-value="2004-02-29" calcext:value-type="date">
            <text:p>29 février 2004</text:p>
          </table:table-cell>
          <table:table-cell table:style-name="ce374" office:value-type="float" office:value="21" calcext:value-type="float">
            <text:p>21</text:p>
          </table:table-cell>
          <table:table-cell table:style-name="ce360" office:value-type="string" calcext:value-type="string">
            <text:p>Virgil</text:p>
          </table:table-cell>
          <table:table-cell table:style-name="ce360" office:value-type="string" calcext:value-type="string">
            <text:p>Vânător</text:p>
          </table:table-cell>
          <table:table-cell table:style-name="ce636" office:value-type="date" office:date-value="2022-04-01" calcext:value-type="date">
            <text:p>avril 2022</text:p>
          </table:table-cell>
          <table:table-cell table:style-name="ce360" office:value-type="string" calcext:value-type="string">
            <text:p>Roumaine</text:p>
          </table:table-cell>
          <table:table-cell table:style-name="ce135" office:value-type="float" office:value="7" calcext:value-type="float">
            <text:p>7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Pan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60" office:value-type="string" calcext:value-type="string">
            <text:p>UFOlogue</text:p>
          </table:table-cell>
          <table:table-cell table:style-name="ce369" office:value-type="date" office:date-value="2006-04-18" calcext:value-type="date">
            <text:p>18 avril 2006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Raven</text:p>
          </table:table-cell>
          <table:table-cell table:style-name="ce360" office:value-type="string" calcext:value-type="string">
            <text:p>Hoffman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Genderfluid</text:p>
          </table:table-cell>
          <table:table-cell table:style-name="ce360" office:value-type="string" calcext:value-type="string">
            <text:p>Pansexuel, aroac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60" office:value-type="string" calcext:value-type="string">
            <text:p>Acteur kabuki</text:p>
          </table:table-cell>
          <table:table-cell table:style-name="ce360" office:value-type="string" calcext:value-type="string">
            <text:p>7 novembre 2004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Natsumi</text:p>
          </table:table-cell>
          <table:table-cell table:style-name="ce360" office:value-type="string" calcext:value-type="string">
            <text:p>Nishinio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Nippon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Bisexuel, demiromantiqu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30" office:value-type="string" calcext:value-type="string">
            <text:p>Star de télé réalité</text:p>
          </table:table-cell>
          <table:table-cell table:style-name="ce369" office:value-type="date" office:date-value="2006-09-15" calcext:value-type="date">
            <text:p>15 septembre 2006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Rose-Marie</text:p>
          </table:table-cell>
          <table:table-cell table:style-name="ce360" office:value-type="string" calcext:value-type="string">
            <text:p>Devigne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Français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/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60" office:value-type="string" calcext:value-type="string">
            <text:p>Fauconnier</text:p>
          </table:table-cell>
          <table:table-cell table:style-name="ce59" office:value-type="date" office:date-value="2003-07-04" calcext:value-type="date">
            <text:p>04 juillet 2003</text:p>
          </table:table-cell>
          <table:table-cell table:style-name="ce374" office:value-type="float" office:value="22" calcext:value-type="float">
            <text:p>22</text:p>
          </table:table-cell>
          <table:table-cell table:style-name="ce360" office:value-type="string" calcext:value-type="string">
            <text:p>Naïm</text:p>
          </table:table-cell>
          <table:table-cell table:style-name="ce360" office:value-type="string" calcext:value-type="string">
            <text:p>Al-Asim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360" office:value-type="string" calcext:value-type="string">
            <text:p>Emirati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étérosexuel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30" office:value-type="string" calcext:value-type="string">
            <text:p>Caricaturiste</text:p>
          </table:table-cell>
          <table:table-cell table:style-name="ce369" office:value-type="date" office:date-value="2003-10-21" calcext:value-type="date">
            <text:p>21 octobre 2003</text:p>
          </table:table-cell>
          <table:table-cell table:style-name="ce374" office:value-type="float" office:value="21" calcext:value-type="float">
            <text:p>21</text:p>
          </table:table-cell>
          <table:table-cell table:style-name="ce360" office:value-type="string" calcext:value-type="string">
            <text:p>Bastien</text:p>
          </table:table-cell>
          <table:table-cell table:style-name="ce360" office:value-type="string" calcext:value-type="string">
            <text:p>Laangbroëk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360" office:value-type="string" calcext:value-type="string">
            <text:p>Belg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Panromantique homodemi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60" office:value-type="string" calcext:value-type="string">
            <text:p>???</text:p>
          </table:table-cell>
          <table:table-cell table:style-name="ce369" office:value-type="date" office:date-value="2005-07-25" calcext:value-type="date">
            <text:p>25 juillet 2005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Helena Kristin</text:p>
          </table:table-cell>
          <table:table-cell table:style-name="ce360" office:value-type="string" calcext:value-type="string">
            <text:p>Axelsen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Norvégienn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Aromantique homosexuelle</text:p>
          </table:table-cell>
          <table:table-cell table:style-name="ce295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60" office:value-type="string" calcext:value-type="string">
            <text:p>Figurante</text:p>
          </table:table-cell>
          <table:table-cell table:style-name="ce369" office:value-type="date" office:date-value="2007-02-18" calcext:value-type="date">
            <text:p>18 février 2007</text:p>
          </table:table-cell>
          <table:table-cell table:style-name="ce374" office:value-type="float" office:value="18" calcext:value-type="float">
            <text:p>18</text:p>
          </table:table-cell>
          <table:table-cell table:style-name="ce360" office:value-type="string" calcext:value-type="string">
            <text:p>Calixte</text:p>
          </table:table-cell>
          <table:table-cell table:style-name="ce360" office:value-type="string" calcext:value-type="string">
            <text:p>Jones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Américain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NB</text:p>
          </table:table-cell>
          <table:table-cell table:style-name="ce360" office:value-type="string" calcext:value-type="string">
            <text:p>Abroromantique abrosexuel.le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30" office:value-type="string" calcext:value-type="string">
            <text:p>Médecin de la peste</text:p>
          </table:table-cell>
          <table:table-cell table:style-name="ce369" office:value-type="date" office:date-value="2005-01-11" calcext:value-type="date">
            <text:p>11 janvier 2005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Kayin</text:p>
          </table:table-cell>
          <table:table-cell table:style-name="ce360" office:value-type="string" calcext:value-type="string">
            <text:p>Pretorius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360" office:value-type="string" calcext:value-type="string">
            <text:p>Congolais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Genderqueer</text:p>
          </table:table-cell>
          <table:table-cell table:style-name="ce360" office:value-type="string" calcext:value-type="string">
            <text:p>Biromantique asexuel.le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360" office:value-type="string" calcext:value-type="string">
            <text:p>Juge pour enfant</text:p>
          </table:table-cell>
          <table:table-cell table:style-name="ce360" office:value-type="string" calcext:value-type="string">
            <text:p>8 octobre 2007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Einar</text:p>
          </table:table-cell>
          <table:table-cell table:style-name="ce360" office:value-type="string" calcext:value-type="string">
            <text:p>Lajunen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360" office:value-type="string" calcext:value-type="string">
            <text:p>Finlandaise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trans</text:p>
          </table:table-cell>
          <table:table-cell table:style-name="ce360" office:value-type="string" calcext:value-type="string">
            <text:p>Pansexuel</text:p>
          </table:table-cell>
          <table:table-cell table:style-name="ce295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60" office:value-type="string" calcext:value-type="string">
            <text:p>Conseillière d'Orientation</text:p>
          </table:table-cell>
          <table:table-cell table:style-name="ce369" office:value-type="date" office:date-value="2003-05-27" calcext:value-type="date">
            <text:p>27 mai 2003</text:p>
          </table:table-cell>
          <table:table-cell table:style-name="ce374" office:value-type="float" office:value="21" calcext:value-type="float">
            <text:p>21</text:p>
          </table:table-cell>
          <table:table-cell table:style-name="ce360" office:value-type="string" calcext:value-type="string">
            <text:p>Darya</text:p>
          </table:table-cell>
          <table:table-cell table:style-name="ce360" office:value-type="string" calcext:value-type="string">
            <text:p>Dragomirov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Russ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Bisexuel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60" office:value-type="string" calcext:value-type="string">
            <text:p>Gérant de thérapie de conversion</text:p>
          </table:table-cell>
          <table:table-cell table:style-name="ce369" office:value-type="date" office:date-value="2004-12-04" calcext:value-type="date">
            <text:p>4 décembre 2004</text:p>
          </table:table-cell>
          <table:table-cell table:style-name="ce374" office:value-type="float" office:value="20" calcext:value-type="float">
            <text:p>20</text:p>
          </table:table-cell>
          <table:table-cell table:style-name="ce360" office:value-type="string" calcext:value-type="string">
            <text:p>Long</text:p>
          </table:table-cell>
          <table:table-cell table:style-name="ce360" office:value-type="string" calcext:value-type="string">
            <text:p>Xi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Chinois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360" office:value-type="string" calcext:value-type="string">
            <text:p>Homosexuel refoulé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60" office:value-type="string" calcext:value-type="string">
            <text:p>Décoratrice mortuaire</text:p>
          </table:table-cell>
          <table:table-cell table:style-name="ce369" office:value-type="date" office:date-value="2006-03-10" calcext:value-type="date">
            <text:p>10 mars 2006</text:p>
          </table:table-cell>
          <table:table-cell table:style-name="ce374" office:value-type="float" office:value="19" calcext:value-type="float">
            <text:p>19</text:p>
          </table:table-cell>
          <table:table-cell table:style-name="ce360" office:value-type="string" calcext:value-type="string">
            <text:p>Chang'e</text:p>
          </table:table-cell>
          <table:table-cell table:style-name="ce360" office:value-type="string" calcext:value-type="string">
            <text:p>Xi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360" office:value-type="string" calcext:value-type="string">
            <text:p>Chinois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360" office:value-type="string" calcext:value-type="string">
            <text:p>Hétérosexuelle</text:p>
          </table:table-cell>
          <table:table-cell table:style-name="ce295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359" office:value-type="string" calcext:value-type="string">
            <text:p>Pontife</text:p>
          </table:table-cell>
          <table:table-cell table:style-name="ce359" office:value-type="string" calcext:value-type="string">
            <text:p>???</text:p>
          </table:table-cell>
          <table:table-cell table:style-name="ce373" office:value-type="float" office:value="56" calcext:value-type="float">
            <text:p>56</text:p>
          </table:table-cell>
          <table:table-cell table:number-columns-repeated="2" table:style-name="ce359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???</text:p>
          </table:table-cell>
          <table:table-cell table:style-name="ce20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359" office:value-type="string" calcext:value-type="string">
            <text:p>Détective </text:p>
          </table:table-cell>
          <table:table-cell table:style-name="ce41" office:value-type="date" office:date-value="2005-06-04" calcext:value-type="date">
            <text:p>04/06/2005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Shailey</text:p>
          </table:table-cell>
          <table:table-cell table:style-name="ce359" office:value-type="string" calcext:value-type="string">
            <text:p>Carson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Britanniqu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Bisexuell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359" office:value-type="string" calcext:value-type="string">
            <text:p>Physicien.ne quantique</text:p>
          </table:table-cell>
          <table:table-cell table:style-name="ce41" office:value-type="date" office:date-value="2010-04-17" calcext:value-type="date">
            <text:p>17/04/2010</text:p>
          </table:table-cell>
          <table:table-cell table:style-name="ce373" office:value-type="float" office:value="16" calcext:value-type="float">
            <text:p>16</text:p>
          </table:table-cell>
          <table:table-cell table:style-name="ce359" office:value-type="string" calcext:value-type="string">
            <text:p>Edel</text:p>
          </table:table-cell>
          <table:table-cell table:style-name="ce359" office:value-type="string" calcext:value-type="string">
            <text:p>Gunarsson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Islandais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Genderfluid</text:p>
          </table:table-cell>
          <table:table-cell table:style-name="ce359" office:value-type="string" calcext:value-type="string">
            <text:p>Pan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359" office:value-type="string" calcext:value-type="string">
            <text:p>Sociologue</text:p>
          </table:table-cell>
          <table:table-cell table:style-name="ce359" office:value-type="string" calcext:value-type="string">
            <text:p>29/02/2007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Toshiki</text:p>
          </table:table-cell>
          <table:table-cell table:style-name="ce359" office:value-type="string" calcext:value-type="string">
            <text:p>Kojima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Algéro-nippo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59" office:value-type="string" calcext:value-type="string">
            <text:p>Activiste Informatique</text:p>
          </table:table-cell>
          <table:table-cell table:style-name="ce42" office:value-type="date" office:date-value="2007-11-25" calcext:value-type="date">
            <text:p>25/11/200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Kendra</text:p>
          </table:table-cell>
          <table:table-cell table:style-name="ce359" office:value-type="string" calcext:value-type="string">
            <text:p>Sykes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Britanniqu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romantique (Sapio) homosexuelle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359" office:value-type="string" calcext:value-type="string">
            <text:p>Majordome</text:p>
          </table:table-cell>
          <table:table-cell table:style-name="ce41" office:value-type="date" office:date-value="2007-06-26" calcext:value-type="date">
            <text:p>26/06/200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eptima</text:p>
          </table:table-cell>
          <table:table-cell table:style-name="ce359" office:value-type="string" calcext:value-type="string">
            <text:p>Octavia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Vatica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omo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359" office:value-type="string" calcext:value-type="string">
            <text:p>Shippeuse</text:p>
          </table:table-cell>
          <table:table-cell table:style-name="ce359" office:value-type="string" calcext:value-type="string">
            <text:p>??/??/2006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Rachel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Israëlien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Bisexuelle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59" office:value-type="string" calcext:value-type="string">
            <text:p>Débatteur</text:p>
          </table:table-cell>
          <table:table-cell table:style-name="ce42" office:value-type="date" office:date-value="2003-10-12" calcext:value-type="date">
            <text:p>12/10/2003</text:p>
          </table:table-cell>
          <table:table-cell table:style-name="ce373" office:value-type="float" office:value="22" calcext:value-type="float">
            <text:p>22</text:p>
          </table:table-cell>
          <table:table-cell table:style-name="ce359" office:value-type="string" calcext:value-type="string">
            <text:p>Serbaz</text:p>
          </table:table-cell>
          <table:table-cell table:style-name="ce359" office:value-type="string" calcext:value-type="string">
            <text:p>Helkewt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Kurd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 demiromantiqu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59" office:value-type="string" calcext:value-type="string">
            <text:p>Reine</text:p>
          </table:table-cell>
          <table:table-cell table:style-name="ce41" office:value-type="date" office:date-value="2004-12-06" calcext:value-type="date">
            <text:p>06/12/2004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Teodora</text:p>
          </table:table-cell>
          <table:table-cell table:style-name="ce359" office:value-type="string" calcext:value-type="string">
            <text:p>Kasjasdottir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Suédois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trans</text:p>
          </table:table-cell>
          <table:table-cell table:style-name="ce359" office:value-type="string" calcext:value-type="string">
            <text:p>Homoromantique aego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4" office:value-type="string" calcext:value-type="string">
            <text:p>Violoniste</text:p>
          </table:table-cell>
          <table:table-cell table:style-name="ce42" office:value-type="date" office:date-value="2005-12-31" calcext:value-type="date">
            <text:p>31/12/2005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Ichiko</text:p>
          </table:table-cell>
          <table:table-cell table:style-name="ce359" office:value-type="string" calcext:value-type="string">
            <text:p>Naegi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Nippo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Pansexuelle demiromantique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59" office:value-type="string" calcext:value-type="string">
            <text:p>Professeur</text:p>
          </table:table-cell>
          <table:table-cell table:style-name="ce41" office:value-type="date" office:date-value="2002-01-16" calcext:value-type="date">
            <text:p>16/01/2002</text:p>
          </table:table-cell>
          <table:table-cell table:style-name="ce373" office:value-type="float" office:value="24" calcext:value-type="float">
            <text:p>24</text:p>
          </table:table-cell>
          <table:table-cell table:style-name="ce359" office:value-type="string" calcext:value-type="string">
            <text:p>Theoris</text:p>
          </table:table-cell>
          <table:table-cell table:style-name="ce359" office:value-type="string" calcext:value-type="string">
            <text:p>Waleed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Egyptien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Hétérosexuelle Bicurieuse</text:p>
          </table:table-cell>
          <table:table-cell table:style-name="ce292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359" office:value-type="string" calcext:value-type="string">
            <text:p>Prêtre Suomonesko</text:p>
          </table:table-cell>
          <table:table-cell table:style-name="ce359" office:value-type="string" calcext:value-type="string">
            <text:p>??/??/2005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Jaako</text:p>
          </table:table-cell>
          <table:table-cell table:style-name="ce359" office:value-type="string" calcext:value-type="string">
            <text:p>/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359" office:value-type="string" calcext:value-type="string">
            <text:p>Russ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étéroromantique Bicurieux Demi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Ukonesko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359" office:value-type="string" calcext:value-type="string">
            <text:p>Sataniste </text:p>
          </table:table-cell>
          <table:table-cell table:style-name="ce41" office:value-type="date" office:date-value="2007-09-09" calcext:value-type="date">
            <text:p>09/09/2007</text:p>
          </table:table-cell>
          <table:table-cell table:style-name="ce373" office:value-type="float" office:value="18" calcext:value-type="float">
            <text:p>18</text:p>
          </table:table-cell>
          <table:table-cell table:style-name="ce359" office:value-type="string" calcext:value-type="string">
            <text:p>Sabbatius</text:p>
          </table:table-cell>
          <table:table-cell table:style-name="ce359" office:value-type="string" calcext:value-type="string">
            <text:p>Cerularios</text:p>
          </table:table-cell>
          <table:table-cell table:style-name="ce635" office:value-type="date" office:date-value="2026-04-02" calcext:value-type="date">
            <text:p>avril 2026</text:p>
          </table:table-cell>
          <table:table-cell table:style-name="ce359" office:value-type="string" calcext:value-type="string">
            <text:p>Grecqu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Pansexuel</text:p>
          </table:table-cell>
          <table:table-cell table:style-name="ce292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atanisme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359" office:value-type="string" calcext:value-type="string">
            <text:p>Nutritionniste</text:p>
          </table:table-cell>
          <table:table-cell table:style-name="ce41" office:value-type="date" office:date-value="2004-04-04" calcext:value-type="date">
            <text:p>04/04/2004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Natat</text:p>
          </table:table-cell>
          <table:table-cell table:style-name="ce359" office:value-type="string" calcext:value-type="string">
            <text:p>Santana</text:p>
          </table:table-cell>
          <table:table-cell table:style-name="ce635" office:value-type="date" office:date-value="2026-04-03" calcext:value-type="date">
            <text:p>avril 2026</text:p>
          </table:table-cell>
          <table:table-cell table:style-name="ce359" office:value-type="string" calcext:value-type="string">
            <text:p>Angolien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359" office:value-type="string" calcext:value-type="string">
            <text:p>Aromantique a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59" office:value-type="string" calcext:value-type="string">
            <text:p>Masseur</text:p>
          </table:table-cell>
          <table:table-cell table:style-name="ce41" office:value-type="date" office:date-value="2006-02-14" calcext:value-type="date">
            <text:p>14/02/2006</text:p>
          </table:table-cell>
          <table:table-cell table:style-name="ce373" office:value-type="float" office:value="20" calcext:value-type="float">
            <text:p>20</text:p>
          </table:table-cell>
          <table:table-cell table:style-name="ce359" office:value-type="string" calcext:value-type="string">
            <text:p>Cyrus</text:p>
          </table:table-cell>
          <table:table-cell table:style-name="ce359" office:value-type="string" calcext:value-type="string">
            <text:p>Rahmani</text:p>
          </table:table-cell>
          <table:table-cell table:style-name="ce635" office:value-type="date" office:date-value="2026-04-04" calcext:value-type="date">
            <text:p>avril 2026</text:p>
          </table:table-cell>
          <table:table-cell table:style-name="ce359" office:value-type="string" calcext:value-type="string">
            <text:p>Iranien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Bisexuel</text:p>
          </table:table-cell>
          <table:table-cell table:style-name="ce292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359" office:value-type="string" calcext:value-type="string">
            <text:p>Developpeur</text:p>
          </table:table-cell>
          <table:table-cell table:style-name="ce41" office:value-type="date" office:date-value="2004-09-16" calcext:value-type="date">
            <text:p>16/09/2004</text:p>
          </table:table-cell>
          <table:table-cell table:style-name="ce373" office:value-type="float" office:value="21" calcext:value-type="float">
            <text:p>21</text:p>
          </table:table-cell>
          <table:table-cell table:style-name="ce359" office:value-type="string" calcext:value-type="string">
            <text:p>Konrad</text:p>
          </table:table-cell>
          <table:table-cell table:style-name="ce359" office:value-type="string" calcext:value-type="string">
            <text:p>Mec</text:p>
          </table:table-cell>
          <table:table-cell table:style-name="ce635" office:value-type="date" office:date-value="2026-04-05" calcext:value-type="date">
            <text:p>avril 2026</text:p>
          </table:table-cell>
          <table:table-cell table:style-name="ce359" office:value-type="string" calcext:value-type="string">
            <text:p>Polonais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359" office:value-type="string" calcext:value-type="string">
            <text:p>Homo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359" office:value-type="string" calcext:value-type="string">
            <text:p>Pentathlète</text:p>
          </table:table-cell>
          <table:table-cell table:style-name="ce41" office:value-type="date" office:date-value="2006-08-25" calcext:value-type="date">
            <text:p>25/08/2006</text:p>
          </table:table-cell>
          <table:table-cell table:style-name="ce373" office:value-type="float" office:value="19" calcext:value-type="float">
            <text:p>19</text:p>
          </table:table-cell>
          <table:table-cell table:style-name="ce359" office:value-type="string" calcext:value-type="string">
            <text:p>Aigjarn</text:p>
          </table:table-cell>
          <table:table-cell table:style-name="ce359" office:value-type="string" calcext:value-type="string">
            <text:p>Oïrat</text:p>
          </table:table-cell>
          <table:table-cell table:style-name="ce635" office:value-type="date" office:date-value="2026-04-06" calcext:value-type="date">
            <text:p>avril 2026</text:p>
          </table:table-cell>
          <table:table-cell table:style-name="ce359" office:value-type="string" calcext:value-type="string">
            <text:p>Mongolienne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trans</text:p>
          </table:table-cell>
          <table:table-cell table:style-name="ce359" office:value-type="string" calcext:value-type="string">
            <text:p>Hétéroromantique a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9" table:number-rows-repeated="135">
          <table:table-cell table:number-columns-repeated="1019"/>
        </table:table-row>
        <table:table-row table:style-name="ro14" table:number-rows-repeated="1047969">
          <table:table-cell table:number-columns-repeated="1019"/>
        </table:table-row>
        <table:table-row table:style-name="ro15" table:number-rows-repeated="68">
          <table:table-cell table:number-columns-repeated="1019"/>
        </table:table-row>
        <table:table-row table:style-name="ro15">
          <table:table-cell table:number-columns-repeated="1019"/>
        </table:table-row>
        <table:named-expressions>
          <table:named-range table:name="Z_5C1EBDDD_5405_404A_9400_F8A1C4287DA6_.wvu.FilterData" table:base-cell-address="$Personnages.$A$1" table:cell-range-address="$Personnages.$G$1:.$G$536"/>
          <table:named-range table:name="Z_F980F9FE_7DA8_418B_9920_5FE1C63B0D41_.wvu.FilterData" table:base-cell-address="$Personnages.$A$1" table:cell-range-address="$Personnages.$I$340:.$J$355"/>
        </table:named-expressions>
        <calcext:conditional-formats>
          <calcext:conditional-format calcext:target-range-address="Personnages.G1:Personnages.G403">
            <calcext:condition calcext:apply-style-name="ConditionalStyle_1" calcext:value="contains-text(&quot;avril 2019&quot;)" calcext:base-cell-address="Personnages.G1"/>
          </calcext:conditional-format>
          <calcext:conditional-format calcext:target-range-address="Personnages.G1:Personnages.G403">
            <calcext:condition calcext:apply-style-name="ConditionalStyle_2" calcext:value="contains-text(&quot;avril 2016&quot;)" calcext:base-cell-address="Personnages.G1"/>
          </calcext:conditional-format>
          <calcext:conditional-format calcext:target-range-address="Personnages.G1:Personnages.G403">
            <calcext:condition calcext:apply-style-name="ConditionalStyle_3" calcext:value="contains-text(&quot;avril 2017&quot;)" calcext:base-cell-address="Personnages.G1"/>
          </calcext:conditional-format>
          <calcext:conditional-format calcext:target-range-address="Personnages.G1:Personnages.G403">
            <calcext:condition calcext:apply-style-name="ConditionalStyle_4" calcext:value="contains-text(&quot;avril 2018&quot;)" calcext:base-cell-address="Personnages.G1"/>
          </calcext:conditional-format>
          <calcext:conditional-format calcext:target-range-address="Personnages.G1:Personnages.G403">
            <calcext:condition calcext:apply-style-name="ConditionalStyle_5" calcext:value="contains-text(&quot;Avril 2020&quot;)" calcext:base-cell-address="Personnages.G1"/>
          </calcext:conditional-format>
          <calcext:conditional-format calcext:target-range-address="Personnages.I1:Personnages.I403">
            <calcext:condition calcext:apply-style-name="ConditionalStyle_6" calcext:value="=1" calcext:base-cell-address="Personnages.I1"/>
          </calcext:conditional-format>
          <calcext:conditional-format calcext:target-range-address="Personnages.I1:Personnages.I403">
            <calcext:condition calcext:apply-style-name="ConditionalStyle_7" calcext:value="=2" calcext:base-cell-address="Personnages.I1"/>
          </calcext:conditional-format>
          <calcext:conditional-format calcext:target-range-address="Personnages.I1:Personnages.I403">
            <calcext:condition calcext:apply-style-name="ConditionalStyle_8" calcext:value="=3" calcext:base-cell-address="Personnages.I1"/>
          </calcext:conditional-format>
          <calcext:conditional-format calcext:target-range-address="Personnages.I1:Personnages.I403">
            <calcext:condition calcext:apply-style-name="ConditionalStyle_9" calcext:value="=4" calcext:base-cell-address="Personnages.I1"/>
          </calcext:conditional-format>
          <calcext:conditional-format calcext:target-range-address="Personnages.I1:Personnages.I403">
            <calcext:condition calcext:apply-style-name="ConditionalStyle_10" calcext:value="=5" calcext:base-cell-address="Personnages.I1"/>
          </calcext:conditional-format>
          <calcext:conditional-format calcext:target-range-address="Personnages.L1:Personnages.L403">
            <calcext:condition calcext:apply-style-name="ConditionalStyle_11" calcext:value="=&quot;Non&quot;" calcext:base-cell-address="Personnages.L1"/>
          </calcext:conditional-format>
          <calcext:conditional-format calcext:target-range-address="Personnages.L1:Personnages.L403">
            <calcext:condition calcext:apply-style-name="ConditionalStyle_12" calcext:value="=&quot;Oui&quot;" calcext:base-cell-address="Personnages.L1"/>
          </calcext:conditional-format>
          <calcext:conditional-format calcext:target-range-address="Personnages.L1:Personnages.L403">
            <calcext:condition calcext:apply-style-name="ConditionalStyle_13" calcext:value="=&quot;Questionning&quot;" calcext:base-cell-address="Personnages.L1"/>
          </calcext:conditional-format>
          <calcext:conditional-format calcext:target-range-address="Personnages.G1:Personnages.G403">
            <calcext:condition calcext:apply-style-name="ConditionalStyle_17" calcext:value="contains-text(&quot;avril 2022&quot;)" calcext:base-cell-address="Personnages.G1"/>
          </calcext:conditional-format>
          <calcext:conditional-format calcext:target-range-address="Personnages.G1:Personnages.G403">
            <calcext:condition calcext:apply-style-name="ConditionalStyle_18" calcext:value="contains-text(&quot;avril 2021&quot;)" calcext:base-cell-address="Personnages.G1"/>
          </calcext:conditional-format>
          <calcext:conditional-format calcext:target-range-address="Personnages.G1:Personnages.G403">
            <calcext:condition calcext:apply-style-name="ConditionalStyle_13" calcext:value="contains-text(&quot;avril 2023&quot;)" calcext:base-cell-address="Personnages.G1"/>
          </calcext:conditional-format>
          <calcext:conditional-format calcext:target-range-address="Personnages.G1:Personnages.G403">
            <calcext:condition calcext:apply-style-name="ConditionalStyle_19" calcext:value="contains-text(&quot;avril 2024&quot;)" calcext:base-cell-address="Personnages.G1"/>
          </calcext:conditional-format>
          <calcext:conditional-format calcext:target-range-address="Personnages.I1:Personnages.I403">
            <calcext:condition calcext:apply-style-name="ConditionalStyle_18" calcext:value="=6" calcext:base-cell-address="Personnages.I1"/>
          </calcext:conditional-format>
          <calcext:conditional-format calcext:target-range-address="Personnages.I1:Personnages.I403">
            <calcext:condition calcext:apply-style-name="ConditionalStyle_17" calcext:value="=7" calcext:base-cell-address="Personnages.I1"/>
          </calcext:conditional-format>
          <calcext:conditional-format calcext:target-range-address="Personnages.I1:Personnages.I403">
            <calcext:condition calcext:apply-style-name="ConditionalStyle_13" calcext:value="=8" calcext:base-cell-address="Personnages.I1"/>
          </calcext:conditional-format>
          <calcext:conditional-format calcext:target-range-address="Personnages.I1:Personnages.I403">
            <calcext:condition calcext:apply-style-name="ConditionalStyle_19" calcext:value="=9" calcext:base-cell-address="Personnages.I1"/>
          </calcext:conditional-format>
          <calcext:conditional-format calcext:target-range-address="Personnages.J1:Personnages.J403">
            <calcext:condition calcext:apply-style-name="ConditionalStyle_20" calcext:value="begins-with(&quot;Homme cis&quot;)" calcext:base-cell-address="Personnages.J1"/>
          </calcext:conditional-format>
          <calcext:conditional-format calcext:target-range-address="Personnages.J1:Personnages.J403">
            <calcext:condition calcext:apply-style-name="ConditionalStyle_21" calcext:value="=&quot;Homme trans&quot;" calcext:base-cell-address="Personnages.J1"/>
          </calcext:conditional-format>
          <calcext:conditional-format calcext:target-range-address="Personnages.J1:Personnages.J403">
            <calcext:condition calcext:apply-style-name="ConditionalStyle_22" calcext:value="begins-with(&quot;Femme cis&quot;)" calcext:base-cell-address="Personnages.J1"/>
          </calcext:conditional-format>
          <calcext:conditional-format calcext:target-range-address="Personnages.J1:Personnages.J403">
            <calcext:condition calcext:apply-style-name="ConditionalStyle_4" calcext:value="=&quot;Femme trans&quot;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NB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Genderqueer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Ne reconnaît pas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Agenré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Non binaire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Genderfluid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Bigenre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Non-binaire&quot;)" calcext:base-cell-address="Personnages.J1"/>
          </calcext:conditional-format>
          <calcext:conditional-format calcext:target-range-address="Personnages.J1:Personnages.J403">
            <calcext:condition calcext:apply-style-name="ConditionalStyle_23" calcext:value="contains-text(&quot;Questionning&quot;)" calcext:base-cell-address="Personnages.J1"/>
          </calcext:conditional-format>
          <calcext:conditional-format calcext:target-range-address="Personnages.G1:Personnages.G403">
            <calcext:condition calcext:apply-style-name="ConditionalStyle_25" calcext:value="contains-text(&quot;2025&quot;)" calcext:base-cell-address="Personnages.G1"/>
          </calcext:conditional-format>
          <calcext:conditional-format calcext:target-range-address="Personnages.G1:Personnages.G403">
            <calcext:condition calcext:apply-style-name="ConditionalStyle_26" calcext:value="contains-text(&quot;2024&quot;)" calcext:base-cell-address="Personnages.G1"/>
          </calcext:conditional-format>
          <calcext:conditional-format calcext:target-range-address="Personnages.I1:Personnages.I403">
            <calcext:condition calcext:apply-style-name="ConditionalStyle_25" calcext:value="contains-text(&quot;10&quot;)" calcext:base-cell-address="Personnages.I1"/>
          </calcext:conditional-format>
          <calcext:conditional-format calcext:target-range-address="Personnages.M1:Personnages.M403">
            <calcext:condition calcext:apply-style-name="ConditionalStyle_2" calcext:value="contains-text(&quot;/&quot;)" calcext:base-cell-address="Personnages.M1"/>
          </calcext:conditional-format>
          <calcext:conditional-format calcext:target-range-address="Personnages.G1:Personnages.G403">
            <calcext:condition calcext:apply-style-name="ConditionalStyle_27" calcext:value="contains-text(&quot;avril 2026&quot;)" calcext:base-cell-address="Personnages.G1"/>
          </calcext:conditional-format>
          <calcext:conditional-format calcext:target-range-address="Personnages.M1:Personnages.M403">
            <calcext:condition calcext:apply-style-name="ConditionalStyle_12" calcext:value="contains-text(&quot;Oui&quot;)" calcext:base-cell-address="Personnages.M1"/>
          </calcext:conditional-format>
          <calcext:conditional-format calcext:target-range-address="Personnages.M1:Personnages.M403">
            <calcext:condition calcext:apply-style-name="ConditionalStyle_11" calcext:value="contains-text(&quot;Non&quot;)" calcext:base-cell-address="Personnages.M1"/>
          </calcext:conditional-format>
          <calcext:conditional-format calcext:target-range-address="Personnages.J1:Personnages.J403">
            <calcext:condition calcext:apply-style-name="ConditionalStyle_23" calcext:value="contains-text(&quot;Ne reconnaît pas&quot;)" calcext:base-cell-address="Personnages.J1"/>
          </calcext:conditional-format>
          <calcext:conditional-format calcext:target-range-address="Personnages.I1:Personnages.I403">
            <calcext:condition calcext:apply-style-name="ConditionalStyle_27" calcext:value="contains-text(&quot;11&quot;)" calcext:base-cell-address="Personnages.I1"/>
          </calcext:conditional-format>
          <calcext:conditional-format calcext:target-range-address="Personnages.I1:Personnages.I403">
            <calcext:condition calcext:apply-style-name="ConditionalStyle_28" calcext:value="contains-text(&quot;Professeur&quot;)" calcext:base-cell-address="Personnages.I1"/>
          </calcext:conditional-format>
          <calcext:conditional-format calcext:target-range-address="Personnages.I1:Personnages.I403">
            <calcext:condition calcext:apply-style-name="ConditionalStyle_29" calcext:value="contains-text(&quot;Surveillant&quot;)" calcext:base-cell-address="Personnages.I1"/>
          </calcext:conditional-format>
          <calcext:conditional-format calcext:target-range-address="Personnages.M1:Personnages.M403">
            <calcext:condition calcext:apply-style-name="ConditionalStyle_30" calcext:value="contains-text(&quot;Noa&quot;)" calcext:base-cell-address="Personnages.M1"/>
          </calcext:conditional-format>
          <calcext:conditional-format calcext:target-range-address="Personnages.M1:Personnages.M403">
            <calcext:condition calcext:apply-style-name="ConditionalStyle_31" calcext:value="contains-text(&quot;Corneille&quot;)" calcext:base-cell-address="Personnages.M1"/>
          </calcext:conditional-format>
          <calcext:conditional-format calcext:target-range-address="Personnages.M1:Personnages.M403">
            <calcext:condition calcext:apply-style-name="ConditionalStyle_32" calcext:value="contains-text(&quot;Louna&quot;)" calcext:base-cell-address="Personnages.M1"/>
          </calcext:conditional-format>
          <calcext:conditional-format calcext:target-range-address="Personnages.M1:Personnages.M403">
            <calcext:condition calcext:apply-style-name="ConditionalStyle_33" calcext:value="contains-text(&quot;Romight&quot;)" calcext:base-cell-address="Personnages.M1"/>
          </calcext:conditional-format>
          <calcext:conditional-format calcext:target-range-address="Personnages.M1:Personnages.M403">
            <calcext:condition calcext:apply-style-name="ConditionalStyle_34" calcext:value="contains-text(&quot;Hugo&quot;)" calcext:base-cell-address="Personnages.M1"/>
          </calcext:conditional-format>
          <calcext:conditional-format calcext:target-range-address="Personnages.M1:Personnages.M403">
            <calcext:condition calcext:apply-style-name="ConditionalStyle_35" calcext:value="contains-text(&quot;Soupe&quot;)" calcext:base-cell-address="Personnages.M1"/>
          </calcext:conditional-format>
          <calcext:conditional-format calcext:target-range-address="Personnages.M1:Personnages.M403">
            <calcext:condition calcext:apply-style-name="ConditionalStyle_36" calcext:value="contains-text(&quot;Grisou&quot;)" calcext:base-cell-address="Personnages.M1"/>
          </calcext:conditional-format>
          <calcext:conditional-format calcext:target-range-address="Personnages.M1:Personnages.M403">
            <calcext:condition calcext:apply-style-name="ConditionalStyle_37" calcext:value="contains-text(&quot;Alycia&quot;)" calcext:base-cell-address="Personnages.M1"/>
          </calcext:conditional-format>
          <calcext:conditional-format calcext:target-range-address="Personnages.M1:Personnages.M403">
            <calcext:condition calcext:apply-style-name="ConditionalStyle_38" calcext:value="formula-is(LEN(TRIM(#REF!))&gt;0)" calcext:base-cell-address="Personnages.M1"/>
          </calcext:conditional-format>
          <calcext:conditional-format calcext:target-range-address="Personnages.N2:Personnages.N403">
            <calcext:condition calcext:apply-style-name="ConditionalStyle_39" calcext:value="formula-is(LEN(TRIM(#REF!))&gt;0)" calcext:base-cell-address="Personnages.N2"/>
          </calcext:conditional-format>
        </calcext:conditional-formats>
      </table:table>
      <table:table table:name="Promos" table:style-name="ta3">
        <table:table-column table:style-name="co16" table:number-columns-repeated="1024" table:default-cell-style-name="Default"/>
        <table:table-row table:style-name="ro16">
          <table:table-cell table:style-name="ce611" office:value-type="string" calcext:value-type="string">
            <text:p>Numéro élève</text:p>
          </table:table-cell>
          <table:table-cell table:style-name="ce613" office:value-type="float" office:value="2016" calcext:value-type="float" table:number-columns-spanned="2" table:number-rows-spanned="1">
            <text:p>2016</text:p>
          </table:table-cell>
          <table:covered-table-cell table:style-name="ce619"/>
          <table:table-cell table:style-name="ce629" office:value-type="float" office:value="2017" calcext:value-type="float" table:number-columns-spanned="2" table:number-rows-spanned="1">
            <text:p>2017</text:p>
          </table:table-cell>
          <table:covered-table-cell table:style-name="ce619"/>
          <table:table-cell table:style-name="ce634" office:value-type="float" office:value="2018" calcext:value-type="float" table:number-columns-spanned="2" table:number-rows-spanned="1">
            <text:p>2018</text:p>
          </table:table-cell>
          <table:covered-table-cell table:style-name="ce619"/>
          <table:table-cell table:style-name="ce643" office:value-type="float" office:value="2019" calcext:value-type="float" table:number-columns-spanned="2" table:number-rows-spanned="1">
            <text:p>2019</text:p>
          </table:table-cell>
          <table:covered-table-cell table:style-name="ce619"/>
          <table:table-cell table:style-name="ce645" office:value-type="float" office:value="2020" calcext:value-type="float" table:number-columns-spanned="2" table:number-rows-spanned="1">
            <text:p>2020</text:p>
          </table:table-cell>
          <table:covered-table-cell table:style-name="ce619"/>
          <table:table-cell table:style-name="ce646" office:value-type="float" office:value="2021" calcext:value-type="float" table:number-columns-spanned="2" table:number-rows-spanned="1">
            <text:p>2021</text:p>
          </table:table-cell>
          <table:covered-table-cell table:style-name="ce619"/>
          <table:table-cell table:style-name="ce647" office:value-type="float" office:value="2022" calcext:value-type="float" table:number-columns-spanned="2" table:number-rows-spanned="1">
            <text:p>2022</text:p>
          </table:table-cell>
          <table:covered-table-cell table:style-name="ce619"/>
          <table:table-cell table:style-name="ce648" office:value-type="float" office:value="2023" calcext:value-type="float" table:number-columns-spanned="2" table:number-rows-spanned="1">
            <text:p>2023</text:p>
          </table:table-cell>
          <table:covered-table-cell table:style-name="ce619"/>
          <table:table-cell table:style-name="ce650" office:value-type="float" office:value="2024" calcext:value-type="float" table:number-columns-spanned="2" table:number-rows-spanned="1">
            <text:p>2024</text:p>
          </table:table-cell>
          <table:covered-table-cell table:style-name="ce619"/>
          <table:table-cell table:style-name="ce652" office:value-type="float" office:value="2025" calcext:value-type="float" table:number-columns-spanned="2" table:number-rows-spanned="1">
            <text:p>2025</text:p>
          </table:table-cell>
          <table:covered-table-cell table:style-name="ce619"/>
          <table:table-cell table:style-name="ce655" office:value-type="float" office:value="2026" calcext:value-type="float" table:number-columns-spanned="2" table:number-rows-spanned="1">
            <text:p>2026</text:p>
          </table:table-cell>
          <table:covered-table-cell table:style-name="ce619"/>
          <table:table-cell table:number-columns-repeated="1001"/>
        </table:table-row>
        <table:table-row table:style-name="ro5">
          <table:table-cell table:style-name="ce612" office:value-type="float" office:value="1" calcext:value-type="float">
            <text:p>1</text:p>
          </table:table-cell>
          <table:table-cell table:style-name="ce614" office:value-type="string" calcext:value-type="string">
            <text:p>Aiko</text:p>
          </table:table-cell>
          <table:table-cell table:style-name="ce620" office:value-type="string" calcext:value-type="string">
            <text:p>Shuu</text:p>
          </table:table-cell>
          <table:table-cell table:style-name="ce378" office:value-type="string" calcext:value-type="string">
            <text:p>Achroma</text:p>
          </table:table-cell>
          <table:table-cell table:style-name="ce623" office:value-type="string" calcext:value-type="string">
            <text:p>Kahanui</text:p>
          </table:table-cell>
          <table:table-cell table:style-name="ce378" office:value-type="string" calcext:value-type="string">
            <text:p>Abdur Rahman</text:p>
          </table:table-cell>
          <table:table-cell table:style-name="ce623" office:value-type="string" calcext:value-type="string">
            <text:p>Thakur</text:p>
          </table:table-cell>
          <table:table-cell table:style-name="ce464" office:value-type="string" calcext:value-type="string">
            <text:p>Ade</text:p>
          </table:table-cell>
          <table:table-cell table:style-name="ce620" office:value-type="string" calcext:value-type="string">
            <text:p>Okafor</text:p>
          </table:table-cell>
          <table:table-cell table:style-name="ce378" office:value-type="string" calcext:value-type="string">
            <text:p>Benedikt</text:p>
          </table:table-cell>
          <table:table-cell table:style-name="ce623" office:value-type="string" calcext:value-type="string">
            <text:p>Manninger-Semmelweis</text:p>
          </table:table-cell>
          <table:table-cell table:style-name="ce439" office:value-type="string" calcext:value-type="string">
            <text:p>Kayin</text:p>
          </table:table-cell>
          <table:table-cell table:style-name="ce621" office:value-type="string" calcext:value-type="string">
            <text:p>Pretorius</text:p>
          </table:table-cell>
          <table:table-cell table:style-name="ce464" office:value-type="string" calcext:value-type="string">
            <text:p>Ingrid</text:p>
          </table:table-cell>
          <table:table-cell table:style-name="ce464" office:value-type="string" calcext:value-type="string">
            <text:p>Hatzenberger</text:p>
          </table:table-cell>
          <table:table-cell table:style-name="ce616" office:value-type="string" calcext:value-type="string">
            <text:p>Emile</text:p>
          </table:table-cell>
          <table:table-cell table:style-name="ce623" office:value-type="string" calcext:value-type="string">
            <text:p>Velhmann</text:p>
          </table:table-cell>
          <table:table-cell table:style-name="ce439" office:value-type="string" calcext:value-type="string">
            <text:p>Calixte</text:p>
          </table:table-cell>
          <table:table-cell table:style-name="ce621" office:value-type="string" calcext:value-type="string">
            <text:p>Jones</text:p>
          </table:table-cell>
          <table:table-cell table:style-name="ce653" office:value-type="string" calcext:value-type="string">
            <text:p>Helena Kristin</text:p>
          </table:table-cell>
          <table:table-cell table:style-name="ce654" office:value-type="string" calcext:value-type="string">
            <text:p>Axelsen</text:p>
          </table:table-cell>
          <table:table-cell table:style-name="ce464" office:value-type="string" calcext:value-type="string">
            <text:p>Shailey</text:p>
          </table:table-cell>
          <table:table-cell table:style-name="ce620" office:value-type="string" calcext:value-type="string">
            <text:p>Carson</text:p>
          </table:table-cell>
          <table:table-cell table:number-columns-repeated="1001"/>
        </table:table-row>
        <table:table-row table:style-name="ro4">
          <table:table-cell table:style-name="ce612" table:formula="of:=[.A2]+1" office:value-type="float" office:value="2" calcext:value-type="float">
            <text:p>2</text:p>
          </table:table-cell>
          <table:table-cell table:style-name="ce615" office:value-type="string" calcext:value-type="string">
            <text:p>Aileas </text:p>
          </table:table-cell>
          <table:table-cell table:style-name="ce621" office:value-type="string" calcext:value-type="string">
            <text:p>Bloxham</text:p>
          </table:table-cell>
          <table:table-cell table:style-name="ce378" office:value-type="string" calcext:value-type="string">
            <text:p>Afsaneh</text:p>
          </table:table-cell>
          <table:table-cell table:style-name="ce623" office:value-type="string" calcext:value-type="string">
            <text:p>Al-Hadin</text:p>
          </table:table-cell>
          <table:table-cell table:style-name="ce378" office:value-type="string" calcext:value-type="string">
            <text:p>Agami</text:p>
          </table:table-cell>
          <table:table-cell table:style-name="ce623" office:value-type="string" calcext:value-type="string">
            <text:p>Ito</text:p>
          </table:table-cell>
          <table:table-cell table:style-name="ce464" office:value-type="string" calcext:value-type="string">
            <text:p>Alannah</text:p>
          </table:table-cell>
          <table:table-cell table:style-name="ce620" office:value-type="string" calcext:value-type="string">
            <text:p>Hayes</text:p>
          </table:table-cell>
          <table:table-cell table:style-name="ce378" office:value-type="string" calcext:value-type="string">
            <text:p>Eiji</text:p>
          </table:table-cell>
          <table:table-cell table:style-name="ce623" office:value-type="string" calcext:value-type="string">
            <text:p>Maekawa</text:p>
          </table:table-cell>
          <table:table-cell table:style-name="ce439" office:value-type="string" calcext:value-type="string">
            <text:p>Bastien</text:p>
          </table:table-cell>
          <table:table-cell table:style-name="ce621" office:value-type="string" calcext:value-type="string">
            <text:p>Laangbroëk</text:p>
          </table:table-cell>
          <table:table-cell table:style-name="ce464" office:value-type="string" calcext:value-type="string">
            <text:p>Hai Luo</text:p>
          </table:table-cell>
          <table:table-cell table:style-name="ce464" office:value-type="string" calcext:value-type="string">
            <text:p>Zhao</text:p>
          </table:table-cell>
          <table:table-cell table:style-name="ce616" office:value-type="string" calcext:value-type="string">
            <text:p>Mélissa</text:p>
          </table:table-cell>
          <table:table-cell table:style-name="ce623" office:value-type="string" calcext:value-type="string">
            <text:p>Moulin</text:p>
          </table:table-cell>
          <table:table-cell table:style-name="ce378" office:value-type="string" calcext:value-type="string">
            <text:p>Tachi</text:p>
          </table:table-cell>
          <table:table-cell table:style-name="ce623" office:value-type="string" calcext:value-type="string">
            <text:p>Sanchèz</text:p>
          </table:table-cell>
          <table:table-cell table:style-name="ce378" office:value-type="string" calcext:value-type="string">
            <text:p>"Voleur Fantôme"</text:p>
          </table:table-cell>
          <table:table-cell table:style-name="ce623" office:value-type="string" calcext:value-type="string">
            <text:p>???</text:p>
          </table:table-cell>
          <table:table-cell table:style-name="ce464" office:value-type="string" calcext:value-type="string">
            <text:p>Edel</text:p>
          </table:table-cell>
          <table:table-cell table:style-name="ce620" office:value-type="string" calcext:value-type="string">
            <text:p>Gunarsson</text:p>
          </table:table-cell>
          <table:table-cell table:number-columns-repeated="1001"/>
        </table:table-row>
        <table:table-row table:style-name="ro4">
          <table:table-cell table:style-name="ce612" table:formula="of:=[.A3]+1" office:value-type="float" office:value="3" calcext:value-type="float">
            <text:p>3</text:p>
          </table:table-cell>
          <table:table-cell table:style-name="ce614" office:value-type="string" calcext:value-type="string">
            <text:p>Aimana</text:p>
          </table:table-cell>
          <table:table-cell table:style-name="ce620" office:value-type="string" calcext:value-type="string">
            <text:p>Blake</text:p>
          </table:table-cell>
          <table:table-cell table:style-name="ce464" office:value-type="string" calcext:value-type="string">
            <text:p>Ahn</text:p>
          </table:table-cell>
          <table:table-cell table:style-name="ce620" office:value-type="string" calcext:value-type="string">
            <text:p>Zhe</text:p>
          </table:table-cell>
          <table:table-cell table:style-name="ce638" office:value-type="string" calcext:value-type="string">
            <text:p>Alexis</text:p>
          </table:table-cell>
          <table:table-cell table:style-name="ce640" office:value-type="string" calcext:value-type="string">
            <text:p>Miralles</text:p>
          </table:table-cell>
          <table:table-cell table:style-name="ce464" office:value-type="string" calcext:value-type="string">
            <text:p>Aldéric</text:p>
          </table:table-cell>
          <table:table-cell table:style-name="ce620" office:value-type="string" calcext:value-type="string">
            <text:p>Lapointe-Chauvin</text:p>
          </table:table-cell>
          <table:table-cell table:style-name="ce378" office:value-type="string" calcext:value-type="string">
            <text:p>Noelle J.</text:p>
          </table:table-cell>
          <table:table-cell table:style-name="ce623" office:value-type="string" calcext:value-type="string">
            <text:p>Vincent</text:p>
          </table:table-cell>
          <table:table-cell table:style-name="ce378" office:value-type="string" calcext:value-type="string">
            <text:p>Hibari</text:p>
          </table:table-cell>
          <table:table-cell table:style-name="ce623" office:value-type="string" calcext:value-type="string">
            <text:p>Hagane</text:p>
          </table:table-cell>
          <table:table-cell table:style-name="ce464" office:value-type="string" calcext:value-type="string">
            <text:p>Marcus</text:p>
          </table:table-cell>
          <table:table-cell table:style-name="ce464" office:value-type="string" calcext:value-type="string">
            <text:p>Degae</text:p>
          </table:table-cell>
          <table:table-cell table:style-name="ce616" office:value-type="string" calcext:value-type="string">
            <text:p>Nhan</text:p>
          </table:table-cell>
          <table:table-cell table:style-name="ce623" office:value-type="string" calcext:value-type="string">
            <text:p>Tran</text:p>
          </table:table-cell>
          <table:table-cell table:style-name="ce378" office:value-type="string" calcext:value-type="string">
            <text:p>Raven</text:p>
          </table:table-cell>
          <table:table-cell table:style-name="ce623" office:value-type="string" calcext:value-type="string">
            <text:p>Hoffman</text:p>
          </table:table-cell>
          <table:table-cell table:style-name="ce378" office:value-type="string" calcext:value-type="string">
            <text:p>Natsumi</text:p>
          </table:table-cell>
          <table:table-cell table:style-name="ce623" office:value-type="string" calcext:value-type="string">
            <text:p>Nishinio</text:p>
          </table:table-cell>
          <table:table-cell table:style-name="ce464" office:value-type="string" calcext:value-type="string">
            <text:p>Toshiki</text:p>
          </table:table-cell>
          <table:table-cell table:style-name="ce620" office:value-type="string" calcext:value-type="string">
            <text:p>Kojima</text:p>
          </table:table-cell>
          <table:table-cell table:number-columns-repeated="1001"/>
        </table:table-row>
        <table:table-row table:style-name="ro4">
          <table:table-cell table:style-name="ce612" table:formula="of:=[.A4]+1" office:value-type="float" office:value="4" calcext:value-type="float">
            <text:p>4</text:p>
          </table:table-cell>
          <table:table-cell table:style-name="ce614" office:value-type="string" calcext:value-type="string">
            <text:p>Akihito</text:p>
          </table:table-cell>
          <table:table-cell table:style-name="ce620" office:value-type="string" calcext:value-type="string">
            <text:p>Kanda</text:p>
          </table:table-cell>
          <table:table-cell table:style-name="ce464" office:value-type="string" calcext:value-type="string">
            <text:p>Akumu</text:p>
          </table:table-cell>
          <table:table-cell table:style-name="ce620" office:value-type="string" calcext:value-type="string">
            <text:p>Todachi</text:p>
          </table:table-cell>
          <table:table-cell table:style-name="ce378" office:value-type="string" calcext:value-type="string">
            <text:p>Alisha</text:p>
          </table:table-cell>
          <table:table-cell table:style-name="ce623" office:value-type="string" calcext:value-type="string">
            <text:p>Balbir</text:p>
          </table:table-cell>
          <table:table-cell table:style-name="ce464" office:value-type="string" calcext:value-type="string">
            <text:p>Amell</text:p>
          </table:table-cell>
          <table:table-cell table:style-name="ce620" office:value-type="string" calcext:value-type="string">
            <text:p>Telmont</text:p>
          </table:table-cell>
          <table:table-cell table:style-name="ce378" office:value-type="string" calcext:value-type="string">
            <text:p>Altaïr</text:p>
          </table:table-cell>
          <table:table-cell table:style-name="ce623" office:value-type="string" calcext:value-type="string">
            <text:p>Calliope</text:p>
          </table:table-cell>
          <table:table-cell table:style-name="ce378" office:value-type="string" calcext:value-type="string">
            <text:p>Judicaël </text:p>
          </table:table-cell>
          <table:table-cell table:style-name="ce623" office:value-type="string" calcext:value-type="string">
            <text:p>Levavi</text:p>
          </table:table-cell>
          <table:table-cell table:style-name="ce464" office:value-type="string" calcext:value-type="string">
            <text:p>Mohammed</text:p>
          </table:table-cell>
          <table:table-cell table:style-name="ce464" office:value-type="string" calcext:value-type="string">
            <text:p>Nasyrov</text:p>
          </table:table-cell>
          <table:table-cell table:style-name="ce616" office:value-type="string" calcext:value-type="string">
            <text:p>Akimune</text:p>
          </table:table-cell>
          <table:table-cell table:style-name="ce623" office:value-type="string" calcext:value-type="string">
            <text:p>Son</text:p>
          </table:table-cell>
          <table:table-cell table:style-name="ce378" office:value-type="string" calcext:value-type="string">
            <text:p>Einar</text:p>
          </table:table-cell>
          <table:table-cell table:style-name="ce623" office:value-type="string" calcext:value-type="string">
            <text:p>Lajunen</text:p>
          </table:table-cell>
          <table:table-cell table:style-name="ce378" office:value-type="string" calcext:value-type="string">
            <text:p>Cynthia</text:p>
          </table:table-cell>
          <table:table-cell table:style-name="ce623" office:value-type="string" calcext:value-type="string">
            <text:p>Devigne</text:p>
          </table:table-cell>
          <table:table-cell table:style-name="ce464" office:value-type="string" calcext:value-type="string">
            <text:p>Kendra</text:p>
          </table:table-cell>
          <table:table-cell table:style-name="ce620" office:value-type="string" calcext:value-type="string">
            <text:p>Sykes</text:p>
          </table:table-cell>
          <table:table-cell table:number-columns-repeated="1001"/>
        </table:table-row>
        <table:table-row table:style-name="ro6">
          <table:table-cell table:style-name="ce612" table:formula="of:=[.A5]+1" office:value-type="float" office:value="5" calcext:value-type="float">
            <text:p>5</text:p>
          </table:table-cell>
          <table:table-cell table:style-name="ce614" office:value-type="string" calcext:value-type="string">
            <text:p>Akio</text:p>
          </table:table-cell>
          <table:table-cell table:style-name="ce620" office:value-type="string" calcext:value-type="string">
            <text:p>Uesugi</text:p>
          </table:table-cell>
          <table:table-cell table:style-name="ce439" office:value-type="string" calcext:value-type="string">
            <text:p>Ambroise</text:p>
          </table:table-cell>
          <table:table-cell table:style-name="ce621" office:value-type="string" calcext:value-type="string">
            <text:p>Henrion Staal de Magnoncourt de Tracy</text:p>
          </table:table-cell>
          <table:table-cell table:style-name="ce378" office:value-type="string" calcext:value-type="string">
            <text:p>Amber M.</text:p>
          </table:table-cell>
          <table:table-cell table:style-name="ce623" office:value-type="string" calcext:value-type="string">
            <text:p>Vincent</text:p>
          </table:table-cell>
          <table:table-cell table:style-name="ce430" office:value-type="string" calcext:value-type="string">
            <text:p>Anna</text:p>
          </table:table-cell>
          <table:table-cell table:style-name="ce632" office:value-type="string" calcext:value-type="string">
            <text:p>Nakao</text:p>
          </table:table-cell>
          <table:table-cell table:style-name="ce378" office:value-type="string" calcext:value-type="string">
            <text:p>Theodosia </text:p>
          </table:table-cell>
          <table:table-cell table:style-name="ce623" office:value-type="string" calcext:value-type="string">
            <text:p>Hoyle</text:p>
          </table:table-cell>
          <table:table-cell table:style-name="ce378" office:value-type="string" calcext:value-type="string">
            <text:p>Ema</text:p>
          </table:table-cell>
          <table:table-cell table:style-name="ce623" office:value-type="string" calcext:value-type="string">
            <text:p>Aozora </text:p>
          </table:table-cell>
          <table:table-cell table:style-name="ce464" office:value-type="string" calcext:value-type="string">
            <text:p>Hei Ran</text:p>
          </table:table-cell>
          <table:table-cell table:style-name="ce464" office:value-type="string" calcext:value-type="string">
            <text:p>Joseon</text:p>
          </table:table-cell>
          <table:table-cell table:style-name="ce616" office:value-type="string" calcext:value-type="string">
            <text:p>Ernesto</text:p>
          </table:table-cell>
          <table:table-cell table:style-name="ce623" office:value-type="string" calcext:value-type="string">
            <text:p>Suarez</text:p>
          </table:table-cell>
          <table:table-cell table:style-name="ce439" office:value-type="string" calcext:value-type="string">
            <text:p>Io</text:p>
          </table:table-cell>
          <table:table-cell table:style-name="ce621" office:value-type="string" calcext:value-type="string">
            <text:p>Fushaaki</text:p>
          </table:table-cell>
          <table:table-cell table:style-name="ce378" office:value-type="string" calcext:value-type="string">
            <text:p>Darya</text:p>
          </table:table-cell>
          <table:table-cell table:style-name="ce623" office:value-type="string" calcext:value-type="string">
            <text:p>Dragomirov</text:p>
          </table:table-cell>
          <table:table-cell table:style-name="ce464" office:value-type="string" calcext:value-type="string">
            <text:p>Septima</text:p>
          </table:table-cell>
          <table:table-cell table:style-name="ce620" office:value-type="string" calcext:value-type="string">
            <text:p>Octavia</text:p>
          </table:table-cell>
          <table:table-cell table:number-columns-repeated="1001"/>
        </table:table-row>
        <table:table-row table:style-name="ro4">
          <table:table-cell table:style-name="ce612" table:formula="of:=[.A6]+1" office:value-type="float" office:value="6" calcext:value-type="float">
            <text:p>6</text:p>
          </table:table-cell>
          <table:table-cell table:style-name="ce614" office:value-type="string" calcext:value-type="string">
            <text:p>Albedo</text:p>
          </table:table-cell>
          <table:table-cell table:style-name="ce622" office:value-type="string" calcext:value-type="string">
            <text:p>Dousmanis</text:p>
          </table:table-cell>
          <table:table-cell table:style-name="ce464" office:value-type="string" calcext:value-type="string">
            <text:p>Amelia</text:p>
          </table:table-cell>
          <table:table-cell table:style-name="ce620" office:value-type="string" calcext:value-type="string">
            <text:p>Zippert</text:p>
          </table:table-cell>
          <table:table-cell table:style-name="ce464" office:value-type="string" calcext:value-type="string">
            <text:p>Ansgar</text:p>
          </table:table-cell>
          <table:table-cell table:style-name="ce620" office:value-type="string" calcext:value-type="string">
            <text:p>Kasjasdottir</text:p>
          </table:table-cell>
          <table:table-cell table:style-name="ce378" office:value-type="string" calcext:value-type="string">
            <text:p>Augusta</text:p>
          </table:table-cell>
          <table:table-cell table:style-name="ce623" office:value-type="string" calcext:value-type="string">
            <text:p>Menezes</text:p>
          </table:table-cell>
          <table:table-cell table:style-name="ce378" office:value-type="string" calcext:value-type="string">
            <text:p>Cormag</text:p>
          </table:table-cell>
          <table:table-cell table:style-name="ce623" office:value-type="string" calcext:value-type="string">
            <text:p>Patterson</text:p>
          </table:table-cell>
          <table:table-cell table:style-name="ce378" office:value-type="string" calcext:value-type="string">
            <text:p>Mao</text:p>
          </table:table-cell>
          <table:table-cell table:style-name="ce623" office:value-type="string" calcext:value-type="string">
            <text:p>Aozora</text:p>
          </table:table-cell>
          <table:table-cell table:style-name="ce464" office:value-type="string" calcext:value-type="string">
            <text:p>Yoran</text:p>
          </table:table-cell>
          <table:table-cell table:style-name="ce464" office:value-type="string" calcext:value-type="string">
            <text:p>Mitkova</text:p>
          </table:table-cell>
          <table:table-cell table:style-name="ce616" office:value-type="string" calcext:value-type="string">
            <text:p>Arsinoé </text:p>
          </table:table-cell>
          <table:table-cell table:style-name="ce623" office:value-type="string" calcext:value-type="string">
            <text:p>Shonar</text:p>
          </table:table-cell>
          <table:table-cell table:style-name="ce439" office:value-type="string" calcext:value-type="string">
            <text:p>Orion</text:p>
          </table:table-cell>
          <table:table-cell table:style-name="ce621" office:value-type="string" calcext:value-type="string">
            <text:p>Amami</text:p>
          </table:table-cell>
          <table:table-cell table:style-name="ce378" office:value-type="string" calcext:value-type="string">
            <text:p>Long</text:p>
          </table:table-cell>
          <table:table-cell table:style-name="ce623" office:value-type="string" calcext:value-type="string">
            <text:p>Xia</text:p>
          </table:table-cell>
          <table:table-cell table:style-name="ce464" office:value-type="string" calcext:value-type="string">
            <text:p>Rachel</text:p>
          </table:table-cell>
          <table:table-cell table:style-name="ce620" office:value-type="string" calcext:value-type="string">
            <text:p>/</text:p>
          </table:table-cell>
          <table:table-cell table:number-columns-repeated="1001"/>
        </table:table-row>
        <table:table-row table:style-name="ro1">
          <table:table-cell table:style-name="ce612" table:formula="of:=[.A7]+1" office:value-type="float" office:value="7" calcext:value-type="float">
            <text:p>7</text:p>
          </table:table-cell>
          <table:table-cell table:style-name="ce616" office:value-type="string" calcext:value-type="string">
            <text:p>Alexeï</text:p>
          </table:table-cell>
          <table:table-cell table:style-name="ce623" office:value-type="string" calcext:value-type="string">
            <text:p>Karuskaïa</text:p>
          </table:table-cell>
          <table:table-cell table:style-name="ce378" office:value-type="string" calcext:value-type="string">
            <text:p>Anastasia </text:p>
          </table:table-cell>
          <table:table-cell table:style-name="ce623" office:value-type="string" calcext:value-type="string">
            <text:p>Brejnev</text:p>
          </table:table-cell>
          <table:table-cell table:style-name="ce378" office:value-type="string" calcext:value-type="string">
            <text:p>Callum</text:p>
          </table:table-cell>
          <table:table-cell table:style-name="ce623" office:value-type="string" calcext:value-type="string">
            <text:p>Tamihana</text:p>
          </table:table-cell>
          <table:table-cell table:style-name="ce378" office:value-type="string" calcext:value-type="string">
            <text:p>Baihya</text:p>
          </table:table-cell>
          <table:table-cell table:style-name="ce623" office:value-type="string" calcext:value-type="string">
            <text:p>Njoya</text:p>
          </table:table-cell>
          <table:table-cell table:style-name="ce378" office:value-type="string" calcext:value-type="string">
            <text:p>Cathy Lin</text:p>
          </table:table-cell>
          <table:table-cell table:style-name="ce623" office:value-type="string" calcext:value-type="string">
            <text:p>Xi</text:p>
          </table:table-cell>
          <table:table-cell table:style-name="ce378" office:value-type="string" calcext:value-type="string">
            <text:p>Kiseki</text:p>
          </table:table-cell>
          <table:table-cell table:style-name="ce623" office:value-type="string" calcext:value-type="string">
            <text:p>Ayase</text:p>
          </table:table-cell>
          <table:table-cell table:style-name="ce464" office:value-type="string" calcext:value-type="string">
            <text:p>Dušan</text:p>
          </table:table-cell>
          <table:table-cell table:style-name="ce464" office:value-type="string" calcext:value-type="string">
            <text:p>Kovačević</text:p>
          </table:table-cell>
          <table:table-cell table:style-name="ce616" office:value-type="string" calcext:value-type="string">
            <text:p>Seung-Il </text:p>
          </table:table-cell>
          <table:table-cell table:style-name="ce623" office:value-type="string" calcext:value-type="string">
            <text:p>Park</text:p>
          </table:table-cell>
          <table:table-cell table:style-name="ce439" office:value-type="string" calcext:value-type="string">
            <text:p>Thomas</text:p>
          </table:table-cell>
          <table:table-cell table:style-name="ce621" office:value-type="string" calcext:value-type="string">
            <text:p>Kalleks</text:p>
          </table:table-cell>
          <table:table-cell table:style-name="ce378" office:value-type="string" calcext:value-type="string">
            <text:p>Chang'e</text:p>
          </table:table-cell>
          <table:table-cell table:style-name="ce623" office:value-type="string" calcext:value-type="string">
            <text:p>Xia</text:p>
          </table:table-cell>
          <table:table-cell table:style-name="ce464" office:value-type="string" calcext:value-type="string">
            <text:p>Serbaz</text:p>
          </table:table-cell>
          <table:table-cell table:style-name="ce620" office:value-type="string" calcext:value-type="string">
            <text:p>Helkewt</text:p>
          </table:table-cell>
          <table:table-cell table:number-columns-repeated="1001"/>
        </table:table-row>
        <table:table-row table:style-name="ro4">
          <table:table-cell table:style-name="ce612" table:formula="of:=[.A8]+1" office:value-type="float" office:value="8" calcext:value-type="float">
            <text:p>8</text:p>
          </table:table-cell>
          <table:table-cell table:style-name="ce614" office:value-type="string" calcext:value-type="string">
            <text:p>Alice</text:p>
          </table:table-cell>
          <table:table-cell table:style-name="ce620" office:value-type="string" calcext:value-type="string">
            <text:p>Devigne</text:p>
          </table:table-cell>
          <table:table-cell table:style-name="ce378" office:value-type="string" calcext:value-type="string">
            <text:p>Buhjah</text:p>
          </table:table-cell>
          <table:table-cell table:style-name="ce623" office:value-type="string" calcext:value-type="string">
            <text:p>Habar Hawal</text:p>
          </table:table-cell>
          <table:table-cell table:style-name="ce378" office:value-type="string" calcext:value-type="string">
            <text:p>Chao </text:p>
          </table:table-cell>
          <table:table-cell table:style-name="ce623" office:value-type="string" calcext:value-type="string">
            <text:p>Hang</text:p>
          </table:table-cell>
          <table:table-cell table:style-name="ce378" office:value-type="string" calcext:value-type="string">
            <text:p>Bakyt</text:p>
          </table:table-cell>
          <table:table-cell table:style-name="ce623" office:value-type="string" calcext:value-type="string">
            <text:p>Alibekev</text:p>
          </table:table-cell>
          <table:table-cell table:style-name="ce378" office:value-type="string" calcext:value-type="string">
            <text:p>Sappho</text:p>
          </table:table-cell>
          <table:table-cell table:style-name="ce623" office:value-type="string" calcext:value-type="string">
            <text:p>Lascaris</text:p>
          </table:table-cell>
          <table:table-cell table:style-name="ce378" office:value-type="string" calcext:value-type="string">
            <text:p>Shun</text:p>
          </table:table-cell>
          <table:table-cell table:style-name="ce623" office:value-type="string" calcext:value-type="string">
            <text:p>Furusawa</text:p>
          </table:table-cell>
          <table:table-cell table:style-name="ce464" office:value-type="string" calcext:value-type="string">
            <text:p>Batisto</text:p>
          </table:table-cell>
          <table:table-cell table:style-name="ce464" office:value-type="string" calcext:value-type="string">
            <text:p>Medioni</text:p>
          </table:table-cell>
          <table:table-cell table:style-name="ce616" office:value-type="string" calcext:value-type="string">
            <text:p>Tahel</text:p>
          </table:table-cell>
          <table:table-cell table:style-name="ce623" office:value-type="string" calcext:value-type="string">
            <text:p>Bensoussan</text:p>
          </table:table-cell>
          <table:table-cell table:style-name="ce378" office:value-type="string" calcext:value-type="string">
            <text:p>Donia</text:p>
          </table:table-cell>
          <table:table-cell table:style-name="ce623" office:value-type="string" calcext:value-type="string">
            <text:p>Rabinovich</text:p>
          </table:table-cell>
          <table:table-cell table:style-name="ce439" office:value-type="string" calcext:value-type="string">
            <text:p>Alkham</text:p>
          </table:table-cell>
          <table:table-cell table:style-name="ce621" office:value-type="string" calcext:value-type="string">
            <text:p>Nefertari</text:p>
          </table:table-cell>
          <table:table-cell table:style-name="ce464" office:value-type="string" calcext:value-type="string">
            <text:p>Teodora</text:p>
          </table:table-cell>
          <table:table-cell table:style-name="ce620" office:value-type="string" calcext:value-type="string">
            <text:p>Kasjasdottir</text:p>
          </table:table-cell>
          <table:table-cell table:number-columns-repeated="1001"/>
        </table:table-row>
        <table:table-row table:style-name="ro4">
          <table:table-cell table:style-name="ce612" table:formula="of:=[.A9]+1" office:value-type="float" office:value="9" calcext:value-type="float">
            <text:p>9</text:p>
          </table:table-cell>
          <table:table-cell table:style-name="ce614" office:value-type="string" calcext:value-type="string">
            <text:p>Aloïs</text:p>
          </table:table-cell>
          <table:table-cell table:style-name="ce620" office:value-type="string" calcext:value-type="string">
            <text:p>Sakaï</text:p>
          </table:table-cell>
          <table:table-cell table:style-name="ce464" office:value-type="string" calcext:value-type="string">
            <text:p>Clayton "Bill"</text:p>
          </table:table-cell>
          <table:table-cell table:style-name="ce620" office:value-type="string" calcext:value-type="string">
            <text:p>Sanders</text:p>
          </table:table-cell>
          <table:table-cell table:style-name="ce378" office:value-type="string" calcext:value-type="string">
            <text:p>Charlotte</text:p>
          </table:table-cell>
          <table:table-cell table:style-name="ce623" office:value-type="string" calcext:value-type="string">
            <text:p>Hurley</text:p>
          </table:table-cell>
          <table:table-cell table:style-name="ce378" office:value-type="string" calcext:value-type="string">
            <text:p>Blue</text:p>
          </table:table-cell>
          <table:table-cell table:style-name="ce623" office:value-type="string" calcext:value-type="string">
            <text:p>Edwards</text:p>
          </table:table-cell>
          <table:table-cell table:style-name="ce378" office:value-type="string" calcext:value-type="string">
            <text:p>Takara</text:p>
          </table:table-cell>
          <table:table-cell table:style-name="ce623" office:value-type="string" calcext:value-type="string">
            <text:p>Son</text:p>
          </table:table-cell>
          <table:table-cell table:style-name="ce378" office:value-type="string" calcext:value-type="string">
            <text:p>Eleanor</text:p>
          </table:table-cell>
          <table:table-cell table:style-name="ce623" office:value-type="string" calcext:value-type="string">
            <text:p>San Field</text:p>
          </table:table-cell>
          <table:table-cell table:style-name="ce464" office:value-type="string" calcext:value-type="string">
            <text:p>Benazir</text:p>
          </table:table-cell>
          <table:table-cell table:style-name="ce464" office:value-type="string" calcext:value-type="string">
            <text:p>Alvi</text:p>
          </table:table-cell>
          <table:table-cell table:style-name="ce616" office:value-type="string" calcext:value-type="string">
            <text:p>Eugénie</text:p>
          </table:table-cell>
          <table:table-cell table:style-name="ce623" office:value-type="string" calcext:value-type="string">
            <text:p>Collange</text:p>
          </table:table-cell>
          <table:table-cell table:style-name="ce378" office:value-type="string" calcext:value-type="string">
            <text:p>Momo</text:p>
          </table:table-cell>
          <table:table-cell table:style-name="ce623" office:value-type="string" calcext:value-type="string">
            <text:p>Nagako</text:p>
          </table:table-cell>
          <table:table-cell table:style-name="ce439" office:value-type="string" calcext:value-type="string">
            <text:p>Cynthia</text:p>
          </table:table-cell>
          <table:table-cell table:style-name="ce621" office:value-type="string" calcext:value-type="string">
            <text:p>von Leonhardt</text:p>
          </table:table-cell>
          <table:table-cell table:style-name="ce464" office:value-type="string" calcext:value-type="string">
            <text:p>Ichiko</text:p>
          </table:table-cell>
          <table:table-cell table:style-name="ce620" office:value-type="string" calcext:value-type="string">
            <text:p>Naegi</text:p>
          </table:table-cell>
          <table:table-cell table:number-columns-repeated="1001"/>
        </table:table-row>
        <table:table-row table:style-name="ro1">
          <table:table-cell table:style-name="ce612" table:formula="of:=[.A10]+1" office:value-type="float" office:value="10" calcext:value-type="float">
            <text:p>10</text:p>
          </table:table-cell>
          <table:table-cell table:style-name="ce616" office:value-type="string" calcext:value-type="string">
            <text:p>Althea</text:p>
          </table:table-cell>
          <table:table-cell table:style-name="ce624" office:value-type="string" calcext:value-type="string">
            <text:p>Nerfertari</text:p>
          </table:table-cell>
          <table:table-cell table:style-name="ce464" office:value-type="string" calcext:value-type="string">
            <text:p>Daisuke</text:p>
          </table:table-cell>
          <table:table-cell table:style-name="ce620" office:value-type="string" calcext:value-type="string">
            <text:p>Nakano</text:p>
          </table:table-cell>
          <table:table-cell table:style-name="ce378" office:value-type="string" calcext:value-type="string">
            <text:p>Elizabeth</text:p>
          </table:table-cell>
          <table:table-cell table:style-name="ce623" office:value-type="string" calcext:value-type="string">
            <text:p>Menschl</text:p>
          </table:table-cell>
          <table:table-cell table:style-name="ce378" office:value-type="string" calcext:value-type="string">
            <text:p>Clemente</text:p>
          </table:table-cell>
          <table:table-cell table:style-name="ce623" office:value-type="string" calcext:value-type="string">
            <text:p>Luccini</text:p>
          </table:table-cell>
          <table:table-cell table:style-name="ce378" office:value-type="string" calcext:value-type="string">
            <text:p>Ming-Jiang</text:p>
          </table:table-cell>
          <table:table-cell table:style-name="ce623" office:value-type="string" calcext:value-type="string">
            <text:p>Qing</text:p>
          </table:table-cell>
          <table:table-cell table:style-name="ce378" office:value-type="string" calcext:value-type="string">
            <text:p>Abel</text:p>
          </table:table-cell>
          <table:table-cell table:style-name="ce623" office:value-type="string" calcext:value-type="string">
            <text:p>Tulu</text:p>
          </table:table-cell>
          <table:table-cell table:style-name="ce464" office:value-type="string" calcext:value-type="string">
            <text:p>Kubilay</text:p>
          </table:table-cell>
          <table:table-cell table:style-name="ce464" office:value-type="string" calcext:value-type="string">
            <text:p>Kutlay</text:p>
          </table:table-cell>
          <table:table-cell table:style-name="ce616" office:value-type="string" calcext:value-type="string">
            <text:p>Stefan</text:p>
          </table:table-cell>
          <table:table-cell table:style-name="ce623" office:value-type="string" calcext:value-type="string">
            <text:p>Holgersson</text:p>
          </table:table-cell>
          <table:table-cell table:style-name="ce378" office:value-type="string" calcext:value-type="string">
            <text:p>Nicola</text:p>
          </table:table-cell>
          <table:table-cell table:style-name="ce623" office:value-type="string" calcext:value-type="string">
            <text:p>Baglioni</text:p>
          </table:table-cell>
          <table:table-cell table:style-name="ce439" office:value-type="string" calcext:value-type="string">
            <text:p>Homura</text:p>
          </table:table-cell>
          <table:table-cell table:style-name="ce621" office:value-type="string" calcext:value-type="string">
            <text:p>Ayanami</text:p>
          </table:table-cell>
          <table:table-cell table:style-name="ce464" office:value-type="string" calcext:value-type="string">
            <text:p>Theoris</text:p>
          </table:table-cell>
          <table:table-cell table:style-name="ce620" office:value-type="string" calcext:value-type="string">
            <text:p>Waleed</text:p>
          </table:table-cell>
          <table:table-cell table:number-columns-repeated="1001"/>
        </table:table-row>
        <table:table-row table:style-name="ro4">
          <table:table-cell table:style-name="ce612" table:formula="of:=[.A11]+1" office:value-type="float" office:value="11" calcext:value-type="float">
            <text:p>11</text:p>
          </table:table-cell>
          <table:table-cell table:style-name="ce614" office:value-type="string" calcext:value-type="string">
            <text:p>Ambre</text:p>
          </table:table-cell>
          <table:table-cell table:style-name="ce620" office:value-type="string" calcext:value-type="string">
            <text:p>Stahlkörper</text:p>
          </table:table-cell>
          <table:table-cell table:style-name="ce464" office:value-type="string" calcext:value-type="string">
            <text:p>Elisabeth</text:p>
          </table:table-cell>
          <table:table-cell table:style-name="ce620" office:value-type="string" calcext:value-type="string">
            <text:p>Tofield</text:p>
          </table:table-cell>
          <table:table-cell table:style-name="ce378" office:value-type="string" calcext:value-type="string">
            <text:p>Frida</text:p>
          </table:table-cell>
          <table:table-cell table:style-name="ce623" office:value-type="string" calcext:value-type="string">
            <text:p>Scopoli</text:p>
          </table:table-cell>
          <table:table-cell table:style-name="ce464" office:value-type="string" calcext:value-type="string">
            <text:p>Ester</text:p>
          </table:table-cell>
          <table:table-cell table:style-name="ce620" office:value-type="string" calcext:value-type="string">
            <text:p>Koppel</text:p>
          </table:table-cell>
          <table:table-cell table:style-name="ce378" office:value-type="string" calcext:value-type="string">
            <text:p>Innocent</text:p>
          </table:table-cell>
          <table:table-cell table:style-name="ce623" office:value-type="string" calcext:value-type="string">
            <text:p>Adama</text:p>
          </table:table-cell>
          <table:table-cell table:style-name="ce439" office:value-type="string" calcext:value-type="string">
            <text:p>Kiara</text:p>
          </table:table-cell>
          <table:table-cell table:style-name="ce621" office:value-type="string" calcext:value-type="string">
            <text:p>Palazzolo</text:p>
          </table:table-cell>
          <table:table-cell table:style-name="ce464" office:value-type="string" calcext:value-type="string">
            <text:p>Rojo</text:p>
          </table:table-cell>
          <table:table-cell table:style-name="ce464" office:value-type="string" calcext:value-type="string">
            <text:p>Monja</text:p>
          </table:table-cell>
          <table:table-cell table:style-name="ce616" office:value-type="string" calcext:value-type="string">
            <text:p>Jiraïr </text:p>
          </table:table-cell>
          <table:table-cell table:style-name="ce623" office:value-type="string" calcext:value-type="string">
            <text:p>Hagopian </text:p>
          </table:table-cell>
          <table:table-cell table:style-name="ce378" office:value-type="string" calcext:value-type="string">
            <text:p>Kana</text:p>
          </table:table-cell>
          <table:table-cell table:style-name="ce623" office:value-type="string" calcext:value-type="string">
            <text:p>Goto</text:p>
          </table:table-cell>
          <table:table-cell table:style-name="ce439" office:value-type="string" calcext:value-type="string">
            <text:p>Artémis</text:p>
          </table:table-cell>
          <table:table-cell table:style-name="ce621" office:value-type="string" calcext:value-type="string">
            <text:p>Silvers</text:p>
          </table:table-cell>
          <table:table-cell table:style-name="ce464" office:value-type="string" calcext:value-type="string">
            <text:p>Jaako</text:p>
          </table:table-cell>
          <table:table-cell table:style-name="ce620" office:value-type="string" calcext:value-type="string">
            <text:p>/</text:p>
          </table:table-cell>
          <table:table-cell table:number-columns-repeated="1001"/>
        </table:table-row>
        <table:table-row table:style-name="ro7">
          <table:table-cell table:style-name="ce612" table:formula="of:=[.A12]+1" office:value-type="float" office:value="12" calcext:value-type="float">
            <text:p>12</text:p>
          </table:table-cell>
          <table:table-cell table:style-name="ce616" office:value-type="string" calcext:value-type="string">
            <text:p>Ambroise</text:p>
          </table:table-cell>
          <table:table-cell table:style-name="ce623" office:value-type="string" calcext:value-type="string">
            <text:p>Valmont de l'Église</text:p>
          </table:table-cell>
          <table:table-cell table:style-name="ce464" office:value-type="string" calcext:value-type="string">
            <text:p>Emerens</text:p>
          </table:table-cell>
          <table:table-cell table:style-name="ce620" office:value-type="string" calcext:value-type="string">
            <text:p>Van Heel</text:p>
          </table:table-cell>
          <table:table-cell table:style-name="ce361" office:value-type="string" calcext:value-type="string">
            <text:p>Héloïse</text:p>
          </table:table-cell>
          <table:table-cell table:style-name="ce624" office:value-type="string" calcext:value-type="string">
            <text:p>Delaporte</text:p>
          </table:table-cell>
          <table:table-cell table:style-name="ce378" office:value-type="string" calcext:value-type="string">
            <text:p>Eulalie</text:p>
          </table:table-cell>
          <table:table-cell table:style-name="ce623" office:value-type="string" calcext:value-type="string">
            <text:p>Morrisseau-Dyev de Saint-Martin</text:p>
          </table:table-cell>
          <table:table-cell table:style-name="ce378" office:value-type="string" calcext:value-type="string">
            <text:p>Marshall</text:p>
          </table:table-cell>
          <table:table-cell table:style-name="ce623" office:value-type="string" calcext:value-type="string">
            <text:p>Hamilton</text:p>
          </table:table-cell>
          <table:table-cell table:style-name="ce439" office:value-type="string" calcext:value-type="string">
            <text:p>Lazare</text:p>
          </table:table-cell>
          <table:table-cell table:style-name="ce621" office:value-type="string" calcext:value-type="string">
            <text:p>Hasard</text:p>
          </table:table-cell>
          <table:table-cell table:style-name="ce464" office:value-type="string" calcext:value-type="string">
            <text:p>Bagrat</text:p>
          </table:table-cell>
          <table:table-cell table:style-name="ce464" office:value-type="string" calcext:value-type="string">
            <text:p>Bagrationi</text:p>
          </table:table-cell>
          <table:table-cell table:style-name="ce616" office:value-type="string" calcext:value-type="string">
            <text:p>Mendel</text:p>
          </table:table-cell>
          <table:table-cell table:style-name="ce623" office:value-type="string" calcext:value-type="string">
            <text:p>Markov</text:p>
          </table:table-cell>
          <table:table-cell table:style-name="ce378" office:value-type="string" calcext:value-type="string">
            <text:p>Jiwon </text:p>
          </table:table-cell>
          <table:table-cell table:style-name="ce623" office:value-type="string" calcext:value-type="string">
            <text:p>Goto</text:p>
          </table:table-cell>
          <table:table-cell table:style-name="ce439" office:value-type="string" calcext:value-type="string">
            <text:p>Kogo</text:p>
          </table:table-cell>
          <table:table-cell table:style-name="ce621" office:value-type="string" calcext:value-type="string">
            <text:p>Abdelhadi</text:p>
          </table:table-cell>
          <table:table-cell table:style-name="ce464" office:value-type="string" calcext:value-type="string">
            <text:p>Sabbatius</text:p>
          </table:table-cell>
          <table:table-cell table:style-name="ce620" office:value-type="string" calcext:value-type="string">
            <text:p>Cerularios</text:p>
          </table:table-cell>
          <table:table-cell table:number-columns-repeated="1001"/>
        </table:table-row>
        <table:table-row table:style-name="ro4">
          <table:table-cell table:style-name="ce612" table:formula="of:=[.A13]+1" office:value-type="float" office:value="13" calcext:value-type="float">
            <text:p>13</text:p>
          </table:table-cell>
          <table:table-cell table:style-name="ce614" office:value-type="string" calcext:value-type="string">
            <text:p>Anjali</text:p>
          </table:table-cell>
          <table:table-cell table:style-name="ce620" office:value-type="string" calcext:value-type="string">
            <text:p>Singh</text:p>
          </table:table-cell>
          <table:table-cell table:style-name="ce464" office:value-type="string" calcext:value-type="string">
            <text:p>Fabiola</text:p>
          </table:table-cell>
          <table:table-cell table:style-name="ce620" office:value-type="string" calcext:value-type="string">
            <text:p>Drachenberg</text:p>
          </table:table-cell>
          <table:table-cell table:style-name="ce378" office:value-type="string" calcext:value-type="string">
            <text:p>Humberto</text:p>
          </table:table-cell>
          <table:table-cell table:style-name="ce623" office:value-type="string" calcext:value-type="string">
            <text:p>Flores</text:p>
          </table:table-cell>
          <table:table-cell table:style-name="ce361" office:value-type="string" calcext:value-type="string">
            <text:p>Feng Hui</text:p>
          </table:table-cell>
          <table:table-cell table:style-name="ce624" office:value-type="string" calcext:value-type="string">
            <text:p>/</text:p>
          </table:table-cell>
          <table:table-cell table:style-name="ce378" office:value-type="string" calcext:value-type="string">
            <text:p>Natalia</text:p>
          </table:table-cell>
          <table:table-cell table:style-name="ce623" office:value-type="string" calcext:value-type="string">
            <text:p>Tavares</text:p>
          </table:table-cell>
          <table:table-cell table:style-name="ce439" office:value-type="string" calcext:value-type="string">
            <text:p>Sophie</text:p>
          </table:table-cell>
          <table:table-cell table:style-name="ce621" office:value-type="string" calcext:value-type="string">
            <text:p>Esperandieu</text:p>
          </table:table-cell>
          <table:table-cell table:style-name="ce464" office:value-type="string" calcext:value-type="string">
            <text:p>Kaan</text:p>
          </table:table-cell>
          <table:table-cell table:style-name="ce464" office:value-type="string" calcext:value-type="string">
            <text:p>Demetriades</text:p>
          </table:table-cell>
          <table:table-cell table:style-name="ce616" office:value-type="string" calcext:value-type="string">
            <text:p>Hotaru</text:p>
          </table:table-cell>
          <table:table-cell table:style-name="ce623" office:value-type="string" calcext:value-type="string">
            <text:p>Nakamoto</text:p>
          </table:table-cell>
          <table:table-cell table:style-name="ce378" office:value-type="string" calcext:value-type="string">
            <text:p>Yui</text:p>
          </table:table-cell>
          <table:table-cell table:style-name="ce623" office:value-type="string" calcext:value-type="string">
            <text:p>Hinoka</text:p>
          </table:table-cell>
          <table:table-cell table:style-name="ce439" office:value-type="string" calcext:value-type="string">
            <text:p>Reina</text:p>
          </table:table-cell>
          <table:table-cell table:style-name="ce621" office:value-type="string" calcext:value-type="string">
            <text:p>Amami</text:p>
          </table:table-cell>
          <table:table-cell table:style-name="ce464" office:value-type="string" calcext:value-type="string">
            <text:p>Natat</text:p>
          </table:table-cell>
          <table:table-cell table:style-name="ce620" office:value-type="string" calcext:value-type="string">
            <text:p>Santana</text:p>
          </table:table-cell>
          <table:table-cell table:number-columns-repeated="1001"/>
        </table:table-row>
        <table:table-row table:style-name="ro4">
          <table:table-cell table:style-name="ce612" table:formula="of:=[.A14]+1" office:value-type="float" office:value="14" calcext:value-type="float">
            <text:p>14</text:p>
          </table:table-cell>
          <table:table-cell table:style-name="ce614" office:value-type="string" calcext:value-type="string">
            <text:p>Anoushka</text:p>
          </table:table-cell>
          <table:table-cell table:style-name="ce620" office:value-type="string" calcext:value-type="string">
            <text:p>Tomczyk</text:p>
          </table:table-cell>
          <table:table-cell table:style-name="ce378" office:value-type="string" calcext:value-type="string">
            <text:p>Garet</text:p>
          </table:table-cell>
          <table:table-cell table:style-name="ce623" office:value-type="string" calcext:value-type="string">
            <text:p>Berry</text:p>
          </table:table-cell>
          <table:table-cell table:style-name="ce464" office:value-type="string" calcext:value-type="string">
            <text:p>Junko</text:p>
          </table:table-cell>
          <table:table-cell table:style-name="ce620" office:value-type="string" calcext:value-type="string">
            <text:p>Matsuoka</text:p>
          </table:table-cell>
          <table:table-cell table:style-name="ce464" office:value-type="string" calcext:value-type="string">
            <text:p>Flor </text:p>
          </table:table-cell>
          <table:table-cell table:style-name="ce620" office:value-type="string" calcext:value-type="string">
            <text:p>Fernandez</text:p>
          </table:table-cell>
          <table:table-cell table:style-name="ce378" office:value-type="string" calcext:value-type="string">
            <text:p>Iris</text:p>
          </table:table-cell>
          <table:table-cell table:style-name="ce623" office:value-type="string" calcext:value-type="string">
            <text:p>Reyes</text:p>
          </table:table-cell>
          <table:table-cell table:style-name="ce439" office:value-type="string" calcext:value-type="string">
            <text:p>Fyona</text:p>
          </table:table-cell>
          <table:table-cell table:style-name="ce621" office:value-type="string" calcext:value-type="string">
            <text:p>Camilleri</text:p>
          </table:table-cell>
          <table:table-cell table:style-name="ce464" office:value-type="string" calcext:value-type="string">
            <text:p>Luis</text:p>
          </table:table-cell>
          <table:table-cell table:style-name="ce464" office:value-type="string" calcext:value-type="string">
            <text:p>De La Rosa</text:p>
          </table:table-cell>
          <table:table-cell table:style-name="ce616" office:value-type="string" calcext:value-type="string">
            <text:p>Hayat</text:p>
          </table:table-cell>
          <table:table-cell table:style-name="ce623" office:value-type="string" calcext:value-type="string">
            <text:p>Al-Sherif </text:p>
          </table:table-cell>
          <table:table-cell table:style-name="ce378" office:value-type="string" calcext:value-type="string">
            <text:p>Alistair</text:p>
          </table:table-cell>
          <table:table-cell table:style-name="ce623" office:value-type="string" calcext:value-type="string">
            <text:p>Wilkinson-Riddle</text:p>
          </table:table-cell>
          <table:table-cell table:style-name="ce439" office:value-type="string" calcext:value-type="string">
            <text:p>Touko</text:p>
          </table:table-cell>
          <table:table-cell table:style-name="ce621" office:value-type="string" calcext:value-type="string">
            <text:p>Kosetsu</text:p>
          </table:table-cell>
          <table:table-cell table:style-name="ce464" office:value-type="string" calcext:value-type="string">
            <text:p>Cyrus</text:p>
          </table:table-cell>
          <table:table-cell table:style-name="ce620" office:value-type="string" calcext:value-type="string">
            <text:p>Rahmani</text:p>
          </table:table-cell>
          <table:table-cell table:number-columns-repeated="1001"/>
        </table:table-row>
        <table:table-row table:style-name="ro5">
          <table:table-cell table:style-name="ce612" table:formula="of:=[.A15]+1" office:value-type="float" office:value="15" calcext:value-type="float">
            <text:p>15</text:p>
          </table:table-cell>
          <table:table-cell table:style-name="ce614" office:value-type="string" calcext:value-type="string">
            <text:p>Anthony</text:p>
          </table:table-cell>
          <table:table-cell table:style-name="ce620" office:value-type="string" calcext:value-type="string">
            <text:p>Huggues</text:p>
          </table:table-cell>
          <table:table-cell table:style-name="ce378" office:value-type="string" calcext:value-type="string">
            <text:p>Georgia</text:p>
          </table:table-cell>
          <table:table-cell table:style-name="ce623" office:value-type="string" calcext:value-type="string">
            <text:p>Schott</text:p>
          </table:table-cell>
          <table:table-cell table:style-name="ce378" office:value-type="string" calcext:value-type="string">
            <text:p>Lindsay</text:p>
          </table:table-cell>
          <table:table-cell table:style-name="ce623" office:value-type="string" calcext:value-type="string">
            <text:p>Skojtraken</text:p>
          </table:table-cell>
          <table:table-cell table:style-name="ce430" office:value-type="string" calcext:value-type="string">
            <text:p>Freja</text:p>
          </table:table-cell>
          <table:table-cell table:style-name="ce632" office:value-type="string" calcext:value-type="string">
            <text:p>Blomstedt</text:p>
          </table:table-cell>
          <table:table-cell table:style-name="ce378" office:value-type="string" calcext:value-type="string">
            <text:p>Ringo</text:p>
          </table:table-cell>
          <table:table-cell table:style-name="ce623" office:value-type="string" calcext:value-type="string">
            <text:p>Momoko</text:p>
          </table:table-cell>
          <table:table-cell table:style-name="ce439" office:value-type="string" calcext:value-type="string">
            <text:p>Cameron</text:p>
          </table:table-cell>
          <table:table-cell table:style-name="ce621" office:value-type="string" calcext:value-type="string">
            <text:p>King</text:p>
          </table:table-cell>
          <table:table-cell table:style-name="ce464" office:value-type="string" calcext:value-type="string">
            <text:p>François</text:p>
          </table:table-cell>
          <table:table-cell table:style-name="ce464" office:value-type="string" calcext:value-type="string">
            <text:p>Biedermann</text:p>
          </table:table-cell>
          <table:table-cell table:style-name="ce616" office:value-type="string" calcext:value-type="string">
            <text:p>Akissi</text:p>
          </table:table-cell>
          <table:table-cell table:style-name="ce623" office:value-type="string" calcext:value-type="string">
            <text:p>Baoulé</text:p>
          </table:table-cell>
          <table:table-cell table:style-name="ce378" office:value-type="string" calcext:value-type="string">
            <text:p>Yi-Xiao</text:p>
          </table:table-cell>
          <table:table-cell table:style-name="ce623" office:value-type="string" calcext:value-type="string">
            <text:p>/</text:p>
          </table:table-cell>
          <table:table-cell table:style-name="ce378" office:value-type="string" calcext:value-type="string">
            <text:p>Gloria</text:p>
          </table:table-cell>
          <table:table-cell table:style-name="ce623" office:value-type="string" calcext:value-type="string">
            <text:p>Manninger-Semmelweis</text:p>
          </table:table-cell>
          <table:table-cell table:style-name="ce464" office:value-type="string" calcext:value-type="string">
            <text:p>Konrad</text:p>
          </table:table-cell>
          <table:table-cell table:style-name="ce620" office:value-type="string" calcext:value-type="string">
            <text:p>Mec</text:p>
          </table:table-cell>
          <table:table-cell table:number-columns-repeated="1001"/>
        </table:table-row>
        <table:table-row table:style-name="ro5">
          <table:table-cell table:style-name="ce612" table:formula="of:=[.A16]+1" office:value-type="float" office:value="16" calcext:value-type="float">
            <text:p>16</text:p>
          </table:table-cell>
          <table:table-cell table:style-name="ce614" office:value-type="string" calcext:value-type="string">
            <text:p>Axel</text:p>
          </table:table-cell>
          <table:table-cell table:style-name="ce620" office:value-type="string" calcext:value-type="string">
            <text:p>Smith</text:p>
          </table:table-cell>
          <table:table-cell table:style-name="ce464" office:value-type="string" calcext:value-type="string">
            <text:p>Guillaume</text:p>
          </table:table-cell>
          <table:table-cell table:style-name="ce620" office:value-type="string" calcext:value-type="string">
            <text:p>de Contarvilliers</text:p>
          </table:table-cell>
          <table:table-cell table:style-name="ce378" office:value-type="string" calcext:value-type="string">
            <text:p>Lucie</text:p>
          </table:table-cell>
          <table:table-cell table:style-name="ce623" office:value-type="string" calcext:value-type="string">
            <text:p>Vanberg</text:p>
          </table:table-cell>
          <table:table-cell table:style-name="ce464" office:value-type="string" calcext:value-type="string">
            <text:p>Gabriel</text:p>
          </table:table-cell>
          <table:table-cell table:style-name="ce620" office:value-type="string" calcext:value-type="string">
            <text:p>Mercier</text:p>
          </table:table-cell>
          <table:table-cell table:style-name="ce378" office:value-type="string" calcext:value-type="string">
            <text:p>Van Kim</text:p>
          </table:table-cell>
          <table:table-cell table:style-name="ce623" office:value-type="string" calcext:value-type="string">
            <text:p>Phan</text:p>
          </table:table-cell>
          <table:table-cell table:style-name="ce439" office:value-type="string" calcext:value-type="string">
            <text:p>Fayed</text:p>
          </table:table-cell>
          <table:table-cell table:style-name="ce621" office:value-type="string" calcext:value-type="string">
            <text:p>Djebar</text:p>
          </table:table-cell>
          <table:table-cell table:style-name="ce464" office:value-type="string" calcext:value-type="string">
            <text:p>Brynhild</text:p>
          </table:table-cell>
          <table:table-cell table:style-name="ce464" office:value-type="string" calcext:value-type="string">
            <text:p>Damsgaard</text:p>
          </table:table-cell>
          <table:table-cell table:style-name="ce616" office:value-type="string" calcext:value-type="string">
            <text:p>Lutz</text:p>
          </table:table-cell>
          <table:table-cell table:style-name="ce623" office:value-type="string" calcext:value-type="string">
            <text:p>Schneider</text:p>
          </table:table-cell>
          <table:table-cell table:style-name="ce378" office:value-type="string" calcext:value-type="string">
            <text:p>Yucca</text:p>
          </table:table-cell>
          <table:table-cell table:style-name="ce623" office:value-type="string" calcext:value-type="string">
            <text:p>Huangdi</text:p>
          </table:table-cell>
          <table:table-cell table:style-name="ce378" office:value-type="string" calcext:value-type="string">
            <text:p>Mia </text:p>
          </table:table-cell>
          <table:table-cell table:style-name="ce623" office:value-type="string" calcext:value-type="string">
            <text:p>Suarez</text:p>
          </table:table-cell>
          <table:table-cell table:style-name="ce464" office:value-type="string" calcext:value-type="string">
            <text:p>Aigjarn</text:p>
          </table:table-cell>
          <table:table-cell table:style-name="ce620" office:value-type="string" calcext:value-type="string">
            <text:p>Oïrat</text:p>
          </table:table-cell>
          <table:table-cell table:number-columns-repeated="1001"/>
        </table:table-row>
        <table:table-row table:style-name="ro1">
          <table:table-cell table:style-name="ce612" table:formula="of:=[.A17]+1" office:value-type="float" office:value="17" calcext:value-type="float">
            <text:p>17</text:p>
          </table:table-cell>
          <table:table-cell table:style-name="ce616" office:value-type="string" calcext:value-type="string">
            <text:p>Bahar</text:p>
          </table:table-cell>
          <table:table-cell table:style-name="ce624" office:value-type="string" calcext:value-type="string">
            <text:p>Mehtap</text:p>
          </table:table-cell>
          <table:table-cell table:style-name="ce464" office:value-type="string" calcext:value-type="string">
            <text:p>Haruko</text:p>
          </table:table-cell>
          <table:table-cell table:style-name="ce620" office:value-type="string" calcext:value-type="string">
            <text:p>Kita</text:p>
          </table:table-cell>
          <table:table-cell table:style-name="ce378" office:value-type="string" calcext:value-type="string">
            <text:p>Lysandru</text:p>
          </table:table-cell>
          <table:table-cell table:style-name="ce623" office:value-type="string" calcext:value-type="string">
            <text:p>Domici</text:p>
          </table:table-cell>
          <table:table-cell table:style-name="ce378" office:value-type="string" calcext:value-type="string">
            <text:p>Garry </text:p>
          </table:table-cell>
          <table:table-cell table:style-name="ce623" office:value-type="string" calcext:value-type="string">
            <text:p>Vinsmoke</text:p>
          </table:table-cell>
          <table:table-cell table:style-name="ce378" office:value-type="string" calcext:value-type="string">
            <text:p>Ife</text:p>
          </table:table-cell>
          <table:table-cell table:style-name="ce623" office:value-type="string" calcext:value-type="string">
            <text:p>Waleed</text:p>
          </table:table-cell>
          <table:table-cell table:style-name="ce439" office:value-type="string" calcext:value-type="string">
            <text:p>Pavel</text:p>
          </table:table-cell>
          <table:table-cell table:style-name="ce621" office:value-type="string" calcext:value-type="string">
            <text:p>Ignatov</text:p>
          </table:table-cell>
          <table:table-cell table:style-name="ce378" office:value-type="string" calcext:value-type="string">
            <text:p>Morgan</text:p>
          </table:table-cell>
          <table:table-cell table:style-name="ce378" office:value-type="string" calcext:value-type="string">
            <text:p>Grant</text:p>
          </table:table-cell>
          <table:table-cell table:style-name="ce616" office:value-type="string" calcext:value-type="string">
            <text:p>LaToya</text:p>
          </table:table-cell>
          <table:table-cell table:style-name="ce623" office:value-type="string" calcext:value-type="string">
            <text:p>Freeman</text:p>
          </table:table-cell>
          <table:table-cell table:style-name="ce378" office:value-type="string" calcext:value-type="string">
            <text:p>Harsha</text:p>
          </table:table-cell>
          <table:table-cell table:style-name="ce623" office:value-type="string" calcext:value-type="string">
            <text:p>Zahr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Yumeko</text:p>
          </table:table-cell>
          <table:table-cell table:style-name="ce623" office:value-type="string" calcext:value-type="string">
            <text:p>Hagane</text:p>
          </table:table-cell>
          <table:table-cell table:number-columns-repeated="1001"/>
        </table:table-row>
        <table:table-row table:style-name="ro1">
          <table:table-cell table:style-name="ce612" table:formula="of:=[.A18]+1" office:value-type="float" office:value="18" calcext:value-type="float">
            <text:p>18</text:p>
          </table:table-cell>
          <table:table-cell table:style-name="ce614" office:value-type="string" calcext:value-type="string">
            <text:p>Cassiopée</text:p>
          </table:table-cell>
          <table:table-cell table:style-name="ce620" office:value-type="string" calcext:value-type="string">
            <text:p>Bélange</text:p>
          </table:table-cell>
          <table:table-cell table:style-name="ce464" office:value-type="string" calcext:value-type="string">
            <text:p>Harumi</text:p>
          </table:table-cell>
          <table:table-cell table:style-name="ce620" office:value-type="string" calcext:value-type="string">
            <text:p>Toben</text:p>
          </table:table-cell>
          <table:table-cell table:style-name="ce378" office:value-type="string" calcext:value-type="string">
            <text:p>Madeleine</text:p>
          </table:table-cell>
          <table:table-cell table:style-name="ce623" office:value-type="string" calcext:value-type="string">
            <text:p>Vauthier</text:p>
          </table:table-cell>
          <table:table-cell table:style-name="ce644" office:value-type="string" calcext:value-type="string">
            <text:p>Hans Santiago</text:p>
          </table:table-cell>
          <table:table-cell table:style-name="ce622" office:value-type="string" calcext:value-type="string">
            <text:p>Pagazaurtundúa</text:p>
          </table:table-cell>
          <table:table-cell table:style-name="ce378" office:value-type="string" calcext:value-type="string">
            <text:p>Jung Hwa</text:p>
          </table:table-cell>
          <table:table-cell table:style-name="ce623" office:value-type="string" calcext:value-type="string">
            <text:p>Kim</text:p>
          </table:table-cell>
          <table:table-cell table:style-name="ce439" office:value-type="string" calcext:value-type="string">
            <text:p>Moses</text:p>
          </table:table-cell>
          <table:table-cell table:style-name="ce621" office:value-type="string" calcext:value-type="string">
            <text:p>Ortega</text:p>
          </table:table-cell>
          <table:table-cell table:style-name="ce378" office:value-type="string" calcext:value-type="string">
            <text:p>Génésis</text:p>
          </table:table-cell>
          <table:table-cell table:style-name="ce378" office:value-type="string" calcext:value-type="string">
            <text:p>Saez</text:p>
          </table:table-cell>
          <table:table-cell table:style-name="ce615" office:value-type="string" calcext:value-type="string">
            <text:p>Koven</text:p>
          </table:table-cell>
          <table:table-cell table:style-name="ce621" office:value-type="string" calcext:value-type="string">
            <text:p>Romanov</text:p>
          </table:table-cell>
          <table:table-cell table:style-name="ce378" office:value-type="string" calcext:value-type="string">
            <text:p>Mahuntin</text:p>
          </table:table-cell>
          <table:table-cell table:style-name="ce623" office:value-type="string" calcext:value-type="string">
            <text:p>/</text:p>
          </table:table-cell>
          <table:table-cell table:style-name="ce378"/>
          <table:table-cell table:style-name="ce623"/>
          <table:table-cell table:style-name="ce378" office:value-type="string" calcext:value-type="string">
            <text:p>Ren</text:p>
          </table:table-cell>
          <table:table-cell table:style-name="ce623" office:value-type="string" calcext:value-type="string">
            <text:p>Hanabusa</text:p>
          </table:table-cell>
          <table:table-cell table:number-columns-repeated="1001"/>
        </table:table-row>
        <table:table-row table:style-name="ro6">
          <table:table-cell table:style-name="ce612" table:formula="of:=[.A19]+1" office:value-type="float" office:value="19" calcext:value-type="float">
            <text:p>19</text:p>
          </table:table-cell>
          <table:table-cell table:style-name="ce615" office:value-type="string" calcext:value-type="string">
            <text:p>César</text:p>
          </table:table-cell>
          <table:table-cell table:style-name="ce621" office:value-type="string" calcext:value-type="string">
            <text:p>Vargas</text:p>
          </table:table-cell>
          <table:table-cell table:style-name="ce430" office:value-type="string" calcext:value-type="string">
            <text:p>Hernan </text:p>
          </table:table-cell>
          <table:table-cell table:style-name="ce632" office:value-type="string" calcext:value-type="string">
            <text:p>Velasquez</text:p>
          </table:table-cell>
          <table:table-cell table:style-name="ce378" office:value-type="string" calcext:value-type="string">
            <text:p>Marekiura</text:p>
          </table:table-cell>
          <table:table-cell table:style-name="ce623" office:value-type="string" calcext:value-type="string">
            <text:p>Raharuhi</text:p>
          </table:table-cell>
          <table:table-cell table:style-name="ce378" office:value-type="string" calcext:value-type="string">
            <text:p>Harpa</text:p>
          </table:table-cell>
          <table:table-cell table:style-name="ce623" office:value-type="string" calcext:value-type="string">
            <text:p>Stefansdottir</text:p>
          </table:table-cell>
          <table:table-cell table:style-name="ce378" office:value-type="string" calcext:value-type="string">
            <text:p>Awena</text:p>
          </table:table-cell>
          <table:table-cell table:style-name="ce623" office:value-type="string" calcext:value-type="string">
            <text:p>Lynch</text:p>
          </table:table-cell>
          <table:table-cell table:style-name="ce439" office:value-type="string" calcext:value-type="string">
            <text:p>Terpsichore</text:p>
          </table:table-cell>
          <table:table-cell table:style-name="ce621" office:value-type="string" calcext:value-type="string">
            <text:p>Xanthopoulos</text:p>
          </table:table-cell>
          <table:table-cell table:style-name="ce378" office:value-type="string" calcext:value-type="string">
            <text:p>Kozma</text:p>
          </table:table-cell>
          <table:table-cell table:style-name="ce378" office:value-type="string" calcext:value-type="string">
            <text:p>Demopoulos</text:p>
          </table:table-cell>
          <table:table-cell table:style-name="ce615" office:value-type="string" calcext:value-type="string">
            <text:p>Yui</text:p>
          </table:table-cell>
          <table:table-cell table:style-name="ce621" office:value-type="string" calcext:value-type="string">
            <text:p>Akatsuki</text:p>
          </table:table-cell>
          <table:table-cell table:style-name="ce378" office:value-type="string" calcext:value-type="string">
            <text:p>Casey</text:p>
          </table:table-cell>
          <table:table-cell table:style-name="ce623" office:value-type="string" calcext:value-type="string">
            <text:p>Ataniatiu Taingakawa</text:p>
            <text:p>Te Waharo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Carole</text:p>
          </table:table-cell>
          <table:table-cell table:style-name="ce623" office:value-type="string" calcext:value-type="string">
            <text:p>Morrisseau-Dyev de Saint-Martin </text:p>
          </table:table-cell>
          <table:table-cell table:number-columns-repeated="1001"/>
        </table:table-row>
        <table:table-row table:style-name="ro5">
          <table:table-cell table:style-name="ce612" table:formula="of:=[.A20]+1" office:value-type="float" office:value="20" calcext:value-type="float">
            <text:p>20</text:p>
          </table:table-cell>
          <table:table-cell table:style-name="ce614" office:value-type="string" calcext:value-type="string">
            <text:p>Cheng Hui</text:p>
          </table:table-cell>
          <table:table-cell table:style-name="ce620" office:value-type="string" calcext:value-type="string">
            <text:p>/</text:p>
          </table:table-cell>
          <table:table-cell table:style-name="ce464" office:value-type="string" calcext:value-type="string">
            <text:p>Hina</text:p>
          </table:table-cell>
          <table:table-cell table:style-name="ce620" office:value-type="string" calcext:value-type="string">
            <text:p>Kawasaki</text:p>
          </table:table-cell>
          <table:table-cell table:style-name="ce378" office:value-type="string" calcext:value-type="string">
            <text:p>Michael Uriel</text:p>
          </table:table-cell>
          <table:table-cell table:style-name="ce623" office:value-type="string" calcext:value-type="string">
            <text:p>Zealhariah Anderson Nichols</text:p>
          </table:table-cell>
          <table:table-cell table:style-name="ce378" office:value-type="string" calcext:value-type="string">
            <text:p>Hiko</text:p>
          </table:table-cell>
          <table:table-cell table:style-name="ce623" office:value-type="string" calcext:value-type="string">
            <text:p>Rokku</text:p>
          </table:table-cell>
          <table:table-cell table:style-name="ce378" office:value-type="string" calcext:value-type="string">
            <text:p>Katharina </text:p>
          </table:table-cell>
          <table:table-cell table:style-name="ce623" office:value-type="string" calcext:value-type="string">
            <text:p>Auer</text:p>
          </table:table-cell>
          <table:table-cell table:style-name="ce439" office:value-type="string" calcext:value-type="string">
            <text:p>Eldey</text:p>
          </table:table-cell>
          <table:table-cell table:style-name="ce621" office:value-type="string" calcext:value-type="string">
            <text:p>Arnarsson</text:p>
          </table:table-cell>
          <table:table-cell table:style-name="ce378" office:value-type="string" calcext:value-type="string">
            <text:p>Mika</text:p>
          </table:table-cell>
          <table:table-cell table:style-name="ce378" office:value-type="string" calcext:value-type="string">
            <text:p>Callaghan</text:p>
          </table:table-cell>
          <table:table-cell table:style-name="ce616" office:value-type="string" calcext:value-type="string">
            <text:p>Ludwig</text:p>
          </table:table-cell>
          <table:table-cell table:style-name="ce623" office:value-type="string" calcext:value-type="string">
            <text:p>Manninger-Semmelweis</text:p>
          </table:table-cell>
          <table:table-cell table:style-name="ce378" office:value-type="string" calcext:value-type="string">
            <text:p>Teresa</text:p>
          </table:table-cell>
          <table:table-cell table:style-name="ce623" office:value-type="string" calcext:value-type="string">
            <text:p>Miguel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21]+1" office:value-type="float" office:value="21" calcext:value-type="float">
            <text:p>21</text:p>
          </table:table-cell>
          <table:table-cell table:style-name="ce614" office:value-type="string" calcext:value-type="string">
            <text:p>Christos</text:p>
          </table:table-cell>
          <table:table-cell table:style-name="ce620" office:value-type="string" calcext:value-type="string">
            <text:p>Okumura</text:p>
          </table:table-cell>
          <table:table-cell table:style-name="ce464" office:value-type="string" calcext:value-type="string">
            <text:p>Hiromasa</text:p>
          </table:table-cell>
          <table:table-cell table:style-name="ce620" office:value-type="string" calcext:value-type="string">
            <text:p>Namashi</text:p>
          </table:table-cell>
          <table:table-cell table:style-name="ce464" office:value-type="string" calcext:value-type="string">
            <text:p>Michi</text:p>
          </table:table-cell>
          <table:table-cell table:style-name="ce620" office:value-type="string" calcext:value-type="string">
            <text:p>Sasaki</text:p>
          </table:table-cell>
          <table:table-cell table:style-name="ce464" office:value-type="string" calcext:value-type="string">
            <text:p>Houshang</text:p>
          </table:table-cell>
          <table:table-cell table:style-name="ce620" office:value-type="string" calcext:value-type="string">
            <text:p>bint Sassan</text:p>
          </table:table-cell>
          <table:table-cell table:style-name="ce378" office:value-type="string" calcext:value-type="string">
            <text:p>Cosmin </text:p>
          </table:table-cell>
          <table:table-cell table:style-name="ce623" office:value-type="string" calcext:value-type="string">
            <text:p>Sturdza</text:p>
          </table:table-cell>
          <table:table-cell table:style-name="ce439" office:value-type="string" calcext:value-type="string">
            <text:p>Sao Mai </text:p>
          </table:table-cell>
          <table:table-cell table:style-name="ce621" office:value-type="string" calcext:value-type="string">
            <text:p>Pham</text:p>
          </table:table-cell>
          <table:table-cell table:style-name="ce378" office:value-type="string" calcext:value-type="string">
            <text:p>Sora</text:p>
          </table:table-cell>
          <table:table-cell table:style-name="ce378" office:value-type="string" calcext:value-type="string">
            <text:p>Seon</text:p>
          </table:table-cell>
          <table:table-cell table:style-name="ce614" office:value-type="string" calcext:value-type="string">
            <text:p>Mareva</text:p>
          </table:table-cell>
          <table:table-cell table:style-name="ce620" office:value-type="string" calcext:value-type="string">
            <text:p>Van Heel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22]+1" office:value-type="float" office:value="22" calcext:value-type="float">
            <text:p>22</text:p>
          </table:table-cell>
          <table:table-cell table:style-name="ce614" office:value-type="string" calcext:value-type="string">
            <text:p>Eli</text:p>
          </table:table-cell>
          <table:table-cell table:style-name="ce625" office:value-type="string" calcext:value-type="string">
            <text:p>McEveety</text:p>
          </table:table-cell>
          <table:table-cell table:style-name="ce464" office:value-type="string" calcext:value-type="string">
            <text:p>Ibrahim</text:p>
          </table:table-cell>
          <table:table-cell table:style-name="ce620" office:value-type="string" calcext:value-type="string">
            <text:p>Nassaoui</text:p>
          </table:table-cell>
          <table:table-cell table:style-name="ce378" office:value-type="string" calcext:value-type="string">
            <text:p>Ming Yue</text:p>
          </table:table-cell>
          <table:table-cell table:style-name="ce623" office:value-type="string" calcext:value-type="string">
            <text:p>///</text:p>
          </table:table-cell>
          <table:table-cell table:style-name="ce378" office:value-type="string" calcext:value-type="string">
            <text:p>Imiji</text:p>
          </table:table-cell>
          <table:table-cell table:style-name="ce623" office:value-type="string" calcext:value-type="string">
            <text:p>Ânôkae</text:p>
          </table:table-cell>
          <table:table-cell table:style-name="ce378" office:value-type="string" calcext:value-type="string">
            <text:p>Yvan</text:p>
          </table:table-cell>
          <table:table-cell table:style-name="ce623" office:value-type="string" calcext:value-type="string">
            <text:p>Blassthlanusvky</text:p>
          </table:table-cell>
          <table:table-cell table:style-name="ce439" office:value-type="string" calcext:value-type="string">
            <text:p>Amanita</text:p>
          </table:table-cell>
          <table:table-cell table:style-name="ce621" office:value-type="string" calcext:value-type="string">
            <text:p>Diégane</text:p>
          </table:table-cell>
          <table:table-cell table:style-name="ce378" office:value-type="string" calcext:value-type="string">
            <text:p>"Tritri"</text:p>
          </table:table-cell>
          <table:table-cell table:style-name="ce378" office:value-type="string" calcext:value-type="string">
            <text:p>???</text:p>
          </table:table-cell>
          <table:table-cell table:style-name="ce614" office:value-type="string" calcext:value-type="string">
            <text:p>Florian</text:p>
          </table:table-cell>
          <table:table-cell table:style-name="ce620" office:value-type="string" calcext:value-type="string">
            <text:p>Laangbroëk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23]+1" office:value-type="float" office:value="23" calcext:value-type="float">
            <text:p>23</text:p>
          </table:table-cell>
          <table:table-cell table:style-name="ce614" office:value-type="string" calcext:value-type="string">
            <text:p>Eri</text:p>
          </table:table-cell>
          <table:table-cell table:style-name="ce620" office:value-type="string" calcext:value-type="string">
            <text:p>Ideka</text:p>
          </table:table-cell>
          <table:table-cell table:style-name="ce464" office:value-type="string" calcext:value-type="string">
            <text:p>Ishvara</text:p>
          </table:table-cell>
          <table:table-cell table:style-name="ce620" office:value-type="string" calcext:value-type="string">
            <text:p>Gupta</text:p>
          </table:table-cell>
          <table:table-cell table:style-name="ce378" office:value-type="string" calcext:value-type="string">
            <text:p>Miruku</text:p>
          </table:table-cell>
          <table:table-cell table:style-name="ce623" office:value-type="string" calcext:value-type="string">
            <text:p>Kocha</text:p>
          </table:table-cell>
          <table:table-cell table:style-name="ce378" office:value-type="string" calcext:value-type="string">
            <text:p>Ismaïl</text:p>
          </table:table-cell>
          <table:table-cell table:style-name="ce623" office:value-type="string" calcext:value-type="string">
            <text:p>Aidyn</text:p>
          </table:table-cell>
          <table:table-cell table:style-name="ce378" office:value-type="string" calcext:value-type="string">
            <text:p>Selim</text:p>
          </table:table-cell>
          <table:table-cell table:style-name="ce623" office:value-type="string" calcext:value-type="string">
            <text:p>Asfour</text:p>
          </table:table-cell>
          <table:table-cell table:style-name="ce439" office:value-type="string" calcext:value-type="string">
            <text:p>Otto</text:p>
          </table:table-cell>
          <table:table-cell table:style-name="ce621" office:value-type="string" calcext:value-type="string">
            <text:p>Klein</text:p>
          </table:table-cell>
          <table:table-cell table:style-name="ce378" office:value-type="string" calcext:value-type="string">
            <text:p>"Fantôme"</text:p>
          </table:table-cell>
          <table:table-cell table:style-name="ce378" office:value-type="string" calcext:value-type="string">
            <text:p>???</text:p>
          </table:table-cell>
          <table:table-cell table:style-name="ce616" office:value-type="string" calcext:value-type="string">
            <text:p>Sander</text:p>
          </table:table-cell>
          <table:table-cell table:style-name="ce623" office:value-type="string" calcext:value-type="string">
            <text:p>Westgaard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5">
          <table:table-cell table:style-name="ce612" table:formula="of:=[.A24]+1" office:value-type="float" office:value="24" calcext:value-type="float">
            <text:p>24</text:p>
          </table:table-cell>
          <table:table-cell table:style-name="ce614" office:value-type="string" calcext:value-type="string">
            <text:p>Eugène</text:p>
          </table:table-cell>
          <table:table-cell table:style-name="ce620" office:value-type="string" calcext:value-type="string">
            <text:p>Joslin de Pisseloup de Noray</text:p>
          </table:table-cell>
          <table:table-cell table:style-name="ce439" office:value-type="string" calcext:value-type="string">
            <text:p>Jasmine</text:p>
          </table:table-cell>
          <table:table-cell table:style-name="ce621" office:value-type="string" calcext:value-type="string">
            <text:p>Jovanovic</text:p>
          </table:table-cell>
          <table:table-cell table:style-name="ce464" office:value-type="string" calcext:value-type="string">
            <text:p>Nako</text:p>
          </table:table-cell>
          <table:table-cell table:style-name="ce620" office:value-type="string" calcext:value-type="string">
            <text:p>Moriyama</text:p>
          </table:table-cell>
          <table:table-cell table:style-name="ce378" office:value-type="string" calcext:value-type="string">
            <text:p>Katja </text:p>
          </table:table-cell>
          <table:table-cell table:style-name="ce623" office:value-type="string" calcext:value-type="string">
            <text:p>Manninger-Semmelweis</text:p>
          </table:table-cell>
          <table:table-cell table:style-name="ce378" office:value-type="string" calcext:value-type="string">
            <text:p>Divya</text:p>
          </table:table-cell>
          <table:table-cell table:style-name="ce623" office:value-type="string" calcext:value-type="string">
            <text:p>Singh</text:p>
          </table:table-cell>
          <table:table-cell table:style-name="ce439" office:value-type="string" calcext:value-type="string">
            <text:p>Lucien</text:p>
          </table:table-cell>
          <table:table-cell table:style-name="ce621" office:value-type="string" calcext:value-type="string">
            <text:p>Mpeya</text:p>
          </table:table-cell>
          <table:table-cell table:style-name="ce378" office:value-type="string" calcext:value-type="string">
            <text:p>Hibiki</text:p>
          </table:table-cell>
          <table:table-cell table:style-name="ce378" office:value-type="string" calcext:value-type="string">
            <text:p>Hibikaze</text:p>
          </table:table-cell>
          <table:table-cell table:style-name="ce616" office:value-type="string" calcext:value-type="string">
            <text:p>Ethan</text:p>
          </table:table-cell>
          <table:table-cell table:style-name="ce623" office:value-type="string" calcext:value-type="string">
            <text:p>Asyna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25]+1" office:value-type="float" office:value="25" calcext:value-type="float">
            <text:p>25</text:p>
          </table:table-cell>
          <table:table-cell table:style-name="ce615" office:value-type="string" calcext:value-type="string">
            <text:p>Freïr</text:p>
          </table:table-cell>
          <table:table-cell table:style-name="ce621" office:value-type="string" calcext:value-type="string">
            <text:p>Andersen</text:p>
          </table:table-cell>
          <table:table-cell table:style-name="ce464" office:value-type="string" calcext:value-type="string">
            <text:p>Kyutaro</text:p>
          </table:table-cell>
          <table:table-cell table:style-name="ce620" office:value-type="string" calcext:value-type="string">
            <text:p>Kanada</text:p>
          </table:table-cell>
          <table:table-cell table:style-name="ce378" office:value-type="string" calcext:value-type="string">
            <text:p>Noroi</text:p>
          </table:table-cell>
          <table:table-cell table:style-name="ce623" office:value-type="string" calcext:value-type="string">
            <text:p>Motteiru</text:p>
          </table:table-cell>
          <table:table-cell table:style-name="ce378" office:value-type="string" calcext:value-type="string">
            <text:p>Lan Yue </text:p>
          </table:table-cell>
          <table:table-cell table:style-name="ce623" office:value-type="string" calcext:value-type="string">
            <text:p>///</text:p>
          </table:table-cell>
          <table:table-cell table:style-name="ce378" office:value-type="string" calcext:value-type="string">
            <text:p>Ritsuko </text:p>
          </table:table-cell>
          <table:table-cell table:style-name="ce623" office:value-type="string" calcext:value-type="string">
            <text:p>Suzuki</text:p>
          </table:table-cell>
          <table:table-cell table:style-name="ce439" office:value-type="string" calcext:value-type="string">
            <text:p>Tao</text:p>
          </table:table-cell>
          <table:table-cell table:style-name="ce621" office:value-type="string" calcext:value-type="string">
            <text:p>Toa</text:p>
          </table:table-cell>
          <table:table-cell table:style-name="ce378" office:value-type="string" calcext:value-type="string">
            <text:p>Chesu</text:p>
          </table:table-cell>
          <table:table-cell table:style-name="ce378" office:value-type="string" calcext:value-type="string">
            <text:p>Shirokuro</text:p>
          </table:table-cell>
          <table:table-cell table:style-name="ce616" office:value-type="string" calcext:value-type="string">
            <text:p>Miranda</text:p>
          </table:table-cell>
          <table:table-cell table:style-name="ce623" office:value-type="string" calcext:value-type="string">
            <text:p>Lovecraft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5">
          <table:table-cell table:style-name="ce612" table:formula="of:=[.A26]+1" office:value-type="float" office:value="26" calcext:value-type="float">
            <text:p>26</text:p>
          </table:table-cell>
          <table:table-cell table:style-name="ce614" office:value-type="string" calcext:value-type="string">
            <text:p>Fusae</text:p>
          </table:table-cell>
          <table:table-cell table:style-name="ce620" office:value-type="string" calcext:value-type="string">
            <text:p>Amane</text:p>
          </table:table-cell>
          <table:table-cell table:style-name="ce464" office:value-type="string" calcext:value-type="string">
            <text:p>Maruko</text:p>
          </table:table-cell>
          <table:table-cell table:style-name="ce620" office:value-type="string" calcext:value-type="string">
            <text:p>Ashina</text:p>
          </table:table-cell>
          <table:table-cell table:style-name="ce464" office:value-type="string" calcext:value-type="string">
            <text:p>Ryo</text:p>
          </table:table-cell>
          <table:table-cell table:style-name="ce620" office:value-type="string" calcext:value-type="string">
            <text:p>Sasaki</text:p>
          </table:table-cell>
          <table:table-cell table:style-name="ce378" office:value-type="string" calcext:value-type="string">
            <text:p>Leokadia</text:p>
          </table:table-cell>
          <table:table-cell table:style-name="ce623" office:value-type="string" calcext:value-type="string">
            <text:p>Osiecimski-Hutten-Czapski</text:p>
          </table:table-cell>
          <table:table-cell table:style-name="ce378" office:value-type="string" calcext:value-type="string">
            <text:p>Daniel</text:p>
          </table:table-cell>
          <table:table-cell table:style-name="ce623" office:value-type="string" calcext:value-type="string">
            <text:p>Scherbakov</text:p>
          </table:table-cell>
          <table:table-cell table:style-name="ce439" office:value-type="string" calcext:value-type="string">
            <text:p>Keith</text:p>
          </table:table-cell>
          <table:table-cell table:style-name="ce621" office:value-type="string" calcext:value-type="string">
            <text:p>Sullivan</text:p>
          </table:table-cell>
          <table:table-cell table:style-name="ce378" office:value-type="string" calcext:value-type="string">
            <text:p>René </text:p>
          </table:table-cell>
          <table:table-cell table:style-name="ce378" office:value-type="string" calcext:value-type="string">
            <text:p>Gomaert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5">
          <table:table-cell table:style-name="ce612" table:formula="of:=[.A27]+1" office:value-type="float" office:value="27" calcext:value-type="float">
            <text:p>27</text:p>
          </table:table-cell>
          <table:table-cell table:style-name="ce616" office:value-type="string" calcext:value-type="string">
            <text:p>Grace Ava Mae "Gamma"</text:p>
          </table:table-cell>
          <table:table-cell table:style-name="ce623" office:value-type="string" calcext:value-type="string">
            <text:p>Allan</text:p>
          </table:table-cell>
          <table:table-cell table:style-name="ce378" office:value-type="string" calcext:value-type="string">
            <text:p>Masayuki</text:p>
          </table:table-cell>
          <table:table-cell table:style-name="ce623" office:value-type="string" calcext:value-type="string">
            <text:p>Ono</text:p>
          </table:table-cell>
          <table:table-cell table:style-name="ce464" office:value-type="string" calcext:value-type="string">
            <text:p>Sachiko</text:p>
          </table:table-cell>
          <table:table-cell table:style-name="ce620" office:value-type="string" calcext:value-type="string">
            <text:p>Kimura</text:p>
          </table:table-cell>
          <table:table-cell table:style-name="ce464" office:value-type="string" calcext:value-type="string">
            <text:p>Louna</text:p>
          </table:table-cell>
          <table:table-cell table:style-name="ce620" office:value-type="string" calcext:value-type="string">
            <text:p>Asin-Orduña</text:p>
          </table:table-cell>
          <table:table-cell table:style-name="ce378" office:value-type="string" calcext:value-type="string">
            <text:p>Joseph</text:p>
          </table:table-cell>
          <table:table-cell table:style-name="ce623" office:value-type="string" calcext:value-type="string">
            <text:p>Shido</text:p>
          </table:table-cell>
          <table:table-cell table:style-name="ce430" office:value-type="string" calcext:value-type="string">
            <text:p>Kinsue </text:p>
          </table:table-cell>
          <table:table-cell table:style-name="ce632" office:value-type="string" calcext:value-type="string">
            <text:p>Kikuchi</text:p>
          </table:table-cell>
          <table:table-cell table:style-name="ce378" office:value-type="string" calcext:value-type="string">
            <text:p>Shirley</text:p>
          </table:table-cell>
          <table:table-cell table:style-name="ce378" office:value-type="string" calcext:value-type="string">
            <text:p>Jenkins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28]+1" office:value-type="float" office:value="28" calcext:value-type="float">
            <text:p>28</text:p>
          </table:table-cell>
          <table:table-cell table:style-name="ce614" office:value-type="string" calcext:value-type="string">
            <text:p>Hadena</text:p>
          </table:table-cell>
          <table:table-cell table:style-name="ce620" office:value-type="string" calcext:value-type="string">
            <text:p>Īguruai</text:p>
          </table:table-cell>
          <table:table-cell table:style-name="ce378" office:value-type="string" calcext:value-type="string">
            <text:p>Michiru</text:p>
          </table:table-cell>
          <table:table-cell table:style-name="ce623" office:value-type="string" calcext:value-type="string">
            <text:p>Uemura</text:p>
          </table:table-cell>
          <table:table-cell table:style-name="ce378" office:value-type="string" calcext:value-type="string">
            <text:p>Shan</text:p>
          </table:table-cell>
          <table:table-cell table:style-name="ce624" office:value-type="string" calcext:value-type="string">
            <text:p>Yu</text:p>
          </table:table-cell>
          <table:table-cell table:style-name="ce378" office:value-type="string" calcext:value-type="string">
            <text:p>Mashiro </text:p>
          </table:table-cell>
          <table:table-cell table:style-name="ce623" office:value-type="string" calcext:value-type="string">
            <text:p>Tsukachi</text:p>
          </table:table-cell>
          <table:table-cell table:style-name="ce378" office:value-type="string" calcext:value-type="string">
            <text:p>Patrick </text:p>
          </table:table-cell>
          <table:table-cell table:style-name="ce623" office:value-type="string" calcext:value-type="string">
            <text:p>Lennon</text:p>
          </table:table-cell>
          <table:table-cell table:style-name="ce378" office:value-type="string" calcext:value-type="string">
            <text:p>Naoko</text:p>
          </table:table-cell>
          <table:table-cell table:style-name="ce623" office:value-type="string" calcext:value-type="string">
            <text:p>Shizuku</text:p>
          </table:table-cell>
          <table:table-cell table:style-name="ce378" office:value-type="string" calcext:value-type="string">
            <text:p>Marie</text:p>
          </table:table-cell>
          <table:table-cell table:style-name="ce378" office:value-type="string" calcext:value-type="string">
            <text:p>Caron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29]+1" office:value-type="float" office:value="29" calcext:value-type="float">
            <text:p>29</text:p>
          </table:table-cell>
          <table:table-cell table:style-name="ce614" office:value-type="string" calcext:value-type="string">
            <text:p>Hikage</text:p>
          </table:table-cell>
          <table:table-cell table:style-name="ce620" office:value-type="string" calcext:value-type="string">
            <text:p>Aoki</text:p>
          </table:table-cell>
          <table:table-cell table:style-name="ce378" office:value-type="string" calcext:value-type="string">
            <text:p>MJ</text:p>
          </table:table-cell>
          <table:table-cell table:style-name="ce623" office:value-type="string" calcext:value-type="string">
            <text:p>Rodriguez</text:p>
          </table:table-cell>
          <table:table-cell table:style-name="ce378" office:value-type="string" calcext:value-type="string">
            <text:p>Sofia</text:p>
          </table:table-cell>
          <table:table-cell table:style-name="ce623" office:value-type="string" calcext:value-type="string">
            <text:p>Rakhmon</text:p>
          </table:table-cell>
          <table:table-cell table:style-name="ce464" office:value-type="string" calcext:value-type="string">
            <text:p>Moanaura</text:p>
          </table:table-cell>
          <table:table-cell table:style-name="ce620" office:value-type="string" calcext:value-type="string">
            <text:p>X</text:p>
          </table:table-cell>
          <table:table-cell table:style-name="ce378" office:value-type="string" calcext:value-type="string">
            <text:p>Noah</text:p>
          </table:table-cell>
          <table:table-cell table:style-name="ce623" office:value-type="string" calcext:value-type="string">
            <text:p>Janse Van Rensburg</text:p>
          </table:table-cell>
          <table:table-cell table:style-name="ce378" office:value-type="string" calcext:value-type="string">
            <text:p>Elichéva </text:p>
          </table:table-cell>
          <table:table-cell table:style-name="ce623" office:value-type="string" calcext:value-type="string">
            <text:p>///</text:p>
          </table:table-cell>
          <table:table-cell table:style-name="ce378" office:value-type="string" calcext:value-type="string">
            <text:p>Giula</text:p>
          </table:table-cell>
          <table:table-cell table:style-name="ce378" office:value-type="string" calcext:value-type="string">
            <text:p>Shiobana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30]+1" office:value-type="float" office:value="30" calcext:value-type="float">
            <text:p>30</text:p>
          </table:table-cell>
          <table:table-cell table:style-name="ce614" office:value-type="string" calcext:value-type="string">
            <text:p>Issey</text:p>
          </table:table-cell>
          <table:table-cell table:style-name="ce620" office:value-type="string" calcext:value-type="string">
            <text:p>/</text:p>
          </table:table-cell>
          <table:table-cell table:style-name="ce378" office:value-type="string" calcext:value-type="string">
            <text:p>Nathan</text:p>
          </table:table-cell>
          <table:table-cell table:style-name="ce623" office:value-type="string" calcext:value-type="string">
            <text:p>Deshusses</text:p>
          </table:table-cell>
          <table:table-cell table:style-name="ce464" office:value-type="string" calcext:value-type="string">
            <text:p>Sora</text:p>
          </table:table-cell>
          <table:table-cell table:style-name="ce620" office:value-type="string" calcext:value-type="string">
            <text:p>Yamasaki</text:p>
          </table:table-cell>
          <table:table-cell table:style-name="ce378" office:value-type="string" calcext:value-type="string">
            <text:p>Nadim</text:p>
          </table:table-cell>
          <table:table-cell table:style-name="ce623" office:value-type="string" calcext:value-type="string">
            <text:p>Fortin</text:p>
          </table:table-cell>
          <table:table-cell table:style-name="ce378" office:value-type="string" calcext:value-type="string">
            <text:p>Cora</text:p>
          </table:table-cell>
          <table:table-cell table:style-name="ce623" office:value-type="string" calcext:value-type="string">
            <text:p>Fushaaki </text:p>
          </table:table-cell>
          <table:table-cell table:style-name="ce378" office:value-type="string" calcext:value-type="string">
            <text:p>Inu</text:p>
          </table:table-cell>
          <table:table-cell table:style-name="ce623" office:value-type="string" calcext:value-type="string">
            <text:p>Uuchu</text:p>
          </table:table-cell>
          <table:table-cell table:style-name="ce378" office:value-type="string" calcext:value-type="string">
            <text:p>"Corbeau" ???</text:p>
          </table:table-cell>
          <table:table-cell table:style-name="ce378" office:value-type="string" calcext:value-type="string">
            <text:p>???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31]+1" office:value-type="float" office:value="31" calcext:value-type="float">
            <text:p>31</text:p>
          </table:table-cell>
          <table:table-cell table:style-name="ce614" office:value-type="string" calcext:value-type="string">
            <text:p>Jésus</text:p>
          </table:table-cell>
          <table:table-cell table:style-name="ce620" office:value-type="string" calcext:value-type="string">
            <text:p>Lopèz</text:p>
          </table:table-cell>
          <table:table-cell table:style-name="ce430" office:value-type="string" calcext:value-type="string">
            <text:p>Nicomaque</text:p>
          </table:table-cell>
          <table:table-cell table:style-name="ce632" office:value-type="string" calcext:value-type="string">
            <text:p>Papoulos</text:p>
          </table:table-cell>
          <table:table-cell table:style-name="ce378" office:value-type="string" calcext:value-type="string">
            <text:p>Stanislas</text:p>
          </table:table-cell>
          <table:table-cell table:style-name="ce623" office:value-type="string" calcext:value-type="string">
            <text:p>Rousseau</text:p>
          </table:table-cell>
          <table:table-cell table:style-name="ce378" office:value-type="string" calcext:value-type="string">
            <text:p>Niji</text:p>
          </table:table-cell>
          <table:table-cell table:style-name="ce623" office:value-type="string" calcext:value-type="string">
            <text:p>Matsushime</text:p>
          </table:table-cell>
          <table:table-cell table:style-name="ce378" office:value-type="string" calcext:value-type="string">
            <text:p>Jun</text:p>
          </table:table-cell>
          <table:table-cell table:style-name="ce623" office:value-type="string" calcext:value-type="string">
            <text:p>Kyoshi</text:p>
          </table:table-cell>
          <table:table-cell table:style-name="ce378" office:value-type="string" calcext:value-type="string">
            <text:p>Kinfusa</text:p>
          </table:table-cell>
          <table:table-cell table:style-name="ce623" office:value-type="string" calcext:value-type="string">
            <text:p>Akizumaki</text:p>
          </table:table-cell>
          <table:table-cell table:style-name="ce378" office:value-type="string" calcext:value-type="string">
            <text:p>Leif</text:p>
          </table:table-cell>
          <table:table-cell table:style-name="ce378" office:value-type="string" calcext:value-type="string">
            <text:p>Jensen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32]+1" office:value-type="float" office:value="32" calcext:value-type="float">
            <text:p>32</text:p>
          </table:table-cell>
          <table:table-cell table:style-name="ce614" office:value-type="string" calcext:value-type="string">
            <text:p>Jules</text:p>
          </table:table-cell>
          <table:table-cell table:style-name="ce620" office:value-type="string" calcext:value-type="string">
            <text:p>Halt</text:p>
          </table:table-cell>
          <table:table-cell table:style-name="ce439" office:value-type="string" calcext:value-type="string">
            <text:p>Orihime</text:p>
          </table:table-cell>
          <table:table-cell table:style-name="ce621" office:value-type="string" calcext:value-type="string">
            <text:p>Fujiwara</text:p>
          </table:table-cell>
          <table:table-cell table:style-name="ce464" office:value-type="string" calcext:value-type="string">
            <text:p>Taichi</text:p>
          </table:table-cell>
          <table:table-cell table:style-name="ce620" office:value-type="string" calcext:value-type="string">
            <text:p>Okumura</text:p>
          </table:table-cell>
          <table:table-cell table:style-name="ce378" office:value-type="string" calcext:value-type="string">
            <text:p>Noa</text:p>
          </table:table-cell>
          <table:table-cell table:style-name="ce623" office:value-type="string" calcext:value-type="string">
            <text:p>Constantini</text:p>
          </table:table-cell>
          <table:table-cell table:style-name="ce378" office:value-type="string" calcext:value-type="string">
            <text:p>June</text:p>
          </table:table-cell>
          <table:table-cell table:style-name="ce623" office:value-type="string" calcext:value-type="string">
            <text:p>Akizumaki</text:p>
          </table:table-cell>
          <table:table-cell table:style-name="ce378" office:value-type="string" calcext:value-type="string">
            <text:p>Mumble</text:p>
          </table:table-cell>
          <table:table-cell table:style-name="ce623" office:value-type="string" calcext:value-type="string">
            <text:p>Rin</text:p>
          </table:table-cell>
          <table:table-cell table:style-name="ce378" office:value-type="string" calcext:value-type="string">
            <text:p>Youngjae</text:p>
          </table:table-cell>
          <table:table-cell table:style-name="ce378" office:value-type="string" calcext:value-type="string">
            <text:p>Biun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33]+1" office:value-type="float" office:value="33" calcext:value-type="float">
            <text:p>33</text:p>
          </table:table-cell>
          <table:table-cell table:style-name="ce616" office:value-type="string" calcext:value-type="string">
            <text:p>Kaeya</text:p>
          </table:table-cell>
          <table:table-cell table:style-name="ce623" office:value-type="string" calcext:value-type="string">
            <text:p>Nayak</text:p>
          </table:table-cell>
          <table:table-cell table:style-name="ce464" office:value-type="string" calcext:value-type="string">
            <text:p>Reina</text:p>
          </table:table-cell>
          <table:table-cell table:style-name="ce620" office:value-type="string" calcext:value-type="string">
            <text:p>Satou</text:p>
          </table:table-cell>
          <table:table-cell table:style-name="ce378" office:value-type="string" calcext:value-type="string">
            <text:p>Walter</text:p>
          </table:table-cell>
          <table:table-cell table:style-name="ce623" office:value-type="string" calcext:value-type="string">
            <text:p>Thompson</text:p>
          </table:table-cell>
          <table:table-cell table:style-name="ce378" office:value-type="string" calcext:value-type="string">
            <text:p>Nour </text:p>
          </table:table-cell>
          <table:table-cell table:style-name="ce623" office:value-type="string" calcext:value-type="string">
            <text:p>Khin</text:p>
          </table:table-cell>
          <table:table-cell table:style-name="ce378" office:value-type="string" calcext:value-type="string">
            <text:p>Miyukki</text:p>
          </table:table-cell>
          <table:table-cell table:style-name="ce623" office:value-type="string" calcext:value-type="string">
            <text:p>Shiro</text:p>
          </table:table-cell>
          <table:table-cell table:style-name="ce378" office:value-type="string" calcext:value-type="string">
            <text:p>Owen</text:p>
          </table:table-cell>
          <table:table-cell table:style-name="ce623" office:value-type="string" calcext:value-type="string">
            <text:p>Kainou</text:p>
          </table:table-cell>
          <table:table-cell table:style-name="ce378" office:value-type="string" calcext:value-type="string">
            <text:p>Mia</text:p>
          </table:table-cell>
          <table:table-cell table:style-name="ce378" office:value-type="string" calcext:value-type="string">
            <text:p>Nagato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34]+1" office:value-type="float" office:value="34" calcext:value-type="float">
            <text:p>34</text:p>
          </table:table-cell>
          <table:table-cell table:style-name="ce614" office:value-type="string" calcext:value-type="string">
            <text:p>Kagari</text:p>
          </table:table-cell>
          <table:table-cell table:style-name="ce620" office:value-type="string" calcext:value-type="string">
            <text:p>Goto</text:p>
          </table:table-cell>
          <table:table-cell table:style-name="ce464" office:value-type="string" calcext:value-type="string">
            <text:p>Rocio</text:p>
          </table:table-cell>
          <table:table-cell table:style-name="ce620" office:value-type="string" calcext:value-type="string">
            <text:p>Morales</text:p>
          </table:table-cell>
          <table:table-cell table:style-name="ce378" office:value-type="string" calcext:value-type="string">
            <text:p>Jedi</text:p>
          </table:table-cell>
          <table:table-cell table:style-name="ce623" office:value-type="string" calcext:value-type="string">
            <text:p>Mäkinen</text:p>
          </table:table-cell>
          <table:table-cell table:style-name="ce378" office:value-type="string" calcext:value-type="string">
            <text:p>Odette</text:p>
          </table:table-cell>
          <table:table-cell table:style-name="ce623" office:value-type="string" calcext:value-type="string">
            <text:p>Béjart </text:p>
          </table:table-cell>
          <table:table-cell table:style-name="ce378" office:value-type="string" calcext:value-type="string">
            <text:p>Yoko</text:p>
          </table:table-cell>
          <table:table-cell table:style-name="ce623" office:value-type="string" calcext:value-type="string">
            <text:p>Kaymono</text:p>
          </table:table-cell>
          <table:table-cell table:style-name="ce378" office:value-type="string" calcext:value-type="string">
            <text:p>Skyler</text:p>
          </table:table-cell>
          <table:table-cell table:style-name="ce623" office:value-type="string" calcext:value-type="string">
            <text:p>Eichi</text:p>
          </table:table-cell>
          <table:table-cell table:style-name="ce378" office:value-type="string" calcext:value-type="string">
            <text:p>Midori</text:p>
          </table:table-cell>
          <table:table-cell table:style-name="ce378" office:value-type="string" calcext:value-type="string">
            <text:p>/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5">
          <table:table-cell table:style-name="ce612" table:formula="of:=[.A35]+1" office:value-type="float" office:value="35" calcext:value-type="float">
            <text:p>35</text:p>
          </table:table-cell>
          <table:table-cell table:style-name="ce614" office:value-type="string" calcext:value-type="string">
            <text:p>Kai</text:p>
          </table:table-cell>
          <table:table-cell table:style-name="ce620" office:value-type="string" calcext:value-type="string">
            <text:p>Okabe</text:p>
          </table:table-cell>
          <table:table-cell table:style-name="ce378" office:value-type="string" calcext:value-type="string">
            <text:p>Ruka</text:p>
          </table:table-cell>
          <table:table-cell table:style-name="ce623" office:value-type="string" calcext:value-type="string">
            <text:p>Nagamine-Wilhelmsen</text:p>
          </table:table-cell>
          <table:table-cell table:style-name="ce378" office:value-type="string" calcext:value-type="string">
            <text:p>Lan</text:p>
          </table:table-cell>
          <table:table-cell table:style-name="ce623" office:value-type="string" calcext:value-type="string">
            <text:p>Han-Xin</text:p>
          </table:table-cell>
          <table:table-cell table:style-name="ce378" office:value-type="string" calcext:value-type="string">
            <text:p>Ran</text:p>
          </table:table-cell>
          <table:table-cell table:style-name="ce623" office:value-type="string" calcext:value-type="string">
            <text:p>Kaguya</text:p>
          </table:table-cell>
          <table:table-cell table:style-name="ce378" office:value-type="string" calcext:value-type="string">
            <text:p>Valéry</text:p>
          </table:table-cell>
          <table:table-cell table:style-name="ce623" office:value-type="string" calcext:value-type="string">
            <text:p>Bebout</text:p>
          </table:table-cell>
          <table:table-cell table:style-name="ce378" office:value-type="string" calcext:value-type="string">
            <text:p>"x"</text:p>
          </table:table-cell>
          <table:table-cell table:style-name="ce623" office:value-type="string" calcext:value-type="string">
            <text:p>///</text:p>
          </table:table-cell>
          <table:table-cell table:style-name="ce378" office:value-type="string" calcext:value-type="string">
            <text:p>Edwig</text:p>
          </table:table-cell>
          <table:table-cell table:style-name="ce378" office:value-type="string" calcext:value-type="string">
            <text:p>Nachtvögel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36]+1" office:value-type="float" office:value="36" calcext:value-type="float">
            <text:p>36</text:p>
          </table:table-cell>
          <table:table-cell table:style-name="ce614" office:value-type="string" calcext:value-type="string">
            <text:p>Kaori </text:p>
          </table:table-cell>
          <table:table-cell table:style-name="ce620" office:value-type="string" calcext:value-type="string">
            <text:p>/</text:p>
          </table:table-cell>
          <table:table-cell table:style-name="ce378" office:value-type="string" calcext:value-type="string">
            <text:p>Sakari </text:p>
          </table:table-cell>
          <table:table-cell table:style-name="ce623" office:value-type="string" calcext:value-type="string">
            <text:p>Uguen</text:p>
          </table:table-cell>
          <table:table-cell table:style-name="ce378"/>
          <table:table-cell table:style-name="ce623"/>
          <table:table-cell table:style-name="ce430" office:value-type="string" calcext:value-type="string">
            <text:p>Rigieta</text:p>
          </table:table-cell>
          <table:table-cell table:style-name="ce632" office:value-type="string" calcext:value-type="string">
            <text:p>Farerohi</text:p>
          </table:table-cell>
          <table:table-cell table:style-name="ce378" office:value-type="string" calcext:value-type="string">
            <text:p>Alex</text:p>
          </table:table-cell>
          <table:table-cell table:style-name="ce623" office:value-type="string" calcext:value-type="string">
            <text:p>Antoniadis</text:p>
          </table:table-cell>
          <table:table-cell table:style-name="ce378" office:value-type="string" calcext:value-type="string">
            <text:p>Lisbeth "Lisa"</text:p>
          </table:table-cell>
          <table:table-cell table:style-name="ce623" office:value-type="string" calcext:value-type="string">
            <text:p>Atkinson</text:p>
          </table:table-cell>
          <table:table-cell table:style-name="ce378" office:value-type="string" calcext:value-type="string">
            <text:p>Kate</text:p>
          </table:table-cell>
          <table:table-cell table:style-name="ce378" office:value-type="string" calcext:value-type="string">
            <text:p>St-Arnaud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37]+1" office:value-type="float" office:value="37" calcext:value-type="float">
            <text:p>37</text:p>
          </table:table-cell>
          <table:table-cell table:style-name="ce616" office:value-type="string" calcext:value-type="string">
            <text:p>Kazuhiko</text:p>
          </table:table-cell>
          <table:table-cell table:style-name="ce624" office:value-type="string" calcext:value-type="string">
            <text:p>Chiba</text:p>
          </table:table-cell>
          <table:table-cell table:style-name="ce464" office:value-type="string" calcext:value-type="string">
            <text:p>Saki</text:p>
          </table:table-cell>
          <table:table-cell table:style-name="ce620" office:value-type="string" calcext:value-type="string">
            <text:p>Tamura</text:p>
          </table:table-cell>
          <table:table-cell table:style-name="ce378"/>
          <table:table-cell table:style-name="ce623"/>
          <table:table-cell table:style-name="ce464" office:value-type="string" calcext:value-type="string">
            <text:p>Ruben</text:p>
          </table:table-cell>
          <table:table-cell table:style-name="ce620" office:value-type="string" calcext:value-type="string">
            <text:p>Andersen</text:p>
          </table:table-cell>
          <table:table-cell table:style-name="ce464" office:value-type="string" calcext:value-type="string">
            <text:p>Evdokia</text:p>
          </table:table-cell>
          <table:table-cell table:style-name="ce620" office:value-type="string" calcext:value-type="string">
            <text:p>Okumura</text:p>
          </table:table-cell>
          <table:table-cell table:style-name="ce378" office:value-type="string" calcext:value-type="string">
            <text:p>Ume</text:p>
          </table:table-cell>
          <table:table-cell table:style-name="ce623" office:value-type="string" calcext:value-type="string">
            <text:p>Fujio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38]+1" office:value-type="float" office:value="38" calcext:value-type="float">
            <text:p>38</text:p>
          </table:table-cell>
          <table:table-cell table:style-name="ce614" office:value-type="string" calcext:value-type="string">
            <text:p>Kezelyu</text:p>
          </table:table-cell>
          <table:table-cell table:style-name="ce620" office:value-type="string" calcext:value-type="string">
            <text:p>az Erdély</text:p>
          </table:table-cell>
          <table:table-cell table:style-name="ce464" office:value-type="string" calcext:value-type="string">
            <text:p>Sanae</text:p>
          </table:table-cell>
          <table:table-cell table:style-name="ce620" office:value-type="string" calcext:value-type="string">
            <text:p>Taked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Ryuko</text:p>
          </table:table-cell>
          <table:table-cell table:style-name="ce623" office:value-type="string" calcext:value-type="string">
            <text:p>Matsushime</text:p>
          </table:table-cell>
          <table:table-cell table:style-name="ce378" office:value-type="string" calcext:value-type="string">
            <text:p>Seigi</text:p>
          </table:table-cell>
          <table:table-cell table:style-name="ce623" office:value-type="string" calcext:value-type="string">
            <text:p>Yamazaki</text:p>
          </table:table-cell>
          <table:table-cell table:style-name="ce378" office:value-type="string" calcext:value-type="string">
            <text:p>Janus</text:p>
          </table:table-cell>
          <table:table-cell table:style-name="ce623" office:value-type="string" calcext:value-type="string">
            <text:p>Hoyle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39]+1" office:value-type="float" office:value="39" calcext:value-type="float">
            <text:p>39</text:p>
          </table:table-cell>
          <table:table-cell table:style-name="ce614" office:value-type="string" calcext:value-type="string">
            <text:p>Kichiro</text:p>
          </table:table-cell>
          <table:table-cell table:style-name="ce620" office:value-type="string" calcext:value-type="string">
            <text:p>Tamura</text:p>
          </table:table-cell>
          <table:table-cell table:style-name="ce464" office:value-type="string" calcext:value-type="string">
            <text:p>Scott</text:p>
          </table:table-cell>
          <table:table-cell table:style-name="ce620" office:value-type="string" calcext:value-type="string">
            <text:p>Alexander</text:p>
          </table:table-cell>
          <table:table-cell table:style-name="ce378"/>
          <table:table-cell table:style-name="ce623"/>
          <table:table-cell table:style-name="ce378" office:value-type="string" calcext:value-type="string">
            <text:p>Salimeh</text:p>
          </table:table-cell>
          <table:table-cell table:style-name="ce623" office:value-type="string" calcext:value-type="string">
            <text:p>Alizadeh</text:p>
          </table:table-cell>
          <table:table-cell table:style-name="ce378" office:value-type="string" calcext:value-type="string">
            <text:p>Ayuka</text:p>
          </table:table-cell>
          <table:table-cell table:style-name="ce623" office:value-type="string" calcext:value-type="string">
            <text:p>Hiraki</text:p>
          </table:table-cell>
          <table:table-cell table:style-name="ce378" office:value-type="string" calcext:value-type="string">
            <text:p>Loann</text:p>
          </table:table-cell>
          <table:table-cell table:style-name="ce623" office:value-type="string" calcext:value-type="string">
            <text:p>Hoang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0]+1" office:value-type="float" office:value="40" calcext:value-type="float">
            <text:p>40</text:p>
          </table:table-cell>
          <table:table-cell table:style-name="ce616" office:value-type="string" calcext:value-type="string">
            <text:p>Koharu</text:p>
          </table:table-cell>
          <table:table-cell table:style-name="ce624" office:value-type="string" calcext:value-type="string">
            <text:p>Chiba</text:p>
          </table:table-cell>
          <table:table-cell table:style-name="ce464" office:value-type="string" calcext:value-type="string">
            <text:p>Seo-jun</text:p>
          </table:table-cell>
          <table:table-cell table:style-name="ce620" office:value-type="string" calcext:value-type="string">
            <text:p>Yoon</text:p>
          </table:table-cell>
          <table:table-cell table:style-name="ce378"/>
          <table:table-cell table:style-name="ce623"/>
          <table:table-cell table:style-name="ce378" office:value-type="string" calcext:value-type="string">
            <text:p>Samuel</text:p>
          </table:table-cell>
          <table:table-cell table:style-name="ce623" office:value-type="string" calcext:value-type="string">
            <text:p>Carter</text:p>
          </table:table-cell>
          <table:table-cell table:style-name="ce378" office:value-type="string" calcext:value-type="string">
            <text:p>Isaac</text:p>
          </table:table-cell>
          <table:table-cell table:style-name="ce623" office:value-type="string" calcext:value-type="string">
            <text:p>Akin</text:p>
          </table:table-cell>
          <table:table-cell table:style-name="ce378" office:value-type="string" calcext:value-type="string">
            <text:p>Mehreen</text:p>
          </table:table-cell>
          <table:table-cell table:style-name="ce623" office:value-type="string" calcext:value-type="string">
            <text:p>Wazir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1]+1" office:value-type="float" office:value="41" calcext:value-type="float">
            <text:p>41</text:p>
          </table:table-cell>
          <table:table-cell table:style-name="ce614" office:value-type="string" calcext:value-type="string">
            <text:p>Léo</text:p>
          </table:table-cell>
          <table:table-cell table:style-name="ce620" office:value-type="string" calcext:value-type="string">
            <text:p>Vallée</text:p>
          </table:table-cell>
          <table:table-cell table:style-name="ce464" office:value-type="string" calcext:value-type="string">
            <text:p>Shizuka</text:p>
          </table:table-cell>
          <table:table-cell table:style-name="ce620" office:value-type="string" calcext:value-type="string">
            <text:p>Mizutani</text:p>
          </table:table-cell>
          <table:table-cell table:style-name="ce378"/>
          <table:table-cell table:style-name="ce623"/>
          <table:table-cell table:style-name="ce378" office:value-type="string" calcext:value-type="string">
            <text:p>Skandar</text:p>
          </table:table-cell>
          <table:table-cell table:style-name="ce623" office:value-type="string" calcext:value-type="string">
            <text:p>Cela</text:p>
          </table:table-cell>
          <table:table-cell table:style-name="ce378" office:value-type="string" calcext:value-type="string">
            <text:p>Atshi</text:p>
          </table:table-cell>
          <table:table-cell table:style-name="ce623" office:value-type="string" calcext:value-type="string">
            <text:p>Curt</text:p>
          </table:table-cell>
          <table:table-cell table:style-name="ce378" office:value-type="string" calcext:value-type="string">
            <text:p>Airi</text:p>
          </table:table-cell>
          <table:table-cell table:style-name="ce623" office:value-type="string" calcext:value-type="string">
            <text:p>Ayase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2]+1" office:value-type="float" office:value="42" calcext:value-type="float">
            <text:p>42</text:p>
          </table:table-cell>
          <table:table-cell table:style-name="ce614" office:value-type="string" calcext:value-type="string">
            <text:p>Lyslas</text:p>
          </table:table-cell>
          <table:table-cell table:style-name="ce620" office:value-type="string" calcext:value-type="string">
            <text:p>Bloom</text:p>
          </table:table-cell>
          <table:table-cell table:style-name="ce464" office:value-type="string" calcext:value-type="string">
            <text:p>Shô</text:p>
          </table:table-cell>
          <table:table-cell table:style-name="ce620" office:value-type="string" calcext:value-type="string">
            <text:p>Watanabe</text:p>
          </table:table-cell>
          <table:table-cell table:style-name="ce378"/>
          <table:table-cell table:style-name="ce623"/>
          <table:table-cell table:style-name="ce464" office:value-type="string" calcext:value-type="string">
            <text:p>Sparrow</text:p>
          </table:table-cell>
          <table:table-cell table:style-name="ce620" office:value-type="string" calcext:value-type="string">
            <text:p>Davies</text:p>
          </table:table-cell>
          <table:table-cell table:style-name="ce378" office:value-type="string" calcext:value-type="string">
            <text:p>Zélia</text:p>
          </table:table-cell>
          <table:table-cell table:style-name="ce623" office:value-type="string" calcext:value-type="string">
            <text:p>Arnaud</text:p>
          </table:table-cell>
          <table:table-cell table:style-name="ce378" office:value-type="string" calcext:value-type="string">
            <text:p>Liu</text:p>
          </table:table-cell>
          <table:table-cell table:style-name="ce623" office:value-type="string" calcext:value-type="string">
            <text:p>Grey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43]+1" office:value-type="float" office:value="43" calcext:value-type="float">
            <text:p>43</text:p>
          </table:table-cell>
          <table:table-cell table:style-name="ce614" office:value-type="string" calcext:value-type="string">
            <text:p>Mayu</text:p>
          </table:table-cell>
          <table:table-cell table:style-name="ce620" office:value-type="string" calcext:value-type="string">
            <text:p>Imaï</text:p>
          </table:table-cell>
          <table:table-cell table:style-name="ce464" office:value-type="string" calcext:value-type="string">
            <text:p>Soma</text:p>
          </table:table-cell>
          <table:table-cell table:style-name="ce620" office:value-type="string" calcext:value-type="string">
            <text:p>Nishijim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Subaru</text:p>
          </table:table-cell>
          <table:table-cell table:style-name="ce623" office:value-type="string" calcext:value-type="string">
            <text:p>Matsushime</text:p>
          </table:table-cell>
          <table:table-cell table:style-name="ce378" office:value-type="string" calcext:value-type="string">
            <text:p>Xiao Wei</text:p>
          </table:table-cell>
          <table:table-cell table:style-name="ce623" office:value-type="string" calcext:value-type="string">
            <text:p>Qing</text:p>
          </table:table-cell>
          <table:table-cell table:style-name="ce378" office:value-type="string" calcext:value-type="string">
            <text:p>Naru</text:p>
          </table:table-cell>
          <table:table-cell table:style-name="ce623" office:value-type="string" calcext:value-type="string">
            <text:p>Nirobu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4]+1" office:value-type="float" office:value="44" calcext:value-type="float">
            <text:p>44</text:p>
          </table:table-cell>
          <table:table-cell table:style-name="ce614" office:value-type="string" calcext:value-type="string">
            <text:p>Megumi</text:p>
          </table:table-cell>
          <table:table-cell table:style-name="ce620" office:value-type="string" calcext:value-type="string">
            <text:p>Hasegawa</text:p>
          </table:table-cell>
          <table:table-cell table:style-name="ce464" office:value-type="string" calcext:value-type="string">
            <text:p>Stele</text:p>
          </table:table-cell>
          <table:table-cell table:style-name="ce620" office:value-type="string" calcext:value-type="string">
            <text:p>Asyn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Tadeshi</text:p>
          </table:table-cell>
          <table:table-cell table:style-name="ce623" office:value-type="string" calcext:value-type="string">
            <text:p>Hasegaw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Catherine</text:p>
          </table:table-cell>
          <table:table-cell table:style-name="ce623" office:value-type="string" calcext:value-type="string">
            <text:p>Traore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45]+1" office:value-type="float" office:value="45" calcext:value-type="float">
            <text:p>45</text:p>
          </table:table-cell>
          <table:table-cell table:style-name="ce614" office:value-type="string" calcext:value-type="string">
            <text:p>Mélanie</text:p>
          </table:table-cell>
          <table:table-cell table:style-name="ce620" office:value-type="string" calcext:value-type="string">
            <text:p>Duchamps</text:p>
          </table:table-cell>
          <table:table-cell table:style-name="ce464" office:value-type="string" calcext:value-type="string">
            <text:p>Steven</text:p>
          </table:table-cell>
          <table:table-cell table:style-name="ce620" office:value-type="string" calcext:value-type="string">
            <text:p>Huggues</text:p>
          </table:table-cell>
          <table:table-cell table:style-name="ce378"/>
          <table:table-cell table:style-name="ce623"/>
          <table:table-cell table:style-name="ce464" office:value-type="string" calcext:value-type="string">
            <text:p>Thibault</text:p>
          </table:table-cell>
          <table:table-cell table:style-name="ce620" office:value-type="string" calcext:value-type="string">
            <text:p>Laangbroek</text:p>
          </table:table-cell>
          <table:table-cell table:style-name="ce378"/>
          <table:table-cell table:style-name="ce623"/>
          <table:table-cell table:style-name="ce378" office:value-type="string" calcext:value-type="string">
            <text:p>Ena</text:p>
          </table:table-cell>
          <table:table-cell table:style-name="ce623" office:value-type="string" calcext:value-type="string">
            <text:p>Sugawara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6">
          <table:table-cell table:style-name="ce612" table:formula="of:=[.A46]+1" office:value-type="float" office:value="46" calcext:value-type="float">
            <text:p>46</text:p>
          </table:table-cell>
          <table:table-cell table:style-name="ce614" office:value-type="string" calcext:value-type="string">
            <text:p>Mike</text:p>
          </table:table-cell>
          <table:table-cell table:style-name="ce620" office:value-type="string" calcext:value-type="string">
            <text:p>Walker</text:p>
          </table:table-cell>
          <table:table-cell table:style-name="ce464" office:value-type="string" calcext:value-type="string">
            <text:p>Tomiju</text:p>
          </table:table-cell>
          <table:table-cell table:style-name="ce620" office:value-type="string" calcext:value-type="string">
            <text:p>Takahar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Tomyris</text:p>
          </table:table-cell>
          <table:table-cell table:style-name="ce623" office:value-type="string" calcext:value-type="string">
            <text:p>Puget de Cabassole du Réal de Berbentane </text:p>
          </table:table-cell>
          <table:table-cell table:style-name="ce378"/>
          <table:table-cell table:style-name="ce623"/>
          <table:table-cell table:style-name="ce378" office:value-type="string" calcext:value-type="string">
            <text:p>Aaron</text:p>
          </table:table-cell>
          <table:table-cell table:style-name="ce623" office:value-type="string" calcext:value-type="string">
            <text:p>Cabrera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7]+1" office:value-type="float" office:value="47" calcext:value-type="float">
            <text:p>47</text:p>
          </table:table-cell>
          <table:table-cell table:style-name="ce614" office:value-type="string" calcext:value-type="string">
            <text:p>Min-Ho</text:p>
          </table:table-cell>
          <table:table-cell table:style-name="ce620" office:value-type="string" calcext:value-type="string">
            <text:p>Kim</text:p>
          </table:table-cell>
          <table:table-cell table:style-name="ce439" office:value-type="string" calcext:value-type="string">
            <text:p>Sasha</text:p>
          </table:table-cell>
          <table:table-cell table:style-name="ce621" office:value-type="string" calcext:value-type="string">
            <text:p>Sokolov</text:p>
          </table:table-cell>
          <table:table-cell table:style-name="ce378"/>
          <table:table-cell table:style-name="ce623"/>
          <table:table-cell table:style-name="ce378" office:value-type="string" calcext:value-type="string">
            <text:p>Valéry</text:p>
          </table:table-cell>
          <table:table-cell table:style-name="ce623" office:value-type="string" calcext:value-type="string">
            <text:p>Domadi</text:p>
          </table:table-cell>
          <table:table-cell table:style-name="ce378"/>
          <table:table-cell table:style-name="ce623"/>
          <table:table-cell table:style-name="ce378" office:value-type="string" calcext:value-type="string">
            <text:p>Romain</text:p>
          </table:table-cell>
          <table:table-cell table:style-name="ce623" office:value-type="string" calcext:value-type="string">
            <text:p>Reymond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8]+1" office:value-type="float" office:value="48" calcext:value-type="float">
            <text:p>48</text:p>
          </table:table-cell>
          <table:table-cell table:style-name="ce614" office:value-type="string" calcext:value-type="string">
            <text:p>Minoru</text:p>
          </table:table-cell>
          <table:table-cell table:style-name="ce620" office:value-type="string" calcext:value-type="string">
            <text:p>Adashi</text:p>
          </table:table-cell>
          <table:table-cell table:style-name="ce378" office:value-type="string" calcext:value-type="string">
            <text:p>Viclean</text:p>
          </table:table-cell>
          <table:table-cell table:style-name="ce623" office:value-type="string" calcext:value-type="string">
            <text:p>Floar</text:p>
          </table:table-cell>
          <table:table-cell table:style-name="ce378"/>
          <table:table-cell table:style-name="ce623"/>
          <table:table-cell table:style-name="ce378" office:value-type="string" calcext:value-type="string">
            <text:p>Virginie</text:p>
          </table:table-cell>
          <table:table-cell table:style-name="ce623" office:value-type="string" calcext:value-type="string">
            <text:p>Himekawa</text:p>
          </table:table-cell>
          <table:table-cell table:style-name="ce378"/>
          <table:table-cell table:style-name="ce623"/>
          <table:table-cell table:style-name="ce378" office:value-type="string" calcext:value-type="string">
            <text:p>Aiko</text:p>
          </table:table-cell>
          <table:table-cell table:style-name="ce623" office:value-type="string" calcext:value-type="string">
            <text:p>Shingetsu </text:p>
          </table:table-cell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49]+1" office:value-type="float" office:value="49" calcext:value-type="float">
            <text:p>49</text:p>
          </table:table-cell>
          <table:table-cell table:style-name="ce614" office:value-type="string" calcext:value-type="string">
            <text:p>Miyako</text:p>
          </table:table-cell>
          <table:table-cell table:style-name="ce620" office:value-type="string" calcext:value-type="string">
            <text:p>Nishimura</text:p>
          </table:table-cell>
          <table:table-cell table:style-name="ce378" office:value-type="string" calcext:value-type="string">
            <text:p>Viktoria </text:p>
          </table:table-cell>
          <table:table-cell table:style-name="ce623" office:value-type="string" calcext:value-type="string">
            <text:p>Dorsch</text:p>
          </table:table-cell>
          <table:table-cell table:style-name="ce378"/>
          <table:table-cell table:style-name="ce623"/>
          <table:table-cell table:style-name="ce378" office:value-type="string" calcext:value-type="string">
            <text:p>Yousey</text:p>
          </table:table-cell>
          <table:table-cell table:style-name="ce623" office:value-type="string" calcext:value-type="string">
            <text:p>Naidoo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0]+1" office:value-type="float" office:value="50" calcext:value-type="float">
            <text:p>50</text:p>
          </table:table-cell>
          <table:table-cell table:style-name="ce614" office:value-type="string" calcext:value-type="string">
            <text:p>Mizuki</text:p>
          </table:table-cell>
          <table:table-cell table:style-name="ce620" office:value-type="string" calcext:value-type="string">
            <text:p>Tomoda</text:p>
          </table:table-cell>
          <table:table-cell table:style-name="ce464" office:value-type="string" calcext:value-type="string">
            <text:p>Vlad</text:p>
          </table:table-cell>
          <table:table-cell table:style-name="ce620" office:value-type="string" calcext:value-type="string">
            <text:p>Koltchak</text:p>
          </table:table-cell>
          <table:table-cell table:style-name="ce378"/>
          <table:table-cell table:style-name="ce623"/>
          <table:table-cell table:style-name="ce378" office:value-type="string" calcext:value-type="string">
            <text:p>Yu Jin</text:p>
          </table:table-cell>
          <table:table-cell table:style-name="ce623" office:value-type="string" calcext:value-type="string">
            <text:p>Ri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51]+1" office:value-type="float" office:value="51" calcext:value-type="float">
            <text:p>51</text:p>
          </table:table-cell>
          <table:table-cell table:style-name="ce616" office:value-type="string" calcext:value-type="string">
            <text:p>Naïs</text:p>
          </table:table-cell>
          <table:table-cell table:style-name="ce623" office:value-type="string" calcext:value-type="string">
            <text:p>Fabre-Bouyer</text:p>
          </table:table-cell>
          <table:table-cell table:style-name="ce378" office:value-type="string" calcext:value-type="string">
            <text:p>Wassem </text:p>
          </table:table-cell>
          <table:table-cell table:style-name="ce623" office:value-type="string" calcext:value-type="string">
            <text:p>Sleiman</text:p>
          </table:table-cell>
          <table:table-cell table:style-name="ce378"/>
          <table:table-cell table:style-name="ce623"/>
          <table:table-cell table:style-name="ce378" office:value-type="string" calcext:value-type="string">
            <text:p>Zhaoyanfang</text:p>
          </table:table-cell>
          <table:table-cell table:style-name="ce623" office:value-type="string" calcext:value-type="string">
            <text:p>Salazar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2]+1" office:value-type="float" office:value="52" calcext:value-type="float">
            <text:p>52</text:p>
          </table:table-cell>
          <table:table-cell table:style-name="ce614" office:value-type="string" calcext:value-type="string">
            <text:p>Neia</text:p>
          </table:table-cell>
          <table:table-cell table:style-name="ce620" office:value-type="string" calcext:value-type="string">
            <text:p>Hiristel</text:p>
          </table:table-cell>
          <table:table-cell table:style-name="ce378" office:value-type="string" calcext:value-type="string">
            <text:p>Willemien</text:p>
          </table:table-cell>
          <table:table-cell table:style-name="ce623" office:value-type="string" calcext:value-type="string">
            <text:p>Van Heel</text:p>
          </table:table-cell>
          <table:table-cell table:style-name="ce378"/>
          <table:table-cell table:style-name="ce623"/>
          <table:table-cell table:style-name="ce378" office:value-type="string" calcext:value-type="string">
            <text:p>Rebecca</text:p>
          </table:table-cell>
          <table:table-cell table:style-name="ce623" office:value-type="string" calcext:value-type="string">
            <text:p>Chapman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4">
          <table:table-cell table:style-name="ce612" table:formula="of:=[.A53]+1" office:value-type="float" office:value="53" calcext:value-type="float">
            <text:p>53</text:p>
          </table:table-cell>
          <table:table-cell table:style-name="ce614" office:value-type="string" calcext:value-type="string">
            <text:p>Nikolaï</text:p>
          </table:table-cell>
          <table:table-cell table:style-name="ce620" office:value-type="string" calcext:value-type="string">
            <text:p>Vorken</text:p>
          </table:table-cell>
          <table:table-cell table:style-name="ce378" office:value-type="string" calcext:value-type="string">
            <text:p>Xania</text:p>
          </table:table-cell>
          <table:table-cell table:style-name="ce624" office:value-type="string" calcext:value-type="string">
            <text:p>Martinez</text:p>
          </table:table-cell>
          <table:table-cell table:style-name="ce378"/>
          <table:table-cell table:style-name="ce623"/>
          <table:table-cell table:style-name="ce378" office:value-type="string" calcext:value-type="string">
            <text:p>Aristophane</text:p>
          </table:table-cell>
          <table:table-cell table:style-name="ce623" office:value-type="string" calcext:value-type="string">
            <text:p>Karabias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4]+1" office:value-type="float" office:value="54" calcext:value-type="float">
            <text:p>54</text:p>
          </table:table-cell>
          <table:table-cell table:style-name="ce616" office:value-type="string" calcext:value-type="string">
            <text:p>Noé</text:p>
          </table:table-cell>
          <table:table-cell table:style-name="ce624" office:value-type="string" calcext:value-type="string">
            <text:p>Wouters</text:p>
          </table:table-cell>
          <table:table-cell table:style-name="ce378" office:value-type="string" calcext:value-type="string">
            <text:p>Yu</text:p>
          </table:table-cell>
          <table:table-cell table:style-name="ce623" office:value-type="string" calcext:value-type="string">
            <text:p>Ishiguro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5]+1" office:value-type="float" office:value="55" calcext:value-type="float">
            <text:p>55</text:p>
          </table:table-cell>
          <table:table-cell table:style-name="ce615" office:value-type="string" calcext:value-type="string">
            <text:p>Pandora</text:p>
          </table:table-cell>
          <table:table-cell table:style-name="ce621" office:value-type="string" calcext:value-type="string">
            <text:p>Mylonas</text:p>
          </table:table-cell>
          <table:table-cell table:style-name="ce464" office:value-type="string" calcext:value-type="string">
            <text:p>Yuji</text:p>
          </table:table-cell>
          <table:table-cell table:style-name="ce620" office:value-type="string" calcext:value-type="string">
            <text:p>Monokochi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6]+1" office:value-type="float" office:value="56" calcext:value-type="float">
            <text:p>56</text:p>
          </table:table-cell>
          <table:table-cell table:style-name="ce614" office:value-type="string" calcext:value-type="string">
            <text:p>Ran</text:p>
          </table:table-cell>
          <table:table-cell table:style-name="ce620" office:value-type="string" calcext:value-type="string">
            <text:p>Saito</text:p>
          </table:table-cell>
          <table:table-cell table:style-name="ce378" office:value-type="string" calcext:value-type="string">
            <text:p>Yuri</text:p>
          </table:table-cell>
          <table:table-cell table:style-name="ce623" office:value-type="string" calcext:value-type="string">
            <text:p>Fuyuji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7]+1" office:value-type="float" office:value="57" calcext:value-type="float">
            <text:p>57</text:p>
          </table:table-cell>
          <table:table-cell table:style-name="ce614" office:value-type="string" calcext:value-type="string">
            <text:p>Randall</text:p>
          </table:table-cell>
          <table:table-cell table:style-name="ce620" office:value-type="string" calcext:value-type="string">
            <text:p>Cooper</text:p>
          </table:table-cell>
          <table:table-cell table:style-name="ce464" office:value-type="string" calcext:value-type="string">
            <text:p>Yuuki</text:p>
          </table:table-cell>
          <table:table-cell table:style-name="ce620" office:value-type="string" calcext:value-type="string">
            <text:p>Maeda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8]+1" office:value-type="float" office:value="58" calcext:value-type="float">
            <text:p>58</text:p>
          </table:table-cell>
          <table:table-cell table:style-name="ce614" office:value-type="string" calcext:value-type="string">
            <text:p>Raraka</text:p>
          </table:table-cell>
          <table:table-cell table:style-name="ce620" office:value-type="string" calcext:value-type="string">
            <text:p>Son</text:p>
          </table:table-cell>
          <table:table-cell table:style-name="ce378" office:value-type="string" calcext:value-type="string">
            <text:p>Zoraya</text:p>
          </table:table-cell>
          <table:table-cell table:style-name="ce623" office:value-type="string" calcext:value-type="string">
            <text:p>Makavejev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59]+1" office:value-type="float" office:value="59" calcext:value-type="float">
            <text:p>59</text:p>
          </table:table-cell>
          <table:table-cell table:style-name="ce614" office:value-type="string" calcext:value-type="string">
            <text:p>Remington</text:p>
          </table:table-cell>
          <table:table-cell table:style-name="ce620" office:value-type="string" calcext:value-type="string">
            <text:p>Miller</text:p>
          </table:table-cell>
          <table:table-cell table:style-name="ce439"/>
          <table:table-cell table:style-name="ce63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0]+1" office:value-type="float" office:value="60" calcext:value-type="float">
            <text:p>60</text:p>
          </table:table-cell>
          <table:table-cell table:style-name="ce614" office:value-type="string" calcext:value-type="string">
            <text:p>Royale</text:p>
          </table:table-cell>
          <table:table-cell table:style-name="ce620" office:value-type="string" calcext:value-type="string">
            <text:p>Flush</text:p>
          </table:table-cell>
          <table:table-cell table:style-name="ce439"/>
          <table:table-cell table:style-name="ce621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1]+1" office:value-type="float" office:value="61" calcext:value-type="float">
            <text:p>61</text:p>
          </table:table-cell>
          <table:table-cell table:style-name="ce614" office:value-type="string" calcext:value-type="string">
            <text:p>Sakutaro</text:p>
          </table:table-cell>
          <table:table-cell table:style-name="ce620" office:value-type="string" calcext:value-type="string">
            <text:p>Imaï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2]+1" office:value-type="float" office:value="62" calcext:value-type="float">
            <text:p>62</text:p>
          </table:table-cell>
          <table:table-cell table:style-name="ce616" office:value-type="string" calcext:value-type="string">
            <text:p>Sean</text:p>
          </table:table-cell>
          <table:table-cell table:style-name="ce624" office:value-type="string" calcext:value-type="string">
            <text:p>Taylor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3]+1" office:value-type="float" office:value="63" calcext:value-type="float">
            <text:p>63</text:p>
          </table:table-cell>
          <table:table-cell table:style-name="ce614" office:value-type="string" calcext:value-type="string">
            <text:p>Senri</text:p>
          </table:table-cell>
          <table:table-cell table:style-name="ce620" office:value-type="string" calcext:value-type="string">
            <text:p>Kizoku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4]+1" office:value-type="float" office:value="64" calcext:value-type="float">
            <text:p>64</text:p>
          </table:table-cell>
          <table:table-cell table:style-name="ce616" office:value-type="string" calcext:value-type="string">
            <text:p>Shanleigh</text:p>
          </table:table-cell>
          <table:table-cell table:style-name="ce623" office:value-type="string" calcext:value-type="string">
            <text:p>O'Sullivan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5]+1" office:value-type="float" office:value="65" calcext:value-type="float">
            <text:p>65</text:p>
          </table:table-cell>
          <table:table-cell table:style-name="ce615" office:value-type="string" calcext:value-type="string">
            <text:p>Shayla</text:p>
          </table:table-cell>
          <table:table-cell table:style-name="ce621" office:value-type="string" calcext:value-type="string">
            <text:p>Edridge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6]+1" office:value-type="float" office:value="66" calcext:value-type="float">
            <text:p>66</text:p>
          </table:table-cell>
          <table:table-cell table:style-name="ce614" office:value-type="string" calcext:value-type="string">
            <text:p>Sour</text:p>
          </table:table-cell>
          <table:table-cell table:style-name="ce620" office:value-type="string" calcext:value-type="string">
            <text:p>Asyna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7]+1" office:value-type="float" office:value="67" calcext:value-type="float">
            <text:p>67</text:p>
          </table:table-cell>
          <table:table-cell table:style-name="ce614" office:value-type="string" calcext:value-type="string">
            <text:p>Sukina</text:p>
          </table:table-cell>
          <table:table-cell table:style-name="ce620" office:value-type="string" calcext:value-type="string">
            <text:p>Karasu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8]+1" office:value-type="float" office:value="68" calcext:value-type="float">
            <text:p>68</text:p>
          </table:table-cell>
          <table:table-cell table:style-name="ce614" office:value-type="string" calcext:value-type="string">
            <text:p>Takahiro</text:p>
          </table:table-cell>
          <table:table-cell table:style-name="ce620" office:value-type="string" calcext:value-type="string">
            <text:p>Sakanoe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69]+1" office:value-type="float" office:value="69" calcext:value-type="float">
            <text:p>69</text:p>
          </table:table-cell>
          <table:table-cell table:style-name="ce614" office:value-type="string" calcext:value-type="string">
            <text:p>Vassili</text:p>
          </table:table-cell>
          <table:table-cell table:style-name="ce620" office:value-type="string" calcext:value-type="string">
            <text:p>Gavril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0]+1" office:value-type="float" office:value="70" calcext:value-type="float">
            <text:p>70</text:p>
          </table:table-cell>
          <table:table-cell table:style-name="ce614" office:value-type="string" calcext:value-type="string">
            <text:p>Veikko</text:p>
          </table:table-cell>
          <table:table-cell table:style-name="ce620" office:value-type="string" calcext:value-type="string">
            <text:p>Lajunen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1]+1" office:value-type="float" office:value="71" calcext:value-type="float">
            <text:p>71</text:p>
          </table:table-cell>
          <table:table-cell table:style-name="ce614" office:value-type="string" calcext:value-type="string">
            <text:p>Violaine</text:p>
          </table:table-cell>
          <table:table-cell table:style-name="ce620" office:value-type="string" calcext:value-type="string">
            <text:p>Klein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2]+1" office:value-type="float" office:value="72" calcext:value-type="float">
            <text:p>72</text:p>
          </table:table-cell>
          <table:table-cell table:style-name="ce614" office:value-type="string" calcext:value-type="string">
            <text:p>Wen Xiang</text:p>
          </table:table-cell>
          <table:table-cell table:style-name="ce620" office:value-type="string" calcext:value-type="string">
            <text:p>Monogatari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3]+1" office:value-type="float" office:value="73" calcext:value-type="float">
            <text:p>73</text:p>
          </table:table-cell>
          <table:table-cell table:style-name="ce616" office:value-type="string" calcext:value-type="string">
            <text:p>Yuàn Shan</text:p>
          </table:table-cell>
          <table:table-cell table:style-name="ce623" office:value-type="string" calcext:value-type="string">
            <text:p>/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4]+1" office:value-type="float" office:value="74" calcext:value-type="float">
            <text:p>74</text:p>
          </table:table-cell>
          <table:table-cell table:style-name="ce616" office:value-type="string" calcext:value-type="string">
            <text:p>Yumiko</text:p>
          </table:table-cell>
          <table:table-cell table:style-name="ce626" office:value-type="string" calcext:value-type="string">
            <text:p>Hamasaki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5]+1" office:value-type="float" office:value="75" calcext:value-type="float">
            <text:p>75</text:p>
          </table:table-cell>
          <table:table-cell table:style-name="ce614" office:value-type="string" calcext:value-type="string">
            <text:p>Yuzuha</text:p>
          </table:table-cell>
          <table:table-cell table:style-name="ce620" office:value-type="string" calcext:value-type="string">
            <text:p>Ohno</text:p>
          </table:table-cell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6]+1" office:value-type="float" office:value="76" calcext:value-type="float">
            <text:p>76</text:p>
          </table:table-cell>
          <table:table-cell table:style-name="ce615"/>
          <table:table-cell table:style-name="ce621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7]+1" office:value-type="float" office:value="77" calcext:value-type="float">
            <text:p>77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8]+1" office:value-type="float" office:value="78" calcext:value-type="float">
            <text:p>78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79]+1" office:value-type="float" office:value="79" calcext:value-type="float">
            <text:p>79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0]+1" office:value-type="float" office:value="80" calcext:value-type="float">
            <text:p>80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1]+1" office:value-type="float" office:value="81" calcext:value-type="float">
            <text:p>81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2]+1" office:value-type="float" office:value="82" calcext:value-type="float">
            <text:p>82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3]+1" office:value-type="float" office:value="83" calcext:value-type="float">
            <text:p>83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4]+1" office:value-type="float" office:value="84" calcext:value-type="float">
            <text:p>84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5]+1" office:value-type="float" office:value="85" calcext:value-type="float">
            <text:p>85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6]+1" office:value-type="float" office:value="86" calcext:value-type="float">
            <text:p>86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7]+1" office:value-type="float" office:value="87" calcext:value-type="float">
            <text:p>87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8]+1" office:value-type="float" office:value="88" calcext:value-type="float">
            <text:p>88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89]+1" office:value-type="float" office:value="89" calcext:value-type="float">
            <text:p>89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0]+1" office:value-type="float" office:value="90" calcext:value-type="float">
            <text:p>90</text:p>
          </table:table-cell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1]+1" office:value-type="float" office:value="91" calcext:value-type="float">
            <text:p>91</text:p>
          </table:table-cell>
          <table:table-cell table:style-name="ce616"/>
          <table:table-cell table:style-name="ce623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2]+1" office:value-type="float" office:value="92" calcext:value-type="float">
            <text:p>92</text:p>
          </table:table-cell>
          <table:table-cell table:style-name="ce616"/>
          <table:table-cell table:style-name="ce623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3]+1" office:value-type="float" office:value="93" calcext:value-type="float">
            <text:p>93</text:p>
          </table:table-cell>
          <table:table-cell table:style-name="ce616"/>
          <table:table-cell table:style-name="ce623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4]+1" office:value-type="float" office:value="94" calcext:value-type="float">
            <text:p>94</text:p>
          </table:table-cell>
          <table:table-cell table:style-name="ce616"/>
          <table:table-cell table:style-name="ce623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5]+1" office:value-type="float" office:value="95" calcext:value-type="float">
            <text:p>95</text:p>
          </table:table-cell>
          <table:table-cell table:style-name="ce617"/>
          <table:table-cell table:style-name="ce627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6]+1" office:value-type="float" office:value="96" calcext:value-type="float">
            <text:p>96</text:p>
          </table:table-cell>
          <table:table-cell table:style-name="ce617"/>
          <table:table-cell table:style-name="ce627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7]+1" office:value-type="float" office:value="97" calcext:value-type="float">
            <text:p>97</text:p>
          </table:table-cell>
          <table:table-cell table:style-name="ce617"/>
          <table:table-cell table:style-name="ce627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8]+1" office:value-type="float" office:value="98" calcext:value-type="float">
            <text:p>98</text:p>
          </table:table-cell>
          <table:table-cell table:style-name="ce617"/>
          <table:table-cell table:style-name="ce627"/>
          <table:table-cell table:style-name="ce630"/>
          <table:table-cell table:style-name="ce627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99]+1" office:value-type="float" office:value="99" calcext:value-type="float">
            <text:p>99</text:p>
          </table:table-cell>
          <table:table-cell table:style-name="ce617"/>
          <table:table-cell table:style-name="ce627"/>
          <table:table-cell table:style-name="ce630"/>
          <table:table-cell table:style-name="ce627"/>
          <table:table-cell table:style-name="ce639"/>
          <table:table-cell table:style-name="ce642"/>
          <table:table-cell table:style-name="ce639"/>
          <table:table-cell table:style-name="ce642"/>
          <table:table-cell table:style-name="ce378"/>
          <table:table-cell table:style-name="ce623"/>
          <table:table-cell table:style-name="ce378"/>
          <table:table-cell table:style-name="ce623"/>
          <table:table-cell table:style-name="ce378" table:number-columns-repeated="2"/>
          <table:table-cell table:style-name="ce616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style-name="ce378"/>
          <table:table-cell table:style-name="ce623"/>
          <table:table-cell table:number-columns-repeated="1001"/>
        </table:table-row>
        <table:table-row table:style-name="ro1">
          <table:table-cell table:style-name="ce612" table:formula="of:=[.A100]+1" office:value-type="float" office:value="100" calcext:value-type="float">
            <text:p>100</text:p>
          </table:table-cell>
          <table:table-cell table:style-name="ce618"/>
          <table:table-cell table:style-name="ce628"/>
          <table:table-cell table:style-name="ce631"/>
          <table:table-cell table:style-name="ce628"/>
          <table:table-cell table:number-columns-repeated="4"/>
          <table:table-cell table:style-name="ce639"/>
          <table:table-cell table:style-name="ce642"/>
          <table:table-cell table:style-name="ce639"/>
          <table:table-cell table:style-name="ce642"/>
          <table:table-cell table:style-name="ce639" table:number-columns-repeated="2"/>
          <table:table-cell table:style-name="ce649"/>
          <table:table-cell table:style-name="ce642"/>
          <table:table-cell table:style-name="ce639"/>
          <table:table-cell table:style-name="ce642"/>
          <table:table-cell table:style-name="ce639"/>
          <table:table-cell table:style-name="ce642"/>
          <table:table-cell table:style-name="ce639"/>
          <table:table-cell table:style-name="ce642"/>
          <table:table-cell table:number-columns-repeated="1001"/>
        </table:table-row>
        <table:table-row table:style-name="ro14" table:number-rows-repeated="104847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aint-Cyr" table:style-name="ta4">
        <table:table-column table:style-name="co26" table:default-cell-style-name="Default"/>
        <table:table-column table:style-name="co16" table:number-columns-repeated="2" table:default-cell-style-name="Default"/>
        <table:table-column table:style-name="co27" table:default-cell-style-name="Default"/>
        <table:table-column table:style-name="co16" table:number-columns-repeated="1020" table:default-cell-style-name="Default"/>
        <table:table-row table:style-name="ro8">
          <table:table-cell table:style-name="ce656" office:value-type="string" calcext:value-type="string">
            <text:p>Personnage</text:p>
          </table:table-cell>
          <table:table-cell table:style-name="ce659" office:value-type="string" calcext:value-type="string">
            <text:p>Année d'entrée</text:p>
          </table:table-cell>
          <table:table-cell table:style-name="ce659" office:value-type="string" calcext:value-type="string">
            <text:p>Année de sortie</text:p>
          </table:table-cell>
          <table:table-cell table:style-name="ce662" office:value-type="string" calcext:value-type="string">
            <text:p>Cursus Complété (O/N)</text:p>
          </table:table-cell>
          <table:table-cell table:style-name="ce666" office:value-type="string" calcext:value-type="string">
            <text:p>Rappel : Un cursus fait 4 ans (c'est l'équivalent du collège)</text:p>
          </table:table-cell>
          <table:table-cell table:number-columns-repeated="1019"/>
        </table:table-row>
        <table:table-row table:style-name="ro17">
          <table:table-cell table:style-name="ce657" office:value-type="string" calcext:value-type="string">
            <text:p>Sharon Al-Rashid</text:p>
          </table:table-cell>
          <table:table-cell table:style-name="ce660" office:value-type="date" office:date-value="2008-09-01" calcext:value-type="date">
            <text:p>septembre 2008</text:p>
          </table:table-cell>
          <table:table-cell table:style-name="ce660" office:value-type="date" office:date-value="2011-06-01" calcext:value-type="date">
            <text:p>juin 2011</text:p>
          </table:table-cell>
          <table:table-cell table:style-name="ce663" office:value-type="string" calcext:value-type="string">
            <text:p>O</text:p>
          </table:table-cell>
          <table:table-cell table:style-name="ce666" office:value-type="string" calcext:value-type="string">
            <text:p>Elle a sauté des classes tkt</text:p>
          </table:table-cell>
          <table:table-cell table:number-columns-repeated="1019"/>
        </table:table-row>
        <table:table-row table:style-name="ro17">
          <table:table-cell table:style-name="ce657" office:value-type="string" calcext:value-type="string">
            <text:p>Emerens Van Heel</text:p>
          </table:table-cell>
          <table:table-cell table:style-name="ce660" office:value-type="date" office:date-value="2010-09-01" calcext:value-type="date">
            <text:p>septembre 2010</text:p>
          </table:table-cell>
          <table:table-cell table:style-name="ce660" office:value-type="date" office:date-value="2013-03-01" calcext:value-type="date">
            <text:p>mars 2013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Thibault Langbrooëk</text:p>
          </table:table-cell>
          <table:table-cell table:style-name="ce660" office:value-type="date" office:date-value="2010-09-01" calcext:value-type="date">
            <text:p>septembre 2010</text:p>
          </table:table-cell>
          <table:table-cell table:style-name="ce660" office:value-type="date" office:date-value="2011-06-01" calcext:value-type="date">
            <text:p>juin 2011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Jules Halt</text:p>
          </table:table-cell>
          <table:table-cell table:style-name="ce660" office:value-type="date" office:date-value="2008-09-01" calcext:value-type="date">
            <text:p>septembre 2008</text:p>
          </table:table-cell>
          <table:table-cell table:style-name="ce660" office:value-type="date" office:date-value="2012-06-01" calcext:value-type="date">
            <text:p>juin 2012</text:p>
          </table:table-cell>
          <table:table-cell table:style-name="ce663" office:value-type="string" calcext:value-type="string">
            <text:p>O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Daniel Scherbakov</text:p>
          </table:table-cell>
          <table:table-cell table:style-name="ce660" office:value-type="date" office:date-value="2012-09-01" calcext:value-type="date">
            <text:p>septembre 2012</text:p>
          </table:table-cell>
          <table:table-cell table:style-name="ce660" office:value-type="date" office:date-value="2013-06-01" calcext:value-type="date">
            <text:p>juin 2013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Abel Tulu</text:p>
          </table:table-cell>
          <table:table-cell table:style-name="ce660" office:value-type="date" office:date-value="2017-09-01" calcext:value-type="date">
            <text:p>septembre 2017</text:p>
          </table:table-cell>
          <table:table-cell table:style-name="ce660" office:value-type="date" office:date-value="2019-06-01" calcext:value-type="date">
            <text:p>juin 2019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Judicaël Levavi</text:p>
          </table:table-cell>
          <table:table-cell table:style-name="ce660" office:value-type="date" office:date-value="2017-09-01" calcext:value-type="date">
            <text:p>septembre 2017</text:p>
          </table:table-cell>
          <table:table-cell table:style-name="ce660" office:value-type="date" office:date-value="2019-04-01" calcext:value-type="date">
            <text:p>avril 2019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Benedikt Manninger-Semmelweis</text:p>
          </table:table-cell>
          <table:table-cell table:style-name="ce660" office:value-type="date" office:date-value="2016-09-01" calcext:value-type="date">
            <text:p>septembre 2016</text:p>
          </table:table-cell>
          <table:table-cell table:style-name="ce660" office:value-type="date" office:date-value="2019-06-01" calcext:value-type="date">
            <text:p>juin 2019</text:p>
          </table:table-cell>
          <table:table-cell table:style-name="ce663" office:value-type="string" calcext:value-type="string">
            <text:p>O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Katja Manninger-Semmelweis</text:p>
          </table:table-cell>
          <table:table-cell table:style-name="ce660" office:value-type="date" office:date-value="2014-09-01" calcext:value-type="date">
            <text:p>septembre 2014</text:p>
          </table:table-cell>
          <table:table-cell table:style-name="ce660" office:value-type="date" office:date-value="2017-06-01" calcext:value-type="date">
            <text:p>juin 2017</text:p>
          </table:table-cell>
          <table:table-cell table:style-name="ce663" office:value-type="string" calcext:value-type="string">
            <text:p>O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Valéry Bebout</text:p>
          </table:table-cell>
          <table:table-cell table:style-name="ce660" office:value-type="date" office:date-value="2017-09-01" calcext:value-type="date">
            <text:p>septembre 2017</text:p>
          </table:table-cell>
          <table:table-cell table:style-name="ce660" office:value-type="date" office:date-value="2019-04-01" calcext:value-type="date">
            <text:p>avril 2019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Willemien Van Heel</text:p>
          </table:table-cell>
          <table:table-cell table:style-name="ce660" office:value-type="date" office:date-value="2012-09-01" calcext:value-type="date">
            <text:p>septembre 2012</text:p>
          </table:table-cell>
          <table:table-cell table:style-name="ce660" office:value-type="date" office:date-value="2013-06-01" calcext:value-type="date">
            <text:p>juin 2013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Kendra Sykes</text:p>
          </table:table-cell>
          <table:table-cell table:style-name="ce660" office:value-type="date" office:date-value="2018-09-01" calcext:value-type="date">
            <text:p>septembre 2018</text:p>
          </table:table-cell>
          <table:table-cell table:style-name="ce660" office:value-type="date" office:date-value="2020-06-01" calcext:value-type="date">
            <text:p>juin 2020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Sven Ruoho</text:p>
          </table:table-cell>
          <table:table-cell table:style-name="ce660" office:value-type="date" office:date-value="2010-09-01" calcext:value-type="date">
            <text:p>septembre 2010</text:p>
          </table:table-cell>
          <table:table-cell table:style-name="ce660" office:value-type="date" office:date-value="2011-06-01" calcext:value-type="date">
            <text:p>juin 2011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Lucie Vanberg</text:p>
          </table:table-cell>
          <table:table-cell table:style-name="ce660" office:value-type="date" office:date-value="2013-09-01" calcext:value-type="date">
            <text:p>septembre 2013</text:p>
          </table:table-cell>
          <table:table-cell table:style-name="ce660" office:value-type="date" office:date-value="2017-06-01" calcext:value-type="date">
            <text:p>juin 2017</text:p>
          </table:table-cell>
          <table:table-cell table:style-name="ce663" office:value-type="string" calcext:value-type="string">
            <text:p>O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Louis Vanberg</text:p>
          </table:table-cell>
          <table:table-cell table:style-name="ce660" office:value-type="date" office:date-value="2009-09-01" calcext:value-type="date">
            <text:p>septembre 2009</text:p>
          </table:table-cell>
          <table:table-cell table:style-name="ce660" office:value-type="date" office:date-value="2013-06-01" calcext:value-type="date">
            <text:p>juin 2013</text:p>
          </table:table-cell>
          <table:table-cell table:style-name="ce663" office:value-type="string" calcext:value-type="string">
            <text:p>O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Alessia Scherbakov</text:p>
          </table:table-cell>
          <table:table-cell table:style-name="ce660" office:value-type="date" office:date-value="2008-09-01" calcext:value-type="date">
            <text:p>septembre 2008</text:p>
          </table:table-cell>
          <table:table-cell table:style-name="ce660" office:value-type="date" office:date-value="2010-06-01" calcext:value-type="date">
            <text:p>juin 2010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7" office:value-type="string" calcext:value-type="string">
            <text:p>Anne Scherbakov</text:p>
          </table:table-cell>
          <table:table-cell table:style-name="ce660" office:value-type="date" office:date-value="2014-09-01" calcext:value-type="date">
            <text:p>septembre 2014</text:p>
          </table:table-cell>
          <table:table-cell table:style-name="ce660" office:value-type="date" office:date-value="2015-06-01" calcext:value-type="date">
            <text:p>juin 2015</text:p>
          </table:table-cell>
          <table:table-cell table:style-name="ce663" office:value-type="string" calcext:value-type="string">
            <text:p>N</text:p>
          </table:table-cell>
          <table:table-cell table:number-columns-repeated="1020"/>
        </table:table-row>
        <table:table-row table:style-name="ro17">
          <table:table-cell table:style-name="ce658" office:value-type="string" calcext:value-type="string">
            <text:p>Freja Blomstedt</text:p>
          </table:table-cell>
          <table:table-cell table:style-name="ce661" office:value-type="date" office:date-value="2011-09-01" calcext:value-type="date">
            <text:p>septembre 2011</text:p>
          </table:table-cell>
          <table:table-cell table:style-name="ce661" office:value-type="date" office:date-value="2013-06-01" calcext:value-type="date">
            <text:p>juin 2013</text:p>
          </table:table-cell>
          <table:table-cell table:style-name="ce664" office:value-type="string" calcext:value-type="string">
            <text:p>N</text:p>
          </table:table-cell>
          <table:table-cell table:number-columns-repeated="1020"/>
        </table:table-row>
        <table:table-row table:style-name="ro14" table:number-rows-repeated="980">
          <table:table-cell table:number-columns-repeated="3"/>
          <table:table-cell table:style-name="ce665"/>
          <table:table-cell table:number-columns-repeated="1020"/>
        </table:table-row>
        <table:table-row table:style-name="ro14" table:number-rows-repeated="1047576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'Saint-Cyr'.D2:'Saint-Cyr'.D999">
            <calcext:condition calcext:apply-style-name="ConditionalStyle_33" calcext:value="contains-text(&quot;O&quot;)" calcext:base-cell-address="'Saint-Cyr'.D2"/>
          </calcext:conditional-format>
          <calcext:conditional-format calcext:target-range-address="'Saint-Cyr'.D2:'Saint-Cyr'.D999">
            <calcext:condition calcext:apply-style-name="ConditionalStyle_40" calcext:value="contains-text(&quot;N&quot;)" calcext:base-cell-address="'Saint-Cyr'.D2"/>
          </calcext:conditional-format>
        </calcext:conditional-formats>
      </table:table>
      <table:table table:name="Pronoms" table:style-name="ta1">
        <table:table-column table:style-name="co12" table:default-cell-style-name="Default"/>
        <table:table-column table:style-name="co28" table:default-cell-style-name="ce668"/>
        <table:table-column table:style-name="co3" table:number-columns-repeated="2" table:default-cell-style-name="Default"/>
        <table:table-row table:style-name="ro18">
          <table:table-cell office:value-type="string" calcext:value-type="string">
            <text:p>ID</text:p>
          </table:table-cell>
          <table:table-cell table:style-name="ce667" office:value-type="string" calcext:value-type="string">
            <text:p>Pronoms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el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il/iel/elle</text:p>
          </table:table-cell>
          <table:table-cell table:number-columns-repeated="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Elle,iel</text:p>
          </table:table-cell>
          <table:table-cell table:number-columns-repeated="2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6" calcext:value-type="float">
            <text:p>4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el, elle</text:p>
          </table:table-cell>
          <table:table-cell table:number-columns-repeated="2"/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el, il</text:p>
          </table:table-cell>
          <table:table-cell table:number-columns-repeated="2"/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669" office:value-type="string" calcext:value-type="string">
            <text:p>Il/elle</text:p>
          </table:table-cell>
          <table:table-cell table:number-columns-repeated="2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670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669"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669" office:value-type="string" calcext:value-type="string">
            <text:p>Elle/iel</text:p>
          </table:table-cell>
          <table:table-cell table:number-columns-repeated="2"/>
        </table:table-row>
        <table:table-row table:style-name="ro8">
          <table:table-cell office:value-type="float" office:value="76" calcext:value-type="float">
            <text:p>7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669"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69" office:value-type="string" calcext:value-type="string">
            <text:p>Elle/Iel</text:p>
          </table:table-cell>
          <table:table-cell table:number-columns-repeated="2"/>
        </table:table-row>
        <table:table-row table:style-name="ro8">
          <table:table-cell office:value-type="float" office:value="80" calcext:value-type="float">
            <text:p>8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69"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83" calcext:value-type="float">
            <text:p>8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69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69" office:value-type="string" calcext:value-type="string">
            <text:p>???</text:p>
          </table:table-cell>
          <table:table-cell table:number-columns-repeated="2"/>
        </table:table-row>
        <table:table-row table:style-name="ro17">
          <table:table-cell office:value-type="float" office:value="86" calcext:value-type="float">
            <text:p>86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7">
          <table:table-cell office:value-type="float" office:value="87" calcext:value-type="float">
            <text:p>8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88" calcext:value-type="float">
            <text:p>8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89" calcext:value-type="float">
            <text:p>8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0" calcext:value-type="float">
            <text:p>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1" calcext:value-type="float">
            <text:p>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2" calcext:value-type="float">
            <text:p>9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93" calcext:value-type="float">
            <text:p>9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4" calcext:value-type="float">
            <text:p>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5" calcext:value-type="float">
            <text:p>9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96" calcext:value-type="float">
            <text:p>9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97" calcext:value-type="float">
            <text:p>97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7">
          <table:table-cell office:value-type="float" office:value="98" calcext:value-type="float">
            <text:p>98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7">
          <table:table-cell office:value-type="float" office:value="99" calcext:value-type="float">
            <text:p>9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00" calcext:value-type="float">
            <text:p>1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01" calcext:value-type="float">
            <text:p>10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02" calcext:value-type="float">
            <text:p>10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03" calcext:value-type="float">
            <text:p>103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7">
          <table:table-cell office:value-type="float" office:value="104" calcext:value-type="float">
            <text:p>10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05" calcext:value-type="float">
            <text:p>105</text:p>
          </table:table-cell>
          <table:table-cell table:style-name="ce671"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06" calcext:value-type="float">
            <text:p>106</text:p>
          </table:table-cell>
          <table:table-cell table:style-name="ce671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07" calcext:value-type="float">
            <text:p>10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08" calcext:value-type="float">
            <text:p>10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09" calcext:value-type="float">
            <text:p>10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0" calcext:value-type="float">
            <text:p>11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1" calcext:value-type="float">
            <text:p>11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12" calcext:value-type="float">
            <text:p>11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3" calcext:value-type="float">
            <text:p>1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14" calcext:value-type="float">
            <text:p>11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15" calcext:value-type="float">
            <text:p>115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7">
          <table:table-cell office:value-type="float" office:value="116" calcext:value-type="float">
            <text:p>11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7" calcext:value-type="float">
            <text:p>1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8" calcext:value-type="float">
            <text:p>11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19" calcext:value-type="float">
            <text:p>11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20" calcext:value-type="float">
            <text:p>1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21" calcext:value-type="float">
            <text:p>12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22" calcext:value-type="float">
            <text:p>122</text:p>
          </table:table-cell>
          <table:table-cell table:style-name="ce671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23" calcext:value-type="float">
            <text:p>1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24" calcext:value-type="float">
            <text:p>1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25" calcext:value-type="float">
            <text:p>125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7">
          <table:table-cell office:value-type="float" office:value="126" calcext:value-type="float">
            <text:p>126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7">
          <table:table-cell office:value-type="float" office:value="127" calcext:value-type="float">
            <text:p>127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7">
          <table:table-cell office:value-type="float" office:value="128" calcext:value-type="float">
            <text:p>128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7">
          <table:table-cell office:value-type="float" office:value="129" calcext:value-type="float">
            <text:p>1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30" calcext:value-type="float">
            <text:p>130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7">
          <table:table-cell office:value-type="float" office:value="131" calcext:value-type="float">
            <text:p>1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32" calcext:value-type="float">
            <text:p>1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33" calcext:value-type="float">
            <text:p>13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34" calcext:value-type="float">
            <text:p>1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35" calcext:value-type="float">
            <text:p>135</text:p>
          </table:table-cell>
          <table:table-cell office:value-type="string" calcext:value-type="string">
            <text:p>il (s'en fiche de iel)</text:p>
          </table:table-cell>
          <table:table-cell table:number-columns-repeated="2"/>
        </table:table-row>
        <table:table-row table:style-name="ro17">
          <table:table-cell office:value-type="float" office:value="136" calcext:value-type="float">
            <text:p>13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37" calcext:value-type="float">
            <text:p>1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38" calcext:value-type="float">
            <text:p>13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39" calcext:value-type="float">
            <text:p>13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40" calcext:value-type="float">
            <text:p>14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41" calcext:value-type="float">
            <text:p>141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17">
          <table:table-cell office:value-type="float" office:value="142" calcext:value-type="float">
            <text:p>14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43" calcext:value-type="float">
            <text:p>14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44" calcext:value-type="float">
            <text:p>144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7">
          <table:table-cell office:value-type="float" office:value="145" calcext:value-type="float">
            <text:p>14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46" calcext:value-type="float">
            <text:p>14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47" calcext:value-type="float">
            <text:p>14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48" calcext:value-type="float">
            <text:p>14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49" calcext:value-type="float">
            <text:p>14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50" calcext:value-type="float">
            <text:p>15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51" calcext:value-type="float">
            <text:p>15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52" calcext:value-type="float">
            <text:p>15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53" calcext:value-type="float">
            <text:p>153</text:p>
          </table:table-cell>
          <table:table-cell table:style-name="ce672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54" calcext:value-type="float">
            <text:p>154</text:p>
          </table:table-cell>
          <table:table-cell table:style-name="ce673"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55" calcext:value-type="float">
            <text:p>1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56" calcext:value-type="float">
            <text:p>156</text:p>
          </table:table-cell>
          <table:table-cell table:style-name="ce673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57" calcext:value-type="float">
            <text:p>157</text:p>
          </table:table-cell>
          <table:table-cell table:style-name="ce673" office:value-type="string" calcext:value-type="string">
            <text:p>Il/iel</text:p>
          </table:table-cell>
          <table:table-cell table:number-columns-repeated="2"/>
        </table:table-row>
        <table:table-row table:style-name="ro17">
          <table:table-cell office:value-type="float" office:value="158" calcext:value-type="float">
            <text:p>1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7">
          <table:table-cell office:value-type="float" office:value="159" calcext:value-type="float">
            <text:p>159</text:p>
          </table:table-cell>
          <table:table-cell table:style-name="ce673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60" calcext:value-type="float">
            <text:p>160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17">
          <table:table-cell office:value-type="float" office:value="161" calcext:value-type="float">
            <text:p>16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674" office:value-type="string" calcext:value-type="string">
            <text:p>Elle/Il (selon le contexte)</text:p>
          </table:table-cell>
          <table:table-cell table:number-columns-repeated="2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69" office:value-type="string" calcext:value-type="string">
            <text:p>Iel</text:p>
          </table:table-cell>
          <table:table-cell table:number-columns-repeated="2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669" office:value-type="string" calcext:value-type="string">
            <text:p>Iel/Elle/Il/Ael/Ul</text:p>
          </table:table-cell>
          <table:table-cell table:number-columns-repeated="2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669" office:value-type="string" calcext:value-type="string">
            <text:p>Tous sauf il</text:p>
          </table:table-cell>
          <table:table-cell table:number-columns-repeated="2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71" calcext:value-type="float">
            <text:p>171</text:p>
          </table:table-cell>
          <table:table-cell office:value-type="string" calcext:value-type="string">
            <text:p>Elle/Ael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69" office:value-type="string" calcext:value-type="string">
            <text:p>Iel/Il</text:p>
          </table:table-cell>
          <table:table-cell table:number-columns-repeated="2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669"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69"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675" office:value-type="string" calcext:value-type="string">
            <text:p>Il/Iel/Elle/Ael</text:p>
          </table:table-cell>
          <table:table-cell table:number-columns-repeated="2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675" office:value-type="string" calcext:value-type="string">
            <text:p>Tous 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76"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676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676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677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677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678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13" calcext:value-type="float">
            <text:p>21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14" calcext:value-type="float">
            <text:p>21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15" calcext:value-type="float">
            <text:p>21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16" calcext:value-type="float">
            <text:p>216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217" calcext:value-type="float">
            <text:p>2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18" calcext:value-type="float">
            <text:p>21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19" calcext:value-type="float">
            <text:p>21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2" calcext:value-type="float">
            <text:p>2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23" calcext:value-type="float">
            <text:p>2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4" calcext:value-type="float">
            <text:p>2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5" calcext:value-type="float">
            <text:p>22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6" calcext:value-type="float">
            <text:p>22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27" calcext:value-type="float">
            <text:p>22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8" calcext:value-type="float">
            <text:p>22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29" calcext:value-type="float">
            <text:p>2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232" calcext:value-type="float">
            <text:p>2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679"/>
          <table:table-cell table:number-columns-repeated="2"/>
        </table:table-row>
        <table:table-row table:style-name="ro8">
          <table:table-cell office:value-type="float" office:value="235" calcext:value-type="float">
            <text:p>23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669" office:value-type="string" calcext:value-type="string">
            <text:p>Il/elle/iel</text:p>
          </table:table-cell>
          <table:table-cell table:number-columns-repeated="2"/>
        </table:table-row>
        <table:table-row table:style-name="ro8">
          <table:table-cell office:value-type="float" office:value="242" calcext:value-type="float">
            <text:p>2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680"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el, Il</text:p>
          </table:table-cell>
          <table:table-cell table:number-columns-repeated="2"/>
        </table:table-row>
        <table:table-row table:style-name="ro8">
          <table:table-cell office:value-type="float" office:value="253" calcext:value-type="float">
            <text:p>25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4" calcext:value-type="float">
            <text:p>25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5" calcext:value-type="float">
            <text:p>2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6" calcext:value-type="float">
            <text:p>25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7" calcext:value-type="float">
            <text:p>25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8" calcext:value-type="float">
            <text:p>2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59" calcext:value-type="float">
            <text:p>25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60" calcext:value-type="float">
            <text:p>26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61" calcext:value-type="float">
            <text:p>26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2" calcext:value-type="float">
            <text:p>26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3" calcext:value-type="float">
            <text:p>26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4" calcext:value-type="float">
            <text:p>26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5" calcext:value-type="float">
            <text:p>26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6" calcext:value-type="float">
            <text:p>26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67" calcext:value-type="float">
            <text:p>26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el, elle</text:p>
          </table:table-cell>
          <table:table-cell table:number-columns-repeated="2"/>
        </table:table-row>
        <table:table-row table:style-name="ro8">
          <table:table-cell office:value-type="float" office:value="269" calcext:value-type="float">
            <text:p>26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0" calcext:value-type="float">
            <text:p>27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el, elle, il</text:p>
          </table:table-cell>
          <table:table-cell table:number-columns-repeated="2"/>
        </table:table-row>
        <table:table-row table:style-name="ro8">
          <table:table-cell office:value-type="float" office:value="273" calcext:value-type="float">
            <text:p>27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4" calcext:value-type="float">
            <text:p>274</text:p>
          </table:table-cell>
          <table:table-cell office:value-type="string" calcext:value-type="string">
            <text:p>Elle, iel</text:p>
          </table:table-cell>
          <table:table-cell table:number-columns-repeated="2"/>
        </table:table-row>
        <table:table-row table:style-name="ro8">
          <table:table-cell office:value-type="float" office:value="275" calcext:value-type="float">
            <text:p>27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6" calcext:value-type="float">
            <text:p>27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77" calcext:value-type="float">
            <text:p>27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8" calcext:value-type="float">
            <text:p>27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79" calcext:value-type="float">
            <text:p>27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80" calcext:value-type="float">
            <text:p>28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81" calcext:value-type="float">
            <text:p>28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82" calcext:value-type="float">
            <text:p>28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83" calcext:value-type="float">
            <text:p>28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285" calcext:value-type="float">
            <text:p>28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86" calcext:value-type="float">
            <text:p>286</text:p>
          </table:table-cell>
          <table:table-cell office:value-type="string" calcext:value-type="string">
            <text:p>Iel/Ael/Il</text:p>
          </table:table-cell>
          <table:table-cell table:number-columns-repeated="2"/>
        </table:table-row>
        <table:table-row table:style-name="ro8">
          <table:table-cell office:value-type="float" office:value="287" calcext:value-type="float">
            <text:p>28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88" calcext:value-type="float">
            <text:p>28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89" calcext:value-type="float">
            <text:p>28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0" calcext:value-type="float">
            <text:p>2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1" calcext:value-type="float">
            <text:p>2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2" calcext:value-type="float">
            <text:p>29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3" calcext:value-type="float">
            <text:p>29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4" calcext:value-type="float">
            <text:p>2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295" calcext:value-type="float">
            <text:p>29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96" calcext:value-type="float">
            <text:p>29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8">
          <table:table-cell office:value-type="float" office:value="298" calcext:value-type="float">
            <text:p>29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299" calcext:value-type="float">
            <text:p>29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0" calcext:value-type="float">
            <text:p>3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1" calcext:value-type="float">
            <text:p>30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02" calcext:value-type="float">
            <text:p>30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3" calcext:value-type="float">
            <text:p>30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4" calcext:value-type="float">
            <text:p>304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05" calcext:value-type="float">
            <text:p>30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6" calcext:value-type="float">
            <text:p>30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07" calcext:value-type="float">
            <text:p>30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08" calcext:value-type="float">
            <text:p>30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09" calcext:value-type="float">
            <text:p>309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10" calcext:value-type="float">
            <text:p>31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11" calcext:value-type="float">
            <text:p>31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12" calcext:value-type="float">
            <text:p>31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13" calcext:value-type="float">
            <text:p>3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14" calcext:value-type="float">
            <text:p>31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15" calcext:value-type="float">
            <text:p>315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8">
          <table:table-cell office:value-type="float" office:value="316" calcext:value-type="float">
            <text:p>316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8">
          <table:table-cell office:value-type="float" office:value="317" calcext:value-type="float">
            <text:p>31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18" calcext:value-type="float">
            <text:p>31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l/Ol/Iel</text:p>
          </table:table-cell>
          <table:table-cell table:number-columns-repeated="2"/>
        </table:table-row>
        <table:table-row table:style-name="ro8">
          <table:table-cell office:value-type="float" office:value="320" calcext:value-type="float">
            <text:p>3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1" calcext:value-type="float">
            <text:p>32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2" calcext:value-type="float">
            <text:p>3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3" calcext:value-type="float">
            <text:p>32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4" calcext:value-type="float">
            <text:p>3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25" calcext:value-type="float">
            <text:p>32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6" calcext:value-type="float">
            <text:p>32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lle/Iel/Il</text:p>
          </table:table-cell>
          <table:table-cell table:number-columns-repeated="2"/>
        </table:table-row>
        <table:table-row table:style-name="ro8">
          <table:table-cell office:value-type="float" office:value="328" calcext:value-type="float">
            <text:p>32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29" calcext:value-type="float">
            <text:p>32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30" calcext:value-type="float">
            <text:p>33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31" calcext:value-type="float">
            <text:p>3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32" calcext:value-type="float">
            <text:p>332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33" calcext:value-type="float">
            <text:p>33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34" calcext:value-type="float">
            <text:p>3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8">
          <table:table-cell office:value-type="float" office:value="336" calcext:value-type="float">
            <text:p>33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37" calcext:value-type="float">
            <text:p>3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38" calcext:value-type="float">
            <text:p>33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39" calcext:value-type="float">
            <text:p>33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40" calcext:value-type="float">
            <text:p>34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41" calcext:value-type="float">
            <text:p>341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8">
          <table:table-cell office:value-type="float" office:value="342" calcext:value-type="float">
            <text:p>3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43" calcext:value-type="float">
            <text:p>34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44" calcext:value-type="float">
            <text:p>34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45" calcext:value-type="float">
            <text:p>345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8">
          <table:table-cell office:value-type="float" office:value="347" calcext:value-type="float">
            <text:p>34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8">
          <table:table-cell office:value-type="float" office:value="349" calcext:value-type="float">
            <text:p>34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50" calcext:value-type="float">
            <text:p>35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el/elle</text:p>
          </table:table-cell>
          <table:table-cell table:number-columns-repeated="2"/>
        </table:table-row>
        <table:table-row table:style-name="ro8">
          <table:table-cell office:value-type="float" office:value="352" calcext:value-type="float">
            <text:p>35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53" calcext:value-type="float">
            <text:p>35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54" calcext:value-type="float">
            <text:p>354</text:p>
          </table:table-cell>
          <table:table-cell office:value-type="string" calcext:value-type="string">
            <text:p>iel/elle</text:p>
          </table:table-cell>
          <table:table-cell table:number-columns-repeated="2"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679"/>
          <table:table-cell table:number-columns-repeated="2"/>
        </table:table-row>
        <table:table-row table:style-name="ro8">
          <table:table-cell office:value-type="float" office:value="357" calcext:value-type="float">
            <text:p>35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58" calcext:value-type="float">
            <text:p>358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59" calcext:value-type="float">
            <text:p>359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60" calcext:value-type="float">
            <text:p>360</text:p>
          </table:table-cell>
          <table:table-cell table:style-name="ce669" office:value-type="string" calcext:value-type="string">
            <text:p>il/elle</text:p>
          </table:table-cell>
          <table:table-cell table:number-columns-repeated="2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2" calcext:value-type="float">
            <text:p>362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63" calcext:value-type="float">
            <text:p>363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4" calcext:value-type="float">
            <text:p>364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5" calcext:value-type="float">
            <text:p>36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66" calcext:value-type="float">
            <text:p>366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7" calcext:value-type="float">
            <text:p>36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8" calcext:value-type="float">
            <text:p>368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669" office:value-type="string" calcext:value-type="string">
            <text:p>Iel, il, elle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69"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72" calcext:value-type="float">
            <text:p>372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73" calcext:value-type="float">
            <text:p>373</text:p>
          </table:table-cell>
          <table:table-cell table:style-name="ce669" office:value-type="string" calcext:value-type="string">
            <text:p>Il, iel</text:p>
          </table:table-cell>
          <table:table-cell table:number-columns-repeated="2"/>
        </table:table-row>
        <table:table-row table:style-name="ro8">
          <table:table-cell office:value-type="float" office:value="374" calcext:value-type="float">
            <text:p>374</text:p>
          </table:table-cell>
          <table:table-cell table:style-name="ce669" office:value-type="string" calcext:value-type="string">
            <text:p>Il, elle, iel</text:p>
          </table:table-cell>
          <table:table-cell table:number-columns-repeated="2"/>
        </table:table-row>
        <table:table-row table:style-name="ro8">
          <table:table-cell office:value-type="float" office:value="375" calcext:value-type="float">
            <text:p>375</text:p>
          </table:table-cell>
          <table:table-cell table:style-name="ce669" office:value-type="string" calcext:value-type="string">
            <text:p>Il, iel</text:p>
          </table:table-cell>
          <table:table-cell table:number-columns-repeated="2"/>
        </table:table-row>
        <table:table-row table:style-name="ro8">
          <table:table-cell office:value-type="float" office:value="376" calcext:value-type="float">
            <text:p>376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77" calcext:value-type="float">
            <text:p>377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78" calcext:value-type="float">
            <text:p>378</text:p>
          </table:table-cell>
          <table:table-cell table:style-name="ce669" office:value-type="string" calcext:value-type="string">
            <text:p>Il, iel</text:p>
          </table:table-cell>
          <table:table-cell table:number-columns-repeated="2"/>
        </table:table-row>
        <table:table-row table:style-name="ro8">
          <table:table-cell office:value-type="float" office:value="379" calcext:value-type="float">
            <text:p>379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669" office:value-type="string" calcext:value-type="string">
            <text:p>Iel, ael, elle</text:p>
          </table:table-cell>
          <table:table-cell table:number-columns-repeated="2"/>
        </table:table-row>
        <table:table-row table:style-name="ro8">
          <table:table-cell office:value-type="float" office:value="381" calcext:value-type="float">
            <text:p>381</text:p>
          </table:table-cell>
          <table:table-cell table:style-name="ce669" office:value-type="string" calcext:value-type="string">
            <text:p>Tous</text:p>
          </table:table-cell>
          <table:table-cell table:number-columns-repeated="2"/>
        </table:table-row>
        <table:table-row table:style-name="ro8">
          <table:table-cell office:value-type="float" office:value="382" calcext:value-type="float">
            <text:p>382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83" calcext:value-type="float">
            <text:p>383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84" calcext:value-type="float">
            <text:p>384</text:p>
          </table:table-cell>
          <table:table-cell table:style-name="ce669"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85" calcext:value-type="float">
            <text:p>385</text:p>
          </table:table-cell>
          <table:table-cell table:style-name="ce669"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86" calcext:value-type="float">
            <text:p>38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87" calcext:value-type="float">
            <text:p>38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88" calcext:value-type="float">
            <text:p>388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8">
          <table:table-cell office:value-type="float" office:value="389" calcext:value-type="float">
            <text:p>38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90" calcext:value-type="float">
            <text:p>3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1" calcext:value-type="float">
            <text:p>3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2" calcext:value-type="float">
            <text:p>39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3" calcext:value-type="float">
            <text:p>39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94" calcext:value-type="float">
            <text:p>3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5" calcext:value-type="float">
            <text:p>39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6" calcext:value-type="float">
            <text:p>39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397" calcext:value-type="float">
            <text:p>39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398" calcext:value-type="float">
            <text:p>398</text:p>
          </table:table-cell>
          <table:table-cell office:value-type="string" calcext:value-type="string">
            <text:p>il,iel</text:p>
          </table:table-cell>
          <table:table-cell table:number-columns-repeated="2"/>
        </table:table-row>
        <table:table-row table:style-name="ro8">
          <table:table-cell office:value-type="float" office:value="399" calcext:value-type="float">
            <text:p>39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8">
          <table:table-cell office:value-type="float" office:value="400" calcext:value-type="float">
            <text:p>4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01" calcext:value-type="float">
            <text:p>40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8">
          <table:table-cell office:value-type="float" office:value="402" calcext:value-type="float">
            <text:p>40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calcext:conditional-formats>
          <calcext:conditional-format calcext:target-range-address="Pronoms.B1:Pronoms.B403">
            <calcext:condition calcext:apply-style-name="ConditionalStyle_14" calcext:value="=&quot;Il&quot;" calcext:base-cell-address="Pronoms.B1"/>
          </calcext:conditional-format>
          <calcext:conditional-format calcext:target-range-address="Pronoms.B1:Pronoms.B403">
            <calcext:condition calcext:apply-style-name="ConditionalStyle_15" calcext:value="=&quot;Elle&quot;" calcext:base-cell-address="Pronoms.B1"/>
          </calcext:conditional-format>
          <calcext:conditional-format calcext:target-range-address="Pronoms.B1:Pronoms.B403">
            <calcext:condition calcext:apply-style-name="ConditionalStyle_10" calcext:value="contains-text(&quot;iel&quot;)" calcext:base-cell-address="Pronoms.B1"/>
          </calcext:conditional-format>
          <calcext:conditional-format calcext:target-range-address="Pronoms.B1:Pronoms.B403">
            <calcext:condition calcext:apply-style-name="ConditionalStyle_16" calcext:value="contains-text(&quot;Tous&quot;)" calcext:base-cell-address="Pronoms.B1"/>
          </calcext:conditional-format>
          <calcext:conditional-format calcext:target-range-address="Pronoms.B1:Pronoms.B403">
            <calcext:condition calcext:apply-style-name="ConditionalStyle_24" calcext:value="=&quot;Il/elle&quot;" calcext:base-cell-address="Pronoms.B1"/>
          </calcext:conditional-format>
          <calcext:conditional-format calcext:target-range-address="Pronoms.B1:Pronoms.B403">
            <calcext:condition calcext:apply-style-name="ConditionalStyle_10" calcext:value="contains-text(&quot;Ael&quot;)" calcext:base-cell-address="Pronoms.B1"/>
          </calcext:conditional-format>
        </calcext:conditional-formats>
      </table:table>
      <table:table table:name="Langues" table:style-name="ta1">
        <office:forms form:automatic-focus="false" form:apply-design-mode="false"/>
        <table:table-column table:style-name="co12" table:default-cell-style-name="Default"/>
        <table:table-column table:style-name="co29" table:default-cell-style-name="ce359"/>
        <table:table-column table:style-name="co3" table:default-cell-style-name="Default"/>
        <table:table-row table:style-name="ro18">
          <table:table-cell office:value-type="string" calcext:value-type="string">
            <text:p>ID</text:p>
          </table:table-cell>
          <table:table-cell table:style-name="ce427" office:value-type="string" calcext:value-type="string">
            <text:p>Langues parlé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çais, Anglais, Allemand, lat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1" office:value-type="string" calcext:value-type="string">
            <text:p>Anglais, Espagnol, Mandar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81" office:value-type="string" calcext:value-type="string">
            <text:p>Mandarin, Japonais, Anglais, Coré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1" office:value-type="string" calcext:value-type="string">
            <text:p>Français, Anglais, Japonais, Esperanto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81" office:value-type="string" calcext:value-type="string">
            <text:p>Japonais, Anglais, Mandarin, Hongrois, Polonais, Lat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81" office:value-type="string" calcext:value-type="string">
            <text:p>Allemand, 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81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81" office:value-type="string" calcext:value-type="string">
            <text:p>Anglais, Portugu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1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81" office:value-type="string" calcext:value-type="string">
            <text:p>Hongrois, 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81" office:value-type="string" calcext:value-type="string">
            <text:p>Anglais, Japonais, Hongrois, Suédo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81" office:value-type="string" calcext:value-type="string">
            <text:p>Anglais, Japonais, Espagno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81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81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1" office:value-type="string" calcext:value-type="string">
            <text:p>Afrikaans, Anglais, Zoulou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81" office:value-type="string" calcext:value-type="string">
            <text:p>Finlandais, Anglai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Anglais, Français, Japonais, Allemand, Mandarin, </text:p>
            <text:p>Russe (pas très bien), arabe (pas très bien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ndi, Bengali, Tégoulou, Santali, Anglais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onais, anglais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éen, anglais 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Japonais (dialecte Kansai-ben), indonésien, anglai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ainien, russe, hongrois, anglais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ançais, espagnol, anglais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ançais, japonais, allemand, anglais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hitien, français, anglais</text:p>
          </table:table-cell>
          <table:table-cell table:style-name="ce68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lemand, anglais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alien, russe, français, breton, anglais </text:p>
          </table:table-cell>
          <table:table-cell table:style-name="ce68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Mandarin, Hindi, Espagnol, portuguais, Anglais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ançais, danois, anglai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éérlandais, français, anglais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glais <text:s/>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ponais, Suédois, Anglais, Françai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ponais, Français, Angla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ponais, mandarin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ponais, mandarin, cantonai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glais, japonais, français, alleman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aponais, créol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ponais, coréen, cantonais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Français, anglais, arabe, créole, Allemand, Lingal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glais, japonais, coréen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N'importe quelle langue (elle est made in china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ponais, anglais, coré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glais, français, japonais, alleman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81"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81" office:value-type="string" calcext:value-type="string">
            <text:p>Chinois, Anglais, Japonai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81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81"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81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81" office:value-type="string" calcext:value-type="string">
            <text:p>Hindi, Anglai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81" office:value-type="string" calcext:value-type="string">
            <text:p>Ukrainien, Anglai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81" office:value-type="string" calcext:value-type="string">
            <text:p>Français, Anglais, Italien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81" office:value-type="string" calcext:value-type="string">
            <text:p>Espagnol, Anglai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81" office:value-type="string" calcext:value-type="string">
            <text:p>Anglais, <text:s/>Afrikaans, Zoulou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Français, Anglais, Italien, Allemand, Romanche</text:p>
          </table:table-cell>
          <table:table-cell table:style-name="ce6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60" office:value-type="string" calcext:value-type="string">
            <text:p>Japonais, français, anglai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lemand, anglai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60"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60" office:value-type="string" calcext:value-type="string">
            <text:p>Français, anglais, latin, Allemand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360" office:value-type="string" calcext:value-type="string">
            <text:p>Autrichien, anglais, bases de turque, bases de hongro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60"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60" office:value-type="string" calcext:value-type="string">
            <text:p>Anglais, espagnol, bases en japonai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60" office:value-type="string" calcext:value-type="string">
            <text:p>Norvégien, anglais, lati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60" office:value-type="string" calcext:value-type="string">
            <text:p>Russe, anglais, allemand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360" office:value-type="string" calcext:value-type="string">
            <text:p>Anglais, Allemand, Espagnol, Russe, Portugai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60" office:value-type="string" calcext:value-type="string">
            <text:p>Espagnol, anglais, français, norvég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60" office:value-type="string" calcext:value-type="string">
            <text:p>Trop pour être citées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éen, japonais, anglais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60"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60" office:value-type="string" calcext:value-type="string">
            <text:p>???</text:p>
          </table:table-cell>
          <table:table-cell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Japonais, anglais, français, espagnol, allemand, </text:p>
            <text:p>chinois mandarin, latin et grec ancien 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Japonais, anglais, français et chinois mandarin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Japonais (uniquement oralement), lao et un peu anglais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ponais, danois et anglai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ponais et anglais (mais peu)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onais, anglais (américain) et françai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utes les vivantes les plus connu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ponais, arabe et un peu anglais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ponais, anglais et lati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Japonais, anglais, chinois mandarin et cantonais,</text:p>
            <text:p> espagnol, latin et grec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Japonais, anglais, français, espagnol, chinois mandarin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ponais et grec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Japonais, anglais, français, espagnol, grec, hongrois et chinois mandari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s mal-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8">
          <table:table-cell office:value-type="float" office:value="105" calcext:value-type="float">
            <text:p>105</text:p>
          </table:table-cell>
          <table:table-cell table:style-name="ce431" office:value-type="string" calcext:value-type="string">
            <text:p>Hindi, anglais</text:p>
          </table:table-cell>
          <table:table-cell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431" office:value-type="string" calcext:value-type="string">
            <text:p>Anglais, arabe</text:p>
          </table:table-cell>
          <table:table-cell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431" office:value-type="string" calcext:value-type="string">
            <text:p>Allemand, anglais</text:p>
          </table:table-cell>
          <table:table-cell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431" office:value-type="string" calcext:value-type="string">
            <text:p>Coréen, anglais</text:p>
          </table:table-cell>
          <table:table-cell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431" office:value-type="string" calcext:value-type="string">
            <text:p>Canadien (tkt ça existe)</text:p>
          </table:table-cell>
          <table:table-cell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431" office:value-type="string" calcext:value-type="string">
            <text:p>Japonais, anglais</text:p>
          </table:table-cell>
          <table:table-cell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431" office:value-type="string" calcext:value-type="string">
            <text:p>Pachto, dari, anglais</text:p>
          </table:table-cell>
          <table:table-cell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431" office:value-type="string" calcext:value-type="string">
            <text:p>anglais, arabe, espagnol </text:p>
          </table:table-cell>
          <table:table-cell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431" office:value-type="string" calcext:value-type="string">
            <text:p>Mandarin, anglais, latin</text:p>
          </table:table-cell>
          <table:table-cell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431" office:value-type="string" calcext:value-type="string">
            <text:p>Français, anglais, latin</text:p>
          </table:table-cell>
          <table:table-cell/>
        </table:table-row>
        <table:table-row table:style-name="ro8">
          <table:table-cell office:value-type="float" office:value="115" calcext:value-type="float">
            <text:p>115</text:p>
          </table:table-cell>
          <table:table-cell table:style-name="ce431" office:value-type="string" calcext:value-type="string">
            <text:p>Toutes</text:p>
          </table:table-cell>
          <table:table-cell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431" office:value-type="string" calcext:value-type="string">
            <text:p>Anglais, allemand</text:p>
          </table:table-cell>
          <table:table-cell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431" office:value-type="string" calcext:value-type="string">
            <text:p>Anglais, français, mandarin, des bases de cantonais</text:p>
          </table:table-cell>
          <table:table-cell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431" office:value-type="string" calcext:value-type="string">
            <text:p>Japonais, Néerlandais, Anglais</text:p>
          </table:table-cell>
          <table:table-cell/>
        </table:table-row>
        <table:table-row table:style-name="ro8">
          <table:table-cell office:value-type="float" office:value="119" calcext:value-type="float">
            <text:p>119</text:p>
          </table:table-cell>
          <table:table-cell table:style-name="ce431" office:value-type="string" calcext:value-type="string">
            <text:p>Anglais</text:p>
          </table:table-cell>
          <table:table-cell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431" office:value-type="string" calcext:value-type="string">
            <text:p>Japonais, anglais</text:p>
          </table:table-cell>
          <table:table-cell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431" office:value-type="string" calcext:value-type="string">
            <text:p>beaucoup</text:p>
          </table:table-cell>
          <table:table-cell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431" office:value-type="string" calcext:value-type="string">
            <text:p>Anglais, japonais, francais, espagnol, allemand, mandarin, coréen</text:p>
          </table:table-cell>
          <table:table-cell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431" office:value-type="string" calcext:value-type="string">
            <text:p>Grecque, anglais, turc, des bases de crétois et français</text:p>
          </table:table-cell>
          <table:table-cell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431" office:value-type="string" calcext:value-type="string">
            <text:p>Beaucoup</text:p>
          </table:table-cell>
          <table:table-cell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431" office:value-type="string" calcext:value-type="string">
            <text:p>Japonais, anglais, espagnol, français 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Anglais, espagnol, néerlandais et quelques patois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81" office:value-type="string" calcext:value-type="string">
            <text:p>Bambara, français, espagnol et anglais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681" office:value-type="string" calcext:value-type="string">
            <text:p>Anglais, gaélique irlandais et notions de japonais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81" office:value-type="string" calcext:value-type="string">
            <text:p>Français et anglais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681" office:value-type="string" calcext:value-type="string">
            <text:p>Suédois, norvégien, danois, finlandais, islandais, anglais et japonais</text:p>
          </table:table-cell>
          <table:table-cell/>
        </table:table-row>
        <table:table-row table:style-name="ro5">
          <table:table-cell office:value-type="float" office:value="131" calcext:value-type="float">
            <text:p>131</text:p>
          </table:table-cell>
          <table:table-cell table:style-name="ce681" office:value-type="string" calcext:value-type="string">
            <text:p>Néerlandais, allemand, français et anglais, bases en japonais depuis ses années à HP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81" office:value-type="string" calcext:value-type="string">
            <text:p>Estonien et allemand, notions d'anglais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81" office:value-type="string" calcext:value-type="string">
            <text:p>Espagnol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81" office:value-type="string" calcext:value-type="string">
            <text:p>Iranien, anglais, allemand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681" office:value-type="string" calcext:value-type="string">
            <text:p>Japonais (bases), anglais, lao, un peu arabe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81" office:value-type="string" calcext:value-type="string">
            <text:p>Français et tahitien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81" office:value-type="string" calcext:value-type="string">
            <text:p>Japonais, français et anglais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81" office:value-type="string" calcext:value-type="string">
            <text:p>Norvégien, anglais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81" office:value-type="string" calcext:value-type="string">
            <text:p>Japonais, anglais et patois de son villag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81" office:value-type="string" calcext:value-type="string">
            <text:p>Coréen, japonais, anglais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81" office:value-type="string" calcext:value-type="string">
            <text:p>Anglais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681" office:value-type="string" calcext:value-type="string">
            <text:p>Français, espagnol, néerlandais et anglais</text:p>
          </table:table-cell>
          <table:table-cell/>
        </table:table-row>
        <table:table-row table:style-name="ro8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talien, anglai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aponais, un peu d'anglais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glais, roumain, bases en japonais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inois mandarin, anglais, japonais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glais et nauruan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ois, anglai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malien, anglais pas parfait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c, anglais, latin, grec ancien, japonais</text:p>
          </table:table-cell>
          <table:table-cell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363" office:value-type="string" calcext:value-type="string">
            <text:p>Polonais, un peu d'anglais</text:p>
          </table:table-cell>
          <table:table-cell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431" office:value-type="string" calcext:value-type="string">
            <text:p>CORSE MADAME, anglais, français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pagnol, un peu anglais</text:p>
          </table:table-cell>
          <table:table-cell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431" office:value-type="string" calcext:value-type="string">
            <text:p>Serbe, grec</text:p>
          </table:table-cell>
          <table:table-cell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431" office:value-type="string" calcext:value-type="string">
            <text:p>Turque, grec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ituanien, français, grec</text:p>
          </table:table-cell>
          <table:table-cell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431" office:value-type="string" calcext:value-type="string">
            <text:p>Rohingya, birman, anglais</text:p>
          </table:table-cell>
          <table:table-cell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360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azakh, Russe, anglais, français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60" office:value-type="string" calcext:value-type="string">
            <text:p>Anglais, swahili, mandarin, Hindi, espagnol, arab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60" office:value-type="string" calcext:value-type="string">
            <text:p>Espagnol, portugais, anglais, français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60" office:value-type="string" calcext:value-type="string">
            <text:p>Français, anglais, espagnol, swahili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60" office:value-type="string" calcext:value-type="string">
            <text:p>Anglais, gaélique irlandais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60" office:value-type="string" calcext:value-type="string">
            <text:p>Japonais, un peu d'anglais et rudiments de russe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60" office:value-type="string" calcext:value-type="string">
            <text:p>Maori, anglais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60" office:value-type="string" calcext:value-type="string">
            <text:p>Espagnol, anglais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360" office:value-type="string" calcext:value-type="string">
            <text:p>Persan, dari, pachto, arabe, anglais, français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60" office:value-type="string" calcext:value-type="string">
            <text:p>Allemand, anglais, français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60" office:value-type="string" calcext:value-type="string">
            <text:p>Finnois, anglais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60" office:value-type="string" calcext:value-type="string">
            <text:p>Kazakh, russe, très peu anglais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60" office:value-type="string" calcext:value-type="string">
            <text:p>Estonien, russe, anglais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60" office:value-type="string" calcext:value-type="string">
            <text:p>Français, anglais, japonais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60" office:value-type="string" calcext:value-type="string">
            <text:p>Français, anglais, latin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60" office:value-type="string" calcext:value-type="string">
            <text:p>Anglais </text:p>
          </table:table-cell>
          <table:table-cell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360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60" office:value-type="string" calcext:value-type="string">
            <text:p>Anglais 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82" office:value-type="string" calcext:value-type="string">
            <text:p>Anglais, Japonais, Espagnol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82" office:value-type="string" calcext:value-type="string">
            <text:p>Anglais, Fidjien</text:p>
          </table:table-cell>
          <table:table-cell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683"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82" office:value-type="string" calcext:value-type="string">
            <text:p>Anglais (niveau moyen), Japonais 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82" office:value-type="string" calcext:value-type="string">
            <text:p>Anglais, Irlandais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82" office:value-type="string" calcext:value-type="string">
            <text:p>Anglais, Suédois</text:p>
          </table:table-cell>
          <table:table-cell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683"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84" office:value-type="string" calcext:value-type="string">
            <text:p>Allemand, Anglais (niveau assez bon)</text:p>
          </table:table-cell>
          <table:table-cell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360"/>
          <table:table-cell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360"/>
          <table:table-cell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360"/>
          <table:table-cell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360"/>
          <table:table-cell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360"/>
          <table:table-cell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360"/>
          <table:table-cell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360"/>
          <table:table-cell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360"/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360" office:value-type="string" calcext:value-type="string">
            <text:p>Toute langue parlée par un autre Monokuma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60" office:value-type="string" calcext:value-type="string">
            <text:p>Anglais, Mandarin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60" office:value-type="string" calcext:value-type="string">
            <text:p>Anglais, Japonais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table:style-name="ce360" office:value-type="string" calcext:value-type="string">
            <text:p>Anglais, Espagnol, Mandarin, Russe, Arabe, Français, Allemand (couramment) sinon un peu tout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60" office:value-type="string" calcext:value-type="string">
            <text:p>Anglais, Italien, 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60" office:value-type="string" calcext:value-type="string">
            <text:p>Anglais, Français, Espagnol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60" office:value-type="string" calcext:value-type="string">
            <text:p>Anglais, Mandarin, Corée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60" office:value-type="string" calcext:value-type="string">
            <text:p>Anglais, Allemand, Françai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60" office:value-type="string" calcext:value-type="string">
            <text:p>Anglais, Zoulou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60" office:value-type="string" calcext:value-type="string">
            <text:p>Anglais, Roumain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60" office:value-type="string" calcext:value-type="string">
            <text:p>Anglais, Russ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60" office:value-type="string" calcext:value-type="string">
            <text:p>Anglais, Arabe, Italien, 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60" office:value-type="string" calcext:value-type="string">
            <text:p>Anglais Hindi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nglais, Allemand, Japonais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aucoup-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aponais, Anglais, Allemand, Français 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agnol, un japonais scolair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aponais 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aponais, Anglais, Espagnol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glais (américain), Japonais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talien, Japonais, Anglais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aponais, Anglais, Langue des signes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glais, Japonais, Langue des signes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ohnpéien, anglais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lemand, walser</text:p>
          </table:table-cell>
          <table:table-cell/>
        </table:table-row>
        <table:table-row table:style-name="ro5">
          <table:table-cell office:value-type="float" office:value="228" calcext:value-type="float">
            <text:p>228</text:p>
          </table:table-cell>
          <table:table-cell office:value-type="string" calcext:value-type="string">
            <text:p>Japonais, Anglais, Allemand, Coréen, Français,</text:p>
            <text:p> Langue des signes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Russe, Japonais, Anglais, Langue des sign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5">
          <table:table-cell office:value-type="float" office:value="233" calcext:value-type="float">
            <text:p>233</text:p>
          </table:table-cell>
          <table:table-cell office:value-type="string" calcext:value-type="string">
            <text:p>Français, Anglais, Arabe, Japonais, Mandarin, Allemand, </text:p>
            <text:p>Russe , Latin, Esperanto</text:p>
          </table:table-cell>
          <table:table-cell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439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60" office:value-type="string" calcext:value-type="string">
            <text:p>anglais, italien, japonais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60" office:value-type="string" calcext:value-type="string">
            <text:p>anglais, italien, français, breton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60" office:value-type="string" calcext:value-type="string">
            <text:p>Anglais, latin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60" office:value-type="string" calcext:value-type="string">
            <text:p>anglais, maltais, italien, arabe 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60" office:value-type="string" calcext:value-type="string">
            <text:p>anglais 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60" office:value-type="string" calcext:value-type="string">
            <text:p>anglais, arabe, français 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60" office:value-type="string" calcext:value-type="string">
            <text:p>anglais, bulgare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nglais, finnois, japonais 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60" office:value-type="string" calcext:value-type="string">
            <text:p>anglais, grec, grec ancien, latin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60" office:value-type="string" calcext:value-type="string">
            <text:p>anglais, islandai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60" office:value-type="string" calcext:value-type="string">
            <text:p>anglais, vietnamien, japonai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60" office:value-type="string" calcext:value-type="string">
            <text:p>anglais, français, wolof, peu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60" office:value-type="string" calcext:value-type="string">
            <text:p>anglais, français, allemand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60" office:value-type="string" calcext:value-type="string">
            <text:p>anglais, français, peul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60" office:value-type="string" calcext:value-type="string">
            <text:p>anglais, français, bichelamar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360" office:value-type="string" calcext:value-type="string">
            <text:p>anglais, mandarin, hindi, arabe, japonais, espagnol, russe, français, indonésien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360" office:value-type="string" calcext:value-type="string">
            <text:p>anglais, espagnol, russe, arabe, mandarin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Russe, Anglais, Japonais, Français, Esperanto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681" office:value-type="string" calcext:value-type="string">
            <text:p>Japonais, anglais, russe (il le cache)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Anglais, français, allemand, romanche, italie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nglais (Américain), Japonais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Arabe, amazighe,anglais, français, japonais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agnol mexicain, anglais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aponais, anglais, langue des signe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éerlandais, français, anglais, allemand</text:p>
          </table:table-cell>
          <table:table-cell/>
        </table:table-row>
        <table:table-row table:style-name="ro7">
          <table:table-cell office:value-type="float" office:value="261" calcext:value-type="float">
            <text:p>261</text:p>
          </table:table-cell>
          <table:table-cell office:value-type="string" calcext:value-type="string">
            <text:p>Anglais, Chinois mandarin, Hindi, Espagnol, Français, Arabe, Bengali, Russe, Portugais, Indonésien, Ourdou, Allemand, Japonais, Grec, Latin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talien, anglais, japonais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lgérien, anglais, français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ranien, turque, arabe, anglais, japonais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glais, allemand, polonais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spagnol, anglais, latin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Trop pour être listées, principalement anglais et espagnol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Français, coréen, anglais / langues des signes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aponais, anglais, arab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ab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c, anglais, allemand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aponais, anglais, allemand, espagnol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Français, anglais, allemand, flamand, début d'espagnol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aponais, anglais, mandarin, espagnol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aponais, khmer, un peu d'anglais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Allemand (Autriche) anglais, italien,français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ndarin, anglais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5">
          <table:table-cell office:value-type="float" office:value="289" calcext:value-type="float">
            <text:p>289</text:p>
          </table:table-cell>
          <table:table-cell office:value-type="string" calcext:value-type="string">
            <text:p>≃70 langues (dont des langues des signes) et</text:p>
            <text:p> formes de communication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ébreu, Anglais</text:p>
          </table:table-cell>
          <table:table-cell/>
        </table:table-row>
        <table:table-row table:style-name="ro5">
          <table:table-cell office:value-type="float" office:value="292" calcext:value-type="float">
            <text:p>292</text:p>
          </table:table-cell>
          <table:table-cell office:value-type="string" calcext:value-type="string">
            <text:p>Français, Anglais, Allemand, Italien (un peu), </text:p>
            <text:p>Espagnol (un peu)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nglais, Vietnamien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rménien, vite fait anglais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Danois, Anglais, Français, un peu de Japonais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Ukrainien, Russe, anglais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oréen, Anglai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ébreu, Anglais, Allemand, Français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Français, Anglais, un tout petit peu de Bengali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aponais, un peu d'Anglais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spagnol, Anglais, Russe</text:p>
          </table:table-cell>
          <table:table-cell/>
        </table:table-row>
        <table:table-row table:style-name="ro8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glais, gaélique écossais 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glais, allemand, français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glais, Français, un peu d'allemand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glais, ASL</text:p>
          </table:table-cell>
          <table:table-cell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Anglais, vietnamien, mandarin, bases de mongol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Français, un peu d'italien, un peu d'espagnol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nglais, langue d'haiti, Japonai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nglais, Amhariqu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glais, espagnol, un peu de portugais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nglais, Français, Espagnol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nglais, Maori de nouvelle-zélande, LSNZ</text:p>
          </table:table-cell>
          <table:table-cell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Anglais, Arabe standard moderne, </text:p>
            <text:p>Arabe Egyptien, Français, Italien</text:p>
          </table:table-cell>
          <table:table-cell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Anglais, Grecque moderne, base de Grecque démotique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nglais, Turc, Grecque</text:p>
          </table:table-cell>
          <table:table-cell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Japonais, suédois, anglais, espanol, français, russe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oréen, madarin, anglais, français</text:p>
          </table:table-cell>
          <table:table-cell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Gaelique ecossais, anglais, suédois, coréen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oréen, Japonais, anglais, cantonai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aponais, anglais, français, espagnol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aponais, coréen, mandarin</text:p>
          </table:table-cell>
          <table:table-cell/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Italien, grecque, anglais, français, russe, arab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aponais, coréen, suédoi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ponais, mandarin, cantonnais</text:p>
          </table:table-cell>
          <table:table-cell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Truc, arabe, anglais, français, espanol, allemand, japonais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Japonais, coréen, suédois, russe, anglais, allemand, Italien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nglais, japonais, français, espanol, russe</text:p>
          </table:table-cell>
          <table:table-cell/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Espagnol, anglais, créole haïtien, langue des signes anglais</text:p>
          </table:table-cell>
          <table:table-cell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Cantonnais, mandarin, japonais, anglais, russe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wahili, arabe, anglais, français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rvégien,allemand, anglais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nglais, mandarin, italien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ançais, anglais, espagnol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llemand, anglais, grec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frikaans, anglais, zoulou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dien, anglais, mandarin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ntonais, anglais, mandarin, japonai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rançais, anglais, espagnol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ponais, anglais, allemand, portuguais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nglais, italien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nglais, français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glais, maori, alleman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glais, français, japonais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ortuguais, anglais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spagnol, portuguais, anglais</text:p>
          </table:table-cell>
          <table:table-cell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360"/>
          <table:table-cell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439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60" office:value-type="string" calcext:value-type="string">
            <text:p>Anglais, Arabe égyptien</text:p>
          </table:table-cell>
          <table:table-cell/>
        </table:table-row>
        <table:table-row table:style-name="ro7">
          <table:table-cell office:value-type="float" office:value="358" calcext:value-type="float">
            <text:p>358</text:p>
          </table:table-cell>
          <table:table-cell table:style-name="ce360" office:value-type="string" calcext:value-type="string">
            <text:p>Allemand, Anglais, Francais, Italien, Espagnol, Polonais, Russe, Danois, Luxembourgeois, Néerlandais, Papiamento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60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60" office:value-type="string" calcext:value-type="string">
            <text:p>trop pour être listée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360" office:value-type="string" calcext:value-type="string">
            <text:p>Japonais, Anglais</text:p>
          </table:table-cell>
          <table:table-cell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360" office:value-type="string" calcext:value-type="string">
            <text:p>Anglais, Japonais, Mandarin, Francais, Allemand, Latin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60"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360" office:value-type="string" calcext:value-type="string">
            <text:p>Japonais, Anglais, Espagnol, Grec, Latin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60" office:value-type="string" calcext:value-type="string">
            <text:p>Japonais, Anglais, Norvégien</text:p>
          </table:table-cell>
          <table:table-cell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360" office:value-type="string" calcext:value-type="string">
            <text:p>Japonais, Anglais, Espagnol, Danois, Islandais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360" office:value-type="string" calcext:value-type="string">
            <text:p>Anglais, Francais, Espagno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360" office:value-type="string" calcext:value-type="string">
            <text:p>Japonais, Anglais</text:p>
          </table:table-cell>
          <table:table-cell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360"/>
          <table:table-cell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360" office:value-type="string" calcext:value-type="string">
            <text:p>Anglais, ASL, espagnol, un peu de japonais</text:p>
          </table:table-cell>
          <table:table-cell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60" office:value-type="string" calcext:value-type="string">
            <text:p>Français, Anglais, hindi, Espagnol, Esperanto, Arabe</text:p>
          </table:table-cell>
          <table:table-cell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360" office:value-type="string" calcext:value-type="string">
            <text:p>Anglais, LSNZ, maori de nouvelle-zélande, ASL, bases de japonais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360" office:value-type="string" calcext:value-type="string">
            <text:p>Roumain, anglais, japonais, latin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60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60" office:value-type="string" calcext:value-type="string">
            <text:p>Japonais, cantonnais, mandarin, anglais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360" office:value-type="string" calcext:value-type="string">
            <text:p>Français, anglais, allemand, japonais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60" office:value-type="string" calcext:value-type="string">
            <text:p>Arabe, anglais, espagnol, français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360" office:value-type="string" calcext:value-type="string">
            <text:p>Anglais, français, néerlandais, allemand</text:p>
          </table:table-cell>
          <table:table-cell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60" office:value-type="string" calcext:value-type="string">
            <text:p>Norvégien, suédois, danois, finlandais, islandais, anglais, espagnol, allemand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60" office:value-type="string" calcext:value-type="string">
            <text:p>Anglais, espagnol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360" office:value-type="string" calcext:value-type="string">
            <text:p>Anglais, lingala, français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360" office:value-type="string" calcext:value-type="string">
            <text:p>Finlandais, anglais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60"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60" office:value-type="string" calcext:value-type="string">
            <text:p>Mandarin, anglais, russ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60" office:value-type="string" calcext:value-type="string">
            <text:p>Mandarin, anglais, allemand, espagno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slandais, anglais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atin, italien, anglais, allemand, yiddish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iddish, anglais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urde, arabe, anglais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édois, anglais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glais, japonais, latin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rabe, anglais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usse, rudiments d'anglais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c, anglais, latin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ortuguais, anglais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eux persan, anglai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onais, rudiments d'anglais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ongol, Russe, angla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ocs-Calibri" svg:font-family="Docs-Calibr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month number:style="long" number:textual="true"/>
      <number:text> </number:text>
      <number:year number:style="long"/>
      <number:text>.</number:text>
    </number:date-style>
    <number:date-style style:name="N114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13">
      <number:day/>
      <number:text> </number:text>
      <number:month number:style="long" number:textual="true"/>
    </number:date-style>
    <number:date-style style:name="N112">
      <number:day/>
      <number:text>/</number:text>
      <number:month/>
      <number:text>/</number:text>
      <number:year number:style="long"/>
    </number:date-style>
    <number:date-style style:name="N111">
      <number:month number:style="long" number:textual="true"/>
      <number:text> </number:text>
      <number:year number:style="long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</number:date-style>
    <number:date-style style:name="N10153" number:language="en" number:country="US"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51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98deff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d5a6bd"/>
    </style:style>
    <style:style style:name="ConditionalStyle_5f_4" style:display-name="ConditionalStyle_4" style:family="table-cell" style:parent-style-name="Default">
      <style:table-cell-properties fo:background-color="#a64d79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a6f05c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ce8b2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d5a6bd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a64d79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98de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a6f05c"/>
    </style:style>
    <style:style style:name="ConditionalStyle_5f_11" style:display-name="ConditionalStyle_11" style:family="table-cell" style:parent-style-name="Default">
      <style:table-cell-properties fo:background-color="#ff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34a853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1c232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cfe2f3"/>
    </style:style>
    <style:style style:name="ConditionalStyle_5f_15" style:display-name="ConditionalStyle_15" style:family="table-cell" style:parent-style-name="Default">
      <style:table-cell-properties fo:background-color="#f86cc7"/>
    </style:style>
    <style:style style:name="ConditionalStyle_5f_16" style:display-name="ConditionalStyle_16" style:family="table-cell" style:parent-style-name="Default">
      <style:table-cell-properties fo:background-color="#ffd966"/>
    </style:style>
    <style:style style:name="ConditionalStyle_5f_17" style:display-name="ConditionalStyle_17" style:family="table-cell" style:parent-style-name="Default">
      <style:table-cell-properties fo:background-color="#cc0000"/>
      <style:text-properties fo:color="#ffffff"/>
    </style:style>
    <style:style style:name="ConditionalStyle_5f_18" style:display-name="ConditionalStyle_18" style:family="table-cell" style:parent-style-name="Default">
      <style:table-cell-properties fo:background-color="#9900ff"/>
      <style:text-properties fo:color="#ffffff"/>
    </style:style>
    <style:style style:name="ConditionalStyle_5f_19" style:display-name="ConditionalStyle_19" style:family="table-cell" style:parent-style-name="Default">
      <style:table-cell-properties fo:background-color="#ff99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073763"/>
      <style:text-properties fo:color="#ffffff"/>
    </style:style>
    <style:style style:name="ConditionalStyle_5f_21" style:display-name="ConditionalStyle_21" style:family="table-cell" style:parent-style-name="Default">
      <style:table-cell-properties fo:background-color="#0b5394"/>
      <style:text-properties fo:color="#ffffff"/>
    </style:style>
    <style:style style:name="ConditionalStyle_5f_22" style:display-name="ConditionalStyle_22" style:family="table-cell" style:parent-style-name="Default">
      <style:table-cell-properties fo:background-color="#741b47"/>
      <style:text-properties fo:color="#ffffff"/>
    </style:style>
    <style:style style:name="ConditionalStyle_5f_23" style:display-name="ConditionalStyle_23" style:family="table-cell" style:parent-style-name="Default">
      <style:table-cell-properties fo:background-color="#bf9000"/>
      <style:text-properties fo:color="#ffffff"/>
    </style:style>
    <style:style style:name="ConditionalStyle_5f_24" style:display-name="ConditionalStyle_24" style:family="table-cell" style:parent-style-name="Default">
      <style:table-cell-properties fo:background-color="#8e7cc3"/>
      <style:text-properties fo:color="#ffffff"/>
    </style:style>
    <style:style style:name="ConditionalStyle_5f_25" style:display-name="ConditionalStyle_25" style:family="table-cell" style:parent-style-name="Default">
      <style:table-cell-properties fo:background-color="#6d9eeb"/>
    </style:style>
    <style:style style:name="ConditionalStyle_5f_26" style:display-name="ConditionalStyle_26" style:family="table-cell" style:parent-style-name="Default">
      <style:table-cell-properties fo:background-color="#ff6d01"/>
      <style:text-properties fo:color="#ffffff"/>
    </style:style>
    <style:style style:name="ConditionalStyle_5f_27" style:display-name="ConditionalStyle_27" style:family="table-cell" style:parent-style-name="Default">
      <style:table-cell-properties fo:background-color="#d83670"/>
      <style:text-properties fo:color="#ffffff"/>
    </style:style>
    <style:style style:name="ConditionalStyle_5f_28" style:display-name="ConditionalStyle_28" style:family="table-cell" style:parent-style-name="Default">
      <style:table-cell-properties fo:background-color="#666666"/>
      <style:text-properties fo:color="#ffffff"/>
    </style:style>
    <style:style style:name="ConditionalStyle_5f_29" style:display-name="ConditionalStyle_29" style:family="table-cell" style:parent-style-name="Default">
      <style:table-cell-properties fo:background-color="#990000"/>
      <style:text-properties fo:color="#ffffff"/>
    </style:style>
    <style:style style:name="ConditionalStyle_5f_30" style:display-name="ConditionalStyle_30" style:family="table-cell" style:parent-style-name="Default">
      <style:table-cell-properties fo:background-color="#cc0000"/>
    </style:style>
    <style:style style:name="ConditionalStyle_5f_31" style:display-name="ConditionalStyle_31" style:family="table-cell" style:parent-style-name="Default">
      <style:table-cell-properties fo:background-color="#9900ff"/>
      <style:text-properties fo:color="#000000"/>
    </style:style>
    <style:style style:name="ConditionalStyle_5f_32" style:display-name="ConditionalStyle_32" style:family="table-cell" style:parent-style-name="Default">
      <style:table-cell-properties fo:background-color="#20124d"/>
      <style:text-properties fo:color="#ffffff"/>
    </style:style>
    <style:style style:name="ConditionalStyle_5f_33" style:display-name="ConditionalStyle_33" style:family="table-cell" style:parent-style-name="Default">
      <style:table-cell-properties fo:background-color="#b7e1cd"/>
    </style:style>
    <style:style style:name="ConditionalStyle_5f_34" style:display-name="ConditionalStyle_34" style:family="table-cell" style:parent-style-name="Default">
      <style:table-cell-properties fo:background-color="#2f5496"/>
    </style:style>
    <style:style style:name="ConditionalStyle_5f_35" style:display-name="ConditionalStyle_35" style:family="table-cell" style:parent-style-name="Default">
      <style:table-cell-properties fo:background-color="#741b47"/>
    </style:style>
    <style:style style:name="ConditionalStyle_5f_36" style:display-name="ConditionalStyle_36" style:family="table-cell" style:parent-style-name="Default">
      <style:table-cell-properties fo:background-color="#38761d"/>
      <style:text-properties fo:color="#ffffff"/>
    </style:style>
    <style:style style:name="ConditionalStyle_5f_37" style:display-name="ConditionalStyle_37" style:family="table-cell" style:parent-style-name="Default">
      <style:table-cell-properties fo:background-color="#7f6000"/>
      <style:text-properties fo:color="#ffffff"/>
    </style:style>
    <style:style style:name="ConditionalStyle_5f_38" style:display-name="ConditionalStyle_38" style:family="table-cell" style:parent-style-name="Default">
      <style:table-cell-properties fo:background-color="#f1c232"/>
    </style:style>
    <style:style style:name="ConditionalStyle_5f_39" style:display-name="ConditionalStyle_39" style:family="table-cell" style:parent-style-name="Default">
      <style:table-cell-properties fo:background-color="#000000"/>
    </style:style>
    <style:style style:name="ConditionalStyle_5f_40" style:display-name="ConditionalStyle_40" style:family="table-cell" style:parent-style-name="Default">
      <style:table-cell-properties fo:background-color="#ea9999"/>
    </style:style>
    <style:style style:name="ConditionalStyle_5f_41" style:display-name="ConditionalStyle_41" style:family="table-cell" style:parent-style-name="Default">
      <style:table-cell-properties fo:background-color="#fce5cd"/>
      <style:text-properties fo:color="#434343"/>
    </style:style>
    <style:style style:name="ConditionalStyle_5f_42" style:display-name="ConditionalStyle_42" style:family="table-cell" style:parent-style-name="Default">
      <style:table-cell-properties fo:background-color="#505659"/>
      <style:text-properties fo:color="#ffffff"/>
    </style:style>
    <style:style style:name="ConditionalStyle_5f_43" style:display-name="ConditionalStyle_43" style:family="table-cell" style:parent-style-name="Default">
      <style:table-cell-properties fo:background-color="#93c47d"/>
    </style:style>
    <style:style style:name="ConditionalStyle_5f_44" style:display-name="ConditionalStyle_44" style:family="table-cell" style:parent-style-name="Default">
      <style:table-cell-properties fo:background-color="#efefef"/>
    </style:style>
    <style:style style:name="ConditionalStyle_5f_45" style:display-name="ConditionalStyle_45" style:family="table-cell" style:parent-style-name="Default">
      <style:table-cell-properties fo:background-color="#dd7e6b"/>
      <style:text-properties fo:color="#000000"/>
    </style:style>
    <style:style style:name="ConditionalStyle_5f_46" style:display-name="ConditionalStyle_46" style:family="table-cell" style:parent-style-name="Default">
      <style:table-cell-properties fo:background-color="#b7e1cd"/>
      <style:text-properties fo:color="#000000"/>
    </style:style>
    <style:style style:name="ConditionalStyle_5f_47" style:display-name="ConditionalStyle_47" style:family="table-cell" style:parent-style-name="Default">
      <style:table-cell-properties fo:background-color="#666666"/>
      <style:text-properties fo:color="#ffffff"/>
    </style:style>
    <style:style style:name="ConditionalStyle_5f_48" style:display-name="ConditionalStyle_48" style:family="table-cell" style:parent-style-name="Default">
      <style:table-cell-properties fo:background-color="#99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BDD" style:display-name="PageStyle_BD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mos" style:display-name="PageStyle_Prom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int-Cyr" style:display-name="PageStyle_Saint-Cy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2T17:33:08.867612498</dc:date>
    <meta:editing-duration>PT1H8M11S</meta:editing-duration>
    <meta:editing-cycles>4</meta:editing-cycles>
    <meta:document-statistic meta:table-count="6" meta:cell-count="9387" meta:object-count="0"/>
  </office:meta>
</office:document-meta>
</file>